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37cm"/>
    </style:style>
    <style:style style:name="co2" style:family="table-column">
      <style:table-column-properties fo:break-before="auto" style:column-width="2.33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ircular1" table:style-name="ta1">
        <table:shapes>
          <draw:frame draw:z-index="0" draw:style-name="gr1" draw:text-style-name="P1" svg:width="15.999cm" svg:height="8.999cm" svg:x="11.376cm" svg:y="0.9cm">
            <draw:object draw:notify-on-update-of-ranges="Circular1.A2:Circular1.A111 Circular1.B1:Circular1.B1 Circular1.B2:Circular1.B111 Circular1.C1:Circular1.C1 Circular1.C2:Circular1.C111 Circular1.D1:Circular1.D1 Circular1.D2:Circular1.D1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nstante(s)</text:p>
          </table:table-cell>
          <table:table-cell office:value-type="string" calcext:value-type="string">
            <text:p>Analitico</text:p>
          </table:table-cell>
          <table:table-cell office:value-type="string" calcext:value-type="string">
            <text:p>Euler</text:p>
          </table:table-cell>
          <table:table-cell office:value-type="string" calcext:value-type="string">
            <text:p>Euler-Cromer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9" calcext:value-type="float">
            <text:p>0,049</text:p>
          </table:table-cell>
          <table:table-cell table:number-columns-repeated="3" office:value-type="float" office:value="0.202" calcext:value-type="float">
            <text:p>0,202</text:p>
          </table:table-cell>
        </table:table-row>
        <table:table-row table:style-name="ro1">
          <table:table-cell office:value-type="float" office:value="0.129" calcext:value-type="float">
            <text:p>0,129</text:p>
          </table:table-cell>
          <table:table-cell table:number-columns-repeated="3" office:value-type="float" office:value="0.531" calcext:value-type="float">
            <text:p>0,531</text:p>
          </table:table-cell>
        </table:table-row>
        <table:table-row table:style-name="ro1">
          <table:table-cell office:value-type="float" office:value="0.246" calcext:value-type="float">
            <text:p>0,246</text:p>
          </table:table-cell>
          <table:table-cell table:number-columns-repeated="3" office:value-type="float" office:value="1.012" calcext:value-type="float">
            <text:p>1,012</text:p>
          </table:table-cell>
        </table:table-row>
        <table:table-row table:style-name="ro1">
          <table:table-cell office:value-type="float" office:value="0.318" calcext:value-type="float">
            <text:p>0,318</text:p>
          </table:table-cell>
          <table:table-cell table:number-columns-repeated="3" office:value-type="float" office:value="1.308" calcext:value-type="float">
            <text:p>1,308</text:p>
          </table:table-cell>
        </table:table-row>
        <table:table-row table:style-name="ro1">
          <table:table-cell office:value-type="float" office:value="0.348" calcext:value-type="float">
            <text:p>0,348</text:p>
          </table:table-cell>
          <table:table-cell table:number-columns-repeated="3" office:value-type="float" office:value="1.431" calcext:value-type="float">
            <text:p>1,431</text:p>
          </table:table-cell>
        </table:table-row>
        <table:table-row table:style-name="ro1">
          <table:table-cell office:value-type="float" office:value="0.434" calcext:value-type="float">
            <text:p>0,434</text:p>
          </table:table-cell>
          <table:table-cell table:number-columns-repeated="3" office:value-type="float" office:value="1.785" calcext:value-type="float">
            <text:p>1,785</text:p>
          </table:table-cell>
        </table:table-row>
        <table:table-row table:style-name="ro1">
          <table:table-cell office:value-type="float" office:value="0.512" calcext:value-type="float">
            <text:p>0,512</text:p>
          </table:table-cell>
          <table:table-cell table:number-columns-repeated="3" office:value-type="float" office:value="2.106" calcext:value-type="float">
            <text:p>2,106</text:p>
          </table:table-cell>
        </table:table-row>
        <table:table-row table:style-name="ro1">
          <table:table-cell office:value-type="float" office:value="0.549" calcext:value-type="float">
            <text:p>0,549</text:p>
          </table:table-cell>
          <table:table-cell table:number-columns-repeated="3" office:value-type="float" office:value="2.258" calcext:value-type="float">
            <text:p>2,258</text:p>
          </table:table-cell>
        </table:table-row>
        <table:table-row table:style-name="ro1">
          <table:table-cell office:value-type="float" office:value="0.646" calcext:value-type="float">
            <text:p>0,646</text:p>
          </table:table-cell>
          <table:table-cell table:number-columns-repeated="3" office:value-type="float" office:value="2.657" calcext:value-type="float">
            <text:p>2,657</text:p>
          </table:table-cell>
        </table:table-row>
        <table:table-row table:style-name="ro1">
          <table:table-cell office:value-type="float" office:value="0.689" calcext:value-type="float">
            <text:p>0,689</text:p>
          </table:table-cell>
          <table:table-cell table:number-columns-repeated="3" office:value-type="float" office:value="2.834" calcext:value-type="float">
            <text:p>2,834</text:p>
          </table:table-cell>
        </table:table-row>
        <table:table-row table:style-name="ro1">
          <table:table-cell office:value-type="float" office:value="0.761" calcext:value-type="float">
            <text:p>0,761</text:p>
          </table:table-cell>
          <table:table-cell table:number-columns-repeated="3" office:value-type="float" office:value="3.13" calcext:value-type="float">
            <text:p>3,13</text:p>
          </table:table-cell>
        </table:table-row>
        <table:table-row table:style-name="ro1">
          <table:table-cell office:value-type="float" office:value="0.861" calcext:value-type="float">
            <text:p>0,861</text:p>
          </table:table-cell>
          <table:table-cell table:number-columns-repeated="3" office:value-type="float" office:value="3.541" calcext:value-type="float">
            <text:p>3,541</text:p>
          </table:table-cell>
        </table:table-row>
        <table:table-row table:style-name="ro1">
          <table:table-cell office:value-type="float" office:value="0.944" calcext:value-type="float">
            <text:p>0,944</text:p>
          </table:table-cell>
          <table:table-cell table:number-columns-repeated="3" office:value-type="float" office:value="3.882" calcext:value-type="float">
            <text:p>3,882</text:p>
          </table:table-cell>
        </table:table-row>
        <table:table-row table:style-name="ro1">
          <table:table-cell office:value-type="float" office:value="1.043" calcext:value-type="float">
            <text:p>1,043</text:p>
          </table:table-cell>
          <table:table-cell table:number-columns-repeated="3" office:value-type="float" office:value="4.289" calcext:value-type="float">
            <text:p>4,289</text:p>
          </table:table-cell>
        </table:table-row>
        <table:table-row table:style-name="ro1">
          <table:table-cell office:value-type="float" office:value="1.869" calcext:value-type="float">
            <text:p>1,869</text:p>
          </table:table-cell>
          <table:table-cell table:number-columns-repeated="3" office:value-type="float" office:value="7.686" calcext:value-type="float">
            <text:p>7,686</text:p>
          </table:table-cell>
        </table:table-row>
        <table:table-row table:style-name="ro1">
          <table:table-cell office:value-type="float" office:value="1.871" calcext:value-type="float">
            <text:p>1,871</text:p>
          </table:table-cell>
          <table:table-cell table:number-columns-repeated="3" office:value-type="float" office:value="7.695" calcext:value-type="float">
            <text:p>7,695</text:p>
          </table:table-cell>
        </table:table-row>
        <table:table-row table:style-name="ro1">
          <table:table-cell office:value-type="float" office:value="1.873" calcext:value-type="float">
            <text:p>1,873</text:p>
          </table:table-cell>
          <table:table-cell table:number-columns-repeated="3" office:value-type="float" office:value="7.703" calcext:value-type="float">
            <text:p>7,703</text:p>
          </table:table-cell>
        </table:table-row>
        <table:table-row table:style-name="ro1">
          <table:table-cell office:value-type="float" office:value="1.878" calcext:value-type="float">
            <text:p>1,878</text:p>
          </table:table-cell>
          <table:table-cell table:number-columns-repeated="3" office:value-type="float" office:value="7.723" calcext:value-type="float">
            <text:p>7,723</text:p>
          </table:table-cell>
        </table:table-row>
        <table:table-row table:style-name="ro1">
          <table:table-cell office:value-type="float" office:value="1.88" calcext:value-type="float">
            <text:p>1,88</text:p>
          </table:table-cell>
          <table:table-cell table:number-columns-repeated="3" office:value-type="float" office:value="7.732" calcext:value-type="float">
            <text:p>7,732</text:p>
          </table:table-cell>
        </table:table-row>
        <table:table-row table:style-name="ro1">
          <table:table-cell office:value-type="float" office:value="1.882" calcext:value-type="float">
            <text:p>1,882</text:p>
          </table:table-cell>
          <table:table-cell table:number-columns-repeated="3" office:value-type="float" office:value="7.74" calcext:value-type="float">
            <text:p>7,74</text:p>
          </table:table-cell>
        </table:table-row>
        <table:table-row table:style-name="ro1">
          <table:table-cell office:value-type="float" office:value="1.884" calcext:value-type="float">
            <text:p>1,884</text:p>
          </table:table-cell>
          <table:table-cell table:number-columns-repeated="3" office:value-type="float" office:value="7.748" calcext:value-type="float">
            <text:p>7,748</text:p>
          </table:table-cell>
        </table:table-row>
        <table:table-row table:style-name="ro1">
          <table:table-cell office:value-type="float" office:value="1.886" calcext:value-type="float">
            <text:p>1,886</text:p>
          </table:table-cell>
          <table:table-cell table:number-columns-repeated="3" office:value-type="float" office:value="7.756" calcext:value-type="float">
            <text:p>7,756</text:p>
          </table:table-cell>
        </table:table-row>
        <table:table-row table:style-name="ro1">
          <table:table-cell office:value-type="float" office:value="1.887" calcext:value-type="float">
            <text:p>1,887</text:p>
          </table:table-cell>
          <table:table-cell table:number-columns-repeated="3" office:value-type="float" office:value="7.76" calcext:value-type="float">
            <text:p>7,76</text:p>
          </table:table-cell>
        </table:table-row>
        <table:table-row table:style-name="ro1">
          <table:table-cell office:value-type="float" office:value="1.889" calcext:value-type="float">
            <text:p>1,889</text:p>
          </table:table-cell>
          <table:table-cell table:number-columns-repeated="3" office:value-type="float" office:value="7.769" calcext:value-type="float">
            <text:p>7,769</text:p>
          </table:table-cell>
        </table:table-row>
        <table:table-row table:style-name="ro1">
          <table:table-cell office:value-type="float" office:value="1.891" calcext:value-type="float">
            <text:p>1,891</text:p>
          </table:table-cell>
          <table:table-cell table:number-columns-repeated="3" office:value-type="float" office:value="7.777" calcext:value-type="float">
            <text:p>7,777</text:p>
          </table:table-cell>
        </table:table-row>
        <table:table-row table:style-name="ro1">
          <table:table-cell office:value-type="float" office:value="1.893" calcext:value-type="float">
            <text:p>1,893</text:p>
          </table:table-cell>
          <table:table-cell table:number-columns-repeated="3" office:value-type="float" office:value="7.785" calcext:value-type="float">
            <text:p>7,785</text:p>
          </table:table-cell>
        </table:table-row>
        <table:table-row table:style-name="ro1">
          <table:table-cell office:value-type="float" office:value="1.896" calcext:value-type="float">
            <text:p>1,896</text:p>
          </table:table-cell>
          <table:table-cell table:number-columns-repeated="3" office:value-type="float" office:value="7.797" calcext:value-type="float">
            <text:p>7,797</text:p>
          </table:table-cell>
        </table:table-row>
        <table:table-row table:style-name="ro1">
          <table:table-cell office:value-type="float" office:value="1.981" calcext:value-type="float">
            <text:p>1,981</text:p>
          </table:table-cell>
          <table:table-cell table:number-columns-repeated="3" office:value-type="float" office:value="8.147" calcext:value-type="float">
            <text:p>8,147</text:p>
          </table:table-cell>
        </table:table-row>
        <table:table-row table:style-name="ro1">
          <table:table-cell office:value-type="float" office:value="2.019" calcext:value-type="float">
            <text:p>2,019</text:p>
          </table:table-cell>
          <table:table-cell table:number-columns-repeated="3" office:value-type="float" office:value="8.303" calcext:value-type="float">
            <text:p>8,303</text:p>
          </table:table-cell>
        </table:table-row>
        <table:table-row table:style-name="ro1">
          <table:table-cell office:value-type="float" office:value="2.091" calcext:value-type="float">
            <text:p>2,091</text:p>
          </table:table-cell>
          <table:table-cell table:number-columns-repeated="3" office:value-type="float" office:value="8.599" calcext:value-type="float">
            <text:p>8,599</text:p>
          </table:table-cell>
        </table:table-row>
        <table:table-row table:style-name="ro1">
          <table:table-cell office:value-type="float" office:value="2.159" calcext:value-type="float">
            <text:p>2,159</text:p>
          </table:table-cell>
          <table:table-cell table:number-columns-repeated="3" office:value-type="float" office:value="8.879" calcext:value-type="float">
            <text:p>8,879</text:p>
          </table:table-cell>
        </table:table-row>
        <table:table-row table:style-name="ro1">
          <table:table-cell office:value-type="float" office:value="2.256" calcext:value-type="float">
            <text:p>2,256</text:p>
          </table:table-cell>
          <table:table-cell table:number-columns-repeated="3" office:value-type="float" office:value="9.278" calcext:value-type="float">
            <text:p>9,278</text:p>
          </table:table-cell>
        </table:table-row>
        <table:table-row table:style-name="ro1">
          <table:table-cell office:value-type="float" office:value="2.343" calcext:value-type="float">
            <text:p>2,343</text:p>
          </table:table-cell>
          <table:table-cell table:number-columns-repeated="3" office:value-type="float" office:value="9.636" calcext:value-type="float">
            <text:p>9,636</text:p>
          </table:table-cell>
        </table:table-row>
        <table:table-row table:style-name="ro1">
          <table:table-cell office:value-type="float" office:value="2.369" calcext:value-type="float">
            <text:p>2,369</text:p>
          </table:table-cell>
          <table:table-cell table:number-columns-repeated="3" office:value-type="float" office:value="9.743" calcext:value-type="float">
            <text:p>9,743</text:p>
          </table:table-cell>
        </table:table-row>
        <table:table-row table:style-name="ro1">
          <table:table-cell office:value-type="float" office:value="2.45" calcext:value-type="float">
            <text:p>2,45</text:p>
          </table:table-cell>
          <table:table-cell table:number-columns-repeated="3" office:value-type="float" office:value="10.076" calcext:value-type="float">
            <text:p>10,076</text:p>
          </table:table-cell>
        </table:table-row>
        <table:table-row table:style-name="ro1">
          <table:table-cell office:value-type="float" office:value="2.545" calcext:value-type="float">
            <text:p>2,545</text:p>
          </table:table-cell>
          <table:table-cell table:number-columns-repeated="3" office:value-type="float" office:value="10.466" calcext:value-type="float">
            <text:p>10,466</text:p>
          </table:table-cell>
        </table:table-row>
        <table:table-row table:style-name="ro1">
          <table:table-cell office:value-type="float" office:value="2.579" calcext:value-type="float">
            <text:p>2,579</text:p>
          </table:table-cell>
          <table:table-cell table:number-columns-repeated="3" office:value-type="float" office:value="10.606" calcext:value-type="float">
            <text:p>10,606</text:p>
          </table:table-cell>
        </table:table-row>
        <table:table-row table:style-name="ro1">
          <table:table-cell office:value-type="float" office:value="2.649" calcext:value-type="float">
            <text:p>2,649</text:p>
          </table:table-cell>
          <table:table-cell table:number-columns-repeated="3" office:value-type="float" office:value="10.894" calcext:value-type="float">
            <text:p>10,894</text:p>
          </table:table-cell>
        </table:table-row>
        <table:table-row table:style-name="ro1">
          <table:table-cell office:value-type="float" office:value="2.737" calcext:value-type="float">
            <text:p>2,737</text:p>
          </table:table-cell>
          <table:table-cell table:number-columns-repeated="3" office:value-type="float" office:value="11.256" calcext:value-type="float">
            <text:p>11,256</text:p>
          </table:table-cell>
        </table:table-row>
        <table:table-row table:style-name="ro1">
          <table:table-cell office:value-type="float" office:value="2.79" calcext:value-type="float">
            <text:p>2,79</text:p>
          </table:table-cell>
          <table:table-cell table:number-columns-repeated="3" office:value-type="float" office:value="11.474" calcext:value-type="float">
            <text:p>11,474</text:p>
          </table:table-cell>
        </table:table-row>
        <table:table-row table:style-name="ro1">
          <table:table-cell office:value-type="float" office:value="2.868" calcext:value-type="float">
            <text:p>2,868</text:p>
          </table:table-cell>
          <table:table-cell table:number-columns-repeated="3" office:value-type="float" office:value="11.795" calcext:value-type="float">
            <text:p>11,795</text:p>
          </table:table-cell>
        </table:table-row>
        <table:table-row table:style-name="ro1">
          <table:table-cell office:value-type="float" office:value="2.939" calcext:value-type="float">
            <text:p>2,939</text:p>
          </table:table-cell>
          <table:table-cell table:number-columns-repeated="3" office:value-type="float" office:value="12.087" calcext:value-type="float">
            <text:p>12,087</text:p>
          </table:table-cell>
        </table:table-row>
        <table:table-row table:style-name="ro1">
          <table:table-cell office:value-type="float" office:value="3.051" calcext:value-type="float">
            <text:p>3,051</text:p>
          </table:table-cell>
          <table:table-cell table:number-columns-repeated="3" office:value-type="float" office:value="12.547" calcext:value-type="float">
            <text:p>12,547</text:p>
          </table:table-cell>
        </table:table-row>
        <table:table-row table:style-name="ro1">
          <table:table-cell office:value-type="float" office:value="3.078" calcext:value-type="float">
            <text:p>3,078</text:p>
          </table:table-cell>
          <table:table-cell table:number-columns-repeated="3" office:value-type="float" office:value="12.658" calcext:value-type="float">
            <text:p>12,658</text:p>
          </table:table-cell>
        </table:table-row>
        <table:table-row table:style-name="ro1">
          <table:table-cell office:value-type="float" office:value="3.163" calcext:value-type="float">
            <text:p>3,163</text:p>
          </table:table-cell>
          <table:table-cell table:number-columns-repeated="3" office:value-type="float" office:value="13.008" calcext:value-type="float">
            <text:p>13,008</text:p>
          </table:table-cell>
        </table:table-row>
        <table:table-row table:style-name="ro1">
          <table:table-cell office:value-type="float" office:value="3.263" calcext:value-type="float">
            <text:p>3,263</text:p>
          </table:table-cell>
          <table:table-cell table:number-columns-repeated="3" office:value-type="float" office:value="13.419" calcext:value-type="float">
            <text:p>13,419</text:p>
          </table:table-cell>
        </table:table-row>
        <table:table-row table:style-name="ro1">
          <table:table-cell office:value-type="float" office:value="3.292" calcext:value-type="float">
            <text:p>3,292</text:p>
          </table:table-cell>
          <table:table-cell table:number-columns-repeated="3" office:value-type="float" office:value="13.539" calcext:value-type="float">
            <text:p>13,539</text:p>
          </table:table-cell>
        </table:table-row>
        <table:table-row table:style-name="ro1">
          <table:table-cell office:value-type="float" office:value="3.364" calcext:value-type="float">
            <text:p>3,364</text:p>
          </table:table-cell>
          <table:table-cell table:number-columns-repeated="3" office:value-type="float" office:value="13.835" calcext:value-type="float">
            <text:p>13,835</text:p>
          </table:table-cell>
        </table:table-row>
        <table:table-row table:style-name="ro1">
          <table:table-cell office:value-type="float" office:value="3.471" calcext:value-type="float">
            <text:p>3,471</text:p>
          </table:table-cell>
          <table:table-cell table:number-columns-repeated="3" office:value-type="float" office:value="14.275" calcext:value-type="float">
            <text:p>14,275</text:p>
          </table:table-cell>
        </table:table-row>
        <table:table-row table:style-name="ro1">
          <table:table-cell office:value-type="float" office:value="3.499" calcext:value-type="float">
            <text:p>3,499</text:p>
          </table:table-cell>
          <table:table-cell table:number-columns-repeated="3" office:value-type="float" office:value="14.39" calcext:value-type="float">
            <text:p>14,39</text:p>
          </table:table-cell>
        </table:table-row>
        <table:table-row table:style-name="ro1">
          <table:table-cell office:value-type="float" office:value="3.584" calcext:value-type="float">
            <text:p>3,584</text:p>
          </table:table-cell>
          <table:table-cell table:number-columns-repeated="3" office:value-type="float" office:value="14.739" calcext:value-type="float">
            <text:p>14,739</text:p>
          </table:table-cell>
        </table:table-row>
        <table:table-row table:style-name="ro1">
          <table:table-cell office:value-type="float" office:value="3.679" calcext:value-type="float">
            <text:p>3,679</text:p>
          </table:table-cell>
          <table:table-cell table:number-columns-repeated="3" office:value-type="float" office:value="15.13" calcext:value-type="float">
            <text:p>15,13</text:p>
          </table:table-cell>
        </table:table-row>
        <table:table-row table:style-name="ro1">
          <table:table-cell office:value-type="float" office:value="3.688" calcext:value-type="float">
            <text:p>3,688</text:p>
          </table:table-cell>
          <table:table-cell table:number-columns-repeated="3" office:value-type="float" office:value="15.167" calcext:value-type="float">
            <text:p>15,167</text:p>
          </table:table-cell>
        </table:table-row>
        <table:table-row table:style-name="ro1">
          <table:table-cell office:value-type="float" office:value="3.768" calcext:value-type="float">
            <text:p>3,768</text:p>
          </table:table-cell>
          <table:table-cell table:number-columns-repeated="3" office:value-type="float" office:value="15.496" calcext:value-type="float">
            <text:p>15,496</text:p>
          </table:table-cell>
        </table:table-row>
        <table:table-row table:style-name="ro1">
          <table:table-cell office:value-type="float" office:value="3.866" calcext:value-type="float">
            <text:p>3,866</text:p>
          </table:table-cell>
          <table:table-cell table:number-columns-repeated="3" office:value-type="float" office:value="15.899" calcext:value-type="float">
            <text:p>15,899</text:p>
          </table:table-cell>
        </table:table-row>
        <table:table-row table:style-name="ro1">
          <table:table-cell office:value-type="float" office:value="3.898" calcext:value-type="float">
            <text:p>3,898</text:p>
          </table:table-cell>
          <table:table-cell table:number-columns-repeated="3" office:value-type="float" office:value="16.031" calcext:value-type="float">
            <text:p>16,031</text:p>
          </table:table-cell>
        </table:table-row>
        <table:table-row table:style-name="ro1">
          <table:table-cell office:value-type="float" office:value="3.978" calcext:value-type="float">
            <text:p>3,978</text:p>
          </table:table-cell>
          <table:table-cell table:number-columns-repeated="3" office:value-type="float" office:value="16.36" calcext:value-type="float">
            <text:p>16,36</text:p>
          </table:table-cell>
        </table:table-row>
        <table:table-row table:style-name="ro1">
          <table:table-cell office:value-type="float" office:value="4.061" calcext:value-type="float">
            <text:p>4,061</text:p>
          </table:table-cell>
          <table:table-cell table:number-columns-repeated="3" office:value-type="float" office:value="16.701" calcext:value-type="float">
            <text:p>16,701</text:p>
          </table:table-cell>
        </table:table-row>
        <table:table-row table:style-name="ro1">
          <table:table-cell office:value-type="float" office:value="4.161" calcext:value-type="float">
            <text:p>4,161</text:p>
          </table:table-cell>
          <table:table-cell table:number-columns-repeated="3" office:value-type="float" office:value="17.112" calcext:value-type="float">
            <text:p>17,112</text:p>
          </table:table-cell>
        </table:table-row>
        <table:table-row table:style-name="ro1">
          <table:table-cell office:value-type="float" office:value="4.188" calcext:value-type="float">
            <text:p>4,188</text:p>
          </table:table-cell>
          <table:table-cell table:number-columns-repeated="3" office:value-type="float" office:value="17.223" calcext:value-type="float">
            <text:p>17,223</text:p>
          </table:table-cell>
        </table:table-row>
        <table:table-row table:style-name="ro1">
          <table:table-cell office:value-type="float" office:value="4.26" calcext:value-type="float">
            <text:p>4,26</text:p>
          </table:table-cell>
          <table:table-cell table:number-columns-repeated="3" office:value-type="float" office:value="17.52" calcext:value-type="float">
            <text:p>17,52</text:p>
          </table:table-cell>
        </table:table-row>
        <table:table-row table:style-name="ro1">
          <table:table-cell office:value-type="float" office:value="4.343" calcext:value-type="float">
            <text:p>4,343</text:p>
          </table:table-cell>
          <table:table-cell table:number-columns-repeated="3" office:value-type="float" office:value="17.861" calcext:value-type="float">
            <text:p>17,861</text:p>
          </table:table-cell>
        </table:table-row>
        <table:table-row table:style-name="ro1">
          <table:table-cell office:value-type="float" office:value="4.388" calcext:value-type="float">
            <text:p>4,388</text:p>
          </table:table-cell>
          <table:table-cell table:number-columns-repeated="3" office:value-type="float" office:value="18.046" calcext:value-type="float">
            <text:p>18,046</text:p>
          </table:table-cell>
        </table:table-row>
        <table:table-row table:style-name="ro1">
          <table:table-cell office:value-type="float" office:value="4.476" calcext:value-type="float">
            <text:p>4,476</text:p>
          </table:table-cell>
          <table:table-cell table:number-columns-repeated="3" office:value-type="float" office:value="18.408" calcext:value-type="float">
            <text:p>18,408</text:p>
          </table:table-cell>
        </table:table-row>
        <table:table-row table:style-name="ro1">
          <table:table-cell office:value-type="float" office:value="4.56" calcext:value-type="float">
            <text:p>4,56</text:p>
          </table:table-cell>
          <table:table-cell table:number-columns-repeated="3" office:value-type="float" office:value="18.753" calcext:value-type="float">
            <text:p>18,753</text:p>
          </table:table-cell>
        </table:table-row>
        <table:table-row table:style-name="ro1">
          <table:table-cell office:value-type="float" office:value="4.599" calcext:value-type="float">
            <text:p>4,599</text:p>
          </table:table-cell>
          <table:table-cell table:number-columns-repeated="3" office:value-type="float" office:value="18.914" calcext:value-type="float">
            <text:p>18,914</text:p>
          </table:table-cell>
        </table:table-row>
        <table:table-row table:style-name="ro1">
          <table:table-cell office:value-type="float" office:value="4.682" calcext:value-type="float">
            <text:p>4,682</text:p>
          </table:table-cell>
          <table:table-cell table:number-columns-repeated="3" office:value-type="float" office:value="19.255" calcext:value-type="float">
            <text:p>19,255</text:p>
          </table:table-cell>
        </table:table-row>
        <table:table-row table:style-name="ro1">
          <table:table-cell office:value-type="float" office:value="4.759" calcext:value-type="float">
            <text:p>4,759</text:p>
          </table:table-cell>
          <table:table-cell table:number-columns-repeated="3" office:value-type="float" office:value="19.572" calcext:value-type="float">
            <text:p>19,572</text:p>
          </table:table-cell>
        </table:table-row>
        <table:table-row table:style-name="ro1">
          <table:table-cell office:value-type="float" office:value="4.86" calcext:value-type="float">
            <text:p>4,86</text:p>
          </table:table-cell>
          <table:table-cell table:number-columns-repeated="3" office:value-type="float" office:value="19.987" calcext:value-type="float">
            <text:p>19,987</text:p>
          </table:table-cell>
        </table:table-row>
        <table:table-row table:style-name="ro1">
          <table:table-cell office:value-type="float" office:value="4.889" calcext:value-type="float">
            <text:p>4,889</text:p>
          </table:table-cell>
          <table:table-cell table:number-columns-repeated="3" office:value-type="float" office:value="20.106" calcext:value-type="float">
            <text:p>20,106</text:p>
          </table:table-cell>
        </table:table-row>
        <table:table-row table:style-name="ro1">
          <table:table-cell office:value-type="float" office:value="4.969" calcext:value-type="float">
            <text:p>4,969</text:p>
          </table:table-cell>
          <table:table-cell table:number-columns-repeated="3" office:value-type="float" office:value="20.435" calcext:value-type="float">
            <text:p>20,435</text:p>
          </table:table-cell>
        </table:table-row>
        <table:table-row table:style-name="ro1">
          <table:table-cell office:value-type="float" office:value="5.08" calcext:value-type="float">
            <text:p>5,08</text:p>
          </table:table-cell>
          <table:table-cell table:number-columns-repeated="3" office:value-type="float" office:value="20.892" calcext:value-type="float">
            <text:p>20,892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table:number-columns-repeated="3" office:value-type="float" office:value="20.974" calcext:value-type="float">
            <text:p>20,974</text:p>
          </table:table-cell>
        </table:table-row>
        <table:table-row table:style-name="ro1">
          <table:table-cell office:value-type="float" office:value="5.169" calcext:value-type="float">
            <text:p>5,169</text:p>
          </table:table-cell>
          <table:table-cell table:number-columns-repeated="3" office:value-type="float" office:value="21.258" calcext:value-type="float">
            <text:p>21,258</text:p>
          </table:table-cell>
        </table:table-row>
        <table:table-row table:style-name="ro1">
          <table:table-cell office:value-type="float" office:value="5.269" calcext:value-type="float">
            <text:p>5,269</text:p>
          </table:table-cell>
          <table:table-cell table:number-columns-repeated="3" office:value-type="float" office:value="21.669" calcext:value-type="float">
            <text:p>21,669</text:p>
          </table:table-cell>
        </table:table-row>
        <table:table-row table:style-name="ro1">
          <table:table-cell office:value-type="float" office:value="5.3" calcext:value-type="float">
            <text:p>5,3</text:p>
          </table:table-cell>
          <table:table-cell table:number-columns-repeated="3" office:value-type="float" office:value="21.797" calcext:value-type="float">
            <text:p>21,797</text:p>
          </table:table-cell>
        </table:table-row>
        <table:table-row table:style-name="ro1">
          <table:table-cell office:value-type="float" office:value="5.383" calcext:value-type="float">
            <text:p>5,383</text:p>
          </table:table-cell>
          <table:table-cell table:number-columns-repeated="3" office:value-type="float" office:value="22.138" calcext:value-type="float">
            <text:p>22,138</text:p>
          </table:table-cell>
        </table:table-row>
        <table:table-row table:style-name="ro1">
          <table:table-cell office:value-type="float" office:value="5.467" calcext:value-type="float">
            <text:p>5,467</text:p>
          </table:table-cell>
          <table:table-cell table:number-columns-repeated="3" office:value-type="float" office:value="22.483" calcext:value-type="float">
            <text:p>22,483</text:p>
          </table:table-cell>
        </table:table-row>
        <table:table-row table:style-name="ro1">
          <table:table-cell office:value-type="float" office:value="5.508" calcext:value-type="float">
            <text:p>5,508</text:p>
          </table:table-cell>
          <table:table-cell table:number-columns-repeated="3" office:value-type="float" office:value="22.652" calcext:value-type="float">
            <text:p>22,652</text:p>
          </table:table-cell>
        </table:table-row>
        <table:table-row table:style-name="ro1">
          <table:table-cell office:value-type="float" office:value="5.589" calcext:value-type="float">
            <text:p>5,589</text:p>
          </table:table-cell>
          <table:table-cell table:number-columns-repeated="3" office:value-type="float" office:value="22.985" calcext:value-type="float">
            <text:p>22,985</text:p>
          </table:table-cell>
        </table:table-row>
        <table:table-row table:style-name="ro1">
          <table:table-cell office:value-type="float" office:value="5.675" calcext:value-type="float">
            <text:p>5,675</text:p>
          </table:table-cell>
          <table:table-cell table:number-columns-repeated="3" office:value-type="float" office:value="23.339" calcext:value-type="float">
            <text:p>23,339</text:p>
          </table:table-cell>
        </table:table-row>
        <table:table-row table:style-name="ro1">
          <table:table-cell office:value-type="float" office:value="5.772" calcext:value-type="float">
            <text:p>5,772</text:p>
          </table:table-cell>
          <table:table-cell table:number-columns-repeated="3" office:value-type="float" office:value="23.738" calcext:value-type="float">
            <text:p>23,738</text:p>
          </table:table-cell>
        </table:table-row>
        <table:table-row table:style-name="ro1">
          <table:table-cell office:value-type="float" office:value="5.809" calcext:value-type="float">
            <text:p>5,809</text:p>
          </table:table-cell>
          <table:table-cell table:number-columns-repeated="3" office:value-type="float" office:value="23.89" calcext:value-type="float">
            <text:p>23,89</text:p>
          </table:table-cell>
        </table:table-row>
        <table:table-row table:style-name="ro1">
          <table:table-cell office:value-type="float" office:value="5.903" calcext:value-type="float">
            <text:p>5,903</text:p>
          </table:table-cell>
          <table:table-cell table:number-columns-repeated="3" office:value-type="float" office:value="24.277" calcext:value-type="float">
            <text:p>24,277</text:p>
          </table:table-cell>
        </table:table-row>
        <table:table-row table:style-name="ro1">
          <table:table-cell office:value-type="float" office:value="5.987" calcext:value-type="float">
            <text:p>5,987</text:p>
          </table:table-cell>
          <table:table-cell table:number-columns-repeated="3" office:value-type="float" office:value="24.622" calcext:value-type="float">
            <text:p>24,622</text:p>
          </table:table-cell>
        </table:table-row>
        <table:table-row table:style-name="ro1">
          <table:table-cell office:value-type="float" office:value="6.019" calcext:value-type="float">
            <text:p>6,019</text:p>
          </table:table-cell>
          <table:table-cell table:number-columns-repeated="3" office:value-type="float" office:value="24.754" calcext:value-type="float">
            <text:p>24,754</text:p>
          </table:table-cell>
        </table:table-row>
        <table:table-row table:style-name="ro1">
          <table:table-cell office:value-type="float" office:value="6.089" calcext:value-type="float">
            <text:p>6,089</text:p>
          </table:table-cell>
          <table:table-cell table:number-columns-repeated="3" office:value-type="float" office:value="25.041" calcext:value-type="float">
            <text:p>25,041</text:p>
          </table:table-cell>
        </table:table-row>
        <table:table-row table:style-name="ro1">
          <table:table-cell office:value-type="float" office:value="6.173" calcext:value-type="float">
            <text:p>6,173</text:p>
          </table:table-cell>
          <table:table-cell table:number-columns-repeated="3" office:value-type="float" office:value="25.387" calcext:value-type="float">
            <text:p>25,387</text:p>
          </table:table-cell>
        </table:table-row>
        <table:table-row table:style-name="ro1">
          <table:table-cell office:value-type="float" office:value="6.285" calcext:value-type="float">
            <text:p>6,285</text:p>
          </table:table-cell>
          <table:table-cell table:number-columns-repeated="3" office:value-type="float" office:value="25.848" calcext:value-type="float">
            <text:p>25,848</text:p>
          </table:table-cell>
        </table:table-row>
        <table:table-row table:style-name="ro1">
          <table:table-cell office:value-type="float" office:value="6.314" calcext:value-type="float">
            <text:p>6,314</text:p>
          </table:table-cell>
          <table:table-cell table:number-columns-repeated="3" office:value-type="float" office:value="25.967" calcext:value-type="float">
            <text:p>25,967</text:p>
          </table:table-cell>
        </table:table-row>
        <table:table-row table:style-name="ro1">
          <table:table-cell office:value-type="float" office:value="6.387" calcext:value-type="float">
            <text:p>6,387</text:p>
          </table:table-cell>
          <table:table-cell table:number-columns-repeated="3" office:value-type="float" office:value="26.267" calcext:value-type="float">
            <text:p>26,267</text:p>
          </table:table-cell>
        </table:table-row>
        <table:table-row table:style-name="ro1">
          <table:table-cell office:value-type="float" office:value="6.498" calcext:value-type="float">
            <text:p>6,498</text:p>
          </table:table-cell>
          <table:table-cell table:number-columns-repeated="3" office:value-type="float" office:value="26.723" calcext:value-type="float">
            <text:p>26,723</text:p>
          </table:table-cell>
        </table:table-row>
        <table:table-row table:style-name="ro1">
          <table:table-cell office:value-type="float" office:value="6.526" calcext:value-type="float">
            <text:p>6,526</text:p>
          </table:table-cell>
          <table:table-cell table:number-columns-repeated="3" office:value-type="float" office:value="26.839" calcext:value-type="float">
            <text:p>26,839</text:p>
          </table:table-cell>
        </table:table-row>
        <table:table-row table:style-name="ro1">
          <table:table-cell office:value-type="float" office:value="6.616" calcext:value-type="float">
            <text:p>6,616</text:p>
          </table:table-cell>
          <table:table-cell table:number-columns-repeated="3" office:value-type="float" office:value="27.209" calcext:value-type="float">
            <text:p>27,209</text:p>
          </table:table-cell>
        </table:table-row>
        <table:table-row table:style-name="ro1">
          <table:table-cell office:value-type="float" office:value="6.707" calcext:value-type="float">
            <text:p>6,707</text:p>
          </table:table-cell>
          <table:table-cell table:number-columns-repeated="3" office:value-type="float" office:value="27.583" calcext:value-type="float">
            <text:p>27,583</text:p>
          </table:table-cell>
        </table:table-row>
        <table:table-row table:style-name="ro1">
          <table:table-cell office:value-type="float" office:value="6.727" calcext:value-type="float">
            <text:p>6,727</text:p>
          </table:table-cell>
          <table:table-cell table:number-columns-repeated="3" office:value-type="float" office:value="27.665" calcext:value-type="float">
            <text:p>27,665</text:p>
          </table:table-cell>
        </table:table-row>
        <table:table-row table:style-name="ro1">
          <table:table-cell office:value-type="float" office:value="6.808" calcext:value-type="float">
            <text:p>6,808</text:p>
          </table:table-cell>
          <table:table-cell table:number-columns-repeated="3" office:value-type="float" office:value="27.998" calcext:value-type="float">
            <text:p>27,998</text:p>
          </table:table-cell>
        </table:table-row>
        <table:table-row table:style-name="ro1">
          <table:table-cell office:value-type="float" office:value="6.923" calcext:value-type="float">
            <text:p>6,923</text:p>
          </table:table-cell>
          <table:table-cell table:number-columns-repeated="3" office:value-type="float" office:value="28.471" calcext:value-type="float">
            <text:p>28,471</text:p>
          </table:table-cell>
        </table:table-row>
        <table:table-row table:style-name="ro1">
          <table:table-cell office:value-type="float" office:value="6.946" calcext:value-type="float">
            <text:p>6,946</text:p>
          </table:table-cell>
          <table:table-cell table:number-columns-repeated="3" office:value-type="float" office:value="28.566" calcext:value-type="float">
            <text:p>28,566</text:p>
          </table:table-cell>
        </table:table-row>
        <table:table-row table:style-name="ro1">
          <table:table-cell office:value-type="float" office:value="7.043" calcext:value-type="float">
            <text:p>7,043</text:p>
          </table:table-cell>
          <table:table-cell table:number-columns-repeated="3" office:value-type="float" office:value="28.965" calcext:value-type="float">
            <text:p>28,965</text:p>
          </table:table-cell>
        </table:table-row>
        <table:table-row table:style-name="ro1">
          <table:table-cell office:value-type="float" office:value="7.122" calcext:value-type="float">
            <text:p>7,122</text:p>
          </table:table-cell>
          <table:table-cell table:number-columns-repeated="3" office:value-type="float" office:value="29.29" calcext:value-type="float">
            <text:p>29,29</text:p>
          </table:table-cell>
        </table:table-row>
        <table:table-row table:style-name="ro1">
          <table:table-cell office:value-type="float" office:value="7.149" calcext:value-type="float">
            <text:p>7,149</text:p>
          </table:table-cell>
          <table:table-cell table:number-columns-repeated="3" office:value-type="float" office:value="29.401" calcext:value-type="float">
            <text:p>29,401</text:p>
          </table:table-cell>
        </table:table-row>
        <table:table-row table:style-name="ro1">
          <table:table-cell office:value-type="float" office:value="7.218" calcext:value-type="float">
            <text:p>7,218</text:p>
          </table:table-cell>
          <table:table-cell table:number-columns-repeated="3" office:value-type="float" office:value="29.685" calcext:value-type="float">
            <text:p>29,685</text:p>
          </table:table-cell>
        </table:table-row>
        <table:table-row table:style-name="ro1">
          <table:table-cell office:value-type="float" office:value="7.328" calcext:value-type="float">
            <text:p>7,328</text:p>
          </table:table-cell>
          <table:table-cell table:number-columns-repeated="3" office:value-type="float" office:value="30.137" calcext:value-type="float">
            <text:p>30,137</text:p>
          </table:table-cell>
        </table:table-row>
        <table:table-row table:style-name="ro1">
          <table:table-cell office:value-type="float" office:value="7.358" calcext:value-type="float">
            <text:p>7,358</text:p>
          </table:table-cell>
          <table:table-cell table:number-columns-repeated="3" office:value-type="float" office:value="30.26" calcext:value-type="float">
            <text:p>30,26</text:p>
          </table:table-cell>
        </table:table-row>
        <table:table-row table:style-name="ro1">
          <table:table-cell office:value-type="float" office:value="7.429" calcext:value-type="float">
            <text:p>7,429</text:p>
          </table:table-cell>
          <table:table-cell table:number-columns-repeated="3" office:value-type="float" office:value="30.552" calcext:value-type="float">
            <text:p>30,552</text:p>
          </table:table-cell>
        </table:table-row>
        <table:table-row table:style-name="ro1">
          <table:table-cell office:value-type="float" office:value="7.517" calcext:value-type="float">
            <text:p>7,517</text:p>
          </table:table-cell>
          <table:table-cell table:number-columns-repeated="3" office:value-type="float" office:value="30.914" calcext:value-type="float">
            <text:p>30,914</text:p>
          </table:table-cell>
        </table:table-row>
        <table:table-row table:style-name="ro1">
          <table:table-cell office:value-type="float" office:value="7.591" calcext:value-type="float">
            <text:p>7,591</text:p>
          </table:table-cell>
          <table:table-cell table:number-columns-repeated="3" office:value-type="float" office:value="31.219" calcext:value-type="float">
            <text:p>31,219</text:p>
          </table:table-cell>
        </table:table-row>
        <table:table-row table:style-name="ro1">
          <table:table-cell office:value-type="float" office:value="7.639" calcext:value-type="float">
            <text:p>7,639</text:p>
          </table:table-cell>
          <table:table-cell table:number-columns-repeated="3" office:value-type="float" office:value="31.416" calcext:value-type="float">
            <text:p>31,416</text:p>
          </table:table-cell>
        </table:table-row>
      </table:table>
      <table:table table:name="Circular2" table:style-name="ta1">
        <table:shapes>
          <draw:frame draw:z-index="0" draw:style-name="gr1" draw:text-style-name="P1" svg:width="15.999cm" svg:height="8.999cm" svg:x="11.344cm" svg:y="0.962cm">
            <draw:object draw:notify-on-update-of-ranges="Circular2.A2:Circular2.A97 Circular2.B1:Circular2.B1 Circular2.B2:Circular2.B97 Circular2.C1:Circular2.C1 Circular2.C2:Circular2.C97 Circular2.D1:Circular2.D1 Circular2.D2:Circular2.D9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nstante(s)</text:p>
          </table:table-cell>
          <table:table-cell office:value-type="string" calcext:value-type="string">
            <text:p>Analitico</text:p>
          </table:table-cell>
          <table:table-cell office:value-type="string" calcext:value-type="string">
            <text:p>Euler</text:p>
          </table:table-cell>
          <table:table-cell office:value-type="string" calcext:value-type="string">
            <text:p>Euler-Cromer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table:number-columns-repeated="3" office:value-type="float" office:value="0.396" calcext:value-type="float">
            <text:p>0,396</text:p>
          </table:table-cell>
        </table:table-row>
        <table:table-row table:style-name="ro1">
          <table:table-cell office:value-type="float" office:value="0.141" calcext:value-type="float">
            <text:p>0,141</text:p>
          </table:table-cell>
          <table:table-cell table:number-columns-repeated="3" office:value-type="float" office:value="0.798" calcext:value-type="float">
            <text:p>0,798</text:p>
          </table:table-cell>
        </table:table-row>
        <table:table-row table:style-name="ro1">
          <table:table-cell office:value-type="float" office:value="0.223" calcext:value-type="float">
            <text:p>0,223</text:p>
          </table:table-cell>
          <table:table-cell table:number-columns-repeated="3" office:value-type="float" office:value="1.262" calcext:value-type="float">
            <text:p>1,262</text:p>
          </table:table-cell>
        </table:table-row>
        <table:table-row table:style-name="ro1">
          <table:table-cell office:value-type="float" office:value="0.271" calcext:value-type="float">
            <text:p>0,271</text:p>
          </table:table-cell>
          <table:table-cell table:number-columns-repeated="3" office:value-type="float" office:value="1.534" calcext:value-type="float">
            <text:p>1,534</text:p>
          </table:table-cell>
        </table:table-row>
        <table:table-row table:style-name="ro1">
          <table:table-cell office:value-type="float" office:value="0.351" calcext:value-type="float">
            <text:p>0,351</text:p>
          </table:table-cell>
          <table:table-cell table:number-columns-repeated="3" office:value-type="float" office:value="1.987" calcext:value-type="float">
            <text:p>1,987</text:p>
          </table:table-cell>
        </table:table-row>
        <table:table-row table:style-name="ro1">
          <table:table-cell office:value-type="float" office:value="0.446" calcext:value-type="float">
            <text:p>0,446</text:p>
          </table:table-cell>
          <table:table-cell table:number-columns-repeated="3" office:value-type="float" office:value="2.525" calcext:value-type="float">
            <text:p>2,525</text:p>
          </table:table-cell>
        </table:table-row>
        <table:table-row table:style-name="ro1">
          <table:table-cell office:value-type="float" office:value="0.491" calcext:value-type="float">
            <text:p>0,491</text:p>
          </table:table-cell>
          <table:table-cell table:number-columns-repeated="3" office:value-type="float" office:value="2.779" calcext:value-type="float">
            <text:p>2,779</text:p>
          </table:table-cell>
        </table:table-row>
        <table:table-row table:style-name="ro1">
          <table:table-cell office:value-type="float" office:value="0.561" calcext:value-type="float">
            <text:p>0,561</text:p>
          </table:table-cell>
          <table:table-cell table:number-columns-repeated="3" office:value-type="float" office:value="3.176" calcext:value-type="float">
            <text:p>3,176</text:p>
          </table:table-cell>
        </table:table-row>
        <table:table-row table:style-name="ro1">
          <table:table-cell office:value-type="float" office:value="0.631" calcext:value-type="float">
            <text:p>0,631</text:p>
          </table:table-cell>
          <table:table-cell table:number-columns-repeated="3" office:value-type="float" office:value="3.572" calcext:value-type="float">
            <text:p>3,572</text:p>
          </table:table-cell>
        </table:table-row>
        <table:table-row table:style-name="ro1">
          <table:table-cell office:value-type="float" office:value="0.734" calcext:value-type="float">
            <text:p>0,734</text:p>
          </table:table-cell>
          <table:table-cell table:number-columns-repeated="3" office:value-type="float" office:value="4.155" calcext:value-type="float">
            <text:p>4,155</text:p>
          </table:table-cell>
        </table:table-row>
        <table:table-row table:style-name="ro1">
          <table:table-cell office:value-type="float" office:value="0.761" calcext:value-type="float">
            <text:p>0,761</text:p>
          </table:table-cell>
          <table:table-cell table:number-columns-repeated="3" office:value-type="float" office:value="4.308" calcext:value-type="float">
            <text:p>4,308</text:p>
          </table:table-cell>
        </table:table-row>
        <table:table-row table:style-name="ro1">
          <table:table-cell office:value-type="float" office:value="0.841" calcext:value-type="float">
            <text:p>0,841</text:p>
          </table:table-cell>
          <table:table-cell table:number-columns-repeated="3" office:value-type="float" office:value="4.761" calcext:value-type="float">
            <text:p>4,761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table:number-columns-repeated="3" office:value-type="float" office:value="5.094" calcext:value-type="float">
            <text:p>5,094</text:p>
          </table:table-cell>
        </table:table-row>
        <table:table-row table:style-name="ro1">
          <table:table-cell office:value-type="float" office:value="0.971" calcext:value-type="float">
            <text:p>0,971</text:p>
          </table:table-cell>
          <table:table-cell table:number-columns-repeated="3" office:value-type="float" office:value="5.496" calcext:value-type="float">
            <text:p>5,496</text:p>
          </table:table-cell>
        </table:table-row>
        <table:table-row table:style-name="ro1">
          <table:table-cell office:value-type="float" office:value="1.051" calcext:value-type="float">
            <text:p>1,051</text:p>
          </table:table-cell>
          <table:table-cell table:number-columns-repeated="3" office:value-type="float" office:value="5.949" calcext:value-type="float">
            <text:p>5,949</text:p>
          </table:table-cell>
        </table:table-row>
        <table:table-row table:style-name="ro1">
          <table:table-cell office:value-type="float" office:value="1.144" calcext:value-type="float">
            <text:p>1,144</text:p>
          </table:table-cell>
          <table:table-cell table:number-columns-repeated="3" office:value-type="float" office:value="6.476" calcext:value-type="float">
            <text:p>6,476</text:p>
          </table:table-cell>
        </table:table-row>
        <table:table-row table:style-name="ro1">
          <table:table-cell office:value-type="float" office:value="1.19" calcext:value-type="float">
            <text:p>1,19</text:p>
          </table:table-cell>
          <table:table-cell table:number-columns-repeated="3" office:value-type="float" office:value="6.736" calcext:value-type="float">
            <text:p>6,736</text:p>
          </table:table-cell>
        </table:table-row>
        <table:table-row table:style-name="ro1">
          <table:table-cell office:value-type="float" office:value="1.27" calcext:value-type="float">
            <text:p>1,27</text:p>
          </table:table-cell>
          <table:table-cell table:number-columns-repeated="3" office:value-type="float" office:value="7.189" calcext:value-type="float">
            <text:p>7,189</text:p>
          </table:table-cell>
        </table:table-row>
        <table:table-row table:style-name="ro1">
          <table:table-cell office:value-type="float" office:value="1.345" calcext:value-type="float">
            <text:p>1,345</text:p>
          </table:table-cell>
          <table:table-cell table:number-columns-repeated="3" office:value-type="float" office:value="7.613" calcext:value-type="float">
            <text:p>7,613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table:number-columns-repeated="3" office:value-type="float" office:value="7.925" calcext:value-type="float">
            <text:p>7,925</text:p>
          </table:table-cell>
        </table:table-row>
        <table:table-row table:style-name="ro1">
          <table:table-cell office:value-type="float" office:value="1.481" calcext:value-type="float">
            <text:p>1,481</text:p>
          </table:table-cell>
          <table:table-cell table:number-columns-repeated="3" office:value-type="float" office:value="8.383" calcext:value-type="float">
            <text:p>8,383</text:p>
          </table:table-cell>
        </table:table-row>
        <table:table-row table:style-name="ro1">
          <table:table-cell office:value-type="float" office:value="1.569" calcext:value-type="float">
            <text:p>1,569</text:p>
          </table:table-cell>
          <table:table-cell table:number-columns-repeated="3" office:value-type="float" office:value="8.881" calcext:value-type="float">
            <text:p>8,881</text:p>
          </table:table-cell>
        </table:table-row>
        <table:table-row table:style-name="ro1">
          <table:table-cell office:value-type="float" office:value="1.636" calcext:value-type="float">
            <text:p>1,636</text:p>
          </table:table-cell>
          <table:table-cell table:number-columns-repeated="3" office:value-type="float" office:value="9.261" calcext:value-type="float">
            <text:p>9,261</text:p>
          </table:table-cell>
        </table:table-row>
        <table:table-row table:style-name="ro1">
          <table:table-cell office:value-type="float" office:value="1.691" calcext:value-type="float">
            <text:p>1,691</text:p>
          </table:table-cell>
          <table:table-cell table:number-columns-repeated="3" office:value-type="float" office:value="9.572" calcext:value-type="float">
            <text:p>9,572</text:p>
          </table:table-cell>
        </table:table-row>
        <table:table-row table:style-name="ro1">
          <table:table-cell office:value-type="float" office:value="1.761" calcext:value-type="float">
            <text:p>1,761</text:p>
          </table:table-cell>
          <table:table-cell table:number-columns-repeated="3" office:value-type="float" office:value="9.968" calcext:value-type="float">
            <text:p>9,968</text:p>
          </table:table-cell>
        </table:table-row>
        <table:table-row table:style-name="ro1">
          <table:table-cell office:value-type="float" office:value="1.851" calcext:value-type="float">
            <text:p>1,851</text:p>
          </table:table-cell>
          <table:table-cell table:number-columns-repeated="3" office:value-type="float" office:value="10.478" calcext:value-type="float">
            <text:p>10,478</text:p>
          </table:table-cell>
        </table:table-row>
        <table:table-row table:style-name="ro1">
          <table:table-cell office:value-type="float" office:value="1.901" calcext:value-type="float">
            <text:p>1,901</text:p>
          </table:table-cell>
          <table:table-cell table:number-columns-repeated="3" office:value-type="float" office:value="10.761" calcext:value-type="float">
            <text:p>10,761</text:p>
          </table:table-cell>
        </table:table-row>
        <table:table-row table:style-name="ro1">
          <table:table-cell office:value-type="float" office:value="1.981" calcext:value-type="float">
            <text:p>1,981</text:p>
          </table:table-cell>
          <table:table-cell table:number-columns-repeated="3" office:value-type="float" office:value="11.214" calcext:value-type="float">
            <text:p>11,214</text:p>
          </table:table-cell>
        </table:table-row>
        <table:table-row table:style-name="ro1">
          <table:table-cell office:value-type="float" office:value="2.047" calcext:value-type="float">
            <text:p>2,047</text:p>
          </table:table-cell>
          <table:table-cell table:number-columns-repeated="3" office:value-type="float" office:value="11.587" calcext:value-type="float">
            <text:p>11,587</text:p>
          </table:table-cell>
        </table:table-row>
        <table:table-row table:style-name="ro1">
          <table:table-cell office:value-type="float" office:value="2.152" calcext:value-type="float">
            <text:p>2,152</text:p>
          </table:table-cell>
          <table:table-cell table:number-columns-repeated="3" office:value-type="float" office:value="12.181" calcext:value-type="float">
            <text:p>12,181</text:p>
          </table:table-cell>
        </table:table-row>
        <table:table-row table:style-name="ro1">
          <table:table-cell office:value-type="float" office:value="2.18" calcext:value-type="float">
            <text:p>2,18</text:p>
          </table:table-cell>
          <table:table-cell table:number-columns-repeated="3" office:value-type="float" office:value="12.34" calcext:value-type="float">
            <text:p>12,34</text:p>
          </table:table-cell>
        </table:table-row>
        <table:table-row table:style-name="ro1">
          <table:table-cell office:value-type="float" office:value="2.26" calcext:value-type="float">
            <text:p>2,26</text:p>
          </table:table-cell>
          <table:table-cell table:number-columns-repeated="3" office:value-type="float" office:value="12.793" calcext:value-type="float">
            <text:p>12,793</text:p>
          </table:table-cell>
        </table:table-row>
        <table:table-row table:style-name="ro1">
          <table:table-cell office:value-type="float" office:value="2.356" calcext:value-type="float">
            <text:p>2,356</text:p>
          </table:table-cell>
          <table:table-cell table:number-columns-repeated="3" office:value-type="float" office:value="13.336" calcext:value-type="float">
            <text:p>13,336</text:p>
          </table:table-cell>
        </table:table-row>
        <table:table-row table:style-name="ro1">
          <table:table-cell office:value-type="float" office:value="2.391" calcext:value-type="float">
            <text:p>2,391</text:p>
          </table:table-cell>
          <table:table-cell table:number-columns-repeated="3" office:value-type="float" office:value="13.534" calcext:value-type="float">
            <text:p>13,534</text:p>
          </table:table-cell>
        </table:table-row>
        <table:table-row table:style-name="ro1">
          <table:table-cell office:value-type="float" office:value="2.463" calcext:value-type="float">
            <text:p>2,463</text:p>
          </table:table-cell>
          <table:table-cell table:number-columns-repeated="3" office:value-type="float" office:value="13.942" calcext:value-type="float">
            <text:p>13,942</text:p>
          </table:table-cell>
        </table:table-row>
        <table:table-row table:style-name="ro1">
          <table:table-cell office:value-type="float" office:value="2.566" calcext:value-type="float">
            <text:p>2,566</text:p>
          </table:table-cell>
          <table:table-cell table:number-columns-repeated="3" office:value-type="float" office:value="14.525" calcext:value-type="float">
            <text:p>14,525</text:p>
          </table:table-cell>
        </table:table-row>
        <table:table-row table:style-name="ro1">
          <table:table-cell office:value-type="float" office:value="2.601" calcext:value-type="float">
            <text:p>2,601</text:p>
          </table:table-cell>
          <table:table-cell table:number-columns-repeated="3" office:value-type="float" office:value="14.723" calcext:value-type="float">
            <text:p>14,723</text:p>
          </table:table-cell>
        </table:table-row>
        <table:table-row table:style-name="ro1">
          <table:table-cell office:value-type="float" office:value="2.67" calcext:value-type="float">
            <text:p>2,67</text:p>
          </table:table-cell>
          <table:table-cell table:number-columns-repeated="3" office:value-type="float" office:value="15.114" calcext:value-type="float">
            <text:p>15,114</text:p>
          </table:table-cell>
        </table:table-row>
        <table:table-row table:style-name="ro1">
          <table:table-cell office:value-type="float" office:value="2.762" calcext:value-type="float">
            <text:p>2,762</text:p>
          </table:table-cell>
          <table:table-cell table:number-columns-repeated="3" office:value-type="float" office:value="15.634" calcext:value-type="float">
            <text:p>15,634</text:p>
          </table:table-cell>
        </table:table-row>
        <table:table-row table:style-name="ro1">
          <table:table-cell office:value-type="float" office:value="2.812" calcext:value-type="float">
            <text:p>2,812</text:p>
          </table:table-cell>
          <table:table-cell table:number-columns-repeated="3" office:value-type="float" office:value="15.917" calcext:value-type="float">
            <text:p>15,917</text:p>
          </table:table-cell>
        </table:table-row>
        <table:table-row table:style-name="ro1">
          <table:table-cell office:value-type="float" office:value="2.88" calcext:value-type="float">
            <text:p>2,88</text:p>
          </table:table-cell>
          <table:table-cell table:number-columns-repeated="3" office:value-type="float" office:value="16.302" calcext:value-type="float">
            <text:p>16,302</text:p>
          </table:table-cell>
        </table:table-row>
        <table:table-row table:style-name="ro1">
          <table:table-cell office:value-type="float" office:value="2.952" calcext:value-type="float">
            <text:p>2,952</text:p>
          </table:table-cell>
          <table:table-cell table:number-columns-repeated="3" office:value-type="float" office:value="16.71" calcext:value-type="float">
            <text:p>16,71</text:p>
          </table:table-cell>
        </table:table-row>
        <table:table-row table:style-name="ro1">
          <table:table-cell office:value-type="float" office:value="3.056" calcext:value-type="float">
            <text:p>3,056</text:p>
          </table:table-cell>
          <table:table-cell table:number-columns-repeated="3" office:value-type="float" office:value="17.299" calcext:value-type="float">
            <text:p>17,299</text:p>
          </table:table-cell>
        </table:table-row>
        <table:table-row table:style-name="ro1">
          <table:table-cell office:value-type="float" office:value="3.091" calcext:value-type="float">
            <text:p>3,091</text:p>
          </table:table-cell>
          <table:table-cell table:number-columns-repeated="3" office:value-type="float" office:value="17.497" calcext:value-type="float">
            <text:p>17,497</text:p>
          </table:table-cell>
        </table:table-row>
        <table:table-row table:style-name="ro1">
          <table:table-cell office:value-type="float" office:value="3.167" calcext:value-type="float">
            <text:p>3,167</text:p>
          </table:table-cell>
          <table:table-cell table:number-columns-repeated="3" office:value-type="float" office:value="17.927" calcext:value-type="float">
            <text:p>17,927</text:p>
          </table:table-cell>
        </table:table-row>
        <table:table-row table:style-name="ro1">
          <table:table-cell office:value-type="float" office:value="3.263" calcext:value-type="float">
            <text:p>3,263</text:p>
          </table:table-cell>
          <table:table-cell table:number-columns-repeated="3" office:value-type="float" office:value="18.47" calcext:value-type="float">
            <text:p>18,47</text:p>
          </table:table-cell>
        </table:table-row>
        <table:table-row table:style-name="ro1">
          <table:table-cell office:value-type="float" office:value="3.301" calcext:value-type="float">
            <text:p>3,301</text:p>
          </table:table-cell>
          <table:table-cell table:number-columns-repeated="3" office:value-type="float" office:value="18.685" calcext:value-type="float">
            <text:p>18,685</text:p>
          </table:table-cell>
        </table:table-row>
        <table:table-row table:style-name="ro1">
          <table:table-cell office:value-type="float" office:value="3.37" calcext:value-type="float">
            <text:p>3,37</text:p>
          </table:table-cell>
          <table:table-cell table:number-columns-repeated="3" office:value-type="float" office:value="19.076" calcext:value-type="float">
            <text:p>19,076</text:p>
          </table:table-cell>
        </table:table-row>
        <table:table-row table:style-name="ro1">
          <table:table-cell office:value-type="float" office:value="3.471" calcext:value-type="float">
            <text:p>3,471</text:p>
          </table:table-cell>
          <table:table-cell table:number-columns-repeated="3" office:value-type="float" office:value="19.648" calcext:value-type="float">
            <text:p>19,648</text:p>
          </table:table-cell>
        </table:table-row>
        <table:table-row table:style-name="ro1">
          <table:table-cell office:value-type="float" office:value="3.511" calcext:value-type="float">
            <text:p>3,511</text:p>
          </table:table-cell>
          <table:table-cell table:number-columns-repeated="3" office:value-type="float" office:value="19.874" calcext:value-type="float">
            <text:p>19,874</text:p>
          </table:table-cell>
        </table:table-row>
        <table:table-row table:style-name="ro1">
          <table:table-cell office:value-type="float" office:value="3.581" calcext:value-type="float">
            <text:p>3,581</text:p>
          </table:table-cell>
          <table:table-cell table:number-columns-repeated="3" office:value-type="float" office:value="20.27" calcext:value-type="float">
            <text:p>20,27</text:p>
          </table:table-cell>
        </table:table-row>
        <table:table-row table:style-name="ro1">
          <table:table-cell office:value-type="float" office:value="3.662" calcext:value-type="float">
            <text:p>3,662</text:p>
          </table:table-cell>
          <table:table-cell table:number-columns-repeated="3" office:value-type="float" office:value="20.729" calcext:value-type="float">
            <text:p>20,729</text:p>
          </table:table-cell>
        </table:table-row>
        <table:table-row table:style-name="ro1">
          <table:table-cell office:value-type="float" office:value="3.72" calcext:value-type="float">
            <text:p>3,72</text:p>
          </table:table-cell>
          <table:table-cell table:number-columns-repeated="3" office:value-type="float" office:value="21.057" calcext:value-type="float">
            <text:p>21,057</text:p>
          </table:table-cell>
        </table:table-row>
        <table:table-row table:style-name="ro1">
          <table:table-cell office:value-type="float" office:value="3.791" calcext:value-type="float">
            <text:p>3,791</text:p>
          </table:table-cell>
          <table:table-cell table:number-columns-repeated="3" office:value-type="float" office:value="21.459" calcext:value-type="float">
            <text:p>21,459</text:p>
          </table:table-cell>
        </table:table-row>
        <table:table-row table:style-name="ro1">
          <table:table-cell office:value-type="float" office:value="3.874" calcext:value-type="float">
            <text:p>3,874</text:p>
          </table:table-cell>
          <table:table-cell table:number-columns-repeated="3" office:value-type="float" office:value="21.929" calcext:value-type="float">
            <text:p>21,929</text:p>
          </table:table-cell>
        </table:table-row>
        <table:table-row table:style-name="ro1">
          <table:table-cell office:value-type="float" office:value="3.97" calcext:value-type="float">
            <text:p>3,97</text:p>
          </table:table-cell>
          <table:table-cell table:number-columns-repeated="3" office:value-type="float" office:value="22.472" calcext:value-type="float">
            <text:p>22,472</text:p>
          </table:table-cell>
        </table:table-row>
        <table:table-row table:style-name="ro1">
          <table:table-cell office:value-type="float" office:value="4.002" calcext:value-type="float">
            <text:p>4,002</text:p>
          </table:table-cell>
          <table:table-cell table:number-columns-repeated="3" office:value-type="float" office:value="22.653" calcext:value-type="float">
            <text:p>22,653</text:p>
          </table:table-cell>
        </table:table-row>
        <table:table-row table:style-name="ro1">
          <table:table-cell office:value-type="float" office:value="4.07" calcext:value-type="float">
            <text:p>4,07</text:p>
          </table:table-cell>
          <table:table-cell table:number-columns-repeated="3" office:value-type="float" office:value="23.038" calcext:value-type="float">
            <text:p>23,038</text:p>
          </table:table-cell>
        </table:table-row>
        <table:table-row table:style-name="ro1">
          <table:table-cell office:value-type="float" office:value="4.174" calcext:value-type="float">
            <text:p>4,174</text:p>
          </table:table-cell>
          <table:table-cell table:number-columns-repeated="3" office:value-type="float" office:value="23.627" calcext:value-type="float">
            <text:p>23,627</text:p>
          </table:table-cell>
        </table:table-row>
        <table:table-row table:style-name="ro1">
          <table:table-cell office:value-type="float" office:value="4.21" calcext:value-type="float">
            <text:p>4,21</text:p>
          </table:table-cell>
          <table:table-cell table:number-columns-repeated="3" office:value-type="float" office:value="23.831" calcext:value-type="float">
            <text:p>23,831</text:p>
          </table:table-cell>
        </table:table-row>
        <table:table-row table:style-name="ro1">
          <table:table-cell office:value-type="float" office:value="4.305" calcext:value-type="float">
            <text:p>4,305</text:p>
          </table:table-cell>
          <table:table-cell table:number-columns-repeated="3" office:value-type="float" office:value="24.369" calcext:value-type="float">
            <text:p>24,369</text:p>
          </table:table-cell>
        </table:table-row>
        <table:table-row table:style-name="ro1">
          <table:table-cell office:value-type="float" office:value="4.377" calcext:value-type="float">
            <text:p>4,377</text:p>
          </table:table-cell>
          <table:table-cell table:number-columns-repeated="3" office:value-type="float" office:value="24.776" calcext:value-type="float">
            <text:p>24,776</text:p>
          </table:table-cell>
        </table:table-row>
        <table:table-row table:style-name="ro1">
          <table:table-cell office:value-type="float" office:value="4.42" calcext:value-type="float">
            <text:p>4,42</text:p>
          </table:table-cell>
          <table:table-cell table:number-columns-repeated="3" office:value-type="float" office:value="25.02" calcext:value-type="float">
            <text:p>25,02</text:p>
          </table:table-cell>
        </table:table-row>
        <table:table-row table:style-name="ro1">
          <table:table-cell office:value-type="float" office:value="4.49" calcext:value-type="float">
            <text:p>4,49</text:p>
          </table:table-cell>
          <table:table-cell table:number-columns-repeated="3" office:value-type="float" office:value="25.416" calcext:value-type="float">
            <text:p>25,416</text:p>
          </table:table-cell>
        </table:table-row>
        <table:table-row table:style-name="ro1">
          <table:table-cell office:value-type="float" office:value="4.587" calcext:value-type="float">
            <text:p>4,587</text:p>
          </table:table-cell>
          <table:table-cell table:number-columns-repeated="3" office:value-type="float" office:value="25.965" calcext:value-type="float">
            <text:p>25,965</text:p>
          </table:table-cell>
        </table:table-row>
        <table:table-row table:style-name="ro1">
          <table:table-cell office:value-type="float" office:value="4.632" calcext:value-type="float">
            <text:p>4,632</text:p>
          </table:table-cell>
          <table:table-cell table:number-columns-repeated="3" office:value-type="float" office:value="26.22" calcext:value-type="float">
            <text:p>26,22</text:p>
          </table:table-cell>
        </table:table-row>
        <table:table-row table:style-name="ro1">
          <table:table-cell office:value-type="float" office:value="4.701" calcext:value-type="float">
            <text:p>4,701</text:p>
          </table:table-cell>
          <table:table-cell table:number-columns-repeated="3" office:value-type="float" office:value="26.61" calcext:value-type="float">
            <text:p>26,61</text:p>
          </table:table-cell>
        </table:table-row>
        <table:table-row table:style-name="ro1">
          <table:table-cell office:value-type="float" office:value="4.782" calcext:value-type="float">
            <text:p>4,782</text:p>
          </table:table-cell>
          <table:table-cell table:number-columns-repeated="3" office:value-type="float" office:value="27.069" calcext:value-type="float">
            <text:p>27,069</text:p>
          </table:table-cell>
        </table:table-row>
        <table:table-row table:style-name="ro1">
          <table:table-cell office:value-type="float" office:value="4.831" calcext:value-type="float">
            <text:p>4,831</text:p>
          </table:table-cell>
          <table:table-cell table:number-columns-repeated="3" office:value-type="float" office:value="27.346" calcext:value-type="float">
            <text:p>27,346</text:p>
          </table:table-cell>
        </table:table-row>
        <table:table-row table:style-name="ro1">
          <table:table-cell office:value-type="float" office:value="4.926" calcext:value-type="float">
            <text:p>4,926</text:p>
          </table:table-cell>
          <table:table-cell table:number-columns-repeated="3" office:value-type="float" office:value="27.884" calcext:value-type="float">
            <text:p>27,884</text:p>
          </table:table-cell>
        </table:table-row>
        <table:table-row table:style-name="ro1">
          <table:table-cell office:value-type="float" office:value="5.017" calcext:value-type="float">
            <text:p>5,017</text:p>
          </table:table-cell>
          <table:table-cell table:number-columns-repeated="3" office:value-type="float" office:value="28.399" calcext:value-type="float">
            <text:p>28,399</text:p>
          </table:table-cell>
        </table:table-row>
        <table:table-row table:style-name="ro1">
          <table:table-cell office:value-type="float" office:value="5.051" calcext:value-type="float">
            <text:p>5,051</text:p>
          </table:table-cell>
          <table:table-cell table:number-columns-repeated="3" office:value-type="float" office:value="28.591" calcext:value-type="float">
            <text:p>28,591</text:p>
          </table:table-cell>
        </table:table-row>
        <table:table-row table:style-name="ro1">
          <table:table-cell office:value-type="float" office:value="5.154" calcext:value-type="float">
            <text:p>5,154</text:p>
          </table:table-cell>
          <table:table-cell table:number-columns-repeated="3" office:value-type="float" office:value="29.174" calcext:value-type="float">
            <text:p>29,174</text:p>
          </table:table-cell>
        </table:table-row>
        <table:table-row table:style-name="ro1">
          <table:table-cell office:value-type="float" office:value="5.191" calcext:value-type="float">
            <text:p>5,191</text:p>
          </table:table-cell>
          <table:table-cell table:number-columns-repeated="3" office:value-type="float" office:value="29.384" calcext:value-type="float">
            <text:p>29,384</text:p>
          </table:table-cell>
        </table:table-row>
        <table:table-row table:style-name="ro1">
          <table:table-cell office:value-type="float" office:value="5.315" calcext:value-type="float">
            <text:p>5,315</text:p>
          </table:table-cell>
          <table:table-cell table:number-columns-repeated="3" office:value-type="float" office:value="30.086" calcext:value-type="float">
            <text:p>30,086</text:p>
          </table:table-cell>
        </table:table-row>
        <table:table-row table:style-name="ro1">
          <table:table-cell office:value-type="float" office:value="5.356" calcext:value-type="float">
            <text:p>5,356</text:p>
          </table:table-cell>
          <table:table-cell table:number-columns-repeated="3" office:value-type="float" office:value="30.318" calcext:value-type="float">
            <text:p>30,318</text:p>
          </table:table-cell>
        </table:table-row>
        <table:table-row table:style-name="ro1">
          <table:table-cell office:value-type="float" office:value="5.404" calcext:value-type="float">
            <text:p>5,404</text:p>
          </table:table-cell>
          <table:table-cell table:number-columns-repeated="3" office:value-type="float" office:value="30.589" calcext:value-type="float">
            <text:p>30,589</text:p>
          </table:table-cell>
        </table:table-row>
        <table:table-row table:style-name="ro1">
          <table:table-cell office:value-type="float" office:value="5.494" calcext:value-type="float">
            <text:p>5,494</text:p>
          </table:table-cell>
          <table:table-cell table:number-columns-repeated="3" office:value-type="float" office:value="31.099" calcext:value-type="float">
            <text:p>31,099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table:number-columns-repeated="3" office:value-type="float" office:value="31.699" calcext:value-type="float">
            <text:p>31,699</text:p>
          </table:table-cell>
        </table:table-row>
        <table:table-row table:style-name="ro1">
          <table:table-cell office:value-type="float" office:value="5.61" calcext:value-type="float">
            <text:p>5,61</text:p>
          </table:table-cell>
          <table:table-cell table:number-columns-repeated="3" office:value-type="float" office:value="31.756" calcext:value-type="float">
            <text:p>31,756</text:p>
          </table:table-cell>
        </table:table-row>
        <table:table-row table:style-name="ro1">
          <table:table-cell office:value-type="float" office:value="5.712" calcext:value-type="float">
            <text:p>5,712</text:p>
          </table:table-cell>
          <table:table-cell table:number-columns-repeated="3" office:value-type="float" office:value="32.333" calcext:value-type="float">
            <text:p>32,333</text:p>
          </table:table-cell>
        </table:table-row>
        <table:table-row table:style-name="ro1">
          <table:table-cell office:value-type="float" office:value="5.802" calcext:value-type="float">
            <text:p>5,802</text:p>
          </table:table-cell>
          <table:table-cell table:number-columns-repeated="3" office:value-type="float" office:value="32.842" calcext:value-type="float">
            <text:p>32,842</text:p>
          </table:table-cell>
        </table:table-row>
        <table:table-row table:style-name="ro1">
          <table:table-cell office:value-type="float" office:value="5.822" calcext:value-type="float">
            <text:p>5,822</text:p>
          </table:table-cell>
          <table:table-cell table:number-columns-repeated="3" office:value-type="float" office:value="32.956" calcext:value-type="float">
            <text:p>32,956</text:p>
          </table:table-cell>
        </table:table-row>
        <table:table-row table:style-name="ro1">
          <table:table-cell office:value-type="float" office:value="5.89" calcext:value-type="float">
            <text:p>5,89</text:p>
          </table:table-cell>
          <table:table-cell table:number-columns-repeated="3" office:value-type="float" office:value="33.341" calcext:value-type="float">
            <text:p>33,341</text:p>
          </table:table-cell>
        </table:table-row>
        <table:table-row table:style-name="ro1">
          <table:table-cell office:value-type="float" office:value="5.962" calcext:value-type="float">
            <text:p>5,962</text:p>
          </table:table-cell>
          <table:table-cell table:number-columns-repeated="3" office:value-type="float" office:value="33.748" calcext:value-type="float">
            <text:p>33,748</text:p>
          </table:table-cell>
        </table:table-row>
        <table:table-row table:style-name="ro1">
          <table:table-cell office:value-type="float" office:value="6.056" calcext:value-type="float">
            <text:p>6,056</text:p>
          </table:table-cell>
          <table:table-cell table:number-columns-repeated="3" office:value-type="float" office:value="34.28" calcext:value-type="float">
            <text:p>34,28</text:p>
          </table:table-cell>
        </table:table-row>
        <table:table-row table:style-name="ro1">
          <table:table-cell office:value-type="float" office:value="6.12" calcext:value-type="float">
            <text:p>6,12</text:p>
          </table:table-cell>
          <table:table-cell table:number-columns-repeated="3" office:value-type="float" office:value="34.642" calcext:value-type="float">
            <text:p>34,642</text:p>
          </table:table-cell>
        </table:table-row>
        <table:table-row table:style-name="ro1">
          <table:table-cell office:value-type="float" office:value="6.222" calcext:value-type="float">
            <text:p>6,222</text:p>
          </table:table-cell>
          <table:table-cell table:number-columns-repeated="3" office:value-type="float" office:value="35.22" calcext:value-type="float">
            <text:p>35,22</text:p>
          </table:table-cell>
        </table:table-row>
        <table:table-row table:style-name="ro1">
          <table:table-cell office:value-type="float" office:value="6.247" calcext:value-type="float">
            <text:p>6,247</text:p>
          </table:table-cell>
          <table:table-cell table:number-columns-repeated="3" office:value-type="float" office:value="35.361" calcext:value-type="float">
            <text:p>35,361</text:p>
          </table:table-cell>
        </table:table-row>
        <table:table-row table:style-name="ro1">
          <table:table-cell office:value-type="float" office:value="6.331" calcext:value-type="float">
            <text:p>6,331</text:p>
          </table:table-cell>
          <table:table-cell table:number-columns-repeated="3" office:value-type="float" office:value="35.837" calcext:value-type="float">
            <text:p>35,837</text:p>
          </table:table-cell>
        </table:table-row>
        <table:table-row table:style-name="ro1">
          <table:table-cell office:value-type="float" office:value="6.381" calcext:value-type="float">
            <text:p>6,381</text:p>
          </table:table-cell>
          <table:table-cell table:number-columns-repeated="3" office:value-type="float" office:value="36.12" calcext:value-type="float">
            <text:p>36,12</text:p>
          </table:table-cell>
        </table:table-row>
        <table:table-row table:style-name="ro1">
          <table:table-cell office:value-type="float" office:value="6.45" calcext:value-type="float">
            <text:p>6,45</text:p>
          </table:table-cell>
          <table:table-cell table:number-columns-repeated="3" office:value-type="float" office:value="36.51" calcext:value-type="float">
            <text:p>36,51</text:p>
          </table:table-cell>
        </table:table-row>
        <table:table-row table:style-name="ro1">
          <table:table-cell office:value-type="float" office:value="6.551" calcext:value-type="float">
            <text:p>6,551</text:p>
          </table:table-cell>
          <table:table-cell table:number-columns-repeated="3" office:value-type="float" office:value="37.082" calcext:value-type="float">
            <text:p>37,082</text:p>
          </table:table-cell>
        </table:table-row>
        <table:table-row table:style-name="ro1">
          <table:table-cell office:value-type="float" office:value="6.581" calcext:value-type="float">
            <text:p>6,581</text:p>
          </table:table-cell>
          <table:table-cell table:number-columns-repeated="3" office:value-type="float" office:value="37.252" calcext:value-type="float">
            <text:p>37,252</text:p>
          </table:table-cell>
        </table:table-row>
        <table:table-row table:style-name="ro1">
          <table:table-cell office:value-type="float" office:value="6.66" calcext:value-type="float">
            <text:p>6,66</text:p>
          </table:table-cell>
          <table:table-cell table:number-columns-repeated="3" office:value-type="float" office:value="37.699" calcext:value-type="float">
            <text:p>37,699</text:p>
          </table:table-cell>
        </table:table-row>
      </table:table>
      <table:table table:name="Circular3" table:style-name="ta1">
        <table:shapes>
          <draw:frame draw:z-index="0" draw:style-name="gr1" draw:text-style-name="P1" svg:width="15.999cm" svg:height="8.999cm" svg:x="11.356cm" svg:y="0.902cm">
            <draw:object draw:notify-on-update-of-ranges="Circular3.A2:Circular3.A84 Circular3.B1:Circular3.B1 Circular3.B2:Circular3.B84 Circular3.C1:Circular3.C1 Circular3.C2:Circular3.C84 Circular3.D1:Circular3.D1 Circular3.D2:Circular3.D8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nstante(s)</text:p>
          </table:table-cell>
          <table:table-cell office:value-type="string" calcext:value-type="string">
            <text:p>Analitico</text:p>
          </table:table-cell>
          <table:table-cell office:value-type="string" calcext:value-type="string">
            <text:p>Euler</text:p>
          </table:table-cell>
          <table:table-cell office:value-type="string" calcext:value-type="string">
            <text:p>Euler-Cromer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" calcext:value-type="float">
            <text:p>0,08</text:p>
          </table:table-cell>
          <table:table-cell table:number-columns-repeated="3" office:value-type="float" office:value="0.523" calcext:value-type="float">
            <text:p>0,523</text:p>
          </table:table-cell>
        </table:table-row>
        <table:table-row table:style-name="ro1">
          <table:table-cell office:value-type="float" office:value="0.167" calcext:value-type="float">
            <text:p>0,167</text:p>
          </table:table-cell>
          <table:table-cell table:number-columns-repeated="3" office:value-type="float" office:value="1.091" calcext:value-type="float">
            <text:p>1,091</text:p>
          </table:table-cell>
        </table:table-row>
        <table:table-row table:style-name="ro1">
          <table:table-cell office:value-type="float" office:value="0.228" calcext:value-type="float">
            <text:p>0,228</text:p>
          </table:table-cell>
          <table:table-cell table:number-columns-repeated="3" office:value-type="float" office:value="1.49" calcext:value-type="float">
            <text:p>1,49</text:p>
          </table:table-cell>
        </table:table-row>
        <table:table-row table:style-name="ro1">
          <table:table-cell office:value-type="float" office:value="0.29" calcext:value-type="float">
            <text:p>0,29</text:p>
          </table:table-cell>
          <table:table-cell table:number-columns-repeated="3" office:value-type="float" office:value="1.895" calcext:value-type="float">
            <text:p>1,895</text:p>
          </table:table-cell>
        </table:table-row>
        <table:table-row table:style-name="ro1">
          <table:table-cell office:value-type="float" office:value="0.36" calcext:value-type="float">
            <text:p>0,36</text:p>
          </table:table-cell>
          <table:table-cell table:number-columns-repeated="3" office:value-type="float" office:value="2.352" calcext:value-type="float">
            <text:p>2,352</text:p>
          </table:table-cell>
        </table:table-row>
        <table:table-row table:style-name="ro1">
          <table:table-cell office:value-type="float" office:value="0.444" calcext:value-type="float">
            <text:p>0,444</text:p>
          </table:table-cell>
          <table:table-cell table:number-columns-repeated="3" office:value-type="float" office:value="2.901" calcext:value-type="float">
            <text:p>2,901</text:p>
          </table:table-cell>
        </table:table-row>
        <table:table-row table:style-name="ro1">
          <table:table-cell office:value-type="float" office:value="0.536" calcext:value-type="float">
            <text:p>0,536</text:p>
          </table:table-cell>
          <table:table-cell table:number-columns-repeated="3" office:value-type="float" office:value="3.502" calcext:value-type="float">
            <text:p>3,502</text:p>
          </table:table-cell>
        </table:table-row>
        <table:table-row table:style-name="ro1">
          <table:table-cell office:value-type="float" office:value="0.57" calcext:value-type="float">
            <text:p>0,57</text:p>
          </table:table-cell>
          <table:table-cell table:number-columns-repeated="3" office:value-type="float" office:value="3.724" calcext:value-type="float">
            <text:p>3,724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table:number-columns-repeated="3" office:value-type="float" office:value="4.247" calcext:value-type="float">
            <text:p>4,247</text:p>
          </table:table-cell>
        </table:table-row>
        <table:table-row table:style-name="ro1">
          <table:table-cell office:value-type="float" office:value="0.751" calcext:value-type="float">
            <text:p>0,751</text:p>
          </table:table-cell>
          <table:table-cell table:number-columns-repeated="3" office:value-type="float" office:value="4.907" calcext:value-type="float">
            <text:p>4,907</text:p>
          </table:table-cell>
        </table:table-row>
        <table:table-row table:style-name="ro1">
          <table:table-cell office:value-type="float" office:value="0.791" calcext:value-type="float">
            <text:p>0,791</text:p>
          </table:table-cell>
          <table:table-cell table:number-columns-repeated="3" office:value-type="float" office:value="5.168" calcext:value-type="float">
            <text:p>5,168</text:p>
          </table:table-cell>
        </table:table-row>
        <table:table-row table:style-name="ro1">
          <table:table-cell office:value-type="float" office:value="0.86" calcext:value-type="float">
            <text:p>0,86</text:p>
          </table:table-cell>
          <table:table-cell table:number-columns-repeated="3" office:value-type="float" office:value="5.619" calcext:value-type="float">
            <text:p>5,619</text:p>
          </table:table-cell>
        </table:table-row>
        <table:table-row table:style-name="ro1">
          <table:table-cell office:value-type="float" office:value="0.935" calcext:value-type="float">
            <text:p>0,935</text:p>
          </table:table-cell>
          <table:table-cell table:number-columns-repeated="3" office:value-type="float" office:value="6.109" calcext:value-type="float">
            <text:p>6,109</text:p>
          </table:table-cell>
        </table:table-row>
        <table:table-row table:style-name="ro1">
          <table:table-cell office:value-type="float" office:value="1.071" calcext:value-type="float">
            <text:p>1,071</text:p>
          </table:table-cell>
          <table:table-cell table:number-columns-repeated="3" office:value-type="float" office:value="6.998" calcext:value-type="float">
            <text:p>6,998</text:p>
          </table:table-cell>
        </table:table-row>
        <table:table-row table:style-name="ro1">
          <table:table-cell office:value-type="float" office:value="1.074" calcext:value-type="float">
            <text:p>1,074</text:p>
          </table:table-cell>
          <table:table-cell table:number-columns-repeated="3" office:value-type="float" office:value="7.017" calcext:value-type="float">
            <text:p>7,017</text:p>
          </table:table-cell>
        </table:table-row>
        <table:table-row table:style-name="ro1">
          <table:table-cell office:value-type="float" office:value="1.145" calcext:value-type="float">
            <text:p>1,145</text:p>
          </table:table-cell>
          <table:table-cell table:number-columns-repeated="3" office:value-type="float" office:value="7.481" calcext:value-type="float">
            <text:p>7,481</text:p>
          </table:table-cell>
        </table:table-row>
        <table:table-row table:style-name="ro1">
          <table:table-cell office:value-type="float" office:value="1.21" calcext:value-type="float">
            <text:p>1,21</text:p>
          </table:table-cell>
          <table:table-cell table:number-columns-repeated="3" office:value-type="float" office:value="7.906" calcext:value-type="float">
            <text:p>7,906</text:p>
          </table:table-cell>
        </table:table-row>
        <table:table-row table:style-name="ro1">
          <table:table-cell office:value-type="float" office:value="1.28" calcext:value-type="float">
            <text:p>1,28</text:p>
          </table:table-cell>
          <table:table-cell table:number-columns-repeated="3" office:value-type="float" office:value="8.363" calcext:value-type="float">
            <text:p>8,363</text:p>
          </table:table-cell>
        </table:table-row>
        <table:table-row table:style-name="ro1">
          <table:table-cell office:value-type="float" office:value="1.368" calcext:value-type="float">
            <text:p>1,368</text:p>
          </table:table-cell>
          <table:table-cell table:number-columns-repeated="3" office:value-type="float" office:value="8.938" calcext:value-type="float">
            <text:p>8,938</text:p>
          </table:table-cell>
        </table:table-row>
        <table:table-row table:style-name="ro1">
          <table:table-cell office:value-type="float" office:value="1.446" calcext:value-type="float">
            <text:p>1,446</text:p>
          </table:table-cell>
          <table:table-cell table:number-columns-repeated="3" office:value-type="float" office:value="9.448" calcext:value-type="float">
            <text:p>9,448</text:p>
          </table:table-cell>
        </table:table-row>
        <table:table-row table:style-name="ro1">
          <table:table-cell office:value-type="float" office:value="1.491" calcext:value-type="float">
            <text:p>1,491</text:p>
          </table:table-cell>
          <table:table-cell table:number-columns-repeated="3" office:value-type="float" office:value="9.742" calcext:value-type="float">
            <text:p>9,742</text:p>
          </table:table-cell>
        </table:table-row>
        <table:table-row table:style-name="ro1">
          <table:table-cell office:value-type="float" office:value="1.566" calcext:value-type="float">
            <text:p>1,566</text:p>
          </table:table-cell>
          <table:table-cell table:number-columns-repeated="3" office:value-type="float" office:value="10.232" calcext:value-type="float">
            <text:p>10,232</text:p>
          </table:table-cell>
        </table:table-row>
        <table:table-row table:style-name="ro1">
          <table:table-cell office:value-type="float" office:value="1.66" calcext:value-type="float">
            <text:p>1,66</text:p>
          </table:table-cell>
          <table:table-cell table:number-columns-repeated="3" office:value-type="float" office:value="10.846" calcext:value-type="float">
            <text:p>10,846</text:p>
          </table:table-cell>
        </table:table-row>
        <table:table-row table:style-name="ro1">
          <table:table-cell office:value-type="float" office:value="1.701" calcext:value-type="float">
            <text:p>1,701</text:p>
          </table:table-cell>
          <table:table-cell table:number-columns-repeated="3" office:value-type="float" office:value="11.114" calcext:value-type="float">
            <text:p>11,114</text:p>
          </table:table-cell>
        </table:table-row>
        <table:table-row table:style-name="ro1">
          <table:table-cell office:value-type="float" office:value="1.774" calcext:value-type="float">
            <text:p>1,774</text:p>
          </table:table-cell>
          <table:table-cell table:number-columns-repeated="3" office:value-type="float" office:value="11.591" calcext:value-type="float">
            <text:p>11,591</text:p>
          </table:table-cell>
        </table:table-row>
        <table:table-row table:style-name="ro1">
          <table:table-cell office:value-type="float" office:value="1.851" calcext:value-type="float">
            <text:p>1,851</text:p>
          </table:table-cell>
          <table:table-cell table:number-columns-repeated="3" office:value-type="float" office:value="12.094" calcext:value-type="float">
            <text:p>12,094</text:p>
          </table:table-cell>
        </table:table-row>
        <table:table-row table:style-name="ro1">
          <table:table-cell office:value-type="float" office:value="1.954" calcext:value-type="float">
            <text:p>1,954</text:p>
          </table:table-cell>
          <table:table-cell table:number-columns-repeated="3" office:value-type="float" office:value="12.767" calcext:value-type="float">
            <text:p>12,767</text:p>
          </table:table-cell>
        </table:table-row>
        <table:table-row table:style-name="ro1">
          <table:table-cell office:value-type="float" office:value="2.796" calcext:value-type="float">
            <text:p>2,796</text:p>
          </table:table-cell>
          <table:table-cell table:number-columns-repeated="3" office:value-type="float" office:value="18.268" calcext:value-type="float">
            <text:p>18,268</text:p>
          </table:table-cell>
        </table:table-row>
        <table:table-row table:style-name="ro1">
          <table:table-cell office:value-type="float" office:value="2.798" calcext:value-type="float">
            <text:p>2,798</text:p>
          </table:table-cell>
          <table:table-cell table:number-columns-repeated="3" office:value-type="float" office:value="18.281" calcext:value-type="float">
            <text:p>18,281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  <table:table-cell table:number-columns-repeated="3" office:value-type="float" office:value="18.294" calcext:value-type="float">
            <text:p>18,294</text:p>
          </table:table-cell>
        </table:table-row>
        <table:table-row table:style-name="ro1">
          <table:table-cell office:value-type="float" office:value="2.801" calcext:value-type="float">
            <text:p>2,801</text:p>
          </table:table-cell>
          <table:table-cell table:number-columns-repeated="3" office:value-type="float" office:value="18.301" calcext:value-type="float">
            <text:p>18,301</text:p>
          </table:table-cell>
        </table:table-row>
        <table:table-row table:style-name="ro1">
          <table:table-cell office:value-type="float" office:value="2.803" calcext:value-type="float">
            <text:p>2,803</text:p>
          </table:table-cell>
          <table:table-cell table:number-columns-repeated="3" office:value-type="float" office:value="18.314" calcext:value-type="float">
            <text:p>18,314</text:p>
          </table:table-cell>
        </table:table-row>
        <table:table-row table:style-name="ro1">
          <table:table-cell office:value-type="float" office:value="2.815" calcext:value-type="float">
            <text:p>2,815</text:p>
          </table:table-cell>
          <table:table-cell table:number-columns-repeated="3" office:value-type="float" office:value="18.392" calcext:value-type="float">
            <text:p>18,392</text:p>
          </table:table-cell>
        </table:table-row>
        <table:table-row table:style-name="ro1">
          <table:table-cell office:value-type="float" office:value="2.817" calcext:value-type="float">
            <text:p>2,817</text:p>
          </table:table-cell>
          <table:table-cell table:number-columns-repeated="3" office:value-type="float" office:value="18.405" calcext:value-type="float">
            <text:p>18,405</text:p>
          </table:table-cell>
        </table:table-row>
        <table:table-row table:style-name="ro1">
          <table:table-cell office:value-type="float" office:value="2.82" calcext:value-type="float">
            <text:p>2,82</text:p>
          </table:table-cell>
          <table:table-cell table:number-columns-repeated="3" office:value-type="float" office:value="18.425" calcext:value-type="float">
            <text:p>18,425</text:p>
          </table:table-cell>
        </table:table-row>
        <table:table-row table:style-name="ro1">
          <table:table-cell office:value-type="float" office:value="2.822" calcext:value-type="float">
            <text:p>2,822</text:p>
          </table:table-cell>
          <table:table-cell table:number-columns-repeated="3" office:value-type="float" office:value="18.438" calcext:value-type="float">
            <text:p>18,438</text:p>
          </table:table-cell>
        </table:table-row>
        <table:table-row table:style-name="ro1">
          <table:table-cell office:value-type="float" office:value="2.824" calcext:value-type="float">
            <text:p>2,824</text:p>
          </table:table-cell>
          <table:table-cell table:number-columns-repeated="3" office:value-type="float" office:value="18.451" calcext:value-type="float">
            <text:p>18,451</text:p>
          </table:table-cell>
        </table:table-row>
        <table:table-row table:style-name="ro1">
          <table:table-cell office:value-type="float" office:value="2.826" calcext:value-type="float">
            <text:p>2,826</text:p>
          </table:table-cell>
          <table:table-cell table:number-columns-repeated="3" office:value-type="float" office:value="18.464" calcext:value-type="float">
            <text:p>18,464</text:p>
          </table:table-cell>
        </table:table-row>
        <table:table-row table:style-name="ro1">
          <table:table-cell office:value-type="float" office:value="2.828" calcext:value-type="float">
            <text:p>2,828</text:p>
          </table:table-cell>
          <table:table-cell table:number-columns-repeated="3" office:value-type="float" office:value="18.477" calcext:value-type="float">
            <text:p>18,477</text:p>
          </table:table-cell>
        </table:table-row>
        <table:table-row table:style-name="ro1">
          <table:table-cell office:value-type="float" office:value="2.83" calcext:value-type="float">
            <text:p>2,83</text:p>
          </table:table-cell>
          <table:table-cell table:number-columns-repeated="3" office:value-type="float" office:value="18.49" calcext:value-type="float">
            <text:p>18,49</text:p>
          </table:table-cell>
        </table:table-row>
        <table:table-row table:style-name="ro1">
          <table:table-cell office:value-type="float" office:value="2.909" calcext:value-type="float">
            <text:p>2,909</text:p>
          </table:table-cell>
          <table:table-cell table:number-columns-repeated="3" office:value-type="float" office:value="19.006" calcext:value-type="float">
            <text:p>19,006</text:p>
          </table:table-cell>
        </table:table-row>
        <table:table-row table:style-name="ro1">
          <table:table-cell office:value-type="float" office:value="2.992" calcext:value-type="float">
            <text:p>2,992</text:p>
          </table:table-cell>
          <table:table-cell table:number-columns-repeated="3" office:value-type="float" office:value="19.549" calcext:value-type="float">
            <text:p>19,549</text:p>
          </table:table-cell>
        </table:table-row>
        <table:table-row table:style-name="ro1">
          <table:table-cell office:value-type="float" office:value="3.067" calcext:value-type="float">
            <text:p>3,067</text:p>
          </table:table-cell>
          <table:table-cell table:number-columns-repeated="3" office:value-type="float" office:value="20.039" calcext:value-type="float">
            <text:p>20,039</text:p>
          </table:table-cell>
        </table:table-row>
        <table:table-row table:style-name="ro1">
          <table:table-cell office:value-type="float" office:value="3.132" calcext:value-type="float">
            <text:p>3,132</text:p>
          </table:table-cell>
          <table:table-cell table:number-columns-repeated="3" office:value-type="float" office:value="20.463" calcext:value-type="float">
            <text:p>20,463</text:p>
          </table:table-cell>
        </table:table-row>
        <table:table-row table:style-name="ro1">
          <table:table-cell office:value-type="float" office:value="3.223" calcext:value-type="float">
            <text:p>3,223</text:p>
          </table:table-cell>
          <table:table-cell table:number-columns-repeated="3" office:value-type="float" office:value="21.058" calcext:value-type="float">
            <text:p>21,058</text:p>
          </table:table-cell>
        </table:table-row>
        <table:table-row table:style-name="ro1">
          <table:table-cell office:value-type="float" office:value="3.258" calcext:value-type="float">
            <text:p>3,258</text:p>
          </table:table-cell>
          <table:table-cell table:number-columns-repeated="3" office:value-type="float" office:value="21.287" calcext:value-type="float">
            <text:p>21,287</text:p>
          </table:table-cell>
        </table:table-row>
        <table:table-row table:style-name="ro1">
          <table:table-cell office:value-type="float" office:value="3.34" calcext:value-type="float">
            <text:p>3,34</text:p>
          </table:table-cell>
          <table:table-cell table:number-columns-repeated="3" office:value-type="float" office:value="21.822" calcext:value-type="float">
            <text:p>21,822</text:p>
          </table:table-cell>
        </table:table-row>
        <table:table-row table:style-name="ro1">
          <table:table-cell office:value-type="float" office:value="3.407" calcext:value-type="float">
            <text:p>3,407</text:p>
          </table:table-cell>
          <table:table-cell table:number-columns-repeated="3" office:value-type="float" office:value="22.26" calcext:value-type="float">
            <text:p>22,26</text:p>
          </table:table-cell>
        </table:table-row>
        <table:table-row table:style-name="ro1">
          <table:table-cell office:value-type="float" office:value="3.451" calcext:value-type="float">
            <text:p>3,451</text:p>
          </table:table-cell>
          <table:table-cell table:number-columns-repeated="3" office:value-type="float" office:value="22.548" calcext:value-type="float">
            <text:p>22,548</text:p>
          </table:table-cell>
        </table:table-row>
        <table:table-row table:style-name="ro1">
          <table:table-cell office:value-type="float" office:value="3.55" calcext:value-type="float">
            <text:p>3,55</text:p>
          </table:table-cell>
          <table:table-cell table:number-columns-repeated="3" office:value-type="float" office:value="23.194" calcext:value-type="float">
            <text:p>23,194</text:p>
          </table:table-cell>
        </table:table-row>
        <table:table-row table:style-name="ro1">
          <table:table-cell office:value-type="float" office:value="3.62" calcext:value-type="float">
            <text:p>3,62</text:p>
          </table:table-cell>
          <table:table-cell table:number-columns-repeated="3" office:value-type="float" office:value="23.652" calcext:value-type="float">
            <text:p>23,652</text:p>
          </table:table-cell>
        </table:table-row>
        <table:table-row table:style-name="ro1">
          <table:table-cell office:value-type="float" office:value="3.66" calcext:value-type="float">
            <text:p>3,66</text:p>
          </table:table-cell>
          <table:table-cell table:number-columns-repeated="3" office:value-type="float" office:value="23.913" calcext:value-type="float">
            <text:p>23,913</text:p>
          </table:table-cell>
        </table:table-row>
        <table:table-row table:style-name="ro1">
          <table:table-cell office:value-type="float" office:value="3.734" calcext:value-type="float">
            <text:p>3,734</text:p>
          </table:table-cell>
          <table:table-cell table:number-columns-repeated="3" office:value-type="float" office:value="24.397" calcext:value-type="float">
            <text:p>24,397</text:p>
          </table:table-cell>
        </table:table-row>
        <table:table-row table:style-name="ro1">
          <table:table-cell office:value-type="float" office:value="3.845" calcext:value-type="float">
            <text:p>3,845</text:p>
          </table:table-cell>
          <table:table-cell table:number-columns-repeated="3" office:value-type="float" office:value="25.122" calcext:value-type="float">
            <text:p>25,122</text:p>
          </table:table-cell>
        </table:table-row>
        <table:table-row table:style-name="ro1">
          <table:table-cell office:value-type="float" office:value="3.923" calcext:value-type="float">
            <text:p>3,923</text:p>
          </table:table-cell>
          <table:table-cell table:number-columns-repeated="3" office:value-type="float" office:value="25.631" calcext:value-type="float">
            <text:p>25,631</text:p>
          </table:table-cell>
        </table:table-row>
        <table:table-row table:style-name="ro1">
          <table:table-cell office:value-type="float" office:value="3.951" calcext:value-type="float">
            <text:p>3,951</text:p>
          </table:table-cell>
          <table:table-cell table:number-columns-repeated="3" office:value-type="float" office:value="25.814" calcext:value-type="float">
            <text:p>25,814</text:p>
          </table:table-cell>
        </table:table-row>
        <table:table-row table:style-name="ro1">
          <table:table-cell office:value-type="float" office:value="4.024" calcext:value-type="float">
            <text:p>4,024</text:p>
          </table:table-cell>
          <table:table-cell table:number-columns-repeated="3" office:value-type="float" office:value="26.291" calcext:value-type="float">
            <text:p>26,291</text:p>
          </table:table-cell>
        </table:table-row>
        <table:table-row table:style-name="ro1">
          <table:table-cell office:value-type="float" office:value="4.146" calcext:value-type="float">
            <text:p>4,146</text:p>
          </table:table-cell>
          <table:table-cell table:number-columns-repeated="3" office:value-type="float" office:value="27.088" calcext:value-type="float">
            <text:p>27,088</text:p>
          </table:table-cell>
        </table:table-row>
        <table:table-row table:style-name="ro1">
          <table:table-cell office:value-type="float" office:value="4.166" calcext:value-type="float">
            <text:p>4,166</text:p>
          </table:table-cell>
          <table:table-cell table:number-columns-repeated="3" office:value-type="float" office:value="27.219" calcext:value-type="float">
            <text:p>27,219</text:p>
          </table:table-cell>
        </table:table-row>
        <table:table-row table:style-name="ro1">
          <table:table-cell office:value-type="float" office:value="4.235" calcext:value-type="float">
            <text:p>4,235</text:p>
          </table:table-cell>
          <table:table-cell table:number-columns-repeated="3" office:value-type="float" office:value="27.67" calcext:value-type="float">
            <text:p>27,67</text:p>
          </table:table-cell>
        </table:table-row>
        <table:table-row table:style-name="ro1">
          <table:table-cell office:value-type="float" office:value="4.347" calcext:value-type="float">
            <text:p>4,347</text:p>
          </table:table-cell>
          <table:table-cell table:number-columns-repeated="3" office:value-type="float" office:value="28.402" calcext:value-type="float">
            <text:p>28,402</text:p>
          </table:table-cell>
        </table:table-row>
        <table:table-row table:style-name="ro1">
          <table:table-cell office:value-type="float" office:value="4.37" calcext:value-type="float">
            <text:p>4,37</text:p>
          </table:table-cell>
          <table:table-cell table:number-columns-repeated="3" office:value-type="float" office:value="28.552" calcext:value-type="float">
            <text:p>28,552</text:p>
          </table:table-cell>
        </table:table-row>
        <table:table-row table:style-name="ro1">
          <table:table-cell office:value-type="float" office:value="4.44" calcext:value-type="float">
            <text:p>4,44</text:p>
          </table:table-cell>
          <table:table-cell table:number-columns-repeated="3" office:value-type="float" office:value="29.009" calcext:value-type="float">
            <text:p>29,009</text:p>
          </table:table-cell>
        </table:table-row>
        <table:table-row table:style-name="ro1">
          <table:table-cell office:value-type="float" office:value="4.53" calcext:value-type="float">
            <text:p>4,53</text:p>
          </table:table-cell>
          <table:table-cell table:number-columns-repeated="3" office:value-type="float" office:value="29.597" calcext:value-type="float">
            <text:p>29,597</text:p>
          </table:table-cell>
        </table:table-row>
        <table:table-row table:style-name="ro1">
          <table:table-cell office:value-type="float" office:value="4.649" calcext:value-type="float">
            <text:p>4,649</text:p>
          </table:table-cell>
          <table:table-cell table:number-columns-repeated="3" office:value-type="float" office:value="30.375" calcext:value-type="float">
            <text:p>30,375</text:p>
          </table:table-cell>
        </table:table-row>
        <table:table-row table:style-name="ro1">
          <table:table-cell office:value-type="float" office:value="4.651" calcext:value-type="float">
            <text:p>4,651</text:p>
          </table:table-cell>
          <table:table-cell table:number-columns-repeated="3" office:value-type="float" office:value="30.388" calcext:value-type="float">
            <text:p>30,388</text:p>
          </table:table-cell>
        </table:table-row>
        <table:table-row table:style-name="ro1">
          <table:table-cell office:value-type="float" office:value="4.733" calcext:value-type="float">
            <text:p>4,733</text:p>
          </table:table-cell>
          <table:table-cell table:number-columns-repeated="3" office:value-type="float" office:value="30.924" calcext:value-type="float">
            <text:p>30,924</text:p>
          </table:table-cell>
        </table:table-row>
        <table:table-row table:style-name="ro1">
          <table:table-cell office:value-type="float" office:value="4.843" calcext:value-type="float">
            <text:p>4,843</text:p>
          </table:table-cell>
          <table:table-cell table:number-columns-repeated="3" office:value-type="float" office:value="31.642" calcext:value-type="float">
            <text:p>31,642</text:p>
          </table:table-cell>
        </table:table-row>
        <table:table-row table:style-name="ro1">
          <table:table-cell office:value-type="float" office:value="4.863" calcext:value-type="float">
            <text:p>4,863</text:p>
          </table:table-cell>
          <table:table-cell table:number-columns-repeated="3" office:value-type="float" office:value="31.773" calcext:value-type="float">
            <text:p>31,773</text:p>
          </table:table-cell>
        </table:table-row>
        <table:table-row table:style-name="ro1">
          <table:table-cell office:value-type="float" office:value="4.945" calcext:value-type="float">
            <text:p>4,945</text:p>
          </table:table-cell>
          <table:table-cell table:number-columns-repeated="3" office:value-type="float" office:value="32.309" calcext:value-type="float">
            <text:p>32,309</text:p>
          </table:table-cell>
        </table:table-row>
        <table:table-row table:style-name="ro1">
          <table:table-cell office:value-type="float" office:value="5.025" calcext:value-type="float">
            <text:p>5,025</text:p>
          </table:table-cell>
          <table:table-cell table:number-columns-repeated="3" office:value-type="float" office:value="32.832" calcext:value-type="float">
            <text:p>32,832</text:p>
          </table:table-cell>
        </table:table-row>
        <table:table-row table:style-name="ro1">
          <table:table-cell office:value-type="float" office:value="5.07" calcext:value-type="float">
            <text:p>5,07</text:p>
          </table:table-cell>
          <table:table-cell table:number-columns-repeated="3" office:value-type="float" office:value="33.126" calcext:value-type="float">
            <text:p>33,126</text:p>
          </table:table-cell>
        </table:table-row>
        <table:table-row table:style-name="ro1">
          <table:table-cell office:value-type="float" office:value="5.158" calcext:value-type="float">
            <text:p>5,158</text:p>
          </table:table-cell>
          <table:table-cell table:number-columns-repeated="3" office:value-type="float" office:value="33.701" calcext:value-type="float">
            <text:p>33,701</text:p>
          </table:table-cell>
        </table:table-row>
        <table:table-row table:style-name="ro1">
          <table:table-cell office:value-type="float" office:value="5.237" calcext:value-type="float">
            <text:p>5,237</text:p>
          </table:table-cell>
          <table:table-cell table:number-columns-repeated="3" office:value-type="float" office:value="34.217" calcext:value-type="float">
            <text:p>34,217</text:p>
          </table:table-cell>
        </table:table-row>
        <table:table-row table:style-name="ro1">
          <table:table-cell office:value-type="float" office:value="5.327" calcext:value-type="float">
            <text:p>5,327</text:p>
          </table:table-cell>
          <table:table-cell table:number-columns-repeated="3" office:value-type="float" office:value="34.805" calcext:value-type="float">
            <text:p>34,805</text:p>
          </table:table-cell>
        </table:table-row>
        <table:table-row table:style-name="ro1">
          <table:table-cell office:value-type="float" office:value="5.358" calcext:value-type="float">
            <text:p>5,358</text:p>
          </table:table-cell>
          <table:table-cell table:number-columns-repeated="3" office:value-type="float" office:value="35.007" calcext:value-type="float">
            <text:p>35,007</text:p>
          </table:table-cell>
        </table:table-row>
        <table:table-row table:style-name="ro1">
          <table:table-cell office:value-type="float" office:value="5.438" calcext:value-type="float">
            <text:p>5,438</text:p>
          </table:table-cell>
          <table:table-cell table:number-columns-repeated="3" office:value-type="float" office:value="35.53" calcext:value-type="float">
            <text:p>35,53</text:p>
          </table:table-cell>
        </table:table-row>
        <table:table-row table:style-name="ro1">
          <table:table-cell office:value-type="float" office:value="5.527" calcext:value-type="float">
            <text:p>5,527</text:p>
          </table:table-cell>
          <table:table-cell table:number-columns-repeated="3" office:value-type="float" office:value="36.111" calcext:value-type="float">
            <text:p>36,111</text:p>
          </table:table-cell>
        </table:table-row>
        <table:table-row table:style-name="ro1">
          <table:table-cell office:value-type="float" office:value="5.56" calcext:value-type="float">
            <text:p>5,56</text:p>
          </table:table-cell>
          <table:table-cell table:number-columns-repeated="3" office:value-type="float" office:value="36.327" calcext:value-type="float">
            <text:p>36,327</text:p>
          </table:table-cell>
        </table:table-row>
        <table:table-row table:style-name="ro1">
          <table:table-cell office:value-type="float" office:value="5.682" calcext:value-type="float">
            <text:p>5,682</text:p>
          </table:table-cell>
          <table:table-cell table:number-columns-repeated="3" office:value-type="float" office:value="37.124" calcext:value-type="float">
            <text:p>37,124</text:p>
          </table:table-cell>
        </table:table-row>
        <table:table-row table:style-name="ro1">
          <table:table-cell office:value-type="float" office:value="5.706" calcext:value-type="float">
            <text:p>5,706</text:p>
          </table:table-cell>
          <table:table-cell table:number-columns-repeated="3" office:value-type="float" office:value="37.281" calcext:value-type="float">
            <text:p>37,281</text:p>
          </table:table-cell>
        </table:table-row>
        <table:table-row table:style-name="ro1">
          <table:table-cell office:value-type="float" office:value="5.77" calcext:value-type="float">
            <text:p>5,77</text:p>
          </table:table-cell>
          <table:table-cell table:number-columns-repeated="3" office:value-type="float" office:value="37.699" calcext:value-type="float">
            <text:p>37,699</text:p>
          </table:table-cell>
        </table:table-row>
      </table:table>
      <table:table table:name="Circular4" table:style-name="ta1">
        <table:shapes>
          <draw:frame draw:z-index="0" draw:style-name="gr1" draw:text-style-name="P1" svg:width="15.999cm" svg:height="8.999cm" svg:x="11.031cm" svg:y="0.903cm">
            <draw:object draw:notify-on-update-of-ranges="Circular4.A2:Circular4.A104 Circular4.B1:Circular4.B1 Circular4.B2:Circular4.B104 Circular4.C1:Circular4.C1 Circular4.C2:Circular4.C104 Circular4.D1:Circular4.D1 Circular4.D2:Circular4.D10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Instante(s)</text:p>
          </table:table-cell>
          <table:table-cell office:value-type="string" calcext:value-type="string">
            <text:p>Analitico</text:p>
          </table:table-cell>
          <table:table-cell office:value-type="string" calcext:value-type="string">
            <text:p>Euler</text:p>
          </table:table-cell>
          <table:table-cell office:value-type="string" calcext:value-type="string">
            <text:p>Euler-Cromer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table:number-columns-repeated="3" office:value-type="float" office:value="0.307" calcext:value-type="float">
            <text:p>0,307</text:p>
          </table:table-cell>
        </table:table-row>
        <table:table-row table:style-name="ro1">
          <table:table-cell office:value-type="float" office:value="0.145" calcext:value-type="float">
            <text:p>0,145</text:p>
          </table:table-cell>
          <table:table-cell table:number-columns-repeated="3" office:value-type="float" office:value="0.637" calcext:value-type="float">
            <text:p>0,637</text:p>
          </table:table-cell>
        </table:table-row>
        <table:table-row table:style-name="ro1">
          <table:table-cell office:value-type="float" office:value="0.24" calcext:value-type="float">
            <text:p>0,24</text:p>
          </table:table-cell>
          <table:table-cell table:number-columns-repeated="3" office:value-type="float" office:value="1.054" calcext:value-type="float">
            <text:p>1,054</text:p>
          </table:table-cell>
        </table:table-row>
        <table:table-row table:style-name="ro1">
          <table:table-cell office:value-type="float" office:value="0.28" calcext:value-type="float">
            <text:p>0,28</text:p>
          </table:table-cell>
          <table:table-cell table:number-columns-repeated="3" office:value-type="float" office:value="1.23" calcext:value-type="float">
            <text:p>1,23</text:p>
          </table:table-cell>
        </table:table-row>
        <table:table-row table:style-name="ro1">
          <table:table-cell office:value-type="float" office:value="0.374" calcext:value-type="float">
            <text:p>0,374</text:p>
          </table:table-cell>
          <table:table-cell table:number-columns-repeated="3" office:value-type="float" office:value="1.643" calcext:value-type="float">
            <text:p>1,643</text:p>
          </table:table-cell>
        </table:table-row>
        <table:table-row table:style-name="ro1">
          <table:table-cell office:value-type="float" office:value="0.419" calcext:value-type="float">
            <text:p>0,419</text:p>
          </table:table-cell>
          <table:table-cell table:number-columns-repeated="3" office:value-type="float" office:value="1.841" calcext:value-type="float">
            <text:p>1,841</text:p>
          </table:table-cell>
        </table:table-row>
        <table:table-row table:style-name="ro1">
          <table:table-cell office:value-type="float" office:value="0.491" calcext:value-type="float">
            <text:p>0,491</text:p>
          </table:table-cell>
          <table:table-cell table:number-columns-repeated="3" office:value-type="float" office:value="2.157" calcext:value-type="float">
            <text:p>2,157</text:p>
          </table:table-cell>
        </table:table-row>
        <table:table-row table:style-name="ro1">
          <table:table-cell office:value-type="float" office:value="0.56" calcext:value-type="float">
            <text:p>0,56</text:p>
          </table:table-cell>
          <table:table-cell table:number-columns-repeated="3" office:value-type="float" office:value="2.46" calcext:value-type="float">
            <text:p>2,46</text:p>
          </table:table-cell>
        </table:table-row>
        <table:table-row table:style-name="ro1">
          <table:table-cell office:value-type="float" office:value="0.657" calcext:value-type="float">
            <text:p>0,657</text:p>
          </table:table-cell>
          <table:table-cell table:number-columns-repeated="3" office:value-type="float" office:value="2.886" calcext:value-type="float">
            <text:p>2,886</text:p>
          </table:table-cell>
        </table:table-row>
        <table:table-row table:style-name="ro1">
          <table:table-cell office:value-type="float" office:value="0.699" calcext:value-type="float">
            <text:p>0,699</text:p>
          </table:table-cell>
          <table:table-cell table:number-columns-repeated="3" office:value-type="float" office:value="3.07" calcext:value-type="float">
            <text:p>3,07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table:number-columns-repeated="3" office:value-type="float" office:value="3.514" calcext:value-type="float">
            <text:p>3,514</text:p>
          </table:table-cell>
        </table:table-row>
        <table:table-row table:style-name="ro1">
          <table:table-cell office:value-type="float" office:value="0.865" calcext:value-type="float">
            <text:p>0,865</text:p>
          </table:table-cell>
          <table:table-cell table:number-columns-repeated="3"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0.913" calcext:value-type="float">
            <text:p>0,913</text:p>
          </table:table-cell>
          <table:table-cell table:number-columns-repeated="3" office:value-type="float" office:value="4.01" calcext:value-type="float">
            <text:p>4,01</text:p>
          </table:table-cell>
        </table:table-row>
        <table:table-row table:style-name="ro1">
          <table:table-cell office:value-type="float" office:value="0.989" calcext:value-type="float">
            <text:p>0,989</text:p>
          </table:table-cell>
          <table:table-cell table:number-columns-repeated="3" office:value-type="float" office:value="4.344" calcext:value-type="float">
            <text:p>4,344</text:p>
          </table:table-cell>
        </table:table-row>
        <table:table-row table:style-name="ro1">
          <table:table-cell office:value-type="float" office:value="1.078" calcext:value-type="float">
            <text:p>1,078</text:p>
          </table:table-cell>
          <table:table-cell table:number-columns-repeated="3" office:value-type="float" office:value="4.735" calcext:value-type="float">
            <text:p>4,735</text:p>
          </table:table-cell>
        </table:table-row>
        <table:table-row table:style-name="ro1">
          <table:table-cell office:value-type="float" office:value="1.126" calcext:value-type="float">
            <text:p>1,126</text:p>
          </table:table-cell>
          <table:table-cell table:number-columns-repeated="3" office:value-type="float" office:value="4.946" calcext:value-type="float">
            <text:p>4,946</text:p>
          </table:table-cell>
        </table:table-row>
        <table:table-row table:style-name="ro1">
          <table:table-cell office:value-type="float" office:value="1.204" calcext:value-type="float">
            <text:p>1,204</text:p>
          </table:table-cell>
          <table:table-cell table:number-columns-repeated="3" office:value-type="float" office:value="5.289" calcext:value-type="float">
            <text:p>5,289</text:p>
          </table:table-cell>
        </table:table-row>
        <table:table-row table:style-name="ro1">
          <table:table-cell office:value-type="float" office:value="1.268" calcext:value-type="float">
            <text:p>1,268</text:p>
          </table:table-cell>
          <table:table-cell table:number-columns-repeated="3" office:value-type="float" office:value="5.57" calcext:value-type="float">
            <text:p>5,57</text:p>
          </table:table-cell>
        </table:table-row>
        <table:table-row table:style-name="ro1">
          <table:table-cell office:value-type="float" office:value="1.329" calcext:value-type="float">
            <text:p>1,329</text:p>
          </table:table-cell>
          <table:table-cell table:number-columns-repeated="3" office:value-type="float" office:value="5.838" calcext:value-type="float">
            <text:p>5,838</text:p>
          </table:table-cell>
        </table:table-row>
        <table:table-row table:style-name="ro1">
          <table:table-cell office:value-type="float" office:value="1.399" calcext:value-type="float">
            <text:p>1,399</text:p>
          </table:table-cell>
          <table:table-cell table:number-columns-repeated="3" office:value-type="float" office:value="6.145" calcext:value-type="float">
            <text:p>6,145</text:p>
          </table:table-cell>
        </table:table-row>
        <table:table-row table:style-name="ro1">
          <table:table-cell office:value-type="float" office:value="1.497" calcext:value-type="float">
            <text:p>1,497</text:p>
          </table:table-cell>
          <table:table-cell table:number-columns-repeated="3" office:value-type="float" office:value="6.576" calcext:value-type="float">
            <text:p>6,576</text:p>
          </table:table-cell>
        </table:table-row>
        <table:table-row table:style-name="ro1">
          <table:table-cell office:value-type="float" office:value="1.539" calcext:value-type="float">
            <text:p>1,539</text:p>
          </table:table-cell>
          <table:table-cell table:number-columns-repeated="3" office:value-type="float" office:value="6.76" calcext:value-type="float">
            <text:p>6,76</text:p>
          </table:table-cell>
        </table:table-row>
        <table:table-row table:style-name="ro1">
          <table:table-cell office:value-type="float" office:value="1.609" calcext:value-type="float">
            <text:p>1,609</text:p>
          </table:table-cell>
          <table:table-cell table:number-columns-repeated="3" office:value-type="float" office:value="7.068" calcext:value-type="float">
            <text:p>7,068</text:p>
          </table:table-cell>
        </table:table-row>
        <table:table-row table:style-name="ro1">
          <table:table-cell office:value-type="float" office:value="1.679" calcext:value-type="float">
            <text:p>1,679</text:p>
          </table:table-cell>
          <table:table-cell table:number-columns-repeated="3" office:value-type="float" office:value="7.375" calcext:value-type="float">
            <text:p>7,375</text:p>
          </table:table-cell>
        </table:table-row>
        <table:table-row table:style-name="ro1">
          <table:table-cell office:value-type="float" office:value="1.774" calcext:value-type="float">
            <text:p>1,774</text:p>
          </table:table-cell>
          <table:table-cell table:number-columns-repeated="3" office:value-type="float" office:value="7.792" calcext:value-type="float">
            <text:p>7,792</text:p>
          </table:table-cell>
        </table:table-row>
        <table:table-row table:style-name="ro1">
          <table:table-cell office:value-type="float" office:value="1.819" calcext:value-type="float">
            <text:p>1,819</text:p>
          </table:table-cell>
          <table:table-cell table:number-columns-repeated="3" office:value-type="float" office:value="7.99" calcext:value-type="float">
            <text:p>7,99</text:p>
          </table:table-cell>
        </table:table-row>
        <table:table-row table:style-name="ro1">
          <table:table-cell office:value-type="float" office:value="1.889" calcext:value-type="float">
            <text:p>1,889</text:p>
          </table:table-cell>
          <table:table-cell table:number-columns-repeated="3" office:value-type="float" office:value="8.298" calcext:value-type="float">
            <text:p>8,298</text:p>
          </table:table-cell>
        </table:table-row>
        <table:table-row table:style-name="ro1">
          <table:table-cell office:value-type="float" office:value="1.977" calcext:value-type="float">
            <text:p>1,977</text:p>
          </table:table-cell>
          <table:table-cell table:number-columns-repeated="3" office:value-type="float" office:value="8.684" calcext:value-type="float">
            <text:p>8,684</text:p>
          </table:table-cell>
        </table:table-row>
        <table:table-row table:style-name="ro1">
          <table:table-cell office:value-type="float" office:value="2.03" calcext:value-type="float">
            <text:p>2,03</text:p>
          </table:table-cell>
          <table:table-cell table:number-columns-repeated="3" office:value-type="float" office:value="8.917" calcext:value-type="float">
            <text:p>8,917</text:p>
          </table:table-cell>
        </table:table-row>
        <table:table-row table:style-name="ro1">
          <table:table-cell office:value-type="float" office:value="2.104" calcext:value-type="float">
            <text:p>2,104</text:p>
          </table:table-cell>
          <table:table-cell table:number-columns-repeated="3" office:value-type="float" office:value="9.242" calcext:value-type="float">
            <text:p>9,242</text:p>
          </table:table-cell>
        </table:table-row>
        <table:table-row table:style-name="ro1">
          <table:table-cell office:value-type="float" office:value="2.194" calcext:value-type="float">
            <text:p>2,194</text:p>
          </table:table-cell>
          <table:table-cell table:number-columns-repeated="3" office:value-type="float" office:value="9.637" calcext:value-type="float">
            <text:p>9,637</text:p>
          </table:table-cell>
        </table:table-row>
        <table:table-row table:style-name="ro1">
          <table:table-cell office:value-type="float" office:value="2.271" calcext:value-type="float">
            <text:p>2,271</text:p>
          </table:table-cell>
          <table:table-cell table:number-columns-repeated="3" office:value-type="float" office:value="9.976" calcext:value-type="float">
            <text:p>9,976</text:p>
          </table:table-cell>
        </table:table-row>
        <table:table-row table:style-name="ro1">
          <table:table-cell office:value-type="float" office:value="2.309" calcext:value-type="float">
            <text:p>2,309</text:p>
          </table:table-cell>
          <table:table-cell table:number-columns-repeated="3" office:value-type="float" office:value="10.143" calcext:value-type="float">
            <text:p>10,143</text:p>
          </table:table-cell>
        </table:table-row>
        <table:table-row table:style-name="ro1">
          <table:table-cell office:value-type="float" office:value="2.385" calcext:value-type="float">
            <text:p>2,385</text:p>
          </table:table-cell>
          <table:table-cell table:number-columns-repeated="3" office:value-type="float" office:value="10.476" calcext:value-type="float">
            <text:p>10,476</text:p>
          </table:table-cell>
        </table:table-row>
        <table:table-row table:style-name="ro1">
          <table:table-cell office:value-type="float" office:value="2.481" calcext:value-type="float">
            <text:p>2,481</text:p>
          </table:table-cell>
          <table:table-cell table:number-columns-repeated="3" office:value-type="float" office:value="10.898" calcext:value-type="float">
            <text:p>10,898</text:p>
          </table:table-cell>
        </table:table-row>
        <table:table-row table:style-name="ro1">
          <table:table-cell office:value-type="float" office:value="2.519" calcext:value-type="float">
            <text:p>2,519</text:p>
          </table:table-cell>
          <table:table-cell table:number-columns-repeated="3" office:value-type="float" office:value="11.065" calcext:value-type="float">
            <text:p>11,065</text:p>
          </table:table-cell>
        </table:table-row>
        <table:table-row table:style-name="ro1">
          <table:table-cell office:value-type="float" office:value="2.589" calcext:value-type="float">
            <text:p>2,589</text:p>
          </table:table-cell>
          <table:table-cell table:number-columns-repeated="3" office:value-type="float" office:value="11.372" calcext:value-type="float">
            <text:p>11,372</text:p>
          </table:table-cell>
        </table:table-row>
        <table:table-row table:style-name="ro1">
          <table:table-cell office:value-type="float" office:value="2.71" calcext:value-type="float">
            <text:p>2,71</text:p>
          </table:table-cell>
          <table:table-cell table:number-columns-repeated="3" office:value-type="float" office:value="11.904" calcext:value-type="float">
            <text:p>11,904</text:p>
          </table:table-cell>
        </table:table-row>
        <table:table-row table:style-name="ro1">
          <table:table-cell office:value-type="float" office:value="2.739" calcext:value-type="float">
            <text:p>2,739</text:p>
          </table:table-cell>
          <table:table-cell table:number-columns-repeated="3" office:value-type="float" office:value="12.031" calcext:value-type="float">
            <text:p>12,031</text:p>
          </table:table-cell>
        </table:table-row>
        <table:table-row table:style-name="ro1">
          <table:table-cell office:value-type="float" office:value="2.801" calcext:value-type="float">
            <text:p>2,801</text:p>
          </table:table-cell>
          <table:table-cell table:number-columns-repeated="3" office:value-type="float" office:value="12.304" calcext:value-type="float">
            <text:p>12,304</text:p>
          </table:table-cell>
        </table:table-row>
        <table:table-row table:style-name="ro1">
          <table:table-cell office:value-type="float" office:value="2.886" calcext:value-type="float">
            <text:p>2,886</text:p>
          </table:table-cell>
          <table:table-cell table:number-columns-repeated="3" office:value-type="float" office:value="12.677" calcext:value-type="float">
            <text:p>12,677</text:p>
          </table:table-cell>
        </table:table-row>
        <table:table-row table:style-name="ro1">
          <table:table-cell office:value-type="float" office:value="2.939" calcext:value-type="float">
            <text:p>2,939</text:p>
          </table:table-cell>
          <table:table-cell table:number-columns-repeated="3" office:value-type="float" office:value="12.91" calcext:value-type="float">
            <text:p>12,91</text:p>
          </table:table-cell>
        </table:table-row>
        <table:table-row table:style-name="ro1">
          <table:table-cell office:value-type="float" office:value="3.023" calcext:value-type="float">
            <text:p>3,023</text:p>
          </table:table-cell>
          <table:table-cell table:number-columns-repeated="3" office:value-type="float" office:value="13.279" calcext:value-type="float">
            <text:p>13,279</text:p>
          </table:table-cell>
        </table:table-row>
        <table:table-row table:style-name="ro1">
          <table:table-cell office:value-type="float" office:value="3.092" calcext:value-type="float">
            <text:p>3,092</text:p>
          </table:table-cell>
          <table:table-cell table:number-columns-repeated="3" office:value-type="float" office:value="13.582" calcext:value-type="float">
            <text:p>13,582</text:p>
          </table:table-cell>
        </table:table-row>
        <table:table-row table:style-name="ro1">
          <table:table-cell office:value-type="float" office:value="3.177" calcext:value-type="float">
            <text:p>3,177</text:p>
          </table:table-cell>
          <table:table-cell table:number-columns-repeated="3" office:value-type="float" office:value="13.955" calcext:value-type="float">
            <text:p>13,955</text:p>
          </table:table-cell>
        </table:table-row>
        <table:table-row table:style-name="ro1">
          <table:table-cell office:value-type="float" office:value="3.219" calcext:value-type="float">
            <text:p>3,219</text:p>
          </table:table-cell>
          <table:table-cell table:number-columns-repeated="3" office:value-type="float" office:value="14.14" calcext:value-type="float">
            <text:p>14,14</text:p>
          </table:table-cell>
        </table:table-row>
        <table:table-row table:style-name="ro1">
          <table:table-cell office:value-type="float" office:value="3.313" calcext:value-type="float">
            <text:p>3,313</text:p>
          </table:table-cell>
          <table:table-cell table:number-columns-repeated="3" office:value-type="float" office:value="14.553" calcext:value-type="float">
            <text:p>14,553</text:p>
          </table:table-cell>
        </table:table-row>
        <table:table-row table:style-name="ro1">
          <table:table-cell office:value-type="float" office:value="3.381" calcext:value-type="float">
            <text:p>3,381</text:p>
          </table:table-cell>
          <table:table-cell table:number-columns-repeated="3" office:value-type="float" office:value="14.851" calcext:value-type="float">
            <text:p>14,851</text:p>
          </table:table-cell>
        </table:table-row>
        <table:table-row table:style-name="ro1">
          <table:table-cell office:value-type="float" office:value="3.431" calcext:value-type="float">
            <text:p>3,431</text:p>
          </table:table-cell>
          <table:table-cell table:number-columns-repeated="3" office:value-type="float" office:value="15.071" calcext:value-type="float">
            <text:p>15,071</text:p>
          </table:table-cell>
        </table:table-row>
        <table:table-row table:style-name="ro1">
          <table:table-cell office:value-type="float" office:value="3.506" calcext:value-type="float">
            <text:p>3,506</text:p>
          </table:table-cell>
          <table:table-cell table:number-columns-repeated="3" office:value-type="float" office:value="15.4" calcext:value-type="float">
            <text:p>15,4</text:p>
          </table:table-cell>
        </table:table-row>
        <table:table-row table:style-name="ro1">
          <table:table-cell office:value-type="float" office:value="3.591" calcext:value-type="float">
            <text:p>3,591</text:p>
          </table:table-cell>
          <table:table-cell table:number-columns-repeated="3" office:value-type="float" office:value="15.774" calcext:value-type="float">
            <text:p>15,774</text:p>
          </table:table-cell>
        </table:table-row>
        <table:table-row table:style-name="ro1">
          <table:table-cell office:value-type="float" office:value="3.639" calcext:value-type="float">
            <text:p>3,639</text:p>
          </table:table-cell>
          <table:table-cell table:number-columns-repeated="3" office:value-type="float" office:value="15.985" calcext:value-type="float">
            <text:p>15,985</text:p>
          </table:table-cell>
        </table:table-row>
        <table:table-row table:style-name="ro1">
          <table:table-cell office:value-type="float" office:value="3.709" calcext:value-type="float">
            <text:p>3,709</text:p>
          </table:table-cell>
          <table:table-cell table:number-columns-repeated="3" office:value-type="float" office:value="16.292" calcext:value-type="float">
            <text:p>16,292</text:p>
          </table:table-cell>
        </table:table-row>
        <table:table-row table:style-name="ro1">
          <table:table-cell office:value-type="float" office:value="3.781" calcext:value-type="float">
            <text:p>3,781</text:p>
          </table:table-cell>
          <table:table-cell table:number-columns-repeated="3" office:value-type="float" office:value="16.608" calcext:value-type="float">
            <text:p>16,608</text:p>
          </table:table-cell>
        </table:table-row>
        <table:table-row table:style-name="ro1">
          <table:table-cell office:value-type="float" office:value="3.839" calcext:value-type="float">
            <text:p>3,839</text:p>
          </table:table-cell>
          <table:table-cell table:number-columns-repeated="3" office:value-type="float" office:value="16.863" calcext:value-type="float">
            <text:p>16,863</text:p>
          </table:table-cell>
        </table:table-row>
        <table:table-row table:style-name="ro1">
          <table:table-cell office:value-type="float" office:value="3.929" calcext:value-type="float">
            <text:p>3,929</text:p>
          </table:table-cell>
          <table:table-cell table:number-columns-repeated="3" office:value-type="float" office:value="17.259" calcext:value-type="float">
            <text:p>17,259</text:p>
          </table:table-cell>
        </table:table-row>
        <table:table-row table:style-name="ro1">
          <table:table-cell office:value-type="float" office:value="4.009" calcext:value-type="float">
            <text:p>4,009</text:p>
          </table:table-cell>
          <table:table-cell table:number-columns-repeated="3" office:value-type="float" office:value="17.61" calcext:value-type="float">
            <text:p>17,61</text:p>
          </table:table-cell>
        </table:table-row>
        <table:table-row table:style-name="ro1">
          <table:table-cell office:value-type="float" office:value="4.096" calcext:value-type="float">
            <text:p>4,096</text:p>
          </table:table-cell>
          <table:table-cell table:number-columns-repeated="3" office:value-type="float" office:value="17.992" calcext:value-type="float">
            <text:p>17,992</text:p>
          </table:table-cell>
        </table:table-row>
        <table:table-row table:style-name="ro1">
          <table:table-cell office:value-type="float" office:value="4.129" calcext:value-type="float">
            <text:p>4,129</text:p>
          </table:table-cell>
          <table:table-cell table:number-columns-repeated="3" office:value-type="float" office:value="18.137" calcext:value-type="float">
            <text:p>18,137</text:p>
          </table:table-cell>
        </table:table-row>
        <table:table-row table:style-name="ro1">
          <table:table-cell office:value-type="float" office:value="4.211" calcext:value-type="float">
            <text:p>4,211</text:p>
          </table:table-cell>
          <table:table-cell table:number-columns-repeated="3" office:value-type="float" office:value="18.497" calcext:value-type="float">
            <text:p>18,497</text:p>
          </table:table-cell>
        </table:table-row>
        <table:table-row table:style-name="ro1">
          <table:table-cell office:value-type="float" office:value="4.294" calcext:value-type="float">
            <text:p>4,294</text:p>
          </table:table-cell>
          <table:table-cell table:number-columns-repeated="3" office:value-type="float" office:value="18.862" calcext:value-type="float">
            <text:p>18,862</text:p>
          </table:table-cell>
        </table:table-row>
        <table:table-row table:style-name="ro1">
          <table:table-cell office:value-type="float" office:value="4.34" calcext:value-type="float">
            <text:p>4,34</text:p>
          </table:table-cell>
          <table:table-cell table:number-columns-repeated="3" office:value-type="float" office:value="19.064" calcext:value-type="float">
            <text:p>19,064</text:p>
          </table:table-cell>
        </table:table-row>
        <table:table-row table:style-name="ro1">
          <table:table-cell office:value-type="float" office:value="4.424" calcext:value-type="float">
            <text:p>4,424</text:p>
          </table:table-cell>
          <table:table-cell table:number-columns-repeated="3" office:value-type="float" office:value="19.433" calcext:value-type="float">
            <text:p>19,433</text:p>
          </table:table-cell>
        </table:table-row>
        <table:table-row table:style-name="ro1">
          <table:table-cell office:value-type="float" office:value="4.539" calcext:value-type="float">
            <text:p>4,539</text:p>
          </table:table-cell>
          <table:table-cell table:number-columns-repeated="3" office:value-type="float" office:value="19.938" calcext:value-type="float">
            <text:p>19,938</text:p>
          </table:table-cell>
        </table:table-row>
        <table:table-row table:style-name="ro1">
          <table:table-cell office:value-type="float" office:value="4.561" calcext:value-type="float">
            <text:p>4,561</text:p>
          </table:table-cell>
          <table:table-cell table:number-columns-repeated="3" office:value-type="float" office:value="20.035" calcext:value-type="float">
            <text:p>20,035</text:p>
          </table:table-cell>
        </table:table-row>
        <table:table-row table:style-name="ro1">
          <table:table-cell office:value-type="float" office:value="4.628" calcext:value-type="float">
            <text:p>4,628</text:p>
          </table:table-cell>
          <table:table-cell table:number-columns-repeated="3" office:value-type="float" office:value="20.329" calcext:value-type="float">
            <text:p>20,329</text:p>
          </table:table-cell>
        </table:table-row>
        <table:table-row table:style-name="ro1">
          <table:table-cell office:value-type="float" office:value="4.705" calcext:value-type="float">
            <text:p>4,705</text:p>
          </table:table-cell>
          <table:table-cell table:number-columns-repeated="3" office:value-type="float" office:value="20.667" calcext:value-type="float">
            <text:p>20,667</text:p>
          </table:table-cell>
        </table:table-row>
        <table:table-row table:style-name="ro1">
          <table:table-cell office:value-type="float" office:value="4.819" calcext:value-type="float">
            <text:p>4,819</text:p>
          </table:table-cell>
          <table:table-cell table:number-columns-repeated="3" office:value-type="float" office:value="21.168" calcext:value-type="float">
            <text:p>21,168</text:p>
          </table:table-cell>
        </table:table-row>
        <table:table-row table:style-name="ro1">
          <table:table-cell office:value-type="float" office:value="4.829" calcext:value-type="float">
            <text:p>4,829</text:p>
          </table:table-cell>
          <table:table-cell table:number-columns-repeated="3" office:value-type="float" office:value="21.212" calcext:value-type="float">
            <text:p>21,212</text:p>
          </table:table-cell>
        </table:table-row>
        <table:table-row table:style-name="ro1">
          <table:table-cell office:value-type="float" office:value="4.909" calcext:value-type="float">
            <text:p>4,909</text:p>
          </table:table-cell>
          <table:table-cell table:number-columns-repeated="3" office:value-type="float" office:value="21.563" calcext:value-type="float">
            <text:p>21,563</text:p>
          </table:table-cell>
        </table:table-row>
        <table:table-row table:style-name="ro1">
          <table:table-cell office:value-type="float" office:value="5.003" calcext:value-type="float">
            <text:p>5,003</text:p>
          </table:table-cell>
          <table:table-cell table:number-columns-repeated="3" office:value-type="float" office:value="21.976" calcext:value-type="float">
            <text:p>21,976</text:p>
          </table:table-cell>
        </table:table-row>
        <table:table-row table:style-name="ro1">
          <table:table-cell office:value-type="float" office:value="5.039" calcext:value-type="float">
            <text:p>5,039</text:p>
          </table:table-cell>
          <table:table-cell table:number-columns-repeated="3" office:value-type="float" office:value="22.134" calcext:value-type="float">
            <text:p>22,134</text:p>
          </table:table-cell>
        </table:table-row>
        <table:table-row table:style-name="ro1">
          <table:table-cell office:value-type="float" office:value="5.114" calcext:value-type="float">
            <text:p>5,114</text:p>
          </table:table-cell>
          <table:table-cell table:number-columns-repeated="3" office:value-type="float" office:value="22.464" calcext:value-type="float">
            <text:p>22,464</text:p>
          </table:table-cell>
        </table:table-row>
        <table:table-row table:style-name="ro1">
          <table:table-cell office:value-type="float" office:value="5.215" calcext:value-type="float">
            <text:p>5,215</text:p>
          </table:table-cell>
          <table:table-cell table:number-columns-repeated="3" office:value-type="float" office:value="22.907" calcext:value-type="float">
            <text:p>22,907</text:p>
          </table:table-cell>
        </table:table-row>
        <table:table-row table:style-name="ro1">
          <table:table-cell office:value-type="float" office:value="5.249" calcext:value-type="float">
            <text:p>5,249</text:p>
          </table:table-cell>
          <table:table-cell table:number-columns-repeated="3" office:value-type="float" office:value="23.057" calcext:value-type="float">
            <text:p>23,057</text:p>
          </table:table-cell>
        </table:table-row>
        <table:table-row table:style-name="ro1">
          <table:table-cell office:value-type="float" office:value="5.321" calcext:value-type="float">
            <text:p>5,321</text:p>
          </table:table-cell>
          <table:table-cell table:number-columns-repeated="3" office:value-type="float" office:value="23.373" calcext:value-type="float">
            <text:p>23,373</text:p>
          </table:table-cell>
        </table:table-row>
        <table:table-row table:style-name="ro1">
          <table:table-cell office:value-type="float" office:value="5.432" calcext:value-type="float">
            <text:p>5,432</text:p>
          </table:table-cell>
          <table:table-cell table:number-columns-repeated="3" office:value-type="float" office:value="23.861" calcext:value-type="float">
            <text:p>23,861</text:p>
          </table:table-cell>
        </table:table-row>
        <table:table-row table:style-name="ro1">
          <table:table-cell office:value-type="float" office:value="5.459" calcext:value-type="float">
            <text:p>5,459</text:p>
          </table:table-cell>
          <table:table-cell table:number-columns-repeated="3" office:value-type="float" office:value="23.979" calcext:value-type="float">
            <text:p>23,979</text:p>
          </table:table-cell>
        </table:table-row>
        <table:table-row table:style-name="ro1">
          <table:table-cell office:value-type="float" office:value="5.539" calcext:value-type="float">
            <text:p>5,539</text:p>
          </table:table-cell>
          <table:table-cell table:number-columns-repeated="3" office:value-type="float" office:value="24.331" calcext:value-type="float">
            <text:p>24,331</text:p>
          </table:table-cell>
        </table:table-row>
        <table:table-row table:style-name="ro1">
          <table:table-cell office:value-type="float" office:value="5.617" calcext:value-type="float">
            <text:p>5,617</text:p>
          </table:table-cell>
          <table:table-cell table:number-columns-repeated="3" office:value-type="float" office:value="24.673" calcext:value-type="float">
            <text:p>24,673</text:p>
          </table:table-cell>
        </table:table-row>
        <table:table-row table:style-name="ro1">
          <table:table-cell office:value-type="float" office:value="5.659" calcext:value-type="float">
            <text:p>5,659</text:p>
          </table:table-cell>
          <table:table-cell table:number-columns-repeated="3" office:value-type="float" office:value="24.858" calcext:value-type="float">
            <text:p>24,858</text:p>
          </table:table-cell>
        </table:table-row>
        <table:table-row table:style-name="ro1">
          <table:table-cell office:value-type="float" office:value="5.766" calcext:value-type="float">
            <text:p>5,766</text:p>
          </table:table-cell>
          <table:table-cell table:number-columns-repeated="3" office:value-type="float" office:value="25.328" calcext:value-type="float">
            <text:p>25,328</text:p>
          </table:table-cell>
        </table:table-row>
        <table:table-row table:style-name="ro1">
          <table:table-cell office:value-type="float" office:value="6.631" calcext:value-type="float">
            <text:p>6,631</text:p>
          </table:table-cell>
          <table:table-cell table:number-columns-repeated="3" office:value-type="float" office:value="29.127" calcext:value-type="float">
            <text:p>29,127</text:p>
          </table:table-cell>
        </table:table-row>
        <table:table-row table:style-name="ro1">
          <table:table-cell office:value-type="float" office:value="6.635" calcext:value-type="float">
            <text:p>6,635</text:p>
          </table:table-cell>
          <table:table-cell table:number-columns-repeated="3" office:value-type="float" office:value="29.145" calcext:value-type="float">
            <text:p>29,145</text:p>
          </table:table-cell>
        </table:table-row>
        <table:table-row table:style-name="ro1">
          <table:table-cell office:value-type="float" office:value="6.637" calcext:value-type="float">
            <text:p>6,637</text:p>
          </table:table-cell>
          <table:table-cell table:number-columns-repeated="3" office:value-type="float" office:value="29.154" calcext:value-type="float">
            <text:p>29,154</text:p>
          </table:table-cell>
        </table:table-row>
        <table:table-row table:style-name="ro1">
          <table:table-cell office:value-type="float" office:value="6.639" calcext:value-type="float">
            <text:p>6,639</text:p>
          </table:table-cell>
          <table:table-cell table:number-columns-repeated="3" office:value-type="float" office:value="29.163" calcext:value-type="float">
            <text:p>29,163</text:p>
          </table:table-cell>
        </table:table-row>
        <table:table-row table:style-name="ro1">
          <table:table-cell office:value-type="float" office:value="6.64" calcext:value-type="float">
            <text:p>6,64</text:p>
          </table:table-cell>
          <table:table-cell table:number-columns-repeated="3" office:value-type="float" office:value="29.167" calcext:value-type="float">
            <text:p>29,167</text:p>
          </table:table-cell>
        </table:table-row>
        <table:table-row table:style-name="ro1">
          <table:table-cell office:value-type="float" office:value="6.643" calcext:value-type="float">
            <text:p>6,643</text:p>
          </table:table-cell>
          <table:table-cell table:number-columns-repeated="3" office:value-type="float" office:value="29.18" calcext:value-type="float">
            <text:p>29,18</text:p>
          </table:table-cell>
        </table:table-row>
        <table:table-row table:style-name="ro1">
          <table:table-cell office:value-type="float" office:value="6.645" calcext:value-type="float">
            <text:p>6,645</text:p>
          </table:table-cell>
          <table:table-cell table:number-columns-repeated="3" office:value-type="float" office:value="29.189" calcext:value-type="float">
            <text:p>29,189</text:p>
          </table:table-cell>
        </table:table-row>
        <table:table-row table:style-name="ro1">
          <table:table-cell office:value-type="float" office:value="6.647" calcext:value-type="float">
            <text:p>6,647</text:p>
          </table:table-cell>
          <table:table-cell table:number-columns-repeated="3" office:value-type="float" office:value="29.198" calcext:value-type="float">
            <text:p>29,198</text:p>
          </table:table-cell>
        </table:table-row>
        <table:table-row table:style-name="ro1">
          <table:table-cell office:value-type="float" office:value="6.648" calcext:value-type="float">
            <text:p>6,648</text:p>
          </table:table-cell>
          <table:table-cell table:number-columns-repeated="3" office:value-type="float" office:value="29.202" calcext:value-type="float">
            <text:p>29,202</text:p>
          </table:table-cell>
        </table:table-row>
        <table:table-row table:style-name="ro1">
          <table:table-cell office:value-type="float" office:value="6.65" calcext:value-type="float">
            <text:p>6,65</text:p>
          </table:table-cell>
          <table:table-cell table:number-columns-repeated="3" office:value-type="float" office:value="29.211" calcext:value-type="float">
            <text:p>29,211</text:p>
          </table:table-cell>
        </table:table-row>
        <table:table-row table:style-name="ro1">
          <table:table-cell office:value-type="float" office:value="6.652" calcext:value-type="float">
            <text:p>6,652</text:p>
          </table:table-cell>
          <table:table-cell table:number-columns-repeated="3" office:value-type="float" office:value="29.22" calcext:value-type="float">
            <text:p>29,22</text:p>
          </table:table-cell>
        </table:table-row>
        <table:table-row table:style-name="ro1">
          <table:table-cell office:value-type="float" office:value="6.654" calcext:value-type="float">
            <text:p>6,654</text:p>
          </table:table-cell>
          <table:table-cell table:number-columns-repeated="3" office:value-type="float" office:value="29.228" calcext:value-type="float">
            <text:p>29,228</text:p>
          </table:table-cell>
        </table:table-row>
        <table:table-row table:style-name="ro1">
          <table:table-cell office:value-type="float" office:value="6.668" calcext:value-type="float">
            <text:p>6,668</text:p>
          </table:table-cell>
          <table:table-cell table:number-columns-repeated="3" office:value-type="float" office:value="29.29" calcext:value-type="float">
            <text:p>29,29</text:p>
          </table:table-cell>
        </table:table-row>
        <table:table-row table:style-name="ro1">
          <table:table-cell office:value-type="float" office:value="6.743" calcext:value-type="float">
            <text:p>6,743</text:p>
          </table:table-cell>
          <table:table-cell table:number-columns-repeated="3" office:value-type="float" office:value="29.619" calcext:value-type="float">
            <text:p>29,619</text:p>
          </table:table-cell>
        </table:table-row>
        <table:table-row table:style-name="ro1">
          <table:table-cell office:value-type="float" office:value="6.814" calcext:value-type="float">
            <text:p>6,814</text:p>
          </table:table-cell>
          <table:table-cell table:number-columns-repeated="3" office:value-type="float" office:value="29.931" calcext:value-type="float">
            <text:p>29,931</text:p>
          </table:table-cell>
        </table:table-row>
        <table:table-row table:style-name="ro1">
          <table:table-cell office:value-type="float" office:value="6.891" calcext:value-type="float">
            <text:p>6,891</text:p>
          </table:table-cell>
          <table:table-cell table:number-columns-repeated="3" office:value-type="float" office:value="30.269" calcext:value-type="float">
            <text:p>30,269</text:p>
          </table:table-cell>
        </table:table-row>
        <table:table-row table:style-name="ro1">
          <table:table-cell office:value-type="float" office:value="6.986" calcext:value-type="float">
            <text:p>6,986</text:p>
          </table:table-cell>
          <table:table-cell table:number-columns-repeated="3" office:value-type="float" office:value="30.687" calcext:value-type="float">
            <text:p>30,687</text:p>
          </table:table-cell>
        </table:table-row>
        <table:table-row table:style-name="ro1">
          <table:table-cell office:value-type="float" office:value="7.017" calcext:value-type="float">
            <text:p>7,017</text:p>
          </table:table-cell>
          <table:table-cell table:number-columns-repeated="3" office:value-type="float" office:value="30.823" calcext:value-type="float">
            <text:p>30,823</text:p>
          </table:table-cell>
        </table:table-row>
        <table:table-row table:style-name="ro1">
          <table:table-cell office:value-type="float" office:value="7.079" calcext:value-type="float">
            <text:p>7,079</text:p>
          </table:table-cell>
          <table:table-cell table:number-columns-repeated="3" office:value-type="float" office:value="31.095" calcext:value-type="float">
            <text:p>31,095</text:p>
          </table:table-cell>
        </table:table-row>
        <table:table-row table:style-name="ro1">
          <table:table-cell office:value-type="float" office:value="7.152" calcext:value-type="float">
            <text:p>7,152</text:p>
          </table:table-cell>
          <table:table-cell table:number-columns-repeated="3" office:value-type="float" office:value="31.416" calcext:value-type="float">
            <text:p>31,416</text:p>
          </table:table-cell>
        </table:table-row>
      </table:table>
      <table:table table:name="Sheet1" table:style-name="ta1">
        <table:shapes>
          <draw:frame draw:z-index="0" draw:style-name="gr1" draw:text-style-name="P1" svg:width="15.999cm" svg:height="8.999cm" svg:x="11.295cm" svg:y="0.892cm">
            <draw:object draw:notify-on-update-of-ranges="Sheet1.A2:Sheet1.A124 Sheet1.B1:Sheet1.B1 Sheet1.B2:Sheet1.B124 Sheet1.C1:Sheet1.C1 Sheet1.C2:Sheet1.C124 Sheet1.D1:Sheet1.D1 Sheet1.D2:Sheet1.D124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nstante(s)</text:p>
          </table:table-cell>
          <table:table-cell office:value-type="string" calcext:value-type="string">
            <text:p>Analitico</text:p>
          </table:table-cell>
          <table:table-cell office:value-type="string" calcext:value-type="string">
            <text:p>Euler</text:p>
          </table:table-cell>
          <table:table-cell office:value-type="string" calcext:value-type="string">
            <text:p>Euler-Cromer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1" calcext:value-type="float">
            <text:p>0,101</text:p>
          </table:table-cell>
          <table:table-cell table:number-columns-repeated="3" office:value-type="float" office:value="0.445" calcext:value-type="float">
            <text:p>0,445</text:p>
          </table:table-cell>
        </table:table-row>
        <table:table-row table:style-name="ro1">
          <table:table-cell office:value-type="float" office:value="0.14" calcext:value-type="float">
            <text:p>0,14</text:p>
          </table:table-cell>
          <table:table-cell table:number-columns-repeated="3" office:value-type="float" office:value="0.617" calcext:value-type="float">
            <text:p>0,617</text:p>
          </table:table-cell>
        </table:table-row>
        <table:table-row table:style-name="ro1">
          <table:table-cell office:value-type="float" office:value="0.23" calcext:value-type="float">
            <text:p>0,23</text:p>
          </table:table-cell>
          <table:table-cell table:number-columns-repeated="3" office:value-type="float" office:value="1.013" calcext:value-type="float">
            <text:p>1,013</text:p>
          </table:table-cell>
        </table:table-row>
        <table:table-row table:style-name="ro1">
          <table:table-cell office:value-type="float" office:value="0.29" calcext:value-type="float">
            <text:p>0,29</text:p>
          </table:table-cell>
          <table:table-cell table:number-columns-repeated="3" office:value-type="float" office:value="1.277" calcext:value-type="float">
            <text:p>1,277</text:p>
          </table:table-cell>
        </table:table-row>
        <table:table-row table:style-name="ro1">
          <table:table-cell office:value-type="float" office:value="0.377" calcext:value-type="float">
            <text:p>0,377</text:p>
          </table:table-cell>
          <table:table-cell table:number-columns-repeated="3" office:value-type="float" office:value="1.661" calcext:value-type="float">
            <text:p>1,661</text:p>
          </table:table-cell>
        </table:table-row>
        <table:table-row table:style-name="ro1">
          <table:table-cell office:value-type="float" office:value="0.42" calcext:value-type="float">
            <text:p>0,42</text:p>
          </table:table-cell>
          <table:table-cell table:number-columns-repeated="3" office:value-type="float" office:value="1.85" calcext:value-type="float">
            <text:p>1,85</text:p>
          </table:table-cell>
        </table:table-row>
        <table:table-row table:style-name="ro1">
          <table:table-cell office:value-type="float" office:value="0.501" calcext:value-type="float">
            <text:p>0,501</text:p>
          </table:table-cell>
          <table:table-cell table:number-columns-repeated="3" office:value-type="float" office:value="2.207" calcext:value-type="float">
            <text:p>2,207</text:p>
          </table:table-cell>
        </table:table-row>
        <table:table-row table:style-name="ro1">
          <table:table-cell office:value-type="float" office:value="0.582" calcext:value-type="float">
            <text:p>0,582</text:p>
          </table:table-cell>
          <table:table-cell table:number-columns-repeated="3" office:value-type="float" office:value="2.563" calcext:value-type="float">
            <text:p>2,563</text:p>
          </table:table-cell>
        </table:table-row>
        <table:table-row table:style-name="ro1">
          <table:table-cell office:value-type="float" office:value="0.639" calcext:value-type="float">
            <text:p>0,639</text:p>
          </table:table-cell>
          <table:table-cell table:number-columns-repeated="3" office:value-type="float" office:value="2.815" calcext:value-type="float">
            <text:p>2,815</text:p>
          </table:table-cell>
        </table:table-row>
        <table:table-row table:style-name="ro1">
          <table:table-cell office:value-type="float" office:value="0.709" calcext:value-type="float">
            <text:p>0,709</text:p>
          </table:table-cell>
          <table:table-cell table:number-columns-repeated="3" office:value-type="float" office:value="3.123" calcext:value-type="float">
            <text:p>3,123</text:p>
          </table:table-cell>
        </table:table-row>
        <table:table-row table:style-name="ro1">
          <table:table-cell office:value-type="float" office:value="0.781" calcext:value-type="float">
            <text:p>0,781</text:p>
          </table:table-cell>
          <table:table-cell table:number-columns-repeated="3" office:value-type="float" office:value="3.44" calcext:value-type="float">
            <text:p>3,44</text:p>
          </table:table-cell>
        </table:table-row>
        <table:table-row table:style-name="ro1">
          <table:table-cell office:value-type="float" office:value="0.849" calcext:value-type="float">
            <text:p>0,849</text:p>
          </table:table-cell>
          <table:table-cell table:number-columns-repeated="3" office:value-type="float" office:value="3.74" calcext:value-type="float">
            <text:p>3,74</text:p>
          </table:table-cell>
        </table:table-row>
        <table:table-row table:style-name="ro1">
          <table:table-cell office:value-type="float" office:value="0.92" calcext:value-type="float">
            <text:p>0,92</text:p>
          </table:table-cell>
          <table:table-cell table:number-columns-repeated="3" office:value-type="float" office:value="4.052" calcext:value-type="float">
            <text:p>4,052</text:p>
          </table:table-cell>
        </table:table-row>
        <table:table-row table:style-name="ro1">
          <table:table-cell office:value-type="float" office:value="1.001" calcext:value-type="float">
            <text:p>1,001</text:p>
          </table:table-cell>
          <table:table-cell table:number-columns-repeated="3" office:value-type="float" office:value="4.409" calcext:value-type="float">
            <text:p>4,409</text:p>
          </table:table-cell>
        </table:table-row>
        <table:table-row table:style-name="ro1">
          <table:table-cell office:value-type="float" office:value="1.06" calcext:value-type="float">
            <text:p>1,06</text:p>
          </table:table-cell>
          <table:table-cell table:number-columns-repeated="3" office:value-type="float" office:value="4.669" calcext:value-type="float">
            <text:p>4,669</text:p>
          </table:table-cell>
        </table:table-row>
        <table:table-row table:style-name="ro1">
          <table:table-cell office:value-type="float" office:value="1.13" calcext:value-type="float">
            <text:p>1,13</text:p>
          </table:table-cell>
          <table:table-cell table:number-columns-repeated="3" office:value-type="float" office:value="4.977" calcext:value-type="float">
            <text:p>4,977</text:p>
          </table:table-cell>
        </table:table-row>
        <table:table-row table:style-name="ro1">
          <table:table-cell office:value-type="float" office:value="1.199" calcext:value-type="float">
            <text:p>1,199</text:p>
          </table:table-cell>
          <table:table-cell table:number-columns-repeated="3" office:value-type="float" office:value="5.281" calcext:value-type="float">
            <text:p>5,281</text:p>
          </table:table-cell>
        </table:table-row>
        <table:table-row table:style-name="ro1">
          <table:table-cell office:value-type="float" office:value="1.288" calcext:value-type="float">
            <text:p>1,288</text:p>
          </table:table-cell>
          <table:table-cell table:number-columns-repeated="3" office:value-type="float" office:value="5.673" calcext:value-type="float">
            <text:p>5,673</text:p>
          </table:table-cell>
        </table:table-row>
        <table:table-row table:style-name="ro1">
          <table:table-cell office:value-type="float" office:value="1.34" calcext:value-type="float">
            <text:p>1,34</text:p>
          </table:table-cell>
          <table:table-cell table:number-columns-repeated="3" office:value-type="float" office:value="5.902" calcext:value-type="float">
            <text:p>5,902</text:p>
          </table:table-cell>
        </table:table-row>
        <table:table-row table:style-name="ro1">
          <table:table-cell office:value-type="float" office:value="1.41" calcext:value-type="float">
            <text:p>1,41</text:p>
          </table:table-cell>
          <table:table-cell table:number-columns-repeated="3" office:value-type="float" office:value="6.211" calcext:value-type="float">
            <text:p>6,211</text:p>
          </table:table-cell>
        </table:table-row>
        <table:table-row table:style-name="ro1">
          <table:table-cell office:value-type="float" office:value="1.489" calcext:value-type="float">
            <text:p>1,489</text:p>
          </table:table-cell>
          <table:table-cell table:number-columns-repeated="3" office:value-type="float" office:value="6.558" calcext:value-type="float">
            <text:p>6,558</text:p>
          </table:table-cell>
        </table:table-row>
        <table:table-row table:style-name="ro1">
          <table:table-cell office:value-type="float" office:value="1.55" calcext:value-type="float">
            <text:p>1,55</text:p>
          </table:table-cell>
          <table:table-cell table:number-columns-repeated="3" office:value-type="float" office:value="6.827" calcext:value-type="float">
            <text:p>6,827</text:p>
          </table:table-cell>
        </table:table-row>
        <table:table-row table:style-name="ro1">
          <table:table-cell office:value-type="float" office:value="1.619" calcext:value-type="float">
            <text:p>1,619</text:p>
          </table:table-cell>
          <table:table-cell table:number-columns-repeated="3" office:value-type="float" office:value="7.131" calcext:value-type="float">
            <text:p>7,131</text:p>
          </table:table-cell>
        </table:table-row>
        <table:table-row table:style-name="ro1">
          <table:table-cell office:value-type="float" office:value="1.72" calcext:value-type="float">
            <text:p>1,72</text:p>
          </table:table-cell>
          <table:table-cell table:number-columns-repeated="3" office:value-type="float" office:value="7.576" calcext:value-type="float">
            <text:p>7,576</text:p>
          </table:table-cell>
        </table:table-row>
        <table:table-row table:style-name="ro1">
          <table:table-cell office:value-type="float" office:value="1.759" calcext:value-type="float">
            <text:p>1,759</text:p>
          </table:table-cell>
          <table:table-cell table:number-columns-repeated="3" office:value-type="float" office:value="7.748" calcext:value-type="float">
            <text:p>7,748</text:p>
          </table:table-cell>
        </table:table-row>
        <table:table-row table:style-name="ro1">
          <table:table-cell office:value-type="float" office:value="1.829" calcext:value-type="float">
            <text:p>1,829</text:p>
          </table:table-cell>
          <table:table-cell table:number-columns-repeated="3" office:value-type="float" office:value="8.056" calcext:value-type="float">
            <text:p>8,056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table:number-columns-repeated="3" office:value-type="float" office:value="8.369" calcext:value-type="float">
            <text:p>8,369</text:p>
          </table:table-cell>
        </table:table-row>
        <table:table-row table:style-name="ro1">
          <table:table-cell office:value-type="float" office:value="1.969" calcext:value-type="float">
            <text:p>1,969</text:p>
          </table:table-cell>
          <table:table-cell table:number-columns-repeated="3" office:value-type="float" office:value="8.673" calcext:value-type="float">
            <text:p>8,673</text:p>
          </table:table-cell>
        </table:table-row>
        <table:table-row table:style-name="ro1">
          <table:table-cell office:value-type="float" office:value="2.04" calcext:value-type="float">
            <text:p>2,04</text:p>
          </table:table-cell>
          <table:table-cell table:number-columns-repeated="3" office:value-type="float" office:value="8.985" calcext:value-type="float">
            <text:p>8,985</text:p>
          </table:table-cell>
        </table:table-row>
        <table:table-row table:style-name="ro1">
          <table:table-cell office:value-type="float" office:value="2.11" calcext:value-type="float">
            <text:p>2,11</text:p>
          </table:table-cell>
          <table:table-cell table:number-columns-repeated="3" office:value-type="float" office:value="9.294" calcext:value-type="float">
            <text:p>9,294</text:p>
          </table:table-cell>
        </table:table-row>
        <table:table-row table:style-name="ro1">
          <table:table-cell office:value-type="float" office:value="2.196" calcext:value-type="float">
            <text:p>2,196</text:p>
          </table:table-cell>
          <table:table-cell table:number-columns-repeated="3" office:value-type="float" office:value="9.673" calcext:value-type="float">
            <text:p>9,673</text:p>
          </table:table-cell>
        </table:table-row>
        <table:table-row table:style-name="ro1">
          <table:table-cell office:value-type="float" office:value="2.25" calcext:value-type="float">
            <text:p>2,25</text:p>
          </table:table-cell>
          <table:table-cell table:number-columns-repeated="3" office:value-type="float" office:value="9.91" calcext:value-type="float">
            <text:p>9,91</text:p>
          </table:table-cell>
        </table:table-row>
        <table:table-row table:style-name="ro1">
          <table:table-cell office:value-type="float" office:value="2.323" calcext:value-type="float">
            <text:p>2,323</text:p>
          </table:table-cell>
          <table:table-cell table:number-columns-repeated="3" office:value-type="float" office:value="10.232" calcext:value-type="float">
            <text:p>10,232</text:p>
          </table:table-cell>
        </table:table-row>
        <table:table-row table:style-name="ro1">
          <table:table-cell office:value-type="float" office:value="2.399" calcext:value-type="float">
            <text:p>2,399</text:p>
          </table:table-cell>
          <table:table-cell table:number-columns-repeated="3" office:value-type="float" office:value="10.567" calcext:value-type="float">
            <text:p>10,567</text:p>
          </table:table-cell>
        </table:table-row>
        <table:table-row table:style-name="ro1">
          <table:table-cell office:value-type="float" office:value="2.46" calcext:value-type="float">
            <text:p>2,46</text:p>
          </table:table-cell>
          <table:table-cell table:number-columns-repeated="3" office:value-type="float" office:value="10.835" calcext:value-type="float">
            <text:p>10,835</text:p>
          </table:table-cell>
        </table:table-row>
        <table:table-row table:style-name="ro1">
          <table:table-cell office:value-type="float" office:value="2.53" calcext:value-type="float">
            <text:p>2,53</text:p>
          </table:table-cell>
          <table:table-cell table:number-columns-repeated="3" office:value-type="float" office:value="11.144" calcext:value-type="float">
            <text:p>11,144</text:p>
          </table:table-cell>
        </table:table-row>
        <table:table-row table:style-name="ro1">
          <table:table-cell office:value-type="float" office:value="2.597" calcext:value-type="float">
            <text:p>2,597</text:p>
          </table:table-cell>
          <table:table-cell table:number-columns-repeated="3" office:value-type="float" office:value="11.439" calcext:value-type="float">
            <text:p>11,439</text:p>
          </table:table-cell>
        </table:table-row>
        <table:table-row table:style-name="ro1">
          <table:table-cell office:value-type="float" office:value="2.663" calcext:value-type="float">
            <text:p>2,663</text:p>
          </table:table-cell>
          <table:table-cell table:number-columns-repeated="3" office:value-type="float" office:value="11.729" calcext:value-type="float">
            <text:p>11,729</text:p>
          </table:table-cell>
        </table:table-row>
        <table:table-row table:style-name="ro1">
          <table:table-cell office:value-type="float" office:value="2.74" calcext:value-type="float">
            <text:p>2,74</text:p>
          </table:table-cell>
          <table:table-cell table:number-columns-repeated="3" office:value-type="float" office:value="12.069" calcext:value-type="float">
            <text:p>12,069</text:p>
          </table:table-cell>
        </table:table-row>
        <table:table-row table:style-name="ro1">
          <table:table-cell office:value-type="float" office:value="2.831" calcext:value-type="float">
            <text:p>2,831</text:p>
          </table:table-cell>
          <table:table-cell table:number-columns-repeated="3" office:value-type="float" office:value="12.469" calcext:value-type="float">
            <text:p>12,469</text:p>
          </table:table-cell>
        </table:table-row>
        <table:table-row table:style-name="ro1">
          <table:table-cell office:value-type="float" office:value="2.926" calcext:value-type="float">
            <text:p>2,926</text:p>
          </table:table-cell>
          <table:table-cell table:number-columns-repeated="3" office:value-type="float" office:value="12.888" calcext:value-type="float">
            <text:p>12,888</text:p>
          </table:table-cell>
        </table:table-row>
        <table:table-row table:style-name="ro1">
          <table:table-cell office:value-type="float" office:value="2.953" calcext:value-type="float">
            <text:p>2,953</text:p>
          </table:table-cell>
          <table:table-cell table:number-columns-repeated="3" office:value-type="float" office:value="13.007" calcext:value-type="float">
            <text:p>13,007</text:p>
          </table:table-cell>
        </table:table-row>
        <table:table-row table:style-name="ro1">
          <table:table-cell office:value-type="float" office:value="3.02" calcext:value-type="float">
            <text:p>3,02</text:p>
          </table:table-cell>
          <table:table-cell table:number-columns-repeated="3" office:value-type="float" office:value="13.302" calcext:value-type="float">
            <text:p>13,302</text:p>
          </table:table-cell>
        </table:table-row>
        <table:table-row table:style-name="ro1">
          <table:table-cell office:value-type="float" office:value="3.117" calcext:value-type="float">
            <text:p>3,117</text:p>
          </table:table-cell>
          <table:table-cell table:number-columns-repeated="3" office:value-type="float" office:value="13.729" calcext:value-type="float">
            <text:p>13,729</text:p>
          </table:table-cell>
        </table:table-row>
        <table:table-row table:style-name="ro1">
          <table:table-cell office:value-type="float" office:value="3.16" calcext:value-type="float">
            <text:p>3,16</text:p>
          </table:table-cell>
          <table:table-cell table:number-columns-repeated="3" office:value-type="float" office:value="13.919" calcext:value-type="float">
            <text:p>13,919</text:p>
          </table:table-cell>
        </table:table-row>
        <table:table-row table:style-name="ro1">
          <table:table-cell office:value-type="float" office:value="3.254" calcext:value-type="float">
            <text:p>3,254</text:p>
          </table:table-cell>
          <table:table-cell table:number-columns-repeated="3" office:value-type="float" office:value="14.333" calcext:value-type="float">
            <text:p>14,333</text:p>
          </table:table-cell>
        </table:table-row>
        <table:table-row table:style-name="ro1">
          <table:table-cell office:value-type="float" office:value="3.326" calcext:value-type="float">
            <text:p>3,326</text:p>
          </table:table-cell>
          <table:table-cell table:number-columns-repeated="3" office:value-type="float" office:value="14.65" calcext:value-type="float">
            <text:p>14,65</text:p>
          </table:table-cell>
        </table:table-row>
        <table:table-row table:style-name="ro1">
          <table:table-cell office:value-type="float" office:value="3.37" calcext:value-type="float">
            <text:p>3,37</text:p>
          </table:table-cell>
          <table:table-cell table:number-columns-repeated="3" office:value-type="float" office:value="14.844" calcext:value-type="float">
            <text:p>14,844</text:p>
          </table:table-cell>
        </table:table-row>
        <table:table-row table:style-name="ro1">
          <table:table-cell office:value-type="float" office:value="3.44" calcext:value-type="float">
            <text:p>3,44</text:p>
          </table:table-cell>
          <table:table-cell table:number-columns-repeated="3" office:value-type="float" office:value="15.152" calcext:value-type="float">
            <text:p>15,152</text:p>
          </table:table-cell>
        </table:table-row>
        <table:table-row table:style-name="ro1">
          <table:table-cell office:value-type="float" office:value="3.536" calcext:value-type="float">
            <text:p>3,536</text:p>
          </table:table-cell>
          <table:table-cell table:number-columns-repeated="3" office:value-type="float" office:value="15.575" calcext:value-type="float">
            <text:p>15,575</text:p>
          </table:table-cell>
        </table:table-row>
        <table:table-row table:style-name="ro1">
          <table:table-cell office:value-type="float" office:value="3.579" calcext:value-type="float">
            <text:p>3,579</text:p>
          </table:table-cell>
          <table:table-cell table:number-columns-repeated="3" office:value-type="float" office:value="15.764" calcext:value-type="float">
            <text:p>15,764</text:p>
          </table:table-cell>
        </table:table-row>
        <table:table-row table:style-name="ro1">
          <table:table-cell office:value-type="float" office:value="3.65" calcext:value-type="float">
            <text:p>3,65</text:p>
          </table:table-cell>
          <table:table-cell table:number-columns-repeated="3" office:value-type="float" office:value="16.077" calcext:value-type="float">
            <text:p>16,077</text:p>
          </table:table-cell>
        </table:table-row>
        <table:table-row table:style-name="ro1">
          <table:table-cell office:value-type="float" office:value="3.719" calcext:value-type="float">
            <text:p>3,719</text:p>
          </table:table-cell>
          <table:table-cell table:number-columns-repeated="3" office:value-type="float" office:value="16.381" calcext:value-type="float">
            <text:p>16,381</text:p>
          </table:table-cell>
        </table:table-row>
        <table:table-row table:style-name="ro1">
          <table:table-cell office:value-type="float" office:value="3.846" calcext:value-type="float">
            <text:p>3,846</text:p>
          </table:table-cell>
          <table:table-cell table:number-columns-repeated="3" office:value-type="float" office:value="16.94" calcext:value-type="float">
            <text:p>16,94</text:p>
          </table:table-cell>
        </table:table-row>
        <table:table-row table:style-name="ro1">
          <table:table-cell office:value-type="float" office:value="3.866" calcext:value-type="float">
            <text:p>3,866</text:p>
          </table:table-cell>
          <table:table-cell table:number-columns-repeated="3" office:value-type="float" office:value="17.028" calcext:value-type="float">
            <text:p>17,028</text:p>
          </table:table-cell>
        </table:table-row>
        <table:table-row table:style-name="ro1">
          <table:table-cell office:value-type="float" office:value="3.946" calcext:value-type="float">
            <text:p>3,946</text:p>
          </table:table-cell>
          <table:table-cell table:number-columns-repeated="3" office:value-type="float" office:value="17.381" calcext:value-type="float">
            <text:p>17,381</text:p>
          </table:table-cell>
        </table:table-row>
        <table:table-row table:style-name="ro1">
          <table:table-cell office:value-type="float" office:value="4.018" calcext:value-type="float">
            <text:p>4,018</text:p>
          </table:table-cell>
          <table:table-cell table:number-columns-repeated="3" office:value-type="float" office:value="17.698" calcext:value-type="float">
            <text:p>17,698</text:p>
          </table:table-cell>
        </table:table-row>
        <table:table-row table:style-name="ro1">
          <table:table-cell office:value-type="float" office:value="4.07" calcext:value-type="float">
            <text:p>4,07</text:p>
          </table:table-cell>
          <table:table-cell table:number-columns-repeated="3" office:value-type="float" office:value="17.927" calcext:value-type="float">
            <text:p>17,927</text:p>
          </table:table-cell>
        </table:table-row>
        <table:table-row table:style-name="ro1">
          <table:table-cell office:value-type="float" office:value="4.183" calcext:value-type="float">
            <text:p>4,183</text:p>
          </table:table-cell>
          <table:table-cell table:number-columns-repeated="3" office:value-type="float" office:value="18.425" calcext:value-type="float">
            <text:p>18,425</text:p>
          </table:table-cell>
        </table:table-row>
        <table:table-row table:style-name="ro1">
          <table:table-cell office:value-type="float" office:value="4.211" calcext:value-type="float">
            <text:p>4,211</text:p>
          </table:table-cell>
          <table:table-cell table:number-columns-repeated="3" office:value-type="float" office:value="18.548" calcext:value-type="float">
            <text:p>18,548</text:p>
          </table:table-cell>
        </table:table-row>
        <table:table-row table:style-name="ro1">
          <table:table-cell office:value-type="float" office:value="4.279" calcext:value-type="float">
            <text:p>4,279</text:p>
          </table:table-cell>
          <table:table-cell table:number-columns-repeated="3" office:value-type="float" office:value="18.847" calcext:value-type="float">
            <text:p>18,847</text:p>
          </table:table-cell>
        </table:table-row>
        <table:table-row table:style-name="ro1">
          <table:table-cell office:value-type="float" office:value="4.35" calcext:value-type="float">
            <text:p>4,35</text:p>
          </table:table-cell>
          <table:table-cell table:number-columns-repeated="3" office:value-type="float" office:value="19.16" calcext:value-type="float">
            <text:p>19,16</text:p>
          </table:table-cell>
        </table:table-row>
        <table:table-row table:style-name="ro1">
          <table:table-cell office:value-type="float" office:value="4.435" calcext:value-type="float">
            <text:p>4,435</text:p>
          </table:table-cell>
          <table:table-cell table:number-columns-repeated="3" office:value-type="float" office:value="19.534" calcext:value-type="float">
            <text:p>19,534</text:p>
          </table:table-cell>
        </table:table-row>
        <table:table-row table:style-name="ro1">
          <table:table-cell office:value-type="float" office:value="4.537" calcext:value-type="float">
            <text:p>4,537</text:p>
          </table:table-cell>
          <table:table-cell table:number-columns-repeated="3" office:value-type="float" office:value="19.984" calcext:value-type="float">
            <text:p>19,984</text:p>
          </table:table-cell>
        </table:table-row>
        <table:table-row table:style-name="ro1">
          <table:table-cell office:value-type="float" office:value="4.561" calcext:value-type="float">
            <text:p>4,561</text:p>
          </table:table-cell>
          <table:table-cell table:number-columns-repeated="3" office:value-type="float" office:value="20.089" calcext:value-type="float">
            <text:p>20,089</text:p>
          </table:table-cell>
        </table:table-row>
        <table:table-row table:style-name="ro1">
          <table:table-cell office:value-type="float" office:value="4.644" calcext:value-type="float">
            <text:p>4,644</text:p>
          </table:table-cell>
          <table:table-cell table:number-columns-repeated="3" office:value-type="float" office:value="20.455" calcext:value-type="float">
            <text:p>20,455</text:p>
          </table:table-cell>
        </table:table-row>
        <table:table-row table:style-name="ro1">
          <table:table-cell office:value-type="float" office:value="4.762" calcext:value-type="float">
            <text:p>4,762</text:p>
          </table:table-cell>
          <table:table-cell table:number-columns-repeated="3" office:value-type="float" office:value="20.975" calcext:value-type="float">
            <text:p>20,975</text:p>
          </table:table-cell>
        </table:table-row>
        <table:table-row table:style-name="ro1">
          <table:table-cell office:value-type="float" office:value="4.771" calcext:value-type="float">
            <text:p>4,771</text:p>
          </table:table-cell>
          <table:table-cell table:number-columns-repeated="3" office:value-type="float" office:value="21.014" calcext:value-type="float">
            <text:p>21,014</text:p>
          </table:table-cell>
        </table:table-row>
        <table:table-row table:style-name="ro1">
          <table:table-cell office:value-type="float" office:value="4.84" calcext:value-type="float">
            <text:p>4,84</text:p>
          </table:table-cell>
          <table:table-cell table:number-columns-repeated="3" office:value-type="float" office:value="21.318" calcext:value-type="float">
            <text:p>21,318</text:p>
          </table:table-cell>
        </table:table-row>
        <table:table-row table:style-name="ro1">
          <table:table-cell office:value-type="float" office:value="4.936" calcext:value-type="float">
            <text:p>4,936</text:p>
          </table:table-cell>
          <table:table-cell table:number-columns-repeated="3" office:value-type="float" office:value="21.741" calcext:value-type="float">
            <text:p>21,741</text:p>
          </table:table-cell>
        </table:table-row>
        <table:table-row table:style-name="ro1">
          <table:table-cell office:value-type="float" office:value="4.98" calcext:value-type="float">
            <text:p>4,98</text:p>
          </table:table-cell>
          <table:table-cell table:number-columns-repeated="3" office:value-type="float" office:value="21.935" calcext:value-type="float">
            <text:p>21,935</text:p>
          </table:table-cell>
        </table:table-row>
        <table:table-row table:style-name="ro1">
          <table:table-cell office:value-type="float" office:value="5.085" calcext:value-type="float">
            <text:p>5,085</text:p>
          </table:table-cell>
          <table:table-cell table:number-columns-repeated="3" office:value-type="float" office:value="22.397" calcext:value-type="float">
            <text:p>22,397</text:p>
          </table:table-cell>
        </table:table-row>
        <table:table-row table:style-name="ro1">
          <table:table-cell office:value-type="float" office:value="5.12" calcext:value-type="float">
            <text:p>5,12</text:p>
          </table:table-cell>
          <table:table-cell table:number-columns-repeated="3" office:value-type="float" office:value="22.552" calcext:value-type="float">
            <text:p>22,552</text:p>
          </table:table-cell>
        </table:table-row>
        <table:table-row table:style-name="ro1">
          <table:table-cell office:value-type="float" office:value="5.19" calcext:value-type="float">
            <text:p>5,19</text:p>
          </table:table-cell>
          <table:table-cell table:number-columns-repeated="3" office:value-type="float" office:value="22.86" calcext:value-type="float">
            <text:p>22,86</text:p>
          </table:table-cell>
        </table:table-row>
        <table:table-row table:style-name="ro1">
          <table:table-cell office:value-type="float" office:value="5.26" calcext:value-type="float">
            <text:p>5,26</text:p>
          </table:table-cell>
          <table:table-cell table:number-columns-repeated="3" office:value-type="float" office:value="23.168" calcext:value-type="float">
            <text:p>23,168</text:p>
          </table:table-cell>
        </table:table-row>
        <table:table-row table:style-name="ro1">
          <table:table-cell office:value-type="float" office:value="5.364" calcext:value-type="float">
            <text:p>5,364</text:p>
          </table:table-cell>
          <table:table-cell table:number-columns-repeated="3" office:value-type="float" office:value="23.626" calcext:value-type="float">
            <text:p>23,626</text:p>
          </table:table-cell>
        </table:table-row>
        <table:table-row table:style-name="ro1">
          <table:table-cell office:value-type="float" office:value="5.401" calcext:value-type="float">
            <text:p>5,401</text:p>
          </table:table-cell>
          <table:table-cell table:number-columns-repeated="3" office:value-type="float" office:value="23.789" calcext:value-type="float">
            <text:p>23,789</text:p>
          </table:table-cell>
        </table:table-row>
        <table:table-row table:style-name="ro1">
          <table:table-cell office:value-type="float" office:value="5.47" calcext:value-type="float">
            <text:p>5,47</text:p>
          </table:table-cell>
          <table:table-cell table:number-columns-repeated="3" office:value-type="float" office:value="24.093" calcext:value-type="float">
            <text:p>24,093</text:p>
          </table:table-cell>
        </table:table-row>
        <table:table-row table:style-name="ro1">
          <table:table-cell office:value-type="float" office:value="5.54" calcext:value-type="float">
            <text:p>5,54</text:p>
          </table:table-cell>
          <table:table-cell table:number-columns-repeated="3" office:value-type="float" office:value="24.402" calcext:value-type="float">
            <text:p>24,402</text:p>
          </table:table-cell>
        </table:table-row>
        <table:table-row table:style-name="ro1">
          <table:table-cell office:value-type="float" office:value="5.682" calcext:value-type="float">
            <text:p>5,682</text:p>
          </table:table-cell>
          <table:table-cell table:number-columns-repeated="3" office:value-type="float" office:value="25.027" calcext:value-type="float">
            <text:p>25,027</text:p>
          </table:table-cell>
        </table:table-row>
        <table:table-row table:style-name="ro1">
          <table:table-cell office:value-type="float" office:value="5.685" calcext:value-type="float">
            <text:p>5,685</text:p>
          </table:table-cell>
          <table:table-cell table:number-columns-repeated="3" office:value-type="float" office:value="25.04" calcext:value-type="float">
            <text:p>25,04</text:p>
          </table:table-cell>
        </table:table-row>
        <table:table-row table:style-name="ro1">
          <table:table-cell office:value-type="float" office:value="5.756" calcext:value-type="float">
            <text:p>5,756</text:p>
          </table:table-cell>
          <table:table-cell table:number-columns-repeated="3" office:value-type="float" office:value="25.353" calcext:value-type="float">
            <text:p>25,353</text:p>
          </table:table-cell>
        </table:table-row>
        <table:table-row table:style-name="ro1">
          <table:table-cell office:value-type="float" office:value="5.864" calcext:value-type="float">
            <text:p>5,864</text:p>
          </table:table-cell>
          <table:table-cell table:number-columns-repeated="3" office:value-type="float" office:value="25.829" calcext:value-type="float">
            <text:p>25,829</text:p>
          </table:table-cell>
        </table:table-row>
        <table:table-row table:style-name="ro1">
          <table:table-cell office:value-type="float" office:value="5.891" calcext:value-type="float">
            <text:p>5,891</text:p>
          </table:table-cell>
          <table:table-cell table:number-columns-repeated="3" office:value-type="float" office:value="25.948" calcext:value-type="float">
            <text:p>25,948</text:p>
          </table:table-cell>
        </table:table-row>
        <table:table-row table:style-name="ro1">
          <table:table-cell office:value-type="float" office:value="5.988" calcext:value-type="float">
            <text:p>5,988</text:p>
          </table:table-cell>
          <table:table-cell table:number-columns-repeated="3" office:value-type="float" office:value="26.375" calcext:value-type="float">
            <text:p>26,375</text:p>
          </table:table-cell>
        </table:table-row>
        <table:table-row table:style-name="ro1">
          <table:table-cell office:value-type="float" office:value="6.055" calcext:value-type="float">
            <text:p>6,055</text:p>
          </table:table-cell>
          <table:table-cell table:number-columns-repeated="3" office:value-type="float" office:value="26.67" calcext:value-type="float">
            <text:p>26,67</text:p>
          </table:table-cell>
        </table:table-row>
        <table:table-row table:style-name="ro1">
          <table:table-cell office:value-type="float" office:value="6.099" calcext:value-type="float">
            <text:p>6,099</text:p>
          </table:table-cell>
          <table:table-cell table:number-columns-repeated="3" office:value-type="float" office:value="26.864" calcext:value-type="float">
            <text:p>26,864</text:p>
          </table:table-cell>
        </table:table-row>
        <table:table-row table:style-name="ro1">
          <table:table-cell office:value-type="float" office:value="6.17" calcext:value-type="float">
            <text:p>6,17</text:p>
          </table:table-cell>
          <table:table-cell table:number-columns-repeated="3" office:value-type="float" office:value="27.176" calcext:value-type="float">
            <text:p>27,176</text:p>
          </table:table-cell>
        </table:table-row>
        <table:table-row table:style-name="ro1">
          <table:table-cell office:value-type="float" office:value="6.279" calcext:value-type="float">
            <text:p>6,279</text:p>
          </table:table-cell>
          <table:table-cell table:number-columns-repeated="3" office:value-type="float" office:value="27.657" calcext:value-type="float">
            <text:p>27,657</text:p>
          </table:table-cell>
        </table:table-row>
        <table:table-row table:style-name="ro1">
          <table:table-cell office:value-type="float" office:value="6.352" calcext:value-type="float">
            <text:p>6,352</text:p>
          </table:table-cell>
          <table:table-cell table:number-columns-repeated="3" office:value-type="float" office:value="27.978" calcext:value-type="float">
            <text:p>27,978</text:p>
          </table:table-cell>
        </table:table-row>
        <table:table-row table:style-name="ro1">
          <table:table-cell office:value-type="float" office:value="6.38" calcext:value-type="float">
            <text:p>6,38</text:p>
          </table:table-cell>
          <table:table-cell table:number-columns-repeated="3" office:value-type="float" office:value="28.101" calcext:value-type="float">
            <text:p>28,101</text:p>
          </table:table-cell>
        </table:table-row>
        <table:table-row table:style-name="ro1">
          <table:table-cell office:value-type="float" office:value="6.46" calcext:value-type="float">
            <text:p>6,46</text:p>
          </table:table-cell>
          <table:table-cell table:number-columns-repeated="3" office:value-type="float" office:value="28.454" calcext:value-type="float">
            <text:p>28,454</text:p>
          </table:table-cell>
        </table:table-row>
        <table:table-row table:style-name="ro1">
          <table:table-cell office:value-type="float" office:value="6.568" calcext:value-type="float">
            <text:p>6,568</text:p>
          </table:table-cell>
          <table:table-cell table:number-columns-repeated="3" office:value-type="float" office:value="28.93" calcext:value-type="float">
            <text:p>28,93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table:number-columns-repeated="3" office:value-type="float" office:value="29.07" calcext:value-type="float">
            <text:p>29,07</text:p>
          </table:table-cell>
        </table:table-row>
        <table:table-row table:style-name="ro1">
          <table:table-cell office:value-type="float" office:value="6.67" calcext:value-type="float">
            <text:p>6,67</text:p>
          </table:table-cell>
          <table:table-cell table:number-columns-repeated="3" office:value-type="float" office:value="29.379" calcext:value-type="float">
            <text:p>29,379</text:p>
          </table:table-cell>
        </table:table-row>
        <table:table-row table:style-name="ro1">
          <table:table-cell office:value-type="float" office:value="6.756" calcext:value-type="float">
            <text:p>6,756</text:p>
          </table:table-cell>
          <table:table-cell table:number-columns-repeated="3" office:value-type="float" office:value="29.758" calcext:value-type="float">
            <text:p>29,758</text:p>
          </table:table-cell>
        </table:table-row>
        <table:table-row table:style-name="ro1">
          <table:table-cell office:value-type="float" office:value="7.591" calcext:value-type="float">
            <text:p>7,591</text:p>
          </table:table-cell>
          <table:table-cell table:number-columns-repeated="3" office:value-type="float" office:value="33.435" calcext:value-type="float">
            <text:p>33,435</text:p>
          </table:table-cell>
        </table:table-row>
        <table:table-row table:style-name="ro1">
          <table:table-cell office:value-type="float" office:value="7.604" calcext:value-type="float">
            <text:p>7,604</text:p>
          </table:table-cell>
          <table:table-cell table:number-columns-repeated="3" office:value-type="float" office:value="33.493" calcext:value-type="float">
            <text:p>33,493</text:p>
          </table:table-cell>
        </table:table-row>
        <table:table-row table:style-name="ro1">
          <table:table-cell office:value-type="float" office:value="7.606" calcext:value-type="float">
            <text:p>7,606</text:p>
          </table:table-cell>
          <table:table-cell table:number-columns-repeated="3" office:value-type="float" office:value="33.502" calcext:value-type="float">
            <text:p>33,502</text:p>
          </table:table-cell>
        </table:table-row>
        <table:table-row table:style-name="ro1">
          <table:table-cell office:value-type="float" office:value="7.608" calcext:value-type="float">
            <text:p>7,608</text:p>
          </table:table-cell>
          <table:table-cell table:number-columns-repeated="3" office:value-type="float" office:value="33.51" calcext:value-type="float">
            <text:p>33,51</text:p>
          </table:table-cell>
        </table:table-row>
        <table:table-row table:style-name="ro1">
          <table:table-cell office:value-type="float" office:value="7.62" calcext:value-type="float">
            <text:p>7,62</text:p>
          </table:table-cell>
          <table:table-cell table:number-columns-repeated="3" office:value-type="float" office:value="33.563" calcext:value-type="float">
            <text:p>33,563</text:p>
          </table:table-cell>
        </table:table-row>
        <table:table-row table:style-name="ro1">
          <table:table-cell office:value-type="float" office:value="7.622" calcext:value-type="float">
            <text:p>7,622</text:p>
          </table:table-cell>
          <table:table-cell table:number-columns-repeated="3" office:value-type="float" office:value="33.572" calcext:value-type="float">
            <text:p>33,572</text:p>
          </table:table-cell>
        </table:table-row>
        <table:table-row table:style-name="ro1">
          <table:table-cell office:value-type="float" office:value="7.626" calcext:value-type="float">
            <text:p>7,626</text:p>
          </table:table-cell>
          <table:table-cell table:number-columns-repeated="3" office:value-type="float" office:value="33.59" calcext:value-type="float">
            <text:p>33,59</text:p>
          </table:table-cell>
        </table:table-row>
        <table:table-row table:style-name="ro1">
          <table:table-cell office:value-type="float" office:value="7.628" calcext:value-type="float">
            <text:p>7,628</text:p>
          </table:table-cell>
          <table:table-cell table:number-columns-repeated="3" office:value-type="float" office:value="33.598" calcext:value-type="float">
            <text:p>33,598</text:p>
          </table:table-cell>
        </table:table-row>
        <table:table-row table:style-name="ro1">
          <table:table-cell office:value-type="float" office:value="7.63" calcext:value-type="float">
            <text:p>7,63</text:p>
          </table:table-cell>
          <table:table-cell table:number-columns-repeated="3" office:value-type="float" office:value="33.607" calcext:value-type="float">
            <text:p>33,607</text:p>
          </table:table-cell>
        </table:table-row>
        <table:table-row table:style-name="ro1">
          <table:table-cell office:value-type="float" office:value="7.632" calcext:value-type="float">
            <text:p>7,632</text:p>
          </table:table-cell>
          <table:table-cell table:number-columns-repeated="3" office:value-type="float" office:value="33.616" calcext:value-type="float">
            <text:p>33,616</text:p>
          </table:table-cell>
        </table:table-row>
        <table:table-row table:style-name="ro1">
          <table:table-cell office:value-type="float" office:value="7.636" calcext:value-type="float">
            <text:p>7,636</text:p>
          </table:table-cell>
          <table:table-cell table:number-columns-repeated="3" office:value-type="float" office:value="33.634" calcext:value-type="float">
            <text:p>33,634</text:p>
          </table:table-cell>
        </table:table-row>
        <table:table-row table:style-name="ro1">
          <table:table-cell office:value-type="float" office:value="7.637" calcext:value-type="float">
            <text:p>7,637</text:p>
          </table:table-cell>
          <table:table-cell table:number-columns-repeated="3" office:value-type="float" office:value="33.638" calcext:value-type="float">
            <text:p>33,638</text:p>
          </table:table-cell>
        </table:table-row>
        <table:table-row table:style-name="ro1">
          <table:table-cell office:value-type="float" office:value="7.652" calcext:value-type="float">
            <text:p>7,652</text:p>
          </table:table-cell>
          <table:table-cell table:number-columns-repeated="3" office:value-type="float" office:value="33.704" calcext:value-type="float">
            <text:p>33,704</text:p>
          </table:table-cell>
        </table:table-row>
        <table:table-row table:style-name="ro1">
          <table:table-cell office:value-type="float" office:value="7.748" calcext:value-type="float">
            <text:p>7,748</text:p>
          </table:table-cell>
          <table:table-cell table:number-columns-repeated="3" office:value-type="float" office:value="34.127" calcext:value-type="float">
            <text:p>34,127</text:p>
          </table:table-cell>
        </table:table-row>
        <table:table-row table:style-name="ro1">
          <table:table-cell office:value-type="float" office:value="7.81" calcext:value-type="float">
            <text:p>7,81</text:p>
          </table:table-cell>
          <table:table-cell table:number-columns-repeated="3" office:value-type="float" office:value="34.4" calcext:value-type="float">
            <text:p>34,4</text:p>
          </table:table-cell>
        </table:table-row>
        <table:table-row table:style-name="ro1">
          <table:table-cell office:value-type="float" office:value="7.924" calcext:value-type="float">
            <text:p>7,924</text:p>
          </table:table-cell>
          <table:table-cell table:number-columns-repeated="3" office:value-type="float" office:value="34.902" calcext:value-type="float">
            <text:p>34,902</text:p>
          </table:table-cell>
        </table:table-row>
        <table:table-row table:style-name="ro1">
          <table:table-cell office:value-type="float" office:value="7.929" calcext:value-type="float">
            <text:p>7,929</text:p>
          </table:table-cell>
          <table:table-cell table:number-columns-repeated="3" office:value-type="float" office:value="34.924" calcext:value-type="float">
            <text:p>34,9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35.237" calcext:value-type="float">
            <text:p>35,237</text:p>
          </table:table-cell>
        </table:table-row>
        <table:table-row table:style-name="ro1">
          <table:table-cell office:value-type="float" office:value="8.069" calcext:value-type="float">
            <text:p>8,069</text:p>
          </table:table-cell>
          <table:table-cell table:number-columns-repeated="3" office:value-type="float" office:value="35.541" calcext:value-type="float">
            <text:p>35,541</text:p>
          </table:table-cell>
        </table:table-row>
        <table:table-row table:style-name="ro1">
          <table:table-cell office:value-type="float" office:value="8.161" calcext:value-type="float">
            <text:p>8,161</text:p>
          </table:table-cell>
          <table:table-cell table:number-columns-repeated="3" office:value-type="float" office:value="35.946" calcext:value-type="float">
            <text:p>35,946</text:p>
          </table:table-cell>
        </table:table-row>
        <table:table-row table:style-name="ro1">
          <table:table-cell office:value-type="float" office:value="8.234" calcext:value-type="float">
            <text:p>8,234</text:p>
          </table:table-cell>
          <table:table-cell table:number-columns-repeated="3" office:value-type="float" office:value="36.268" calcext:value-type="float">
            <text:p>36,268</text:p>
          </table:table-cell>
        </table:table-row>
        <table:table-row table:style-name="ro1">
          <table:table-cell office:value-type="float" office:value="8.32" calcext:value-type="float">
            <text:p>8,32</text:p>
          </table:table-cell>
          <table:table-cell table:number-columns-repeated="3" office:value-type="float" office:value="36.646" calcext:value-type="float">
            <text:p>36,646</text:p>
          </table:table-cell>
        </table:table-row>
        <table:table-row table:style-name="ro1">
          <table:table-cell office:value-type="float" office:value="8.358" calcext:value-type="float">
            <text:p>8,358</text:p>
          </table:table-cell>
          <table:table-cell table:number-columns-repeated="3" office:value-type="float" office:value="36.814" calcext:value-type="float">
            <text:p>36,814</text:p>
          </table:table-cell>
        </table:table-row>
        <table:table-row table:style-name="ro1">
          <table:table-cell office:value-type="float" office:value="8.448" calcext:value-type="float">
            <text:p>8,448</text:p>
          </table:table-cell>
          <table:table-cell table:number-columns-repeated="3" office:value-type="float" office:value="37.21" calcext:value-type="float">
            <text:p>37,21</text:p>
          </table:table-cell>
        </table:table-row>
        <table:table-row table:style-name="ro1">
          <table:table-cell office:value-type="float" office:value="8.527" calcext:value-type="float">
            <text:p>8,527</text:p>
          </table:table-cell>
          <table:table-cell table:number-columns-repeated="3" office:value-type="float" office:value="37.558" calcext:value-type="float">
            <text:p>37,558</text:p>
          </table:table-cell>
        </table:table-row>
        <table:table-row table:style-name="ro1">
          <table:table-cell office:value-type="float" office:value="8.559" calcext:value-type="float">
            <text:p>8,559</text:p>
          </table:table-cell>
          <table:table-cell table:number-columns-repeated="3" office:value-type="float" office:value="37.699" calcext:value-type="float">
            <text:p>37,6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2">00/00/0000</text:date>, <text:time style:data-style-name="N2" text:time-value="12:55:21.7131637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morita</meta:initial-creator>
    <meta:creation-date>2015-10-22T12:18:52.668066940</meta:creation-date>
    <dc:date>2015-10-22T13:13:29.688758396</dc:date>
    <dc:creator>ricardo morita</dc:creator>
    <meta:editing-duration>PT4M59S</meta:editing-duration>
    <meta:editing-cycles>3</meta:editing-cycles>
    <meta:generator>LibreOffice/4.2.8.2$Linux_X86_64 LibreOffice_project/420m0$Build-2</meta:generator>
    <meta:document-statistic meta:table-count="5" meta:cell-count="208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173cm" svg:y="0.316cm" chart:style-name="ch2">
          <text:p>Comparação entre tipos de simulação</text:p>
        </chart:title>
        <chart:subtitle svg:x="7.096cm" svg:y="1.301cm" chart:style-name="ch3">
          <text:p>Circular 1</text:p>
        </chart:subtitle>
        <chart:legend chart:legend-position="end" svg:x="12.645cm" svg:y="3.703cm" style:legend-expansion="high" chart:style-name="ch4"/>
        <chart:plot-area chart:style-name="ch5" table:cell-range-address="Circular1.A1:Circular1.D111" chart:data-source-has-labels="both" svg:x="1.331cm" svg:y="2.19cm" svg:width="10.994cm" svg:height="5.649cm">
          <chartooo:coordinate-region svg:x="1.952cm" svg:y="2.389cm" svg:width="10.324cm" svg:height="4.32cm"/>
          <chart:axis chart:dimension="x" chart:name="primary-x" chart:style-name="ch6" chartooo:axis-type="auto">
            <chartooo:date-scale/>
            <chart:title svg:x="6.017cm" svg:y="8.019cm" chart:style-name="ch7">
              <text:p>Instante(s)</text:p>
            </chart:title>
            <chart:categories table:cell-range-address="Circular1.A2:Circular1.A111"/>
          </chart:axis>
          <chart:axis chart:dimension="y" chart:name="primary-y" chart:style-name="ch6">
            <chart:title svg:x="0.451cm" svg:y="5.997cm" chart:style-name="ch8">
              <text:p>Posição(rad)</text:p>
            </chart:title>
            <chart:grid chart:style-name="ch9" chart:class="major"/>
          </chart:axis>
          <chart:series chart:style-name="ch10" chart:values-cell-range-address="Circular1.B2:Circular1.B111" chart:label-cell-address="Circular1.B1:Circular1.B1" chart:class="chart:line">
            <chart:data-point chart:repeated="110"/>
          </chart:series>
          <chart:series chart:style-name="ch11" chart:values-cell-range-address="Circular1.C2:Circular1.C111" chart:label-cell-address="Circular1.C1:Circular1.C1" chart:class="chart:line">
            <chart:data-point chart:repeated="110"/>
          </chart:series>
          <chart:series chart:style-name="ch12" chart:values-cell-range-address="Circular1.D2:Circular1.D111" chart:label-cell-address="Circular1.D1:Circular1.D1" chart:class="chart:line">
            <chart:data-point chart:repeated="1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alitico</text:p>
                <draw:g>
                  <svg:desc>Circular1.B1:Circular1.B1</svg:desc>
                </draw:g>
              </table:table-cell>
              <table:table-cell office:value-type="string">
                <text:p>Euler</text:p>
                <draw:g>
                  <svg:desc>Circular1.C1:Circular1.C1</svg:desc>
                </draw:g>
              </table:table-cell>
              <table:table-cell office:value-type="string">
                <text:p>Euler-Cromer</text:p>
                <draw:g>
                  <svg:desc>Circular1.D1:Circular1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ircular1.A2:Circular1.A111</svg:desc>
                </draw:g>
              </table:table-cell>
              <table:table-cell office:value-type="float" office:value="0">
                <text:p>0</text:p>
                <draw:g>
                  <svg:desc>Circular1.B2:Circular1.B111</svg:desc>
                </draw:g>
              </table:table-cell>
              <table:table-cell office:value-type="float" office:value="0">
                <text:p>0</text:p>
                <draw:g>
                  <svg:desc>Circular1.C2:Circular1.C111</svg:desc>
                </draw:g>
              </table:table-cell>
              <table:table-cell office:value-type="float" office:value="0">
                <text:p>0</text:p>
                <draw:g>
                  <svg:desc>Circular1.D2:Circular1.D111</svg:desc>
                </draw:g>
              </table:table-cell>
            </table:table-row>
            <table:table-row>
              <table:table-cell office:value-type="float" office:value="0.049">
                <text:p>0</text:p>
              </table:table-cell>
              <table:table-cell office:value-type="float" office:value="0.202">
                <text:p>0.202</text:p>
              </table:table-cell>
              <table:table-cell office:value-type="float" office:value="0.202">
                <text:p>0.202</text:p>
              </table:table-cell>
              <table:table-cell office:value-type="float" office:value="0.202">
                <text:p>0.202</text:p>
              </table:table-cell>
            </table:table-row>
            <table:table-row>
              <table:table-cell office:value-type="float" office:value="0.129">
                <text:p>0</text:p>
              </table:table-cell>
              <table:table-cell office:value-type="float" office:value="0.531">
                <text:p>0.531</text:p>
              </table:table-cell>
              <table:table-cell office:value-type="float" office:value="0.531">
                <text:p>0.531</text:p>
              </table:table-cell>
              <table:table-cell office:value-type="float" office:value="0.531">
                <text:p>0.531</text:p>
              </table:table-cell>
            </table:table-row>
            <table:table-row>
              <table:table-cell office:value-type="float" office:value="0.246">
                <text:p>0</text:p>
              </table:table-cell>
              <table:table-cell office:value-type="float" office:value="1.012">
                <text:p>1.012</text:p>
              </table:table-cell>
              <table:table-cell office:value-type="float" office:value="1.012">
                <text:p>1.012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0.318">
                <text:p>0</text:p>
              </table:table-cell>
              <table:table-cell office:value-type="float" office:value="1.308">
                <text:p>1.308</text:p>
              </table:table-cell>
              <table:table-cell office:value-type="float" office:value="1.308">
                <text:p>1.308</text:p>
              </table:table-cell>
              <table:table-cell office:value-type="float" office:value="1.308">
                <text:p>1.308</text:p>
              </table:table-cell>
            </table:table-row>
            <table:table-row>
              <table:table-cell office:value-type="float" office:value="0.348">
                <text:p>0</text:p>
              </table:table-cell>
              <table:table-cell office:value-type="float" office:value="1.431">
                <text:p>1.431</text:p>
              </table:table-cell>
              <table:table-cell office:value-type="float" office:value="1.431">
                <text:p>1.431</text:p>
              </table:table-cell>
              <table:table-cell office:value-type="float" office:value="1.431">
                <text:p>1.431</text:p>
              </table:table-cell>
            </table:table-row>
            <table:table-row>
              <table:table-cell office:value-type="float" office:value="0.434">
                <text:p>0</text:p>
              </table:table-cell>
              <table:table-cell office:value-type="float" office:value="1.785">
                <text:p>1.785</text:p>
              </table:table-cell>
              <table:table-cell office:value-type="float" office:value="1.785">
                <text:p>1.785</text:p>
              </table:table-cell>
              <table:table-cell office:value-type="float" office:value="1.785">
                <text:p>1.785</text:p>
              </table:table-cell>
            </table:table-row>
            <table:table-row>
              <table:table-cell office:value-type="float" office:value="0.512">
                <text:p>0</text:p>
              </table:table-cell>
              <table:table-cell office:value-type="float" office:value="2.106">
                <text:p>2.106</text:p>
              </table:table-cell>
              <table:table-cell office:value-type="float" office:value="2.106">
                <text:p>2.106</text:p>
              </table:table-cell>
              <table:table-cell office:value-type="float" office:value="2.106">
                <text:p>2.106</text:p>
              </table:table-cell>
            </table:table-row>
            <table:table-row>
              <table:table-cell office:value-type="float" office:value="0.549">
                <text:p>0</text:p>
              </table:table-cell>
              <table:table-cell office:value-type="float" office:value="2.258">
                <text:p>2.258</text:p>
              </table:table-cell>
              <table:table-cell office:value-type="float" office:value="2.258">
                <text:p>2.258</text:p>
              </table:table-cell>
              <table:table-cell office:value-type="float" office:value="2.258">
                <text:p>2.258</text:p>
              </table:table-cell>
            </table:table-row>
            <table:table-row>
              <table:table-cell office:value-type="float" office:value="0.646">
                <text:p>0</text:p>
              </table:table-cell>
              <table:table-cell office:value-type="float" office:value="2.657">
                <text:p>2.657</text:p>
              </table:table-cell>
              <table:table-cell office:value-type="float" office:value="2.657">
                <text:p>2.657</text:p>
              </table:table-cell>
              <table:table-cell office:value-type="float" office:value="2.657">
                <text:p>2.657</text:p>
              </table:table-cell>
            </table:table-row>
            <table:table-row>
              <table:table-cell office:value-type="float" office:value="0.689">
                <text:p>0</text:p>
              </table:table-cell>
              <table:table-cell office:value-type="float" office:value="2.834">
                <text:p>2.834</text:p>
              </table:table-cell>
              <table:table-cell office:value-type="float" office:value="2.834">
                <text:p>2.834</text:p>
              </table:table-cell>
              <table:table-cell office:value-type="float" office:value="2.834">
                <text:p>2.834</text:p>
              </table:table-cell>
            </table:table-row>
            <table:table-row>
              <table:table-cell office:value-type="float" office:value="0.761">
                <text:p>0</text:p>
              </table:table-cell>
              <table:table-cell office:value-type="float" office:value="3.13">
                <text:p>3.13</text:p>
              </table:table-cell>
              <table:table-cell office:value-type="float" office:value="3.13">
                <text:p>3.13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float" office:value="0.861">
                <text:p>0</text:p>
              </table:table-cell>
              <table:table-cell office:value-type="float" office:value="3.541">
                <text:p>3.541</text:p>
              </table:table-cell>
              <table:table-cell office:value-type="float" office:value="3.541">
                <text:p>3.541</text:p>
              </table:table-cell>
              <table:table-cell office:value-type="float" office:value="3.541">
                <text:p>3.541</text:p>
              </table:table-cell>
            </table:table-row>
            <table:table-row>
              <table:table-cell office:value-type="float" office:value="0.944">
                <text:p>0</text:p>
              </table:table-cell>
              <table:table-cell office:value-type="float" office:value="3.882">
                <text:p>3.882</text:p>
              </table:table-cell>
              <table:table-cell office:value-type="float" office:value="3.882">
                <text:p>3.882</text:p>
              </table:table-cell>
              <table:table-cell office:value-type="float" office:value="3.882">
                <text:p>3.882</text:p>
              </table:table-cell>
            </table:table-row>
            <table:table-row>
              <table:table-cell office:value-type="float" office:value="1.043">
                <text:p/>
              </table:table-cell>
              <table:table-cell office:value-type="float" office:value="4.289">
                <text:p>4.289</text:p>
              </table:table-cell>
              <table:table-cell office:value-type="float" office:value="4.289">
                <text:p>4.289</text:p>
              </table:table-cell>
              <table:table-cell office:value-type="float" office:value="4.289">
                <text:p>4.289</text:p>
              </table:table-cell>
            </table:table-row>
            <table:table-row>
              <table:table-cell office:value-type="float" office:value="1.869">
                <text:p/>
              </table:table-cell>
              <table:table-cell office:value-type="float" office:value="7.686">
                <text:p>7.686</text:p>
              </table:table-cell>
              <table:table-cell office:value-type="float" office:value="7.686">
                <text:p>7.686</text:p>
              </table:table-cell>
              <table:table-cell office:value-type="float" office:value="7.686">
                <text:p>7.686</text:p>
              </table:table-cell>
            </table:table-row>
            <table:table-row>
              <table:table-cell office:value-type="float" office:value="1.871">
                <text:p/>
              </table:table-cell>
              <table:table-cell office:value-type="float" office:value="7.695">
                <text:p>7.695</text:p>
              </table:table-cell>
              <table:table-cell office:value-type="float" office:value="7.695">
                <text:p>7.695</text:p>
              </table:table-cell>
              <table:table-cell office:value-type="float" office:value="7.695">
                <text:p>7.695</text:p>
              </table:table-cell>
            </table:table-row>
            <table:table-row>
              <table:table-cell office:value-type="float" office:value="1.873">
                <text:p/>
              </table:table-cell>
              <table:table-cell office:value-type="float" office:value="7.703">
                <text:p>7.703</text:p>
              </table:table-cell>
              <table:table-cell office:value-type="float" office:value="7.703">
                <text:p>7.703</text:p>
              </table:table-cell>
              <table:table-cell office:value-type="float" office:value="7.703">
                <text:p>7.703</text:p>
              </table:table-cell>
            </table:table-row>
            <table:table-row>
              <table:table-cell office:value-type="float" office:value="1.878">
                <text:p/>
              </table:table-cell>
              <table:table-cell office:value-type="float" office:value="7.723">
                <text:p>7.723</text:p>
              </table:table-cell>
              <table:table-cell office:value-type="float" office:value="7.723">
                <text:p>7.723</text:p>
              </table:table-cell>
              <table:table-cell office:value-type="float" office:value="7.723">
                <text:p>7.723</text:p>
              </table:table-cell>
            </table:table-row>
            <table:table-row>
              <table:table-cell office:value-type="float" office:value="1.88">
                <text:p/>
              </table:table-cell>
              <table:table-cell office:value-type="float" office:value="7.732">
                <text:p>7.732</text:p>
              </table:table-cell>
              <table:table-cell office:value-type="float" office:value="7.732">
                <text:p>7.732</text:p>
              </table:table-cell>
              <table:table-cell office:value-type="float" office:value="7.732">
                <text:p>7.732</text:p>
              </table:table-cell>
            </table:table-row>
            <table:table-row>
              <table:table-cell office:value-type="float" office:value="1.882">
                <text:p/>
              </table:table-cell>
              <table:table-cell office:value-type="float" office:value="7.74">
                <text:p>7.74</text:p>
              </table:table-cell>
              <table:table-cell office:value-type="float" office:value="7.74">
                <text:p>7.74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float" office:value="1.884">
                <text:p/>
              </table:table-cell>
              <table:table-cell office:value-type="float" office:value="7.748">
                <text:p>7.748</text:p>
              </table:table-cell>
              <table:table-cell office:value-type="float" office:value="7.748">
                <text:p>7.748</text:p>
              </table:table-cell>
              <table:table-cell office:value-type="float" office:value="7.748">
                <text:p>7.748</text:p>
              </table:table-cell>
            </table:table-row>
            <table:table-row>
              <table:table-cell office:value-type="float" office:value="1.886">
                <text:p/>
              </table:table-cell>
              <table:table-cell office:value-type="float" office:value="7.756">
                <text:p>7.756</text:p>
              </table:table-cell>
              <table:table-cell office:value-type="float" office:value="7.756">
                <text:p>7.756</text:p>
              </table:table-cell>
              <table:table-cell office:value-type="float" office:value="7.756">
                <text:p>7.756</text:p>
              </table:table-cell>
            </table:table-row>
            <table:table-row>
              <table:table-cell office:value-type="float" office:value="1.887">
                <text:p/>
              </table:table-cell>
              <table:table-cell office:value-type="float" office:value="7.76">
                <text:p>7.76</text:p>
              </table:table-cell>
              <table:table-cell office:value-type="float" office:value="7.76">
                <text:p>7.76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float" office:value="1.889">
                <text:p/>
              </table:table-cell>
              <table:table-cell office:value-type="float" office:value="7.769">
                <text:p>7.769</text:p>
              </table:table-cell>
              <table:table-cell office:value-type="float" office:value="7.769">
                <text:p>7.769</text:p>
              </table:table-cell>
              <table:table-cell office:value-type="float" office:value="7.769">
                <text:p>7.769</text:p>
              </table:table-cell>
            </table:table-row>
            <table:table-row>
              <table:table-cell office:value-type="float" office:value="1.891">
                <text:p/>
              </table:table-cell>
              <table:table-cell office:value-type="float" office:value="7.777">
                <text:p>7.777</text:p>
              </table:table-cell>
              <table:table-cell office:value-type="float" office:value="7.777">
                <text:p>7.777</text:p>
              </table:table-cell>
              <table:table-cell office:value-type="float" office:value="7.777">
                <text:p>7.777</text:p>
              </table:table-cell>
            </table:table-row>
            <table:table-row>
              <table:table-cell office:value-type="float" office:value="1.893">
                <text:p/>
              </table:table-cell>
              <table:table-cell office:value-type="float" office:value="7.785">
                <text:p>7.785</text:p>
              </table:table-cell>
              <table:table-cell office:value-type="float" office:value="7.785">
                <text:p>7.785</text:p>
              </table:table-cell>
              <table:table-cell office:value-type="float" office:value="7.785">
                <text:p>7.785</text:p>
              </table:table-cell>
            </table:table-row>
            <table:table-row>
              <table:table-cell office:value-type="float" office:value="1.896">
                <text:p/>
              </table:table-cell>
              <table:table-cell office:value-type="float" office:value="7.797">
                <text:p>7.797</text:p>
              </table:table-cell>
              <table:table-cell office:value-type="float" office:value="7.797">
                <text:p>7.797</text:p>
              </table:table-cell>
              <table:table-cell office:value-type="float" office:value="7.797">
                <text:p>7.797</text:p>
              </table:table-cell>
            </table:table-row>
            <table:table-row>
              <table:table-cell office:value-type="float" office:value="1.981">
                <text:p/>
              </table:table-cell>
              <table:table-cell office:value-type="float" office:value="8.147">
                <text:p>8.147</text:p>
              </table:table-cell>
              <table:table-cell office:value-type="float" office:value="8.147">
                <text:p>8.147</text:p>
              </table:table-cell>
              <table:table-cell office:value-type="float" office:value="8.147">
                <text:p>8.147</text:p>
              </table:table-cell>
            </table:table-row>
            <table:table-row>
              <table:table-cell office:value-type="float" office:value="2.019">
                <text:p/>
              </table:table-cell>
              <table:table-cell office:value-type="float" office:value="8.303">
                <text:p>8.303</text:p>
              </table:table-cell>
              <table:table-cell office:value-type="float" office:value="8.303">
                <text:p>8.303</text:p>
              </table:table-cell>
              <table:table-cell office:value-type="float" office:value="8.303">
                <text:p>8.303</text:p>
              </table:table-cell>
            </table:table-row>
            <table:table-row>
              <table:table-cell office:value-type="float" office:value="2.091">
                <text:p/>
              </table:table-cell>
              <table:table-cell office:value-type="float" office:value="8.599">
                <text:p>8.599</text:p>
              </table:table-cell>
              <table:table-cell office:value-type="float" office:value="8.599">
                <text:p>8.599</text:p>
              </table:table-cell>
              <table:table-cell office:value-type="float" office:value="8.599">
                <text:p>8.599</text:p>
              </table:table-cell>
            </table:table-row>
            <table:table-row>
              <table:table-cell office:value-type="float" office:value="2.159">
                <text:p/>
              </table:table-cell>
              <table:table-cell office:value-type="float" office:value="8.879">
                <text:p>8.879</text:p>
              </table:table-cell>
              <table:table-cell office:value-type="float" office:value="8.879">
                <text:p>8.879</text:p>
              </table:table-cell>
              <table:table-cell office:value-type="float" office:value="8.879">
                <text:p>8.879</text:p>
              </table:table-cell>
            </table:table-row>
            <table:table-row>
              <table:table-cell office:value-type="float" office:value="2.256">
                <text:p/>
              </table:table-cell>
              <table:table-cell office:value-type="float" office:value="9.278">
                <text:p>9.278</text:p>
              </table:table-cell>
              <table:table-cell office:value-type="float" office:value="9.278">
                <text:p>9.278</text:p>
              </table:table-cell>
              <table:table-cell office:value-type="float" office:value="9.278">
                <text:p>9.278</text:p>
              </table:table-cell>
            </table:table-row>
            <table:table-row>
              <table:table-cell office:value-type="float" office:value="2.343">
                <text:p/>
              </table:table-cell>
              <table:table-cell office:value-type="float" office:value="9.636">
                <text:p>9.636</text:p>
              </table:table-cell>
              <table:table-cell office:value-type="float" office:value="9.636">
                <text:p>9.636</text:p>
              </table:table-cell>
              <table:table-cell office:value-type="float" office:value="9.636">
                <text:p>9.636</text:p>
              </table:table-cell>
            </table:table-row>
            <table:table-row>
              <table:table-cell office:value-type="float" office:value="2.369">
                <text:p/>
              </table:table-cell>
              <table:table-cell office:value-type="float" office:value="9.743">
                <text:p>9.743</text:p>
              </table:table-cell>
              <table:table-cell office:value-type="float" office:value="9.743">
                <text:p>9.743</text:p>
              </table:table-cell>
              <table:table-cell office:value-type="float" office:value="9.743">
                <text:p>9.743</text:p>
              </table:table-cell>
            </table:table-row>
            <table:table-row>
              <table:table-cell office:value-type="float" office:value="2.45">
                <text:p/>
              </table:table-cell>
              <table:table-cell office:value-type="float" office:value="10.076">
                <text:p>10.076</text:p>
              </table:table-cell>
              <table:table-cell office:value-type="float" office:value="10.076">
                <text:p>10.076</text:p>
              </table:table-cell>
              <table:table-cell office:value-type="float" office:value="10.076">
                <text:p>10.076</text:p>
              </table:table-cell>
            </table:table-row>
            <table:table-row>
              <table:table-cell office:value-type="float" office:value="2.545">
                <text:p/>
              </table:table-cell>
              <table:table-cell office:value-type="float" office:value="10.466">
                <text:p>10.466</text:p>
              </table:table-cell>
              <table:table-cell office:value-type="float" office:value="10.466">
                <text:p>10.466</text:p>
              </table:table-cell>
              <table:table-cell office:value-type="float" office:value="10.466">
                <text:p>10.466</text:p>
              </table:table-cell>
            </table:table-row>
            <table:table-row>
              <table:table-cell office:value-type="float" office:value="2.579">
                <text:p/>
              </table:table-cell>
              <table:table-cell office:value-type="float" office:value="10.606">
                <text:p>10.606</text:p>
              </table:table-cell>
              <table:table-cell office:value-type="float" office:value="10.606">
                <text:p>10.606</text:p>
              </table:table-cell>
              <table:table-cell office:value-type="float" office:value="10.606">
                <text:p>10.606</text:p>
              </table:table-cell>
            </table:table-row>
            <table:table-row>
              <table:table-cell office:value-type="float" office:value="2.649">
                <text:p/>
              </table:table-cell>
              <table:table-cell office:value-type="float" office:value="10.894">
                <text:p>10.894</text:p>
              </table:table-cell>
              <table:table-cell office:value-type="float" office:value="10.894">
                <text:p>10.894</text:p>
              </table:table-cell>
              <table:table-cell office:value-type="float" office:value="10.894">
                <text:p>10.894</text:p>
              </table:table-cell>
            </table:table-row>
            <table:table-row>
              <table:table-cell office:value-type="float" office:value="2.737">
                <text:p/>
              </table:table-cell>
              <table:table-cell office:value-type="float" office:value="11.256">
                <text:p>11.256</text:p>
              </table:table-cell>
              <table:table-cell office:value-type="float" office:value="11.256">
                <text:p>11.256</text:p>
              </table:table-cell>
              <table:table-cell office:value-type="float" office:value="11.256">
                <text:p>11.256</text:p>
              </table:table-cell>
            </table:table-row>
            <table:table-row>
              <table:table-cell office:value-type="float" office:value="2.79">
                <text:p/>
              </table:table-cell>
              <table:table-cell office:value-type="float" office:value="11.474">
                <text:p>11.474</text:p>
              </table:table-cell>
              <table:table-cell office:value-type="float" office:value="11.474">
                <text:p>11.474</text:p>
              </table:table-cell>
              <table:table-cell office:value-type="float" office:value="11.474">
                <text:p>11.474</text:p>
              </table:table-cell>
            </table:table-row>
            <table:table-row>
              <table:table-cell office:value-type="float" office:value="2.868">
                <text:p/>
              </table:table-cell>
              <table:table-cell office:value-type="float" office:value="11.795">
                <text:p>11.795</text:p>
              </table:table-cell>
              <table:table-cell office:value-type="float" office:value="11.795">
                <text:p>11.795</text:p>
              </table:table-cell>
              <table:table-cell office:value-type="float" office:value="11.795">
                <text:p>11.795</text:p>
              </table:table-cell>
            </table:table-row>
            <table:table-row>
              <table:table-cell office:value-type="float" office:value="2.939">
                <text:p/>
              </table:table-cell>
              <table:table-cell office:value-type="float" office:value="12.087">
                <text:p>12.087</text:p>
              </table:table-cell>
              <table:table-cell office:value-type="float" office:value="12.087">
                <text:p>12.087</text:p>
              </table:table-cell>
              <table:table-cell office:value-type="float" office:value="12.087">
                <text:p>12.087</text:p>
              </table:table-cell>
            </table:table-row>
            <table:table-row>
              <table:table-cell office:value-type="float" office:value="3.051">
                <text:p/>
              </table:table-cell>
              <table:table-cell office:value-type="float" office:value="12.547">
                <text:p>12.547</text:p>
              </table:table-cell>
              <table:table-cell office:value-type="float" office:value="12.547">
                <text:p>12.547</text:p>
              </table:table-cell>
              <table:table-cell office:value-type="float" office:value="12.547">
                <text:p>12.547</text:p>
              </table:table-cell>
            </table:table-row>
            <table:table-row>
              <table:table-cell office:value-type="float" office:value="3.078">
                <text:p/>
              </table:table-cell>
              <table:table-cell office:value-type="float" office:value="12.658">
                <text:p>12.658</text:p>
              </table:table-cell>
              <table:table-cell office:value-type="float" office:value="12.658">
                <text:p>12.658</text:p>
              </table:table-cell>
              <table:table-cell office:value-type="float" office:value="12.658">
                <text:p>12.658</text:p>
              </table:table-cell>
            </table:table-row>
            <table:table-row>
              <table:table-cell office:value-type="float" office:value="3.163">
                <text:p/>
              </table:table-cell>
              <table:table-cell office:value-type="float" office:value="13.008">
                <text:p>13.008</text:p>
              </table:table-cell>
              <table:table-cell office:value-type="float" office:value="13.008">
                <text:p>13.008</text:p>
              </table:table-cell>
              <table:table-cell office:value-type="float" office:value="13.008">
                <text:p>13.008</text:p>
              </table:table-cell>
            </table:table-row>
            <table:table-row>
              <table:table-cell office:value-type="float" office:value="3.263">
                <text:p/>
              </table:table-cell>
              <table:table-cell office:value-type="float" office:value="13.419">
                <text:p>13.419</text:p>
              </table:table-cell>
              <table:table-cell office:value-type="float" office:value="13.419">
                <text:p>13.419</text:p>
              </table:table-cell>
              <table:table-cell office:value-type="float" office:value="13.419">
                <text:p>13.419</text:p>
              </table:table-cell>
            </table:table-row>
            <table:table-row>
              <table:table-cell office:value-type="float" office:value="3.292">
                <text:p/>
              </table:table-cell>
              <table:table-cell office:value-type="float" office:value="13.539">
                <text:p>13.539</text:p>
              </table:table-cell>
              <table:table-cell office:value-type="float" office:value="13.539">
                <text:p>13.539</text:p>
              </table:table-cell>
              <table:table-cell office:value-type="float" office:value="13.539">
                <text:p>13.539</text:p>
              </table:table-cell>
            </table:table-row>
            <table:table-row>
              <table:table-cell office:value-type="float" office:value="3.364">
                <text:p/>
              </table:table-cell>
              <table:table-cell office:value-type="float" office:value="13.835">
                <text:p>13.835</text:p>
              </table:table-cell>
              <table:table-cell office:value-type="float" office:value="13.835">
                <text:p>13.835</text:p>
              </table:table-cell>
              <table:table-cell office:value-type="float" office:value="13.835">
                <text:p>13.835</text:p>
              </table:table-cell>
            </table:table-row>
            <table:table-row>
              <table:table-cell office:value-type="float" office:value="3.471">
                <text:p/>
              </table:table-cell>
              <table:table-cell office:value-type="float" office:value="14.275">
                <text:p>14.275</text:p>
              </table:table-cell>
              <table:table-cell office:value-type="float" office:value="14.275">
                <text:p>14.275</text:p>
              </table:table-cell>
              <table:table-cell office:value-type="float" office:value="14.275">
                <text:p>14.275</text:p>
              </table:table-cell>
            </table:table-row>
            <table:table-row>
              <table:table-cell office:value-type="float" office:value="3.499">
                <text:p/>
              </table:table-cell>
              <table:table-cell office:value-type="float" office:value="14.39">
                <text:p>14.39</text:p>
              </table:table-cell>
              <table:table-cell office:value-type="float" office:value="14.39">
                <text:p>14.39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3.584">
                <text:p/>
              </table:table-cell>
              <table:table-cell office:value-type="float" office:value="14.739">
                <text:p>14.739</text:p>
              </table:table-cell>
              <table:table-cell office:value-type="float" office:value="14.739">
                <text:p>14.739</text:p>
              </table:table-cell>
              <table:table-cell office:value-type="float" office:value="14.739">
                <text:p>14.739</text:p>
              </table:table-cell>
            </table:table-row>
            <table:table-row>
              <table:table-cell office:value-type="float" office:value="3.679">
                <text:p/>
              </table:table-cell>
              <table:table-cell office:value-type="float" office:value="15.13">
                <text:p>15.13</text:p>
              </table:table-cell>
              <table:table-cell office:value-type="float" office:value="15.13">
                <text:p>15.13</text:p>
              </table:table-cell>
              <table:table-cell office:value-type="float" office:value="15.13">
                <text:p>15.13</text:p>
              </table:table-cell>
            </table:table-row>
            <table:table-row>
              <table:table-cell office:value-type="float" office:value="3.688">
                <text:p/>
              </table:table-cell>
              <table:table-cell office:value-type="float" office:value="15.167">
                <text:p>15.167</text:p>
              </table:table-cell>
              <table:table-cell office:value-type="float" office:value="15.167">
                <text:p>15.167</text:p>
              </table:table-cell>
              <table:table-cell office:value-type="float" office:value="15.167">
                <text:p>15.167</text:p>
              </table:table-cell>
            </table:table-row>
            <table:table-row>
              <table:table-cell office:value-type="float" office:value="3.768">
                <text:p/>
              </table:table-cell>
              <table:table-cell office:value-type="float" office:value="15.496">
                <text:p>15.496</text:p>
              </table:table-cell>
              <table:table-cell office:value-type="float" office:value="15.496">
                <text:p>15.496</text:p>
              </table:table-cell>
              <table:table-cell office:value-type="float" office:value="15.496">
                <text:p>15.496</text:p>
              </table:table-cell>
            </table:table-row>
            <table:table-row>
              <table:table-cell office:value-type="float" office:value="3.866">
                <text:p/>
              </table:table-cell>
              <table:table-cell office:value-type="float" office:value="15.899">
                <text:p>15.899</text:p>
              </table:table-cell>
              <table:table-cell office:value-type="float" office:value="15.899">
                <text:p>15.899</text:p>
              </table:table-cell>
              <table:table-cell office:value-type="float" office:value="15.899">
                <text:p>15.899</text:p>
              </table:table-cell>
            </table:table-row>
            <table:table-row>
              <table:table-cell office:value-type="float" office:value="3.898">
                <text:p/>
              </table:table-cell>
              <table:table-cell office:value-type="float" office:value="16.031">
                <text:p>16.031</text:p>
              </table:table-cell>
              <table:table-cell office:value-type="float" office:value="16.031">
                <text:p>16.031</text:p>
              </table:table-cell>
              <table:table-cell office:value-type="float" office:value="16.031">
                <text:p>16.031</text:p>
              </table:table-cell>
            </table:table-row>
            <table:table-row>
              <table:table-cell office:value-type="float" office:value="3.978">
                <text:p/>
              </table:table-cell>
              <table:table-cell office:value-type="float" office:value="16.36">
                <text:p>16.36</text:p>
              </table:table-cell>
              <table:table-cell office:value-type="float" office:value="16.36">
                <text:p>16.36</text:p>
              </table:table-cell>
              <table:table-cell office:value-type="float" office:value="16.36">
                <text:p>16.36</text:p>
              </table:table-cell>
            </table:table-row>
            <table:table-row>
              <table:table-cell office:value-type="float" office:value="4.061">
                <text:p/>
              </table:table-cell>
              <table:table-cell office:value-type="float" office:value="16.701">
                <text:p>16.701</text:p>
              </table:table-cell>
              <table:table-cell office:value-type="float" office:value="16.701">
                <text:p>16.701</text:p>
              </table:table-cell>
              <table:table-cell office:value-type="float" office:value="16.701">
                <text:p>16.701</text:p>
              </table:table-cell>
            </table:table-row>
            <table:table-row>
              <table:table-cell office:value-type="float" office:value="4.161">
                <text:p/>
              </table:table-cell>
              <table:table-cell office:value-type="float" office:value="17.112">
                <text:p>17.112</text:p>
              </table:table-cell>
              <table:table-cell office:value-type="float" office:value="17.112">
                <text:p>17.112</text:p>
              </table:table-cell>
              <table:table-cell office:value-type="float" office:value="17.112">
                <text:p>17.112</text:p>
              </table:table-cell>
            </table:table-row>
            <table:table-row>
              <table:table-cell office:value-type="float" office:value="4.188">
                <text:p/>
              </table:table-cell>
              <table:table-cell office:value-type="float" office:value="17.223">
                <text:p>17.223</text:p>
              </table:table-cell>
              <table:table-cell office:value-type="float" office:value="17.223">
                <text:p>17.223</text:p>
              </table:table-cell>
              <table:table-cell office:value-type="float" office:value="17.223">
                <text:p>17.223</text:p>
              </table:table-cell>
            </table:table-row>
            <table:table-row>
              <table:table-cell office:value-type="float" office:value="4.26">
                <text:p/>
              </table:table-cell>
              <table:table-cell office:value-type="float" office:value="17.52">
                <text:p>17.52</text:p>
              </table:table-cell>
              <table:table-cell office:value-type="float" office:value="17.52">
                <text:p>17.52</text:p>
              </table:table-cell>
              <table:table-cell office:value-type="float" office:value="17.52">
                <text:p>17.52</text:p>
              </table:table-cell>
            </table:table-row>
            <table:table-row>
              <table:table-cell office:value-type="float" office:value="4.343">
                <text:p/>
              </table:table-cell>
              <table:table-cell office:value-type="float" office:value="17.861">
                <text:p>17.861</text:p>
              </table:table-cell>
              <table:table-cell office:value-type="float" office:value="17.861">
                <text:p>17.861</text:p>
              </table:table-cell>
              <table:table-cell office:value-type="float" office:value="17.861">
                <text:p>17.861</text:p>
              </table:table-cell>
            </table:table-row>
            <table:table-row>
              <table:table-cell office:value-type="float" office:value="4.388">
                <text:p/>
              </table:table-cell>
              <table:table-cell office:value-type="float" office:value="18.046">
                <text:p>18.046</text:p>
              </table:table-cell>
              <table:table-cell office:value-type="float" office:value="18.046">
                <text:p>18.046</text:p>
              </table:table-cell>
              <table:table-cell office:value-type="float" office:value="18.046">
                <text:p>18.046</text:p>
              </table:table-cell>
            </table:table-row>
            <table:table-row>
              <table:table-cell office:value-type="float" office:value="4.476">
                <text:p/>
              </table:table-cell>
              <table:table-cell office:value-type="float" office:value="18.408">
                <text:p>18.408</text:p>
              </table:table-cell>
              <table:table-cell office:value-type="float" office:value="18.408">
                <text:p>18.408</text:p>
              </table:table-cell>
              <table:table-cell office:value-type="float" office:value="18.408">
                <text:p>18.408</text:p>
              </table:table-cell>
            </table:table-row>
            <table:table-row>
              <table:table-cell office:value-type="float" office:value="4.56">
                <text:p/>
              </table:table-cell>
              <table:table-cell office:value-type="float" office:value="18.753">
                <text:p>18.753</text:p>
              </table:table-cell>
              <table:table-cell office:value-type="float" office:value="18.753">
                <text:p>18.753</text:p>
              </table:table-cell>
              <table:table-cell office:value-type="float" office:value="18.753">
                <text:p>18.753</text:p>
              </table:table-cell>
            </table:table-row>
            <table:table-row>
              <table:table-cell office:value-type="float" office:value="4.599">
                <text:p/>
              </table:table-cell>
              <table:table-cell office:value-type="float" office:value="18.914">
                <text:p>18.914</text:p>
              </table:table-cell>
              <table:table-cell office:value-type="float" office:value="18.914">
                <text:p>18.914</text:p>
              </table:table-cell>
              <table:table-cell office:value-type="float" office:value="18.914">
                <text:p>18.914</text:p>
              </table:table-cell>
            </table:table-row>
            <table:table-row>
              <table:table-cell office:value-type="float" office:value="4.682">
                <text:p/>
              </table:table-cell>
              <table:table-cell office:value-type="float" office:value="19.255">
                <text:p>19.255</text:p>
              </table:table-cell>
              <table:table-cell office:value-type="float" office:value="19.255">
                <text:p>19.255</text:p>
              </table:table-cell>
              <table:table-cell office:value-type="float" office:value="19.255">
                <text:p>19.255</text:p>
              </table:table-cell>
            </table:table-row>
            <table:table-row>
              <table:table-cell office:value-type="float" office:value="4.759">
                <text:p/>
              </table:table-cell>
              <table:table-cell office:value-type="float" office:value="19.572">
                <text:p>19.572</text:p>
              </table:table-cell>
              <table:table-cell office:value-type="float" office:value="19.572">
                <text:p>19.572</text:p>
              </table:table-cell>
              <table:table-cell office:value-type="float" office:value="19.572">
                <text:p>19.572</text:p>
              </table:table-cell>
            </table:table-row>
            <table:table-row>
              <table:table-cell office:value-type="float" office:value="4.86">
                <text:p/>
              </table:table-cell>
              <table:table-cell office:value-type="float" office:value="19.987">
                <text:p>19.987</text:p>
              </table:table-cell>
              <table:table-cell office:value-type="float" office:value="19.987">
                <text:p>19.987</text:p>
              </table:table-cell>
              <table:table-cell office:value-type="float" office:value="19.987">
                <text:p>19.987</text:p>
              </table:table-cell>
            </table:table-row>
            <table:table-row>
              <table:table-cell office:value-type="float" office:value="4.889">
                <text:p/>
              </table:table-cell>
              <table:table-cell office:value-type="float" office:value="20.106">
                <text:p>20.106</text:p>
              </table:table-cell>
              <table:table-cell office:value-type="float" office:value="20.106">
                <text:p>20.106</text:p>
              </table:table-cell>
              <table:table-cell office:value-type="float" office:value="20.106">
                <text:p>20.106</text:p>
              </table:table-cell>
            </table:table-row>
            <table:table-row>
              <table:table-cell office:value-type="float" office:value="4.969">
                <text:p/>
              </table:table-cell>
              <table:table-cell office:value-type="float" office:value="20.435">
                <text:p>20.435</text:p>
              </table:table-cell>
              <table:table-cell office:value-type="float" office:value="20.435">
                <text:p>20.435</text:p>
              </table:table-cell>
              <table:table-cell office:value-type="float" office:value="20.435">
                <text:p>20.435</text:p>
              </table:table-cell>
            </table:table-row>
            <table:table-row>
              <table:table-cell office:value-type="float" office:value="5.08">
                <text:p>10</text:p>
              </table:table-cell>
              <table:table-cell office:value-type="float" office:value="20.892">
                <text:p>20.892</text:p>
              </table:table-cell>
              <table:table-cell office:value-type="float" office:value="20.892">
                <text:p>20.892</text:p>
              </table:table-cell>
              <table:table-cell office:value-type="float" office:value="20.892">
                <text:p>20.892</text:p>
              </table:table-cell>
            </table:table-row>
            <table:table-row>
              <table:table-cell office:value-type="float" office:value="5.1">
                <text:p>10</text:p>
              </table:table-cell>
              <table:table-cell office:value-type="float" office:value="20.974">
                <text:p>20.974</text:p>
              </table:table-cell>
              <table:table-cell office:value-type="float" office:value="20.974">
                <text:p>20.974</text:p>
              </table:table-cell>
              <table:table-cell office:value-type="float" office:value="20.974">
                <text:p>20.974</text:p>
              </table:table-cell>
            </table:table-row>
            <table:table-row>
              <table:table-cell office:value-type="float" office:value="5.169">
                <text:p>10</text:p>
              </table:table-cell>
              <table:table-cell office:value-type="float" office:value="21.258">
                <text:p>21.258</text:p>
              </table:table-cell>
              <table:table-cell office:value-type="float" office:value="21.258">
                <text:p>21.258</text:p>
              </table:table-cell>
              <table:table-cell office:value-type="float" office:value="21.258">
                <text:p>21.258</text:p>
              </table:table-cell>
            </table:table-row>
            <table:table-row>
              <table:table-cell office:value-type="float" office:value="5.269">
                <text:p>10</text:p>
              </table:table-cell>
              <table:table-cell office:value-type="float" office:value="21.669">
                <text:p>21.669</text:p>
              </table:table-cell>
              <table:table-cell office:value-type="float" office:value="21.669">
                <text:p>21.669</text:p>
              </table:table-cell>
              <table:table-cell office:value-type="float" office:value="21.669">
                <text:p>21.669</text:p>
              </table:table-cell>
            </table:table-row>
            <table:table-row>
              <table:table-cell office:value-type="float" office:value="5.3">
                <text:p>10</text:p>
              </table:table-cell>
              <table:table-cell office:value-type="float" office:value="21.797">
                <text:p>21.797</text:p>
              </table:table-cell>
              <table:table-cell office:value-type="float" office:value="21.797">
                <text:p>21.797</text:p>
              </table:table-cell>
              <table:table-cell office:value-type="float" office:value="21.797">
                <text:p>21.797</text:p>
              </table:table-cell>
            </table:table-row>
            <table:table-row>
              <table:table-cell office:value-type="float" office:value="5.383">
                <text:p>10</text:p>
              </table:table-cell>
              <table:table-cell office:value-type="float" office:value="22.138">
                <text:p>22.138</text:p>
              </table:table-cell>
              <table:table-cell office:value-type="float" office:value="22.138">
                <text:p>22.138</text:p>
              </table:table-cell>
              <table:table-cell office:value-type="float" office:value="22.138">
                <text:p>22.138</text:p>
              </table:table-cell>
            </table:table-row>
            <table:table-row>
              <table:table-cell office:value-type="float" office:value="5.467">
                <text:p>10</text:p>
              </table:table-cell>
              <table:table-cell office:value-type="float" office:value="22.483">
                <text:p>22.483</text:p>
              </table:table-cell>
              <table:table-cell office:value-type="float" office:value="22.483">
                <text:p>22.483</text:p>
              </table:table-cell>
              <table:table-cell office:value-type="float" office:value="22.483">
                <text:p>22.483</text:p>
              </table:table-cell>
            </table:table-row>
            <table:table-row>
              <table:table-cell office:value-type="float" office:value="5.508">
                <text:p>10</text:p>
              </table:table-cell>
              <table:table-cell office:value-type="float" office:value="22.652">
                <text:p>22.652</text:p>
              </table:table-cell>
              <table:table-cell office:value-type="float" office:value="22.652">
                <text:p>22.652</text:p>
              </table:table-cell>
              <table:table-cell office:value-type="float" office:value="22.652">
                <text:p>22.652</text:p>
              </table:table-cell>
            </table:table-row>
            <table:table-row>
              <table:table-cell office:value-type="float" office:value="5.589">
                <text:p>10</text:p>
              </table:table-cell>
              <table:table-cell office:value-type="float" office:value="22.985">
                <text:p>22.985</text:p>
              </table:table-cell>
              <table:table-cell office:value-type="float" office:value="22.985">
                <text:p>22.985</text:p>
              </table:table-cell>
              <table:table-cell office:value-type="float" office:value="22.985">
                <text:p>22.985</text:p>
              </table:table-cell>
            </table:table-row>
            <table:table-row>
              <table:table-cell office:value-type="float" office:value="5.675">
                <text:p>10</text:p>
              </table:table-cell>
              <table:table-cell office:value-type="float" office:value="23.339">
                <text:p>23.339</text:p>
              </table:table-cell>
              <table:table-cell office:value-type="float" office:value="23.339">
                <text:p>23.339</text:p>
              </table:table-cell>
              <table:table-cell office:value-type="float" office:value="23.339">
                <text:p>23.339</text:p>
              </table:table-cell>
            </table:table-row>
            <table:table-row>
              <table:table-cell office:value-type="float" office:value="5.772">
                <text:p>10</text:p>
              </table:table-cell>
              <table:table-cell office:value-type="float" office:value="23.738">
                <text:p>23.738</text:p>
              </table:table-cell>
              <table:table-cell office:value-type="float" office:value="23.738">
                <text:p>23.738</text:p>
              </table:table-cell>
              <table:table-cell office:value-type="float" office:value="23.738">
                <text:p>23.738</text:p>
              </table:table-cell>
            </table:table-row>
            <table:table-row>
              <table:table-cell office:value-type="float" office:value="5.809">
                <text:p>10</text:p>
              </table:table-cell>
              <table:table-cell office:value-type="float" office:value="23.89">
                <text:p>23.89</text:p>
              </table:table-cell>
              <table:table-cell office:value-type="float" office:value="23.89">
                <text:p>23.89</text:p>
              </table:table-cell>
              <table:table-cell office:value-type="float" office:value="23.89">
                <text:p>23.89</text:p>
              </table:table-cell>
            </table:table-row>
            <table:table-row>
              <table:table-cell office:value-type="float" office:value="5.903">
                <text:p>10</text:p>
              </table:table-cell>
              <table:table-cell office:value-type="float" office:value="24.277">
                <text:p>24.277</text:p>
              </table:table-cell>
              <table:table-cell office:value-type="float" office:value="24.277">
                <text:p>24.277</text:p>
              </table:table-cell>
              <table:table-cell office:value-type="float" office:value="24.277">
                <text:p>24.277</text:p>
              </table:table-cell>
            </table:table-row>
            <table:table-row>
              <table:table-cell office:value-type="float" office:value="5.987">
                <text:p>10</text:p>
              </table:table-cell>
              <table:table-cell office:value-type="float" office:value="24.622">
                <text:p>24.622</text:p>
              </table:table-cell>
              <table:table-cell office:value-type="float" office:value="24.622">
                <text:p>24.622</text:p>
              </table:table-cell>
              <table:table-cell office:value-type="float" office:value="24.622">
                <text:p>24.622</text:p>
              </table:table-cell>
            </table:table-row>
            <table:table-row>
              <table:table-cell office:value-type="float" office:value="6.019">
                <text:p>10</text:p>
              </table:table-cell>
              <table:table-cell office:value-type="float" office:value="24.754">
                <text:p>24.754</text:p>
              </table:table-cell>
              <table:table-cell office:value-type="float" office:value="24.754">
                <text:p>24.754</text:p>
              </table:table-cell>
              <table:table-cell office:value-type="float" office:value="24.754">
                <text:p>24.754</text:p>
              </table:table-cell>
            </table:table-row>
            <table:table-row>
              <table:table-cell office:value-type="float" office:value="6.089">
                <text:p>10</text:p>
              </table:table-cell>
              <table:table-cell office:value-type="float" office:value="25.041">
                <text:p>25.041</text:p>
              </table:table-cell>
              <table:table-cell office:value-type="float" office:value="25.041">
                <text:p>25.041</text:p>
              </table:table-cell>
              <table:table-cell office:value-type="float" office:value="25.041">
                <text:p>25.041</text:p>
              </table:table-cell>
            </table:table-row>
            <table:table-row>
              <table:table-cell office:value-type="float" office:value="6.173">
                <text:p>10</text:p>
              </table:table-cell>
              <table:table-cell office:value-type="float" office:value="25.387">
                <text:p>25.387</text:p>
              </table:table-cell>
              <table:table-cell office:value-type="float" office:value="25.387">
                <text:p>25.387</text:p>
              </table:table-cell>
              <table:table-cell office:value-type="float" office:value="25.387">
                <text:p>25.387</text:p>
              </table:table-cell>
            </table:table-row>
            <table:table-row>
              <table:table-cell office:value-type="float" office:value="6.285">
                <text:p>10</text:p>
              </table:table-cell>
              <table:table-cell office:value-type="float" office:value="25.848">
                <text:p>25.848</text:p>
              </table:table-cell>
              <table:table-cell office:value-type="float" office:value="25.848">
                <text:p>25.848</text:p>
              </table:table-cell>
              <table:table-cell office:value-type="float" office:value="25.848">
                <text:p>25.848</text:p>
              </table:table-cell>
            </table:table-row>
            <table:table-row>
              <table:table-cell office:value-type="float" office:value="6.314">
                <text:p>10</text:p>
              </table:table-cell>
              <table:table-cell office:value-type="float" office:value="25.967">
                <text:p>25.967</text:p>
              </table:table-cell>
              <table:table-cell office:value-type="float" office:value="25.967">
                <text:p>25.967</text:p>
              </table:table-cell>
              <table:table-cell office:value-type="float" office:value="25.967">
                <text:p>25.967</text:p>
              </table:table-cell>
            </table:table-row>
            <table:table-row>
              <table:table-cell office:value-type="float" office:value="6.387">
                <text:p>10</text:p>
              </table:table-cell>
              <table:table-cell office:value-type="float" office:value="26.267">
                <text:p>26.267</text:p>
              </table:table-cell>
              <table:table-cell office:value-type="float" office:value="26.267">
                <text:p>26.267</text:p>
              </table:table-cell>
              <table:table-cell office:value-type="float" office:value="26.267">
                <text:p>26.267</text:p>
              </table:table-cell>
            </table:table-row>
            <table:table-row>
              <table:table-cell office:value-type="float" office:value="6.498">
                <text:p>10</text:p>
              </table:table-cell>
              <table:table-cell office:value-type="float" office:value="26.723">
                <text:p>26.723</text:p>
              </table:table-cell>
              <table:table-cell office:value-type="float" office:value="26.723">
                <text:p>26.723</text:p>
              </table:table-cell>
              <table:table-cell office:value-type="float" office:value="26.723">
                <text:p>26.723</text:p>
              </table:table-cell>
            </table:table-row>
            <table:table-row>
              <table:table-cell office:value-type="float" office:value="6.526">
                <text:p>10</text:p>
              </table:table-cell>
              <table:table-cell office:value-type="float" office:value="26.839">
                <text:p>26.839</text:p>
              </table:table-cell>
              <table:table-cell office:value-type="float" office:value="26.839">
                <text:p>26.839</text:p>
              </table:table-cell>
              <table:table-cell office:value-type="float" office:value="26.839">
                <text:p>26.839</text:p>
              </table:table-cell>
            </table:table-row>
            <table:table-row>
              <table:table-cell office:value-type="float" office:value="6.616">
                <text:p>10</text:p>
              </table:table-cell>
              <table:table-cell office:value-type="float" office:value="27.209">
                <text:p>27.209</text:p>
              </table:table-cell>
              <table:table-cell office:value-type="float" office:value="27.209">
                <text:p>27.209</text:p>
              </table:table-cell>
              <table:table-cell office:value-type="float" office:value="27.209">
                <text:p>27.209</text:p>
              </table:table-cell>
            </table:table-row>
            <table:table-row>
              <table:table-cell office:value-type="float" office:value="6.707">
                <text:p>10</text:p>
              </table:table-cell>
              <table:table-cell office:value-type="float" office:value="27.583">
                <text:p>27.583</text:p>
              </table:table-cell>
              <table:table-cell office:value-type="float" office:value="27.583">
                <text:p>27.583</text:p>
              </table:table-cell>
              <table:table-cell office:value-type="float" office:value="27.583">
                <text:p>27.583</text:p>
              </table:table-cell>
            </table:table-row>
            <table:table-row>
              <table:table-cell office:value-type="float" office:value="6.727">
                <text:p>10</text:p>
              </table:table-cell>
              <table:table-cell office:value-type="float" office:value="27.665">
                <text:p>27.665</text:p>
              </table:table-cell>
              <table:table-cell office:value-type="float" office:value="27.665">
                <text:p>27.665</text:p>
              </table:table-cell>
              <table:table-cell office:value-type="float" office:value="27.665">
                <text:p>27.665</text:p>
              </table:table-cell>
            </table:table-row>
            <table:table-row>
              <table:table-cell office:value-type="float" office:value="6.808">
                <text:p>10</text:p>
              </table:table-cell>
              <table:table-cell office:value-type="float" office:value="27.998">
                <text:p>27.998</text:p>
              </table:table-cell>
              <table:table-cell office:value-type="float" office:value="27.998">
                <text:p>27.998</text:p>
              </table:table-cell>
              <table:table-cell office:value-type="float" office:value="27.998">
                <text:p>27.998</text:p>
              </table:table-cell>
            </table:table-row>
            <table:table-row>
              <table:table-cell office:value-type="float" office:value="6.923">
                <text:p>10</text:p>
              </table:table-cell>
              <table:table-cell office:value-type="float" office:value="28.471">
                <text:p>28.471</text:p>
              </table:table-cell>
              <table:table-cell office:value-type="float" office:value="28.471">
                <text:p>28.471</text:p>
              </table:table-cell>
              <table:table-cell office:value-type="float" office:value="28.471">
                <text:p>28.471</text:p>
              </table:table-cell>
            </table:table-row>
            <table:table-row>
              <table:table-cell office:value-type="float" office:value="6.946">
                <text:p>10</text:p>
              </table:table-cell>
              <table:table-cell office:value-type="float" office:value="28.566">
                <text:p>28.566</text:p>
              </table:table-cell>
              <table:table-cell office:value-type="float" office:value="28.566">
                <text:p>28.566</text:p>
              </table:table-cell>
              <table:table-cell office:value-type="float" office:value="28.566">
                <text:p>28.566</text:p>
              </table:table-cell>
            </table:table-row>
            <table:table-row>
              <table:table-cell office:value-type="float" office:value="7.043">
                <text:p>10</text:p>
              </table:table-cell>
              <table:table-cell office:value-type="float" office:value="28.965">
                <text:p>28.965</text:p>
              </table:table-cell>
              <table:table-cell office:value-type="float" office:value="28.965">
                <text:p>28.965</text:p>
              </table:table-cell>
              <table:table-cell office:value-type="float" office:value="28.965">
                <text:p>28.965</text:p>
              </table:table-cell>
            </table:table-row>
            <table:table-row>
              <table:table-cell office:value-type="float" office:value="7.122">
                <text:p>10</text:p>
              </table:table-cell>
              <table:table-cell office:value-type="float" office:value="29.29">
                <text:p>29.29</text:p>
              </table:table-cell>
              <table:table-cell office:value-type="float" office:value="29.29">
                <text:p>29.29</text:p>
              </table:table-cell>
              <table:table-cell office:value-type="float" office:value="29.29">
                <text:p>29.29</text:p>
              </table:table-cell>
            </table:table-row>
            <table:table-row>
              <table:table-cell office:value-type="float" office:value="7.149">
                <text:p>10</text:p>
              </table:table-cell>
              <table:table-cell office:value-type="float" office:value="29.401">
                <text:p>29.401</text:p>
              </table:table-cell>
              <table:table-cell office:value-type="float" office:value="29.401">
                <text:p>29.401</text:p>
              </table:table-cell>
              <table:table-cell office:value-type="float" office:value="29.401">
                <text:p>29.401</text:p>
              </table:table-cell>
            </table:table-row>
            <table:table-row>
              <table:table-cell office:value-type="float" office:value="7.218">
                <text:p>10</text:p>
              </table:table-cell>
              <table:table-cell office:value-type="float" office:value="29.685">
                <text:p>29.685</text:p>
              </table:table-cell>
              <table:table-cell office:value-type="float" office:value="29.685">
                <text:p>29.685</text:p>
              </table:table-cell>
              <table:table-cell office:value-type="float" office:value="29.685">
                <text:p>29.685</text:p>
              </table:table-cell>
            </table:table-row>
            <table:table-row>
              <table:table-cell office:value-type="float" office:value="7.328">
                <text:p>10</text:p>
              </table:table-cell>
              <table:table-cell office:value-type="float" office:value="30.137">
                <text:p>30.137</text:p>
              </table:table-cell>
              <table:table-cell office:value-type="float" office:value="30.137">
                <text:p>30.137</text:p>
              </table:table-cell>
              <table:table-cell office:value-type="float" office:value="30.137">
                <text:p>30.137</text:p>
              </table:table-cell>
            </table:table-row>
            <table:table-row>
              <table:table-cell office:value-type="float" office:value="7.358">
                <text:p>10</text:p>
              </table:table-cell>
              <table:table-cell office:value-type="float" office:value="30.26">
                <text:p>30.26</text:p>
              </table:table-cell>
              <table:table-cell office:value-type="float" office:value="30.26">
                <text:p>30.26</text:p>
              </table:table-cell>
              <table:table-cell office:value-type="float" office:value="30.26">
                <text:p>30.26</text:p>
              </table:table-cell>
            </table:table-row>
            <table:table-row>
              <table:table-cell office:value-type="float" office:value="7.429">
                <text:p>10</text:p>
              </table:table-cell>
              <table:table-cell office:value-type="float" office:value="30.552">
                <text:p>30.552</text:p>
              </table:table-cell>
              <table:table-cell office:value-type="float" office:value="30.552">
                <text:p>30.552</text:p>
              </table:table-cell>
              <table:table-cell office:value-type="float" office:value="30.552">
                <text:p>30.552</text:p>
              </table:table-cell>
            </table:table-row>
            <table:table-row>
              <table:table-cell office:value-type="float" office:value="7.517">
                <text:p>10</text:p>
              </table:table-cell>
              <table:table-cell office:value-type="float" office:value="30.914">
                <text:p>30.914</text:p>
              </table:table-cell>
              <table:table-cell office:value-type="float" office:value="30.914">
                <text:p>30.914</text:p>
              </table:table-cell>
              <table:table-cell office:value-type="float" office:value="30.914">
                <text:p>30.914</text:p>
              </table:table-cell>
            </table:table-row>
            <table:table-row>
              <table:table-cell office:value-type="float" office:value="7.591">
                <text:p>10</text:p>
              </table:table-cell>
              <table:table-cell office:value-type="float" office:value="31.219">
                <text:p>31.219</text:p>
              </table:table-cell>
              <table:table-cell office:value-type="float" office:value="31.219">
                <text:p>31.219</text:p>
              </table:table-cell>
              <table:table-cell office:value-type="float" office:value="31.219">
                <text:p>31.219</text:p>
              </table:table-cell>
            </table:table-row>
            <table:table-row>
              <table:table-cell office:value-type="float" office:value="7.639">
                <text:p>10</text:p>
              </table:table-cell>
              <table:table-cell office:value-type="float" office:value="31.416">
                <text:p>31.416</text:p>
              </table:table-cell>
              <table:table-cell office:value-type="float" office:value="31.416">
                <text:p>31.416</text:p>
              </table:table-cell>
              <table:table-cell office:value-type="float" office:value="31.416">
                <text:p>31.4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54cm" svg:y="0.316cm" chart:style-name="ch2">
          <text:p>Comparação entre tipos de simulações</text:p>
        </chart:title>
        <chart:subtitle svg:x="7.096cm" svg:y="1.301cm" chart:style-name="ch3">
          <text:p>Circular 2</text:p>
        </chart:subtitle>
        <chart:legend chart:legend-position="end" svg:x="12.645cm" svg:y="3.703cm" style:legend-expansion="high" chart:style-name="ch4"/>
        <chart:plot-area chart:style-name="ch5" table:cell-range-address="Circular2.A1:Circular2.D97" chart:data-source-has-labels="both" svg:x="1.331cm" svg:y="2.19cm" svg:width="10.994cm" svg:height="5.649cm">
          <chartooo:coordinate-region svg:x="1.952cm" svg:y="2.389cm" svg:width="10.373cm" svg:height="4.32cm"/>
          <chart:axis chart:dimension="x" chart:name="primary-x" chart:style-name="ch6" chartooo:axis-type="auto">
            <chartooo:date-scale/>
            <chart:title svg:x="6.017cm" svg:y="8.019cm" chart:style-name="ch7">
              <text:p>Instante(s)</text:p>
            </chart:title>
            <chart:categories table:cell-range-address="Circular2.A2:Circular2.A97"/>
          </chart:axis>
          <chart:axis chart:dimension="y" chart:name="primary-y" chart:style-name="ch6">
            <chart:title svg:x="0.451cm" svg:y="5.997cm" chart:style-name="ch8">
              <text:p>Posição(rad)</text:p>
            </chart:title>
            <chart:grid chart:style-name="ch9" chart:class="major"/>
          </chart:axis>
          <chart:series chart:style-name="ch10" chart:values-cell-range-address="Circular2.B2:Circular2.B97" chart:label-cell-address="Circular2.B1:Circular2.B1" chart:class="chart:line">
            <chart:data-point chart:repeated="96"/>
          </chart:series>
          <chart:series chart:style-name="ch11" chart:values-cell-range-address="Circular2.C2:Circular2.C97" chart:label-cell-address="Circular2.C1:Circular2.C1" chart:class="chart:line">
            <chart:data-point chart:repeated="96"/>
          </chart:series>
          <chart:series chart:style-name="ch12" chart:values-cell-range-address="Circular2.D2:Circular2.D97" chart:label-cell-address="Circular2.D1:Circular2.D1" chart:class="chart:line">
            <chart:data-point chart:repeated="9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alitico</text:p>
                <draw:g>
                  <svg:desc>Circular2.B1:Circular2.B1</svg:desc>
                </draw:g>
              </table:table-cell>
              <table:table-cell office:value-type="string">
                <text:p>Euler</text:p>
                <draw:g>
                  <svg:desc>Circular2.C1:Circular2.C1</svg:desc>
                </draw:g>
              </table:table-cell>
              <table:table-cell office:value-type="string">
                <text:p>Euler-Cromer</text:p>
                <draw:g>
                  <svg:desc>Circular2.D1:Circular2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ircular2.A2:Circular2.A97</svg:desc>
                </draw:g>
              </table:table-cell>
              <table:table-cell office:value-type="float" office:value="0">
                <text:p>0</text:p>
                <draw:g>
                  <svg:desc>Circular2.B2:Circular2.B97</svg:desc>
                </draw:g>
              </table:table-cell>
              <table:table-cell office:value-type="float" office:value="0">
                <text:p>0</text:p>
                <draw:g>
                  <svg:desc>Circular2.C2:Circular2.C97</svg:desc>
                </draw:g>
              </table:table-cell>
              <table:table-cell office:value-type="float" office:value="0">
                <text:p>0</text:p>
                <draw:g>
                  <svg:desc>Circular2.D2:Circular2.D97</svg:desc>
                </draw:g>
              </table:table-cell>
            </table:table-row>
            <table:table-row>
              <table:table-cell office:value-type="float" office:value="0.07">
                <text:p>0</text:p>
              </table:table-cell>
              <table:table-cell office:value-type="float" office:value="0.396">
                <text:p>0.396</text:p>
              </table:table-cell>
              <table:table-cell office:value-type="float" office:value="0.396">
                <text:p>0.396</text:p>
              </table:table-cell>
              <table:table-cell office:value-type="float" office:value="0.396">
                <text:p>0.396</text:p>
              </table:table-cell>
            </table:table-row>
            <table:table-row>
              <table:table-cell office:value-type="float" office:value="0.141">
                <text:p>0</text:p>
              </table:table-cell>
              <table:table-cell office:value-type="float" office:value="0.798">
                <text:p>0.798</text:p>
              </table:table-cell>
              <table:table-cell office:value-type="float" office:value="0.798">
                <text:p>0.798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float" office:value="0.223">
                <text:p>0</text:p>
              </table:table-cell>
              <table:table-cell office:value-type="float" office:value="1.262">
                <text:p>1.262</text:p>
              </table:table-cell>
              <table:table-cell office:value-type="float" office:value="1.262">
                <text:p>1.262</text:p>
              </table:table-cell>
              <table:table-cell office:value-type="float" office:value="1.262">
                <text:p>1.262</text:p>
              </table:table-cell>
            </table:table-row>
            <table:table-row>
              <table:table-cell office:value-type="float" office:value="0.271">
                <text:p>0</text:p>
              </table:table-cell>
              <table:table-cell office:value-type="float" office:value="1.534">
                <text:p>1.534</text:p>
              </table:table-cell>
              <table:table-cell office:value-type="float" office:value="1.534">
                <text:p>1.534</text:p>
              </table:table-cell>
              <table:table-cell office:value-type="float" office:value="1.534">
                <text:p>1.534</text:p>
              </table:table-cell>
            </table:table-row>
            <table:table-row>
              <table:table-cell office:value-type="float" office:value="0.351">
                <text:p>0</text:p>
              </table:table-cell>
              <table:table-cell office:value-type="float" office:value="1.987">
                <text:p>1.987</text:p>
              </table:table-cell>
              <table:table-cell office:value-type="float" office:value="1.987">
                <text:p>1.987</text:p>
              </table:table-cell>
              <table:table-cell office:value-type="float" office:value="1.987">
                <text:p>1.987</text:p>
              </table:table-cell>
            </table:table-row>
            <table:table-row>
              <table:table-cell office:value-type="float" office:value="0.446">
                <text:p>0</text:p>
              </table:table-cell>
              <table:table-cell office:value-type="float" office:value="2.525">
                <text:p>2.525</text:p>
              </table:table-cell>
              <table:table-cell office:value-type="float" office:value="2.525">
                <text:p>2.525</text:p>
              </table:table-cell>
              <table:table-cell office:value-type="float" office:value="2.525">
                <text:p>2.525</text:p>
              </table:table-cell>
            </table:table-row>
            <table:table-row>
              <table:table-cell office:value-type="float" office:value="0.491">
                <text:p>0</text:p>
              </table:table-cell>
              <table:table-cell office:value-type="float" office:value="2.779">
                <text:p>2.779</text:p>
              </table:table-cell>
              <table:table-cell office:value-type="float" office:value="2.779">
                <text:p>2.779</text:p>
              </table:table-cell>
              <table:table-cell office:value-type="float" office:value="2.779">
                <text:p>2.779</text:p>
              </table:table-cell>
            </table:table-row>
            <table:table-row>
              <table:table-cell office:value-type="float" office:value="0.561">
                <text:p>0</text:p>
              </table:table-cell>
              <table:table-cell office:value-type="float" office:value="3.176">
                <text:p>3.176</text:p>
              </table:table-cell>
              <table:table-cell office:value-type="float" office:value="3.176">
                <text:p>3.176</text:p>
              </table:table-cell>
              <table:table-cell office:value-type="float" office:value="3.176">
                <text:p>3.176</text:p>
              </table:table-cell>
            </table:table-row>
            <table:table-row>
              <table:table-cell office:value-type="float" office:value="0.631">
                <text:p>0</text:p>
              </table:table-cell>
              <table:table-cell office:value-type="float" office:value="3.572">
                <text:p>3.572</text:p>
              </table:table-cell>
              <table:table-cell office:value-type="float" office:value="3.572">
                <text:p>3.572</text:p>
              </table:table-cell>
              <table:table-cell office:value-type="float" office:value="3.572">
                <text:p>3.572</text:p>
              </table:table-cell>
            </table:table-row>
            <table:table-row>
              <table:table-cell office:value-type="float" office:value="0.734">
                <text:p>0</text:p>
              </table:table-cell>
              <table:table-cell office:value-type="float" office:value="4.155">
                <text:p>4.155</text:p>
              </table:table-cell>
              <table:table-cell office:value-type="float" office:value="4.155">
                <text:p>4.155</text:p>
              </table:table-cell>
              <table:table-cell office:value-type="float" office:value="4.155">
                <text:p>4.155</text:p>
              </table:table-cell>
            </table:table-row>
            <table:table-row>
              <table:table-cell office:value-type="float" office:value="0.761">
                <text:p>0</text:p>
              </table:table-cell>
              <table:table-cell office:value-type="float" office:value="4.308">
                <text:p>4.308</text:p>
              </table:table-cell>
              <table:table-cell office:value-type="float" office:value="4.308">
                <text:p>4.308</text:p>
              </table:table-cell>
              <table:table-cell office:value-type="float" office:value="4.308">
                <text:p>4.308</text:p>
              </table:table-cell>
            </table:table-row>
            <table:table-row>
              <table:table-cell office:value-type="float" office:value="0.841">
                <text:p>0</text:p>
              </table:table-cell>
              <table:table-cell office:value-type="float" office:value="4.761">
                <text:p>4.761</text:p>
              </table:table-cell>
              <table:table-cell office:value-type="float" office:value="4.761">
                <text:p>4.761</text:p>
              </table:table-cell>
              <table:table-cell office:value-type="float" office:value="4.761">
                <text:p>4.761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5.094">
                <text:p>5.094</text:p>
              </table:table-cell>
              <table:table-cell office:value-type="float" office:value="5.094">
                <text:p>5.094</text:p>
              </table:table-cell>
              <table:table-cell office:value-type="float" office:value="5.094">
                <text:p>5.094</text:p>
              </table:table-cell>
            </table:table-row>
            <table:table-row>
              <table:table-cell office:value-type="float" office:value="0.971">
                <text:p>0</text:p>
              </table:table-cell>
              <table:table-cell office:value-type="float" office:value="5.496">
                <text:p>5.496</text:p>
              </table:table-cell>
              <table:table-cell office:value-type="float" office:value="5.496">
                <text:p>5.496</text:p>
              </table:table-cell>
              <table:table-cell office:value-type="float" office:value="5.496">
                <text:p>5.496</text:p>
              </table:table-cell>
            </table:table-row>
            <table:table-row>
              <table:table-cell office:value-type="float" office:value="1.051">
                <text:p/>
              </table:table-cell>
              <table:table-cell office:value-type="float" office:value="5.949">
                <text:p>5.949</text:p>
              </table:table-cell>
              <table:table-cell office:value-type="float" office:value="5.949">
                <text:p>5.949</text:p>
              </table:table-cell>
              <table:table-cell office:value-type="float" office:value="5.949">
                <text:p>5.949</text:p>
              </table:table-cell>
            </table:table-row>
            <table:table-row>
              <table:table-cell office:value-type="float" office:value="1.144">
                <text:p/>
              </table:table-cell>
              <table:table-cell office:value-type="float" office:value="6.476">
                <text:p>6.476</text:p>
              </table:table-cell>
              <table:table-cell office:value-type="float" office:value="6.476">
                <text:p>6.476</text:p>
              </table:table-cell>
              <table:table-cell office:value-type="float" office:value="6.476">
                <text:p>6.476</text:p>
              </table:table-cell>
            </table:table-row>
            <table:table-row>
              <table:table-cell office:value-type="float" office:value="1.19">
                <text:p/>
              </table:table-cell>
              <table:table-cell office:value-type="float" office:value="6.736">
                <text:p>6.736</text:p>
              </table:table-cell>
              <table:table-cell office:value-type="float" office:value="6.736">
                <text:p>6.736</text:p>
              </table:table-cell>
              <table:table-cell office:value-type="float" office:value="6.736">
                <text:p>6.736</text:p>
              </table:table-cell>
            </table:table-row>
            <table:table-row>
              <table:table-cell office:value-type="float" office:value="1.27">
                <text:p/>
              </table:table-cell>
              <table:table-cell office:value-type="float" office:value="7.189">
                <text:p>7.189</text:p>
              </table:table-cell>
              <table:table-cell office:value-type="float" office:value="7.189">
                <text:p>7.189</text:p>
              </table:table-cell>
              <table:table-cell office:value-type="float" office:value="7.189">
                <text:p>7.189</text:p>
              </table:table-cell>
            </table:table-row>
            <table:table-row>
              <table:table-cell office:value-type="float" office:value="1.345">
                <text:p/>
              </table:table-cell>
              <table:table-cell office:value-type="float" office:value="7.613">
                <text:p>7.613</text:p>
              </table:table-cell>
              <table:table-cell office:value-type="float" office:value="7.613">
                <text:p>7.613</text:p>
              </table:table-cell>
              <table:table-cell office:value-type="float" office:value="7.613">
                <text:p>7.613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7.925">
                <text:p>7.925</text:p>
              </table:table-cell>
              <table:table-cell office:value-type="float" office:value="7.925">
                <text:p>7.925</text:p>
              </table:table-cell>
              <table:table-cell office:value-type="float" office:value="7.925">
                <text:p>7.925</text:p>
              </table:table-cell>
            </table:table-row>
            <table:table-row>
              <table:table-cell office:value-type="float" office:value="1.481">
                <text:p/>
              </table:table-cell>
              <table:table-cell office:value-type="float" office:value="8.383">
                <text:p>8.383</text:p>
              </table:table-cell>
              <table:table-cell office:value-type="float" office:value="8.383">
                <text:p>8.383</text:p>
              </table:table-cell>
              <table:table-cell office:value-type="float" office:value="8.383">
                <text:p>8.383</text:p>
              </table:table-cell>
            </table:table-row>
            <table:table-row>
              <table:table-cell office:value-type="float" office:value="1.569">
                <text:p/>
              </table:table-cell>
              <table:table-cell office:value-type="float" office:value="8.881">
                <text:p>8.881</text:p>
              </table:table-cell>
              <table:table-cell office:value-type="float" office:value="8.881">
                <text:p>8.881</text:p>
              </table:table-cell>
              <table:table-cell office:value-type="float" office:value="8.881">
                <text:p>8.881</text:p>
              </table:table-cell>
            </table:table-row>
            <table:table-row>
              <table:table-cell office:value-type="float" office:value="1.636">
                <text:p/>
              </table:table-cell>
              <table:table-cell office:value-type="float" office:value="9.261">
                <text:p>9.261</text:p>
              </table:table-cell>
              <table:table-cell office:value-type="float" office:value="9.261">
                <text:p>9.261</text:p>
              </table:table-cell>
              <table:table-cell office:value-type="float" office:value="9.261">
                <text:p>9.261</text:p>
              </table:table-cell>
            </table:table-row>
            <table:table-row>
              <table:table-cell office:value-type="float" office:value="1.691">
                <text:p/>
              </table:table-cell>
              <table:table-cell office:value-type="float" office:value="9.572">
                <text:p>9.572</text:p>
              </table:table-cell>
              <table:table-cell office:value-type="float" office:value="9.572">
                <text:p>9.572</text:p>
              </table:table-cell>
              <table:table-cell office:value-type="float" office:value="9.572">
                <text:p>9.572</text:p>
              </table:table-cell>
            </table:table-row>
            <table:table-row>
              <table:table-cell office:value-type="float" office:value="1.761">
                <text:p/>
              </table:table-cell>
              <table:table-cell office:value-type="float" office:value="9.968">
                <text:p>9.968</text:p>
              </table:table-cell>
              <table:table-cell office:value-type="float" office:value="9.968">
                <text:p>9.968</text:p>
              </table:table-cell>
              <table:table-cell office:value-type="float" office:value="9.968">
                <text:p>9.968</text:p>
              </table:table-cell>
            </table:table-row>
            <table:table-row>
              <table:table-cell office:value-type="float" office:value="1.851">
                <text:p/>
              </table:table-cell>
              <table:table-cell office:value-type="float" office:value="10.478">
                <text:p>10.478</text:p>
              </table:table-cell>
              <table:table-cell office:value-type="float" office:value="10.478">
                <text:p>10.478</text:p>
              </table:table-cell>
              <table:table-cell office:value-type="float" office:value="10.478">
                <text:p>10.478</text:p>
              </table:table-cell>
            </table:table-row>
            <table:table-row>
              <table:table-cell office:value-type="float" office:value="1.901">
                <text:p/>
              </table:table-cell>
              <table:table-cell office:value-type="float" office:value="10.761">
                <text:p>10.761</text:p>
              </table:table-cell>
              <table:table-cell office:value-type="float" office:value="10.761">
                <text:p>10.761</text:p>
              </table:table-cell>
              <table:table-cell office:value-type="float" office:value="10.761">
                <text:p>10.761</text:p>
              </table:table-cell>
            </table:table-row>
            <table:table-row>
              <table:table-cell office:value-type="float" office:value="1.981">
                <text:p/>
              </table:table-cell>
              <table:table-cell office:value-type="float" office:value="11.214">
                <text:p>11.214</text:p>
              </table:table-cell>
              <table:table-cell office:value-type="float" office:value="11.214">
                <text:p>11.214</text:p>
              </table:table-cell>
              <table:table-cell office:value-type="float" office:value="11.214">
                <text:p>11.214</text:p>
              </table:table-cell>
            </table:table-row>
            <table:table-row>
              <table:table-cell office:value-type="float" office:value="2.047">
                <text:p/>
              </table:table-cell>
              <table:table-cell office:value-type="float" office:value="11.587">
                <text:p>11.587</text:p>
              </table:table-cell>
              <table:table-cell office:value-type="float" office:value="11.587">
                <text:p>11.587</text:p>
              </table:table-cell>
              <table:table-cell office:value-type="float" office:value="11.587">
                <text:p>11.587</text:p>
              </table:table-cell>
            </table:table-row>
            <table:table-row>
              <table:table-cell office:value-type="float" office:value="2.152">
                <text:p/>
              </table:table-cell>
              <table:table-cell office:value-type="float" office:value="12.181">
                <text:p>12.181</text:p>
              </table:table-cell>
              <table:table-cell office:value-type="float" office:value="12.181">
                <text:p>12.181</text:p>
              </table:table-cell>
              <table:table-cell office:value-type="float" office:value="12.181">
                <text:p>12.181</text:p>
              </table:table-cell>
            </table:table-row>
            <table:table-row>
              <table:table-cell office:value-type="float" office:value="2.18">
                <text:p/>
              </table:table-cell>
              <table:table-cell office:value-type="float" office:value="12.34">
                <text:p>12.34</text:p>
              </table:table-cell>
              <table:table-cell office:value-type="float" office:value="12.34">
                <text:p>12.34</text:p>
              </table:table-cell>
              <table:table-cell office:value-type="float" office:value="12.34">
                <text:p>12.34</text:p>
              </table:table-cell>
            </table:table-row>
            <table:table-row>
              <table:table-cell office:value-type="float" office:value="2.26">
                <text:p/>
              </table:table-cell>
              <table:table-cell office:value-type="float" office:value="12.793">
                <text:p>12.793</text:p>
              </table:table-cell>
              <table:table-cell office:value-type="float" office:value="12.793">
                <text:p>12.793</text:p>
              </table:table-cell>
              <table:table-cell office:value-type="float" office:value="12.793">
                <text:p>12.793</text:p>
              </table:table-cell>
            </table:table-row>
            <table:table-row>
              <table:table-cell office:value-type="float" office:value="2.356">
                <text:p/>
              </table:table-cell>
              <table:table-cell office:value-type="float" office:value="13.336">
                <text:p>13.336</text:p>
              </table:table-cell>
              <table:table-cell office:value-type="float" office:value="13.336">
                <text:p>13.336</text:p>
              </table:table-cell>
              <table:table-cell office:value-type="float" office:value="13.336">
                <text:p>13.336</text:p>
              </table:table-cell>
            </table:table-row>
            <table:table-row>
              <table:table-cell office:value-type="float" office:value="2.391">
                <text:p/>
              </table:table-cell>
              <table:table-cell office:value-type="float" office:value="13.534">
                <text:p>13.534</text:p>
              </table:table-cell>
              <table:table-cell office:value-type="float" office:value="13.534">
                <text:p>13.534</text:p>
              </table:table-cell>
              <table:table-cell office:value-type="float" office:value="13.534">
                <text:p>13.534</text:p>
              </table:table-cell>
            </table:table-row>
            <table:table-row>
              <table:table-cell office:value-type="float" office:value="2.463">
                <text:p/>
              </table:table-cell>
              <table:table-cell office:value-type="float" office:value="13.942">
                <text:p>13.942</text:p>
              </table:table-cell>
              <table:table-cell office:value-type="float" office:value="13.942">
                <text:p>13.942</text:p>
              </table:table-cell>
              <table:table-cell office:value-type="float" office:value="13.942">
                <text:p>13.942</text:p>
              </table:table-cell>
            </table:table-row>
            <table:table-row>
              <table:table-cell office:value-type="float" office:value="2.566">
                <text:p/>
              </table:table-cell>
              <table:table-cell office:value-type="float" office:value="14.525">
                <text:p>14.525</text:p>
              </table:table-cell>
              <table:table-cell office:value-type="float" office:value="14.525">
                <text:p>14.525</text:p>
              </table:table-cell>
              <table:table-cell office:value-type="float" office:value="14.525">
                <text:p>14.525</text:p>
              </table:table-cell>
            </table:table-row>
            <table:table-row>
              <table:table-cell office:value-type="float" office:value="2.601">
                <text:p/>
              </table:table-cell>
              <table:table-cell office:value-type="float" office:value="14.723">
                <text:p>14.723</text:p>
              </table:table-cell>
              <table:table-cell office:value-type="float" office:value="14.723">
                <text:p>14.723</text:p>
              </table:table-cell>
              <table:table-cell office:value-type="float" office:value="14.723">
                <text:p>14.723</text:p>
              </table:table-cell>
            </table:table-row>
            <table:table-row>
              <table:table-cell office:value-type="float" office:value="2.67">
                <text:p/>
              </table:table-cell>
              <table:table-cell office:value-type="float" office:value="15.114">
                <text:p>15.114</text:p>
              </table:table-cell>
              <table:table-cell office:value-type="float" office:value="15.114">
                <text:p>15.114</text:p>
              </table:table-cell>
              <table:table-cell office:value-type="float" office:value="15.114">
                <text:p>15.114</text:p>
              </table:table-cell>
            </table:table-row>
            <table:table-row>
              <table:table-cell office:value-type="float" office:value="2.762">
                <text:p/>
              </table:table-cell>
              <table:table-cell office:value-type="float" office:value="15.634">
                <text:p>15.634</text:p>
              </table:table-cell>
              <table:table-cell office:value-type="float" office:value="15.634">
                <text:p>15.634</text:p>
              </table:table-cell>
              <table:table-cell office:value-type="float" office:value="15.634">
                <text:p>15.634</text:p>
              </table:table-cell>
            </table:table-row>
            <table:table-row>
              <table:table-cell office:value-type="float" office:value="2.812">
                <text:p/>
              </table:table-cell>
              <table:table-cell office:value-type="float" office:value="15.917">
                <text:p>15.917</text:p>
              </table:table-cell>
              <table:table-cell office:value-type="float" office:value="15.917">
                <text:p>15.917</text:p>
              </table:table-cell>
              <table:table-cell office:value-type="float" office:value="15.917">
                <text:p>15.917</text:p>
              </table:table-cell>
            </table:table-row>
            <table:table-row>
              <table:table-cell office:value-type="float" office:value="2.88">
                <text:p/>
              </table:table-cell>
              <table:table-cell office:value-type="float" office:value="16.302">
                <text:p>16.302</text:p>
              </table:table-cell>
              <table:table-cell office:value-type="float" office:value="16.302">
                <text:p>16.302</text:p>
              </table:table-cell>
              <table:table-cell office:value-type="float" office:value="16.302">
                <text:p>16.302</text:p>
              </table:table-cell>
            </table:table-row>
            <table:table-row>
              <table:table-cell office:value-type="float" office:value="2.952">
                <text:p/>
              </table:table-cell>
              <table:table-cell office:value-type="float" office:value="16.71">
                <text:p>16.71</text:p>
              </table:table-cell>
              <table:table-cell office:value-type="float" office:value="16.71">
                <text:p>16.71</text:p>
              </table:table-cell>
              <table:table-cell office:value-type="float" office:value="16.71">
                <text:p>16.71</text:p>
              </table:table-cell>
            </table:table-row>
            <table:table-row>
              <table:table-cell office:value-type="float" office:value="3.056">
                <text:p/>
              </table:table-cell>
              <table:table-cell office:value-type="float" office:value="17.299">
                <text:p>17.299</text:p>
              </table:table-cell>
              <table:table-cell office:value-type="float" office:value="17.299">
                <text:p>17.299</text:p>
              </table:table-cell>
              <table:table-cell office:value-type="float" office:value="17.299">
                <text:p>17.299</text:p>
              </table:table-cell>
            </table:table-row>
            <table:table-row>
              <table:table-cell office:value-type="float" office:value="3.091">
                <text:p/>
              </table:table-cell>
              <table:table-cell office:value-type="float" office:value="17.497">
                <text:p>17.497</text:p>
              </table:table-cell>
              <table:table-cell office:value-type="float" office:value="17.497">
                <text:p>17.497</text:p>
              </table:table-cell>
              <table:table-cell office:value-type="float" office:value="17.497">
                <text:p>17.497</text:p>
              </table:table-cell>
            </table:table-row>
            <table:table-row>
              <table:table-cell office:value-type="float" office:value="3.167">
                <text:p/>
              </table:table-cell>
              <table:table-cell office:value-type="float" office:value="17.927">
                <text:p>17.927</text:p>
              </table:table-cell>
              <table:table-cell office:value-type="float" office:value="17.927">
                <text:p>17.927</text:p>
              </table:table-cell>
              <table:table-cell office:value-type="float" office:value="17.927">
                <text:p>17.927</text:p>
              </table:table-cell>
            </table:table-row>
            <table:table-row>
              <table:table-cell office:value-type="float" office:value="3.263">
                <text:p/>
              </table:table-cell>
              <table:table-cell office:value-type="float" office:value="18.47">
                <text:p>18.47</text:p>
              </table:table-cell>
              <table:table-cell office:value-type="float" office:value="18.47">
                <text:p>18.47</text:p>
              </table:table-cell>
              <table:table-cell office:value-type="float" office:value="18.47">
                <text:p>18.47</text:p>
              </table:table-cell>
            </table:table-row>
            <table:table-row>
              <table:table-cell office:value-type="float" office:value="3.301">
                <text:p/>
              </table:table-cell>
              <table:table-cell office:value-type="float" office:value="18.685">
                <text:p>18.685</text:p>
              </table:table-cell>
              <table:table-cell office:value-type="float" office:value="18.685">
                <text:p>18.685</text:p>
              </table:table-cell>
              <table:table-cell office:value-type="float" office:value="18.685">
                <text:p>18.685</text:p>
              </table:table-cell>
            </table:table-row>
            <table:table-row>
              <table:table-cell office:value-type="float" office:value="3.37">
                <text:p/>
              </table:table-cell>
              <table:table-cell office:value-type="float" office:value="19.076">
                <text:p>19.076</text:p>
              </table:table-cell>
              <table:table-cell office:value-type="float" office:value="19.076">
                <text:p>19.076</text:p>
              </table:table-cell>
              <table:table-cell office:value-type="float" office:value="19.076">
                <text:p>19.076</text:p>
              </table:table-cell>
            </table:table-row>
            <table:table-row>
              <table:table-cell office:value-type="float" office:value="3.471">
                <text:p/>
              </table:table-cell>
              <table:table-cell office:value-type="float" office:value="19.648">
                <text:p>19.648</text:p>
              </table:table-cell>
              <table:table-cell office:value-type="float" office:value="19.648">
                <text:p>19.648</text:p>
              </table:table-cell>
              <table:table-cell office:value-type="float" office:value="19.648">
                <text:p>19.648</text:p>
              </table:table-cell>
            </table:table-row>
            <table:table-row>
              <table:table-cell office:value-type="float" office:value="3.511">
                <text:p/>
              </table:table-cell>
              <table:table-cell office:value-type="float" office:value="19.874">
                <text:p>19.874</text:p>
              </table:table-cell>
              <table:table-cell office:value-type="float" office:value="19.874">
                <text:p>19.874</text:p>
              </table:table-cell>
              <table:table-cell office:value-type="float" office:value="19.874">
                <text:p>19.874</text:p>
              </table:table-cell>
            </table:table-row>
            <table:table-row>
              <table:table-cell office:value-type="float" office:value="3.581">
                <text:p/>
              </table:table-cell>
              <table:table-cell office:value-type="float" office:value="20.27">
                <text:p>20.27</text:p>
              </table:table-cell>
              <table:table-cell office:value-type="float" office:value="20.27">
                <text:p>20.27</text:p>
              </table:table-cell>
              <table:table-cell office:value-type="float" office:value="20.27">
                <text:p>20.27</text:p>
              </table:table-cell>
            </table:table-row>
            <table:table-row>
              <table:table-cell office:value-type="float" office:value="3.662">
                <text:p/>
              </table:table-cell>
              <table:table-cell office:value-type="float" office:value="20.729">
                <text:p>20.729</text:p>
              </table:table-cell>
              <table:table-cell office:value-type="float" office:value="20.729">
                <text:p>20.729</text:p>
              </table:table-cell>
              <table:table-cell office:value-type="float" office:value="20.729">
                <text:p>20.729</text:p>
              </table:table-cell>
            </table:table-row>
            <table:table-row>
              <table:table-cell office:value-type="float" office:value="3.72">
                <text:p/>
              </table:table-cell>
              <table:table-cell office:value-type="float" office:value="21.057">
                <text:p>21.057</text:p>
              </table:table-cell>
              <table:table-cell office:value-type="float" office:value="21.057">
                <text:p>21.057</text:p>
              </table:table-cell>
              <table:table-cell office:value-type="float" office:value="21.057">
                <text:p>21.057</text:p>
              </table:table-cell>
            </table:table-row>
            <table:table-row>
              <table:table-cell office:value-type="float" office:value="3.791">
                <text:p/>
              </table:table-cell>
              <table:table-cell office:value-type="float" office:value="21.459">
                <text:p>21.459</text:p>
              </table:table-cell>
              <table:table-cell office:value-type="float" office:value="21.459">
                <text:p>21.459</text:p>
              </table:table-cell>
              <table:table-cell office:value-type="float" office:value="21.459">
                <text:p>21.459</text:p>
              </table:table-cell>
            </table:table-row>
            <table:table-row>
              <table:table-cell office:value-type="float" office:value="3.874">
                <text:p/>
              </table:table-cell>
              <table:table-cell office:value-type="float" office:value="21.929">
                <text:p>21.929</text:p>
              </table:table-cell>
              <table:table-cell office:value-type="float" office:value="21.929">
                <text:p>21.929</text:p>
              </table:table-cell>
              <table:table-cell office:value-type="float" office:value="21.929">
                <text:p>21.929</text:p>
              </table:table-cell>
            </table:table-row>
            <table:table-row>
              <table:table-cell office:value-type="float" office:value="3.97">
                <text:p/>
              </table:table-cell>
              <table:table-cell office:value-type="float" office:value="22.472">
                <text:p>22.472</text:p>
              </table:table-cell>
              <table:table-cell office:value-type="float" office:value="22.472">
                <text:p>22.472</text:p>
              </table:table-cell>
              <table:table-cell office:value-type="float" office:value="22.472">
                <text:p>22.472</text:p>
              </table:table-cell>
            </table:table-row>
            <table:table-row>
              <table:table-cell office:value-type="float" office:value="4.002">
                <text:p/>
              </table:table-cell>
              <table:table-cell office:value-type="float" office:value="22.653">
                <text:p>22.653</text:p>
              </table:table-cell>
              <table:table-cell office:value-type="float" office:value="22.653">
                <text:p>22.653</text:p>
              </table:table-cell>
              <table:table-cell office:value-type="float" office:value="22.653">
                <text:p>22.653</text:p>
              </table:table-cell>
            </table:table-row>
            <table:table-row>
              <table:table-cell office:value-type="float" office:value="4.07">
                <text:p/>
              </table:table-cell>
              <table:table-cell office:value-type="float" office:value="23.038">
                <text:p>23.038</text:p>
              </table:table-cell>
              <table:table-cell office:value-type="float" office:value="23.038">
                <text:p>23.038</text:p>
              </table:table-cell>
              <table:table-cell office:value-type="float" office:value="23.038">
                <text:p>23.038</text:p>
              </table:table-cell>
            </table:table-row>
            <table:table-row>
              <table:table-cell office:value-type="float" office:value="4.174">
                <text:p/>
              </table:table-cell>
              <table:table-cell office:value-type="float" office:value="23.627">
                <text:p>23.627</text:p>
              </table:table-cell>
              <table:table-cell office:value-type="float" office:value="23.627">
                <text:p>23.627</text:p>
              </table:table-cell>
              <table:table-cell office:value-type="float" office:value="23.627">
                <text:p>23.627</text:p>
              </table:table-cell>
            </table:table-row>
            <table:table-row>
              <table:table-cell office:value-type="float" office:value="4.21">
                <text:p/>
              </table:table-cell>
              <table:table-cell office:value-type="float" office:value="23.831">
                <text:p>23.831</text:p>
              </table:table-cell>
              <table:table-cell office:value-type="float" office:value="23.831">
                <text:p>23.831</text:p>
              </table:table-cell>
              <table:table-cell office:value-type="float" office:value="23.831">
                <text:p>23.831</text:p>
              </table:table-cell>
            </table:table-row>
            <table:table-row>
              <table:table-cell office:value-type="float" office:value="4.305">
                <text:p/>
              </table:table-cell>
              <table:table-cell office:value-type="float" office:value="24.369">
                <text:p>24.369</text:p>
              </table:table-cell>
              <table:table-cell office:value-type="float" office:value="24.369">
                <text:p>24.369</text:p>
              </table:table-cell>
              <table:table-cell office:value-type="float" office:value="24.369">
                <text:p>24.369</text:p>
              </table:table-cell>
            </table:table-row>
            <table:table-row>
              <table:table-cell office:value-type="float" office:value="4.377">
                <text:p/>
              </table:table-cell>
              <table:table-cell office:value-type="float" office:value="24.776">
                <text:p>24.776</text:p>
              </table:table-cell>
              <table:table-cell office:value-type="float" office:value="24.776">
                <text:p>24.776</text:p>
              </table:table-cell>
              <table:table-cell office:value-type="float" office:value="24.776">
                <text:p>24.776</text:p>
              </table:table-cell>
            </table:table-row>
            <table:table-row>
              <table:table-cell office:value-type="float" office:value="4.42">
                <text:p/>
              </table:table-cell>
              <table:table-cell office:value-type="float" office:value="25.02">
                <text:p>25.02</text:p>
              </table:table-cell>
              <table:table-cell office:value-type="float" office:value="25.02">
                <text:p>25.02</text:p>
              </table:table-cell>
              <table:table-cell office:value-type="float" office:value="25.02">
                <text:p>25.02</text:p>
              </table:table-cell>
            </table:table-row>
            <table:table-row>
              <table:table-cell office:value-type="float" office:value="4.49">
                <text:p/>
              </table:table-cell>
              <table:table-cell office:value-type="float" office:value="25.416">
                <text:p>25.416</text:p>
              </table:table-cell>
              <table:table-cell office:value-type="float" office:value="25.416">
                <text:p>25.416</text:p>
              </table:table-cell>
              <table:table-cell office:value-type="float" office:value="25.416">
                <text:p>25.416</text:p>
              </table:table-cell>
            </table:table-row>
            <table:table-row>
              <table:table-cell office:value-type="float" office:value="4.587">
                <text:p/>
              </table:table-cell>
              <table:table-cell office:value-type="float" office:value="25.965">
                <text:p>25.965</text:p>
              </table:table-cell>
              <table:table-cell office:value-type="float" office:value="25.965">
                <text:p>25.965</text:p>
              </table:table-cell>
              <table:table-cell office:value-type="float" office:value="25.965">
                <text:p>25.965</text:p>
              </table:table-cell>
            </table:table-row>
            <table:table-row>
              <table:table-cell office:value-type="float" office:value="4.632">
                <text:p/>
              </table:table-cell>
              <table:table-cell office:value-type="float" office:value="26.22">
                <text:p>26.22</text:p>
              </table:table-cell>
              <table:table-cell office:value-type="float" office:value="26.22">
                <text:p>26.22</text:p>
              </table:table-cell>
              <table:table-cell office:value-type="float" office:value="26.22">
                <text:p>26.22</text:p>
              </table:table-cell>
            </table:table-row>
            <table:table-row>
              <table:table-cell office:value-type="float" office:value="4.701">
                <text:p/>
              </table:table-cell>
              <table:table-cell office:value-type="float" office:value="26.61">
                <text:p>26.61</text:p>
              </table:table-cell>
              <table:table-cell office:value-type="float" office:value="26.61">
                <text:p>26.61</text:p>
              </table:table-cell>
              <table:table-cell office:value-type="float" office:value="26.61">
                <text:p>26.61</text:p>
              </table:table-cell>
            </table:table-row>
            <table:table-row>
              <table:table-cell office:value-type="float" office:value="4.782">
                <text:p/>
              </table:table-cell>
              <table:table-cell office:value-type="float" office:value="27.069">
                <text:p>27.069</text:p>
              </table:table-cell>
              <table:table-cell office:value-type="float" office:value="27.069">
                <text:p>27.069</text:p>
              </table:table-cell>
              <table:table-cell office:value-type="float" office:value="27.069">
                <text:p>27.069</text:p>
              </table:table-cell>
            </table:table-row>
            <table:table-row>
              <table:table-cell office:value-type="float" office:value="4.831">
                <text:p/>
              </table:table-cell>
              <table:table-cell office:value-type="float" office:value="27.346">
                <text:p>27.346</text:p>
              </table:table-cell>
              <table:table-cell office:value-type="float" office:value="27.346">
                <text:p>27.346</text:p>
              </table:table-cell>
              <table:table-cell office:value-type="float" office:value="27.346">
                <text:p>27.346</text:p>
              </table:table-cell>
            </table:table-row>
            <table:table-row>
              <table:table-cell office:value-type="float" office:value="4.926">
                <text:p/>
              </table:table-cell>
              <table:table-cell office:value-type="float" office:value="27.884">
                <text:p>27.884</text:p>
              </table:table-cell>
              <table:table-cell office:value-type="float" office:value="27.884">
                <text:p>27.884</text:p>
              </table:table-cell>
              <table:table-cell office:value-type="float" office:value="27.884">
                <text:p>27.884</text:p>
              </table:table-cell>
            </table:table-row>
            <table:table-row>
              <table:table-cell office:value-type="float" office:value="5.017">
                <text:p>10</text:p>
              </table:table-cell>
              <table:table-cell office:value-type="float" office:value="28.399">
                <text:p>28.399</text:p>
              </table:table-cell>
              <table:table-cell office:value-type="float" office:value="28.399">
                <text:p>28.399</text:p>
              </table:table-cell>
              <table:table-cell office:value-type="float" office:value="28.399">
                <text:p>28.399</text:p>
              </table:table-cell>
            </table:table-row>
            <table:table-row>
              <table:table-cell office:value-type="float" office:value="5.051">
                <text:p>10</text:p>
              </table:table-cell>
              <table:table-cell office:value-type="float" office:value="28.591">
                <text:p>28.591</text:p>
              </table:table-cell>
              <table:table-cell office:value-type="float" office:value="28.591">
                <text:p>28.591</text:p>
              </table:table-cell>
              <table:table-cell office:value-type="float" office:value="28.591">
                <text:p>28.591</text:p>
              </table:table-cell>
            </table:table-row>
            <table:table-row>
              <table:table-cell office:value-type="float" office:value="5.154">
                <text:p>10</text:p>
              </table:table-cell>
              <table:table-cell office:value-type="float" office:value="29.174">
                <text:p>29.174</text:p>
              </table:table-cell>
              <table:table-cell office:value-type="float" office:value="29.174">
                <text:p>29.174</text:p>
              </table:table-cell>
              <table:table-cell office:value-type="float" office:value="29.174">
                <text:p>29.174</text:p>
              </table:table-cell>
            </table:table-row>
            <table:table-row>
              <table:table-cell office:value-type="float" office:value="5.191">
                <text:p>10</text:p>
              </table:table-cell>
              <table:table-cell office:value-type="float" office:value="29.384">
                <text:p>29.384</text:p>
              </table:table-cell>
              <table:table-cell office:value-type="float" office:value="29.384">
                <text:p>29.384</text:p>
              </table:table-cell>
              <table:table-cell office:value-type="float" office:value="29.384">
                <text:p>29.384</text:p>
              </table:table-cell>
            </table:table-row>
            <table:table-row>
              <table:table-cell office:value-type="float" office:value="5.315">
                <text:p>10</text:p>
              </table:table-cell>
              <table:table-cell office:value-type="float" office:value="30.086">
                <text:p>30.086</text:p>
              </table:table-cell>
              <table:table-cell office:value-type="float" office:value="30.086">
                <text:p>30.086</text:p>
              </table:table-cell>
              <table:table-cell office:value-type="float" office:value="30.086">
                <text:p>30.086</text:p>
              </table:table-cell>
            </table:table-row>
            <table:table-row>
              <table:table-cell office:value-type="float" office:value="5.356">
                <text:p>10</text:p>
              </table:table-cell>
              <table:table-cell office:value-type="float" office:value="30.318">
                <text:p>30.318</text:p>
              </table:table-cell>
              <table:table-cell office:value-type="float" office:value="30.318">
                <text:p>30.318</text:p>
              </table:table-cell>
              <table:table-cell office:value-type="float" office:value="30.318">
                <text:p>30.318</text:p>
              </table:table-cell>
            </table:table-row>
            <table:table-row>
              <table:table-cell office:value-type="float" office:value="5.404">
                <text:p>10</text:p>
              </table:table-cell>
              <table:table-cell office:value-type="float" office:value="30.589">
                <text:p>30.589</text:p>
              </table:table-cell>
              <table:table-cell office:value-type="float" office:value="30.589">
                <text:p>30.589</text:p>
              </table:table-cell>
              <table:table-cell office:value-type="float" office:value="30.589">
                <text:p>30.589</text:p>
              </table:table-cell>
            </table:table-row>
            <table:table-row>
              <table:table-cell office:value-type="float" office:value="5.494">
                <text:p>10</text:p>
              </table:table-cell>
              <table:table-cell office:value-type="float" office:value="31.099">
                <text:p>31.099</text:p>
              </table:table-cell>
              <table:table-cell office:value-type="float" office:value="31.099">
                <text:p>31.099</text:p>
              </table:table-cell>
              <table:table-cell office:value-type="float" office:value="31.099">
                <text:p>31.099</text:p>
              </table:table-cell>
            </table:table-row>
            <table:table-row>
              <table:table-cell office:value-type="float" office:value="5.6">
                <text:p>10</text:p>
              </table:table-cell>
              <table:table-cell office:value-type="float" office:value="31.699">
                <text:p>31.699</text:p>
              </table:table-cell>
              <table:table-cell office:value-type="float" office:value="31.699">
                <text:p>31.699</text:p>
              </table:table-cell>
              <table:table-cell office:value-type="float" office:value="31.699">
                <text:p>31.699</text:p>
              </table:table-cell>
            </table:table-row>
            <table:table-row>
              <table:table-cell office:value-type="float" office:value="5.61">
                <text:p>10</text:p>
              </table:table-cell>
              <table:table-cell office:value-type="float" office:value="31.756">
                <text:p>31.756</text:p>
              </table:table-cell>
              <table:table-cell office:value-type="float" office:value="31.756">
                <text:p>31.756</text:p>
              </table:table-cell>
              <table:table-cell office:value-type="float" office:value="31.756">
                <text:p>31.756</text:p>
              </table:table-cell>
            </table:table-row>
            <table:table-row>
              <table:table-cell office:value-type="float" office:value="5.712">
                <text:p>10</text:p>
              </table:table-cell>
              <table:table-cell office:value-type="float" office:value="32.333">
                <text:p>32.333</text:p>
              </table:table-cell>
              <table:table-cell office:value-type="float" office:value="32.333">
                <text:p>32.333</text:p>
              </table:table-cell>
              <table:table-cell office:value-type="float" office:value="32.333">
                <text:p>32.333</text:p>
              </table:table-cell>
            </table:table-row>
            <table:table-row>
              <table:table-cell office:value-type="float" office:value="5.802">
                <text:p>10</text:p>
              </table:table-cell>
              <table:table-cell office:value-type="float" office:value="32.842">
                <text:p>32.842</text:p>
              </table:table-cell>
              <table:table-cell office:value-type="float" office:value="32.842">
                <text:p>32.842</text:p>
              </table:table-cell>
              <table:table-cell office:value-type="float" office:value="32.842">
                <text:p>32.842</text:p>
              </table:table-cell>
            </table:table-row>
            <table:table-row>
              <table:table-cell office:value-type="float" office:value="5.822">
                <text:p>10</text:p>
              </table:table-cell>
              <table:table-cell office:value-type="float" office:value="32.956">
                <text:p>32.956</text:p>
              </table:table-cell>
              <table:table-cell office:value-type="float" office:value="32.956">
                <text:p>32.956</text:p>
              </table:table-cell>
              <table:table-cell office:value-type="float" office:value="32.956">
                <text:p>32.956</text:p>
              </table:table-cell>
            </table:table-row>
            <table:table-row>
              <table:table-cell office:value-type="float" office:value="5.89">
                <text:p>10</text:p>
              </table:table-cell>
              <table:table-cell office:value-type="float" office:value="33.341">
                <text:p>33.341</text:p>
              </table:table-cell>
              <table:table-cell office:value-type="float" office:value="33.341">
                <text:p>33.341</text:p>
              </table:table-cell>
              <table:table-cell office:value-type="float" office:value="33.341">
                <text:p>33.341</text:p>
              </table:table-cell>
            </table:table-row>
            <table:table-row>
              <table:table-cell office:value-type="float" office:value="5.962">
                <text:p>10</text:p>
              </table:table-cell>
              <table:table-cell office:value-type="float" office:value="33.748">
                <text:p>33.748</text:p>
              </table:table-cell>
              <table:table-cell office:value-type="float" office:value="33.748">
                <text:p>33.748</text:p>
              </table:table-cell>
              <table:table-cell office:value-type="float" office:value="33.748">
                <text:p>33.748</text:p>
              </table:table-cell>
            </table:table-row>
            <table:table-row>
              <table:table-cell office:value-type="float" office:value="6.056">
                <text:p>10</text:p>
              </table:table-cell>
              <table:table-cell office:value-type="float" office:value="34.28">
                <text:p>34.28</text:p>
              </table:table-cell>
              <table:table-cell office:value-type="float" office:value="34.28">
                <text:p>34.28</text:p>
              </table:table-cell>
              <table:table-cell office:value-type="float" office:value="34.28">
                <text:p>34.28</text:p>
              </table:table-cell>
            </table:table-row>
            <table:table-row>
              <table:table-cell office:value-type="float" office:value="6.12">
                <text:p>10</text:p>
              </table:table-cell>
              <table:table-cell office:value-type="float" office:value="34.642">
                <text:p>34.642</text:p>
              </table:table-cell>
              <table:table-cell office:value-type="float" office:value="34.642">
                <text:p>34.642</text:p>
              </table:table-cell>
              <table:table-cell office:value-type="float" office:value="34.642">
                <text:p>34.642</text:p>
              </table:table-cell>
            </table:table-row>
            <table:table-row>
              <table:table-cell office:value-type="float" office:value="6.222">
                <text:p>10</text:p>
              </table:table-cell>
              <table:table-cell office:value-type="float" office:value="35.22">
                <text:p>35.22</text:p>
              </table:table-cell>
              <table:table-cell office:value-type="float" office:value="35.22">
                <text:p>35.22</text:p>
              </table:table-cell>
              <table:table-cell office:value-type="float" office:value="35.22">
                <text:p>35.22</text:p>
              </table:table-cell>
            </table:table-row>
            <table:table-row>
              <table:table-cell office:value-type="float" office:value="6.247">
                <text:p>10</text:p>
              </table:table-cell>
              <table:table-cell office:value-type="float" office:value="35.361">
                <text:p>35.361</text:p>
              </table:table-cell>
              <table:table-cell office:value-type="float" office:value="35.361">
                <text:p>35.361</text:p>
              </table:table-cell>
              <table:table-cell office:value-type="float" office:value="35.361">
                <text:p>35.361</text:p>
              </table:table-cell>
            </table:table-row>
            <table:table-row>
              <table:table-cell office:value-type="float" office:value="6.331">
                <text:p>10</text:p>
              </table:table-cell>
              <table:table-cell office:value-type="float" office:value="35.837">
                <text:p>35.837</text:p>
              </table:table-cell>
              <table:table-cell office:value-type="float" office:value="35.837">
                <text:p>35.837</text:p>
              </table:table-cell>
              <table:table-cell office:value-type="float" office:value="35.837">
                <text:p>35.837</text:p>
              </table:table-cell>
            </table:table-row>
            <table:table-row>
              <table:table-cell office:value-type="float" office:value="6.381">
                <text:p>10</text:p>
              </table:table-cell>
              <table:table-cell office:value-type="float" office:value="36.12">
                <text:p>36.12</text:p>
              </table:table-cell>
              <table:table-cell office:value-type="float" office:value="36.12">
                <text:p>36.12</text:p>
              </table:table-cell>
              <table:table-cell office:value-type="float" office:value="36.12">
                <text:p>36.12</text:p>
              </table:table-cell>
            </table:table-row>
            <table:table-row>
              <table:table-cell office:value-type="float" office:value="6.45">
                <text:p>10</text:p>
              </table:table-cell>
              <table:table-cell office:value-type="float" office:value="36.51">
                <text:p>36.51</text:p>
              </table:table-cell>
              <table:table-cell office:value-type="float" office:value="36.51">
                <text:p>36.51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float" office:value="6.551">
                <text:p>10</text:p>
              </table:table-cell>
              <table:table-cell office:value-type="float" office:value="37.082">
                <text:p>37.082</text:p>
              </table:table-cell>
              <table:table-cell office:value-type="float" office:value="37.082">
                <text:p>37.082</text:p>
              </table:table-cell>
              <table:table-cell office:value-type="float" office:value="37.082">
                <text:p>37.082</text:p>
              </table:table-cell>
            </table:table-row>
            <table:table-row>
              <table:table-cell office:value-type="float" office:value="6.581">
                <text:p>10</text:p>
              </table:table-cell>
              <table:table-cell office:value-type="float" office:value="37.252">
                <text:p>37.252</text:p>
              </table:table-cell>
              <table:table-cell office:value-type="float" office:value="37.252">
                <text:p>37.252</text:p>
              </table:table-cell>
              <table:table-cell office:value-type="float" office:value="37.252">
                <text:p>37.252</text:p>
              </table:table-cell>
            </table:table-row>
            <table:table-row>
              <table:table-cell office:value-type="float" office:value="6.66">
                <text:p>10</text:p>
              </table:table-cell>
              <table:table-cell office:value-type="float" office:value="37.699">
                <text:p>37.699</text:p>
              </table:table-cell>
              <table:table-cell office:value-type="float" office:value="37.699">
                <text:p>37.699</text:p>
              </table:table-cell>
              <table:table-cell office:value-type="float" office:value="37.699">
                <text:p>37.6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54cm" svg:y="0.316cm" chart:style-name="ch2">
          <text:p>Comparação entre tipos de simulações</text:p>
        </chart:title>
        <chart:subtitle svg:x="7.096cm" svg:y="1.301cm" chart:style-name="ch3">
          <text:p>Circular 3</text:p>
        </chart:subtitle>
        <chart:legend chart:legend-position="end" svg:x="12.645cm" svg:y="3.703cm" style:legend-expansion="high" chart:style-name="ch4"/>
        <chart:plot-area chart:style-name="ch5" table:cell-range-address="Circular3.A1:Circular3.D84" chart:data-source-has-labels="both" svg:x="1.331cm" svg:y="2.19cm" svg:width="10.994cm" svg:height="5.649cm">
          <chartooo:coordinate-region svg:x="1.952cm" svg:y="2.389cm" svg:width="10.373cm" svg:height="4.32cm"/>
          <chart:axis chart:dimension="x" chart:name="primary-x" chart:style-name="ch6" chartooo:axis-type="auto">
            <chartooo:date-scale/>
            <chart:title svg:x="6.017cm" svg:y="8.019cm" chart:style-name="ch7">
              <text:p>Instante(s)</text:p>
            </chart:title>
            <chart:categories table:cell-range-address="Circular3.A2:Circular3.A84"/>
          </chart:axis>
          <chart:axis chart:dimension="y" chart:name="primary-y" chart:style-name="ch6">
            <chart:title svg:x="0.451cm" svg:y="5.997cm" chart:style-name="ch8">
              <text:p>Posição(rad)</text:p>
            </chart:title>
            <chart:grid chart:style-name="ch9" chart:class="major"/>
          </chart:axis>
          <chart:series chart:style-name="ch10" chart:values-cell-range-address="Circular3.B2:Circular3.B84" chart:label-cell-address="Circular3.B1:Circular3.B1" chart:class="chart:line">
            <chart:data-point chart:repeated="83"/>
          </chart:series>
          <chart:series chart:style-name="ch11" chart:values-cell-range-address="Circular3.C2:Circular3.C84" chart:label-cell-address="Circular3.C1:Circular3.C1" chart:class="chart:line">
            <chart:data-point chart:repeated="83"/>
          </chart:series>
          <chart:series chart:style-name="ch12" chart:values-cell-range-address="Circular3.D2:Circular3.D84" chart:label-cell-address="Circular3.D1:Circular3.D1" chart:class="chart:line">
            <chart:data-point chart:repeated="8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alitico</text:p>
                <draw:g>
                  <svg:desc>Circular3.B1:Circular3.B1</svg:desc>
                </draw:g>
              </table:table-cell>
              <table:table-cell office:value-type="string">
                <text:p>Euler</text:p>
                <draw:g>
                  <svg:desc>Circular3.C1:Circular3.C1</svg:desc>
                </draw:g>
              </table:table-cell>
              <table:table-cell office:value-type="string">
                <text:p>Euler-Cromer</text:p>
                <draw:g>
                  <svg:desc>Circular3.D1:Circular3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ircular3.A2:Circular3.A84</svg:desc>
                </draw:g>
              </table:table-cell>
              <table:table-cell office:value-type="float" office:value="0">
                <text:p>0</text:p>
                <draw:g>
                  <svg:desc>Circular3.B2:Circular3.B84</svg:desc>
                </draw:g>
              </table:table-cell>
              <table:table-cell office:value-type="float" office:value="0">
                <text:p>0</text:p>
                <draw:g>
                  <svg:desc>Circular3.C2:Circular3.C84</svg:desc>
                </draw:g>
              </table:table-cell>
              <table:table-cell office:value-type="float" office:value="0">
                <text:p>0</text:p>
                <draw:g>
                  <svg:desc>Circular3.D2:Circular3.D84</svg:desc>
                </draw:g>
              </table:table-cell>
            </table:table-row>
            <table:table-row>
              <table:table-cell office:value-type="float" office:value="0.08">
                <text:p>0</text:p>
              </table:table-cell>
              <table:table-cell office:value-type="float" office:value="0.523">
                <text:p>0.523</text:p>
              </table:table-cell>
              <table:table-cell office:value-type="float" office:value="0.523">
                <text:p>0.523</text:p>
              </table:table-cell>
              <table:table-cell office:value-type="float" office:value="0.523">
                <text:p>0.523</text:p>
              </table:table-cell>
            </table:table-row>
            <table:table-row>
              <table:table-cell office:value-type="float" office:value="0.167">
                <text:p>0</text:p>
              </table:table-cell>
              <table:table-cell office:value-type="float" office:value="1.091">
                <text:p>1.091</text:p>
              </table:table-cell>
              <table:table-cell office:value-type="float" office:value="1.091">
                <text:p>1.091</text:p>
              </table:table-cell>
              <table:table-cell office:value-type="float" office:value="1.091">
                <text:p>1.091</text:p>
              </table:table-cell>
            </table:table-row>
            <table:table-row>
              <table:table-cell office:value-type="float" office:value="0.228">
                <text:p>0</text:p>
              </table:table-cell>
              <table:table-cell office:value-type="float" office:value="1.49">
                <text:p>1.49</text:p>
              </table:table-cell>
              <table:table-cell office:value-type="float" office:value="1.49">
                <text:p>1.49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float" office:value="0.29">
                <text:p>0</text:p>
              </table:table-cell>
              <table:table-cell office:value-type="float" office:value="1.895">
                <text:p>1.895</text:p>
              </table:table-cell>
              <table:table-cell office:value-type="float" office:value="1.895">
                <text:p>1.895</text:p>
              </table:table-cell>
              <table:table-cell office:value-type="float" office:value="1.895">
                <text:p>1.895</text:p>
              </table:table-cell>
            </table:table-row>
            <table:table-row>
              <table:table-cell office:value-type="float" office:value="0.36">
                <text:p>0</text:p>
              </table:table-cell>
              <table:table-cell office:value-type="float" office:value="2.352">
                <text:p>2.352</text:p>
              </table:table-cell>
              <table:table-cell office:value-type="float" office:value="2.352">
                <text:p>2.352</text:p>
              </table:table-cell>
              <table:table-cell office:value-type="float" office:value="2.352">
                <text:p>2.352</text:p>
              </table:table-cell>
            </table:table-row>
            <table:table-row>
              <table:table-cell office:value-type="float" office:value="0.444">
                <text:p>0</text:p>
              </table:table-cell>
              <table:table-cell office:value-type="float" office:value="2.901">
                <text:p>2.901</text:p>
              </table:table-cell>
              <table:table-cell office:value-type="float" office:value="2.901">
                <text:p>2.901</text:p>
              </table:table-cell>
              <table:table-cell office:value-type="float" office:value="2.901">
                <text:p>2.901</text:p>
              </table:table-cell>
            </table:table-row>
            <table:table-row>
              <table:table-cell office:value-type="float" office:value="0.536">
                <text:p>0</text:p>
              </table:table-cell>
              <table:table-cell office:value-type="float" office:value="3.502">
                <text:p>3.502</text:p>
              </table:table-cell>
              <table:table-cell office:value-type="float" office:value="3.502">
                <text:p>3.502</text:p>
              </table:table-cell>
              <table:table-cell office:value-type="float" office:value="3.502">
                <text:p>3.502</text:p>
              </table:table-cell>
            </table:table-row>
            <table:table-row>
              <table:table-cell office:value-type="float" office:value="0.57">
                <text:p>0</text:p>
              </table:table-cell>
              <table:table-cell office:value-type="float" office:value="3.724">
                <text:p>3.724</text:p>
              </table:table-cell>
              <table:table-cell office:value-type="float" office:value="3.724">
                <text:p>3.724</text:p>
              </table:table-cell>
              <table:table-cell office:value-type="float" office:value="3.724">
                <text:p>3.724</text:p>
              </table:table-cell>
            </table:table-row>
            <table:table-row>
              <table:table-cell office:value-type="float" office:value="0.65">
                <text:p>0</text:p>
              </table:table-cell>
              <table:table-cell office:value-type="float" office:value="4.247">
                <text:p>4.247</text:p>
              </table:table-cell>
              <table:table-cell office:value-type="float" office:value="4.247">
                <text:p>4.247</text:p>
              </table:table-cell>
              <table:table-cell office:value-type="float" office:value="4.247">
                <text:p>4.247</text:p>
              </table:table-cell>
            </table:table-row>
            <table:table-row>
              <table:table-cell office:value-type="float" office:value="0.751">
                <text:p>0</text:p>
              </table:table-cell>
              <table:table-cell office:value-type="float" office:value="4.907">
                <text:p>4.907</text:p>
              </table:table-cell>
              <table:table-cell office:value-type="float" office:value="4.907">
                <text:p>4.907</text:p>
              </table:table-cell>
              <table:table-cell office:value-type="float" office:value="4.907">
                <text:p>4.907</text:p>
              </table:table-cell>
            </table:table-row>
            <table:table-row>
              <table:table-cell office:value-type="float" office:value="0.791">
                <text:p>0</text:p>
              </table:table-cell>
              <table:table-cell office:value-type="float" office:value="5.168">
                <text:p>5.168</text:p>
              </table:table-cell>
              <table:table-cell office:value-type="float" office:value="5.168">
                <text:p>5.168</text:p>
              </table:table-cell>
              <table:table-cell office:value-type="float" office:value="5.168">
                <text:p>5.168</text:p>
              </table:table-cell>
            </table:table-row>
            <table:table-row>
              <table:table-cell office:value-type="float" office:value="0.86">
                <text:p>0</text:p>
              </table:table-cell>
              <table:table-cell office:value-type="float" office:value="5.619">
                <text:p>5.619</text:p>
              </table:table-cell>
              <table:table-cell office:value-type="float" office:value="5.619">
                <text:p>5.619</text:p>
              </table:table-cell>
              <table:table-cell office:value-type="float" office:value="5.619">
                <text:p>5.619</text:p>
              </table:table-cell>
            </table:table-row>
            <table:table-row>
              <table:table-cell office:value-type="float" office:value="0.935">
                <text:p>0</text:p>
              </table:table-cell>
              <table:table-cell office:value-type="float" office:value="6.109">
                <text:p>6.109</text:p>
              </table:table-cell>
              <table:table-cell office:value-type="float" office:value="6.109">
                <text:p>6.109</text:p>
              </table:table-cell>
              <table:table-cell office:value-type="float" office:value="6.109">
                <text:p>6.109</text:p>
              </table:table-cell>
            </table:table-row>
            <table:table-row>
              <table:table-cell office:value-type="float" office:value="1.071">
                <text:p/>
              </table:table-cell>
              <table:table-cell office:value-type="float" office:value="6.998">
                <text:p>6.998</text:p>
              </table:table-cell>
              <table:table-cell office:value-type="float" office:value="6.998">
                <text:p>6.998</text:p>
              </table:table-cell>
              <table:table-cell office:value-type="float" office:value="6.998">
                <text:p>6.998</text:p>
              </table:table-cell>
            </table:table-row>
            <table:table-row>
              <table:table-cell office:value-type="float" office:value="1.074">
                <text:p/>
              </table:table-cell>
              <table:table-cell office:value-type="float" office:value="7.017">
                <text:p>7.017</text:p>
              </table:table-cell>
              <table:table-cell office:value-type="float" office:value="7.017">
                <text:p>7.017</text:p>
              </table:table-cell>
              <table:table-cell office:value-type="float" office:value="7.017">
                <text:p>7.017</text:p>
              </table:table-cell>
            </table:table-row>
            <table:table-row>
              <table:table-cell office:value-type="float" office:value="1.145">
                <text:p/>
              </table:table-cell>
              <table:table-cell office:value-type="float" office:value="7.481">
                <text:p>7.481</text:p>
              </table:table-cell>
              <table:table-cell office:value-type="float" office:value="7.481">
                <text:p>7.481</text:p>
              </table:table-cell>
              <table:table-cell office:value-type="float" office:value="7.481">
                <text:p>7.481</text:p>
              </table:table-cell>
            </table:table-row>
            <table:table-row>
              <table:table-cell office:value-type="float" office:value="1.21">
                <text:p/>
              </table:table-cell>
              <table:table-cell office:value-type="float" office:value="7.906">
                <text:p>7.906</text:p>
              </table:table-cell>
              <table:table-cell office:value-type="float" office:value="7.906">
                <text:p>7.906</text:p>
              </table:table-cell>
              <table:table-cell office:value-type="float" office:value="7.906">
                <text:p>7.906</text:p>
              </table:table-cell>
            </table:table-row>
            <table:table-row>
              <table:table-cell office:value-type="float" office:value="1.28">
                <text:p/>
              </table:table-cell>
              <table:table-cell office:value-type="float" office:value="8.363">
                <text:p>8.363</text:p>
              </table:table-cell>
              <table:table-cell office:value-type="float" office:value="8.363">
                <text:p>8.363</text:p>
              </table:table-cell>
              <table:table-cell office:value-type="float" office:value="8.363">
                <text:p>8.363</text:p>
              </table:table-cell>
            </table:table-row>
            <table:table-row>
              <table:table-cell office:value-type="float" office:value="1.368">
                <text:p/>
              </table:table-cell>
              <table:table-cell office:value-type="float" office:value="8.938">
                <text:p>8.938</text:p>
              </table:table-cell>
              <table:table-cell office:value-type="float" office:value="8.938">
                <text:p>8.938</text:p>
              </table:table-cell>
              <table:table-cell office:value-type="float" office:value="8.938">
                <text:p>8.938</text:p>
              </table:table-cell>
            </table:table-row>
            <table:table-row>
              <table:table-cell office:value-type="float" office:value="1.446">
                <text:p/>
              </table:table-cell>
              <table:table-cell office:value-type="float" office:value="9.448">
                <text:p>9.448</text:p>
              </table:table-cell>
              <table:table-cell office:value-type="float" office:value="9.448">
                <text:p>9.448</text:p>
              </table:table-cell>
              <table:table-cell office:value-type="float" office:value="9.448">
                <text:p>9.448</text:p>
              </table:table-cell>
            </table:table-row>
            <table:table-row>
              <table:table-cell office:value-type="float" office:value="1.491">
                <text:p/>
              </table:table-cell>
              <table:table-cell office:value-type="float" office:value="9.742">
                <text:p>9.742</text:p>
              </table:table-cell>
              <table:table-cell office:value-type="float" office:value="9.742">
                <text:p>9.742</text:p>
              </table:table-cell>
              <table:table-cell office:value-type="float" office:value="9.742">
                <text:p>9.742</text:p>
              </table:table-cell>
            </table:table-row>
            <table:table-row>
              <table:table-cell office:value-type="float" office:value="1.566">
                <text:p/>
              </table:table-cell>
              <table:table-cell office:value-type="float" office:value="10.232">
                <text:p>10.232</text:p>
              </table:table-cell>
              <table:table-cell office:value-type="float" office:value="10.232">
                <text:p>10.232</text:p>
              </table:table-cell>
              <table:table-cell office:value-type="float" office:value="10.232">
                <text:p>10.232</text:p>
              </table:table-cell>
            </table:table-row>
            <table:table-row>
              <table:table-cell office:value-type="float" office:value="1.66">
                <text:p/>
              </table:table-cell>
              <table:table-cell office:value-type="float" office:value="10.846">
                <text:p>10.846</text:p>
              </table:table-cell>
              <table:table-cell office:value-type="float" office:value="10.846">
                <text:p>10.846</text:p>
              </table:table-cell>
              <table:table-cell office:value-type="float" office:value="10.846">
                <text:p>10.846</text:p>
              </table:table-cell>
            </table:table-row>
            <table:table-row>
              <table:table-cell office:value-type="float" office:value="1.701">
                <text:p/>
              </table:table-cell>
              <table:table-cell office:value-type="float" office:value="11.114">
                <text:p>11.114</text:p>
              </table:table-cell>
              <table:table-cell office:value-type="float" office:value="11.114">
                <text:p>11.114</text:p>
              </table:table-cell>
              <table:table-cell office:value-type="float" office:value="11.114">
                <text:p>11.114</text:p>
              </table:table-cell>
            </table:table-row>
            <table:table-row>
              <table:table-cell office:value-type="float" office:value="1.774">
                <text:p/>
              </table:table-cell>
              <table:table-cell office:value-type="float" office:value="11.591">
                <text:p>11.591</text:p>
              </table:table-cell>
              <table:table-cell office:value-type="float" office:value="11.591">
                <text:p>11.591</text:p>
              </table:table-cell>
              <table:table-cell office:value-type="float" office:value="11.591">
                <text:p>11.591</text:p>
              </table:table-cell>
            </table:table-row>
            <table:table-row>
              <table:table-cell office:value-type="float" office:value="1.851">
                <text:p/>
              </table:table-cell>
              <table:table-cell office:value-type="float" office:value="12.094">
                <text:p>12.094</text:p>
              </table:table-cell>
              <table:table-cell office:value-type="float" office:value="12.094">
                <text:p>12.094</text:p>
              </table:table-cell>
              <table:table-cell office:value-type="float" office:value="12.094">
                <text:p>12.094</text:p>
              </table:table-cell>
            </table:table-row>
            <table:table-row>
              <table:table-cell office:value-type="float" office:value="1.954">
                <text:p/>
              </table:table-cell>
              <table:table-cell office:value-type="float" office:value="12.767">
                <text:p>12.767</text:p>
              </table:table-cell>
              <table:table-cell office:value-type="float" office:value="12.767">
                <text:p>12.767</text:p>
              </table:table-cell>
              <table:table-cell office:value-type="float" office:value="12.767">
                <text:p>12.767</text:p>
              </table:table-cell>
            </table:table-row>
            <table:table-row>
              <table:table-cell office:value-type="float" office:value="2.796">
                <text:p/>
              </table:table-cell>
              <table:table-cell office:value-type="float" office:value="18.268">
                <text:p>18.268</text:p>
              </table:table-cell>
              <table:table-cell office:value-type="float" office:value="18.268">
                <text:p>18.268</text:p>
              </table:table-cell>
              <table:table-cell office:value-type="float" office:value="18.268">
                <text:p>18.268</text:p>
              </table:table-cell>
            </table:table-row>
            <table:table-row>
              <table:table-cell office:value-type="float" office:value="2.798">
                <text:p/>
              </table:table-cell>
              <table:table-cell office:value-type="float" office:value="18.281">
                <text:p>18.281</text:p>
              </table:table-cell>
              <table:table-cell office:value-type="float" office:value="18.281">
                <text:p>18.281</text:p>
              </table:table-cell>
              <table:table-cell office:value-type="float" office:value="18.281">
                <text:p>18.281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18.294">
                <text:p>18.294</text:p>
              </table:table-cell>
              <table:table-cell office:value-type="float" office:value="18.294">
                <text:p>18.294</text:p>
              </table:table-cell>
              <table:table-cell office:value-type="float" office:value="18.294">
                <text:p>18.294</text:p>
              </table:table-cell>
            </table:table-row>
            <table:table-row>
              <table:table-cell office:value-type="float" office:value="2.801">
                <text:p/>
              </table:table-cell>
              <table:table-cell office:value-type="float" office:value="18.301">
                <text:p>18.301</text:p>
              </table:table-cell>
              <table:table-cell office:value-type="float" office:value="18.301">
                <text:p>18.301</text:p>
              </table:table-cell>
              <table:table-cell office:value-type="float" office:value="18.301">
                <text:p>18.301</text:p>
              </table:table-cell>
            </table:table-row>
            <table:table-row>
              <table:table-cell office:value-type="float" office:value="2.803">
                <text:p/>
              </table:table-cell>
              <table:table-cell office:value-type="float" office:value="18.314">
                <text:p>18.314</text:p>
              </table:table-cell>
              <table:table-cell office:value-type="float" office:value="18.314">
                <text:p>18.314</text:p>
              </table:table-cell>
              <table:table-cell office:value-type="float" office:value="18.314">
                <text:p>18.314</text:p>
              </table:table-cell>
            </table:table-row>
            <table:table-row>
              <table:table-cell office:value-type="float" office:value="2.815">
                <text:p/>
              </table:table-cell>
              <table:table-cell office:value-type="float" office:value="18.392">
                <text:p>18.392</text:p>
              </table:table-cell>
              <table:table-cell office:value-type="float" office:value="18.392">
                <text:p>18.392</text:p>
              </table:table-cell>
              <table:table-cell office:value-type="float" office:value="18.392">
                <text:p>18.392</text:p>
              </table:table-cell>
            </table:table-row>
            <table:table-row>
              <table:table-cell office:value-type="float" office:value="2.817">
                <text:p/>
              </table:table-cell>
              <table:table-cell office:value-type="float" office:value="18.405">
                <text:p>18.405</text:p>
              </table:table-cell>
              <table:table-cell office:value-type="float" office:value="18.405">
                <text:p>18.405</text:p>
              </table:table-cell>
              <table:table-cell office:value-type="float" office:value="18.405">
                <text:p>18.405</text:p>
              </table:table-cell>
            </table:table-row>
            <table:table-row>
              <table:table-cell office:value-type="float" office:value="2.82">
                <text:p/>
              </table:table-cell>
              <table:table-cell office:value-type="float" office:value="18.425">
                <text:p>18.425</text:p>
              </table:table-cell>
              <table:table-cell office:value-type="float" office:value="18.425">
                <text:p>18.425</text:p>
              </table:table-cell>
              <table:table-cell office:value-type="float" office:value="18.425">
                <text:p>18.425</text:p>
              </table:table-cell>
            </table:table-row>
            <table:table-row>
              <table:table-cell office:value-type="float" office:value="2.822">
                <text:p/>
              </table:table-cell>
              <table:table-cell office:value-type="float" office:value="18.438">
                <text:p>18.438</text:p>
              </table:table-cell>
              <table:table-cell office:value-type="float" office:value="18.438">
                <text:p>18.438</text:p>
              </table:table-cell>
              <table:table-cell office:value-type="float" office:value="18.438">
                <text:p>18.438</text:p>
              </table:table-cell>
            </table:table-row>
            <table:table-row>
              <table:table-cell office:value-type="float" office:value="2.824">
                <text:p/>
              </table:table-cell>
              <table:table-cell office:value-type="float" office:value="18.451">
                <text:p>18.451</text:p>
              </table:table-cell>
              <table:table-cell office:value-type="float" office:value="18.451">
                <text:p>18.451</text:p>
              </table:table-cell>
              <table:table-cell office:value-type="float" office:value="18.451">
                <text:p>18.451</text:p>
              </table:table-cell>
            </table:table-row>
            <table:table-row>
              <table:table-cell office:value-type="float" office:value="2.826">
                <text:p/>
              </table:table-cell>
              <table:table-cell office:value-type="float" office:value="18.464">
                <text:p>18.464</text:p>
              </table:table-cell>
              <table:table-cell office:value-type="float" office:value="18.464">
                <text:p>18.464</text:p>
              </table:table-cell>
              <table:table-cell office:value-type="float" office:value="18.464">
                <text:p>18.464</text:p>
              </table:table-cell>
            </table:table-row>
            <table:table-row>
              <table:table-cell office:value-type="float" office:value="2.828">
                <text:p/>
              </table:table-cell>
              <table:table-cell office:value-type="float" office:value="18.477">
                <text:p>18.477</text:p>
              </table:table-cell>
              <table:table-cell office:value-type="float" office:value="18.477">
                <text:p>18.477</text:p>
              </table:table-cell>
              <table:table-cell office:value-type="float" office:value="18.477">
                <text:p>18.477</text:p>
              </table:table-cell>
            </table:table-row>
            <table:table-row>
              <table:table-cell office:value-type="float" office:value="2.83">
                <text:p/>
              </table:table-cell>
              <table:table-cell office:value-type="float" office:value="18.49">
                <text:p>18.49</text:p>
              </table:table-cell>
              <table:table-cell office:value-type="float" office:value="18.49">
                <text:p>18.49</text:p>
              </table:table-cell>
              <table:table-cell office:value-type="float" office:value="18.49">
                <text:p>18.49</text:p>
              </table:table-cell>
            </table:table-row>
            <table:table-row>
              <table:table-cell office:value-type="float" office:value="2.909">
                <text:p/>
              </table:table-cell>
              <table:table-cell office:value-type="float" office:value="19.006">
                <text:p>19.006</text:p>
              </table:table-cell>
              <table:table-cell office:value-type="float" office:value="19.006">
                <text:p>19.006</text:p>
              </table:table-cell>
              <table:table-cell office:value-type="float" office:value="19.006">
                <text:p>19.006</text:p>
              </table:table-cell>
            </table:table-row>
            <table:table-row>
              <table:table-cell office:value-type="float" office:value="2.992">
                <text:p/>
              </table:table-cell>
              <table:table-cell office:value-type="float" office:value="19.549">
                <text:p>19.549</text:p>
              </table:table-cell>
              <table:table-cell office:value-type="float" office:value="19.549">
                <text:p>19.549</text:p>
              </table:table-cell>
              <table:table-cell office:value-type="float" office:value="19.549">
                <text:p>19.549</text:p>
              </table:table-cell>
            </table:table-row>
            <table:table-row>
              <table:table-cell office:value-type="float" office:value="3.067">
                <text:p/>
              </table:table-cell>
              <table:table-cell office:value-type="float" office:value="20.039">
                <text:p>20.039</text:p>
              </table:table-cell>
              <table:table-cell office:value-type="float" office:value="20.039">
                <text:p>20.039</text:p>
              </table:table-cell>
              <table:table-cell office:value-type="float" office:value="20.039">
                <text:p>20.039</text:p>
              </table:table-cell>
            </table:table-row>
            <table:table-row>
              <table:table-cell office:value-type="float" office:value="3.132">
                <text:p/>
              </table:table-cell>
              <table:table-cell office:value-type="float" office:value="20.463">
                <text:p>20.463</text:p>
              </table:table-cell>
              <table:table-cell office:value-type="float" office:value="20.463">
                <text:p>20.463</text:p>
              </table:table-cell>
              <table:table-cell office:value-type="float" office:value="20.463">
                <text:p>20.463</text:p>
              </table:table-cell>
            </table:table-row>
            <table:table-row>
              <table:table-cell office:value-type="float" office:value="3.223">
                <text:p/>
              </table:table-cell>
              <table:table-cell office:value-type="float" office:value="21.058">
                <text:p>21.058</text:p>
              </table:table-cell>
              <table:table-cell office:value-type="float" office:value="21.058">
                <text:p>21.058</text:p>
              </table:table-cell>
              <table:table-cell office:value-type="float" office:value="21.058">
                <text:p>21.058</text:p>
              </table:table-cell>
            </table:table-row>
            <table:table-row>
              <table:table-cell office:value-type="float" office:value="3.258">
                <text:p/>
              </table:table-cell>
              <table:table-cell office:value-type="float" office:value="21.287">
                <text:p>21.287</text:p>
              </table:table-cell>
              <table:table-cell office:value-type="float" office:value="21.287">
                <text:p>21.287</text:p>
              </table:table-cell>
              <table:table-cell office:value-type="float" office:value="21.287">
                <text:p>21.287</text:p>
              </table:table-cell>
            </table:table-row>
            <table:table-row>
              <table:table-cell office:value-type="float" office:value="3.34">
                <text:p/>
              </table:table-cell>
              <table:table-cell office:value-type="float" office:value="21.822">
                <text:p>21.822</text:p>
              </table:table-cell>
              <table:table-cell office:value-type="float" office:value="21.822">
                <text:p>21.822</text:p>
              </table:table-cell>
              <table:table-cell office:value-type="float" office:value="21.822">
                <text:p>21.822</text:p>
              </table:table-cell>
            </table:table-row>
            <table:table-row>
              <table:table-cell office:value-type="float" office:value="3.407">
                <text:p/>
              </table:table-cell>
              <table:table-cell office:value-type="float" office:value="22.26">
                <text:p>22.26</text:p>
              </table:table-cell>
              <table:table-cell office:value-type="float" office:value="22.26">
                <text:p>22.26</text:p>
              </table:table-cell>
              <table:table-cell office:value-type="float" office:value="22.26">
                <text:p>22.26</text:p>
              </table:table-cell>
            </table:table-row>
            <table:table-row>
              <table:table-cell office:value-type="float" office:value="3.451">
                <text:p/>
              </table:table-cell>
              <table:table-cell office:value-type="float" office:value="22.548">
                <text:p>22.548</text:p>
              </table:table-cell>
              <table:table-cell office:value-type="float" office:value="22.548">
                <text:p>22.548</text:p>
              </table:table-cell>
              <table:table-cell office:value-type="float" office:value="22.548">
                <text:p>22.548</text:p>
              </table:table-cell>
            </table:table-row>
            <table:table-row>
              <table:table-cell office:value-type="float" office:value="3.55">
                <text:p/>
              </table:table-cell>
              <table:table-cell office:value-type="float" office:value="23.194">
                <text:p>23.194</text:p>
              </table:table-cell>
              <table:table-cell office:value-type="float" office:value="23.194">
                <text:p>23.194</text:p>
              </table:table-cell>
              <table:table-cell office:value-type="float" office:value="23.194">
                <text:p>23.194</text:p>
              </table:table-cell>
            </table:table-row>
            <table:table-row>
              <table:table-cell office:value-type="float" office:value="3.62">
                <text:p/>
              </table:table-cell>
              <table:table-cell office:value-type="float" office:value="23.652">
                <text:p>23.652</text:p>
              </table:table-cell>
              <table:table-cell office:value-type="float" office:value="23.652">
                <text:p>23.652</text:p>
              </table:table-cell>
              <table:table-cell office:value-type="float" office:value="23.652">
                <text:p>23.652</text:p>
              </table:table-cell>
            </table:table-row>
            <table:table-row>
              <table:table-cell office:value-type="float" office:value="3.66">
                <text:p/>
              </table:table-cell>
              <table:table-cell office:value-type="float" office:value="23.913">
                <text:p>23.913</text:p>
              </table:table-cell>
              <table:table-cell office:value-type="float" office:value="23.913">
                <text:p>23.913</text:p>
              </table:table-cell>
              <table:table-cell office:value-type="float" office:value="23.913">
                <text:p>23.913</text:p>
              </table:table-cell>
            </table:table-row>
            <table:table-row>
              <table:table-cell office:value-type="float" office:value="3.734">
                <text:p/>
              </table:table-cell>
              <table:table-cell office:value-type="float" office:value="24.397">
                <text:p>24.397</text:p>
              </table:table-cell>
              <table:table-cell office:value-type="float" office:value="24.397">
                <text:p>24.397</text:p>
              </table:table-cell>
              <table:table-cell office:value-type="float" office:value="24.397">
                <text:p>24.397</text:p>
              </table:table-cell>
            </table:table-row>
            <table:table-row>
              <table:table-cell office:value-type="float" office:value="3.845">
                <text:p/>
              </table:table-cell>
              <table:table-cell office:value-type="float" office:value="25.122">
                <text:p>25.122</text:p>
              </table:table-cell>
              <table:table-cell office:value-type="float" office:value="25.122">
                <text:p>25.122</text:p>
              </table:table-cell>
              <table:table-cell office:value-type="float" office:value="25.122">
                <text:p>25.122</text:p>
              </table:table-cell>
            </table:table-row>
            <table:table-row>
              <table:table-cell office:value-type="float" office:value="3.923">
                <text:p/>
              </table:table-cell>
              <table:table-cell office:value-type="float" office:value="25.631">
                <text:p>25.631</text:p>
              </table:table-cell>
              <table:table-cell office:value-type="float" office:value="25.631">
                <text:p>25.631</text:p>
              </table:table-cell>
              <table:table-cell office:value-type="float" office:value="25.631">
                <text:p>25.631</text:p>
              </table:table-cell>
            </table:table-row>
            <table:table-row>
              <table:table-cell office:value-type="float" office:value="3.951">
                <text:p/>
              </table:table-cell>
              <table:table-cell office:value-type="float" office:value="25.814">
                <text:p>25.814</text:p>
              </table:table-cell>
              <table:table-cell office:value-type="float" office:value="25.814">
                <text:p>25.814</text:p>
              </table:table-cell>
              <table:table-cell office:value-type="float" office:value="25.814">
                <text:p>25.814</text:p>
              </table:table-cell>
            </table:table-row>
            <table:table-row>
              <table:table-cell office:value-type="float" office:value="4.024">
                <text:p/>
              </table:table-cell>
              <table:table-cell office:value-type="float" office:value="26.291">
                <text:p>26.291</text:p>
              </table:table-cell>
              <table:table-cell office:value-type="float" office:value="26.291">
                <text:p>26.291</text:p>
              </table:table-cell>
              <table:table-cell office:value-type="float" office:value="26.291">
                <text:p>26.291</text:p>
              </table:table-cell>
            </table:table-row>
            <table:table-row>
              <table:table-cell office:value-type="float" office:value="4.146">
                <text:p/>
              </table:table-cell>
              <table:table-cell office:value-type="float" office:value="27.088">
                <text:p>27.088</text:p>
              </table:table-cell>
              <table:table-cell office:value-type="float" office:value="27.088">
                <text:p>27.088</text:p>
              </table:table-cell>
              <table:table-cell office:value-type="float" office:value="27.088">
                <text:p>27.088</text:p>
              </table:table-cell>
            </table:table-row>
            <table:table-row>
              <table:table-cell office:value-type="float" office:value="4.166">
                <text:p/>
              </table:table-cell>
              <table:table-cell office:value-type="float" office:value="27.219">
                <text:p>27.219</text:p>
              </table:table-cell>
              <table:table-cell office:value-type="float" office:value="27.219">
                <text:p>27.219</text:p>
              </table:table-cell>
              <table:table-cell office:value-type="float" office:value="27.219">
                <text:p>27.219</text:p>
              </table:table-cell>
            </table:table-row>
            <table:table-row>
              <table:table-cell office:value-type="float" office:value="4.235">
                <text:p/>
              </table:table-cell>
              <table:table-cell office:value-type="float" office:value="27.67">
                <text:p>27.67</text:p>
              </table:table-cell>
              <table:table-cell office:value-type="float" office:value="27.67">
                <text:p>27.67</text:p>
              </table:table-cell>
              <table:table-cell office:value-type="float" office:value="27.67">
                <text:p>27.67</text:p>
              </table:table-cell>
            </table:table-row>
            <table:table-row>
              <table:table-cell office:value-type="float" office:value="4.347">
                <text:p/>
              </table:table-cell>
              <table:table-cell office:value-type="float" office:value="28.402">
                <text:p>28.402</text:p>
              </table:table-cell>
              <table:table-cell office:value-type="float" office:value="28.402">
                <text:p>28.402</text:p>
              </table:table-cell>
              <table:table-cell office:value-type="float" office:value="28.402">
                <text:p>28.402</text:p>
              </table:table-cell>
            </table:table-row>
            <table:table-row>
              <table:table-cell office:value-type="float" office:value="4.37">
                <text:p/>
              </table:table-cell>
              <table:table-cell office:value-type="float" office:value="28.552">
                <text:p>28.552</text:p>
              </table:table-cell>
              <table:table-cell office:value-type="float" office:value="28.552">
                <text:p>28.552</text:p>
              </table:table-cell>
              <table:table-cell office:value-type="float" office:value="28.552">
                <text:p>28.552</text:p>
              </table:table-cell>
            </table:table-row>
            <table:table-row>
              <table:table-cell office:value-type="float" office:value="4.44">
                <text:p/>
              </table:table-cell>
              <table:table-cell office:value-type="float" office:value="29.009">
                <text:p>29.009</text:p>
              </table:table-cell>
              <table:table-cell office:value-type="float" office:value="29.009">
                <text:p>29.009</text:p>
              </table:table-cell>
              <table:table-cell office:value-type="float" office:value="29.009">
                <text:p>29.009</text:p>
              </table:table-cell>
            </table:table-row>
            <table:table-row>
              <table:table-cell office:value-type="float" office:value="4.53">
                <text:p/>
              </table:table-cell>
              <table:table-cell office:value-type="float" office:value="29.597">
                <text:p>29.597</text:p>
              </table:table-cell>
              <table:table-cell office:value-type="float" office:value="29.597">
                <text:p>29.597</text:p>
              </table:table-cell>
              <table:table-cell office:value-type="float" office:value="29.597">
                <text:p>29.597</text:p>
              </table:table-cell>
            </table:table-row>
            <table:table-row>
              <table:table-cell office:value-type="float" office:value="4.649">
                <text:p/>
              </table:table-cell>
              <table:table-cell office:value-type="float" office:value="30.375">
                <text:p>30.375</text:p>
              </table:table-cell>
              <table:table-cell office:value-type="float" office:value="30.375">
                <text:p>30.375</text:p>
              </table:table-cell>
              <table:table-cell office:value-type="float" office:value="30.375">
                <text:p>30.375</text:p>
              </table:table-cell>
            </table:table-row>
            <table:table-row>
              <table:table-cell office:value-type="float" office:value="4.651">
                <text:p/>
              </table:table-cell>
              <table:table-cell office:value-type="float" office:value="30.388">
                <text:p>30.388</text:p>
              </table:table-cell>
              <table:table-cell office:value-type="float" office:value="30.388">
                <text:p>30.388</text:p>
              </table:table-cell>
              <table:table-cell office:value-type="float" office:value="30.388">
                <text:p>30.388</text:p>
              </table:table-cell>
            </table:table-row>
            <table:table-row>
              <table:table-cell office:value-type="float" office:value="4.733">
                <text:p/>
              </table:table-cell>
              <table:table-cell office:value-type="float" office:value="30.924">
                <text:p>30.924</text:p>
              </table:table-cell>
              <table:table-cell office:value-type="float" office:value="30.924">
                <text:p>30.924</text:p>
              </table:table-cell>
              <table:table-cell office:value-type="float" office:value="30.924">
                <text:p>30.924</text:p>
              </table:table-cell>
            </table:table-row>
            <table:table-row>
              <table:table-cell office:value-type="float" office:value="4.843">
                <text:p/>
              </table:table-cell>
              <table:table-cell office:value-type="float" office:value="31.642">
                <text:p>31.642</text:p>
              </table:table-cell>
              <table:table-cell office:value-type="float" office:value="31.642">
                <text:p>31.642</text:p>
              </table:table-cell>
              <table:table-cell office:value-type="float" office:value="31.642">
                <text:p>31.642</text:p>
              </table:table-cell>
            </table:table-row>
            <table:table-row>
              <table:table-cell office:value-type="float" office:value="4.863">
                <text:p/>
              </table:table-cell>
              <table:table-cell office:value-type="float" office:value="31.773">
                <text:p>31.773</text:p>
              </table:table-cell>
              <table:table-cell office:value-type="float" office:value="31.773">
                <text:p>31.773</text:p>
              </table:table-cell>
              <table:table-cell office:value-type="float" office:value="31.773">
                <text:p>31.773</text:p>
              </table:table-cell>
            </table:table-row>
            <table:table-row>
              <table:table-cell office:value-type="float" office:value="4.945">
                <text:p/>
              </table:table-cell>
              <table:table-cell office:value-type="float" office:value="32.309">
                <text:p>32.309</text:p>
              </table:table-cell>
              <table:table-cell office:value-type="float" office:value="32.309">
                <text:p>32.309</text:p>
              </table:table-cell>
              <table:table-cell office:value-type="float" office:value="32.309">
                <text:p>32.309</text:p>
              </table:table-cell>
            </table:table-row>
            <table:table-row>
              <table:table-cell office:value-type="float" office:value="5.025">
                <text:p>10</text:p>
              </table:table-cell>
              <table:table-cell office:value-type="float" office:value="32.832">
                <text:p>32.832</text:p>
              </table:table-cell>
              <table:table-cell office:value-type="float" office:value="32.832">
                <text:p>32.832</text:p>
              </table:table-cell>
              <table:table-cell office:value-type="float" office:value="32.832">
                <text:p>32.832</text:p>
              </table:table-cell>
            </table:table-row>
            <table:table-row>
              <table:table-cell office:value-type="float" office:value="5.07">
                <text:p>10</text:p>
              </table:table-cell>
              <table:table-cell office:value-type="float" office:value="33.126">
                <text:p>33.126</text:p>
              </table:table-cell>
              <table:table-cell office:value-type="float" office:value="33.126">
                <text:p>33.126</text:p>
              </table:table-cell>
              <table:table-cell office:value-type="float" office:value="33.126">
                <text:p>33.126</text:p>
              </table:table-cell>
            </table:table-row>
            <table:table-row>
              <table:table-cell office:value-type="float" office:value="5.158">
                <text:p>10</text:p>
              </table:table-cell>
              <table:table-cell office:value-type="float" office:value="33.701">
                <text:p>33.701</text:p>
              </table:table-cell>
              <table:table-cell office:value-type="float" office:value="33.701">
                <text:p>33.701</text:p>
              </table:table-cell>
              <table:table-cell office:value-type="float" office:value="33.701">
                <text:p>33.701</text:p>
              </table:table-cell>
            </table:table-row>
            <table:table-row>
              <table:table-cell office:value-type="float" office:value="5.237">
                <text:p>10</text:p>
              </table:table-cell>
              <table:table-cell office:value-type="float" office:value="34.217">
                <text:p>34.217</text:p>
              </table:table-cell>
              <table:table-cell office:value-type="float" office:value="34.217">
                <text:p>34.217</text:p>
              </table:table-cell>
              <table:table-cell office:value-type="float" office:value="34.217">
                <text:p>34.217</text:p>
              </table:table-cell>
            </table:table-row>
            <table:table-row>
              <table:table-cell office:value-type="float" office:value="5.327">
                <text:p>10</text:p>
              </table:table-cell>
              <table:table-cell office:value-type="float" office:value="34.805">
                <text:p>34.805</text:p>
              </table:table-cell>
              <table:table-cell office:value-type="float" office:value="34.805">
                <text:p>34.805</text:p>
              </table:table-cell>
              <table:table-cell office:value-type="float" office:value="34.805">
                <text:p>34.805</text:p>
              </table:table-cell>
            </table:table-row>
            <table:table-row>
              <table:table-cell office:value-type="float" office:value="5.358">
                <text:p>10</text:p>
              </table:table-cell>
              <table:table-cell office:value-type="float" office:value="35.007">
                <text:p>35.007</text:p>
              </table:table-cell>
              <table:table-cell office:value-type="float" office:value="35.007">
                <text:p>35.007</text:p>
              </table:table-cell>
              <table:table-cell office:value-type="float" office:value="35.007">
                <text:p>35.007</text:p>
              </table:table-cell>
            </table:table-row>
            <table:table-row>
              <table:table-cell office:value-type="float" office:value="5.438">
                <text:p>10</text:p>
              </table:table-cell>
              <table:table-cell office:value-type="float" office:value="35.53">
                <text:p>35.53</text:p>
              </table:table-cell>
              <table:table-cell office:value-type="float" office:value="35.53">
                <text:p>35.53</text:p>
              </table:table-cell>
              <table:table-cell office:value-type="float" office:value="35.53">
                <text:p>35.53</text:p>
              </table:table-cell>
            </table:table-row>
            <table:table-row>
              <table:table-cell office:value-type="float" office:value="5.527">
                <text:p>10</text:p>
              </table:table-cell>
              <table:table-cell office:value-type="float" office:value="36.111">
                <text:p>36.111</text:p>
              </table:table-cell>
              <table:table-cell office:value-type="float" office:value="36.111">
                <text:p>36.111</text:p>
              </table:table-cell>
              <table:table-cell office:value-type="float" office:value="36.111">
                <text:p>36.111</text:p>
              </table:table-cell>
            </table:table-row>
            <table:table-row>
              <table:table-cell office:value-type="float" office:value="5.56">
                <text:p>10</text:p>
              </table:table-cell>
              <table:table-cell office:value-type="float" office:value="36.327">
                <text:p>36.327</text:p>
              </table:table-cell>
              <table:table-cell office:value-type="float" office:value="36.327">
                <text:p>36.327</text:p>
              </table:table-cell>
              <table:table-cell office:value-type="float" office:value="36.327">
                <text:p>36.327</text:p>
              </table:table-cell>
            </table:table-row>
            <table:table-row>
              <table:table-cell office:value-type="float" office:value="5.682">
                <text:p>10</text:p>
              </table:table-cell>
              <table:table-cell office:value-type="float" office:value="37.124">
                <text:p>37.124</text:p>
              </table:table-cell>
              <table:table-cell office:value-type="float" office:value="37.124">
                <text:p>37.124</text:p>
              </table:table-cell>
              <table:table-cell office:value-type="float" office:value="37.124">
                <text:p>37.124</text:p>
              </table:table-cell>
            </table:table-row>
            <table:table-row>
              <table:table-cell office:value-type="float" office:value="5.706">
                <text:p>10</text:p>
              </table:table-cell>
              <table:table-cell office:value-type="float" office:value="37.281">
                <text:p>37.281</text:p>
              </table:table-cell>
              <table:table-cell office:value-type="float" office:value="37.281">
                <text:p>37.281</text:p>
              </table:table-cell>
              <table:table-cell office:value-type="float" office:value="37.281">
                <text:p>37.281</text:p>
              </table:table-cell>
            </table:table-row>
            <table:table-row>
              <table:table-cell office:value-type="float" office:value="5.77">
                <text:p>10</text:p>
              </table:table-cell>
              <table:table-cell office:value-type="float" office:value="37.699">
                <text:p>37.699</text:p>
              </table:table-cell>
              <table:table-cell office:value-type="float" office:value="37.699">
                <text:p>37.699</text:p>
              </table:table-cell>
              <table:table-cell office:value-type="float" office:value="37.699">
                <text:p>37.6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54cm" svg:y="0.316cm" chart:style-name="ch2">
          <text:p>Comparação entre tipos de simulações</text:p>
        </chart:title>
        <chart:subtitle svg:x="7.096cm" svg:y="1.301cm" chart:style-name="ch3">
          <text:p>Circular 4</text:p>
        </chart:subtitle>
        <chart:legend chart:legend-position="end" svg:x="12.645cm" svg:y="3.703cm" style:legend-expansion="high" chart:style-name="ch4"/>
        <chart:plot-area chart:style-name="ch5" table:cell-range-address="Circular4.A1:Circular4.D104" chart:data-source-has-labels="both" svg:x="1.331cm" svg:y="2.19cm" svg:width="10.994cm" svg:height="5.649cm">
          <chartooo:coordinate-region svg:x="1.952cm" svg:y="2.389cm" svg:width="10.232cm" svg:height="4.32cm"/>
          <chart:axis chart:dimension="x" chart:name="primary-x" chart:style-name="ch6" chartooo:axis-type="auto">
            <chartooo:date-scale/>
            <chart:title svg:x="6.017cm" svg:y="8.019cm" chart:style-name="ch7">
              <text:p>Instante(s)</text:p>
            </chart:title>
            <chart:categories table:cell-range-address="Circular4.A2:Circular4.A104"/>
          </chart:axis>
          <chart:axis chart:dimension="y" chart:name="primary-y" chart:style-name="ch6">
            <chart:title svg:x="0.451cm" svg:y="5.997cm" chart:style-name="ch8">
              <text:p>Posição(rad)</text:p>
            </chart:title>
            <chart:grid chart:style-name="ch9" chart:class="major"/>
          </chart:axis>
          <chart:series chart:style-name="ch10" chart:values-cell-range-address="Circular4.B2:Circular4.B104" chart:label-cell-address="Circular4.B1:Circular4.B1" chart:class="chart:line">
            <chart:data-point chart:repeated="103"/>
          </chart:series>
          <chart:series chart:style-name="ch11" chart:values-cell-range-address="Circular4.C2:Circular4.C104" chart:label-cell-address="Circular4.C1:Circular4.C1" chart:class="chart:line">
            <chart:data-point chart:repeated="103"/>
          </chart:series>
          <chart:series chart:style-name="ch12" chart:values-cell-range-address="Circular4.D2:Circular4.D104" chart:label-cell-address="Circular4.D1:Circular4.D1" chart:class="chart:line">
            <chart:data-point chart:repeated="10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alitico</text:p>
                <draw:g>
                  <svg:desc>Circular4.B1:Circular4.B1</svg:desc>
                </draw:g>
              </table:table-cell>
              <table:table-cell office:value-type="string">
                <text:p>Euler</text:p>
                <draw:g>
                  <svg:desc>Circular4.C1:Circular4.C1</svg:desc>
                </draw:g>
              </table:table-cell>
              <table:table-cell office:value-type="string">
                <text:p>Euler-Cromer</text:p>
                <draw:g>
                  <svg:desc>Circular4.D1:Circular4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ircular4.A2:Circular4.A104</svg:desc>
                </draw:g>
              </table:table-cell>
              <table:table-cell office:value-type="float" office:value="0">
                <text:p>0</text:p>
                <draw:g>
                  <svg:desc>Circular4.B2:Circular4.B104</svg:desc>
                </draw:g>
              </table:table-cell>
              <table:table-cell office:value-type="float" office:value="0">
                <text:p>0</text:p>
                <draw:g>
                  <svg:desc>Circular4.C2:Circular4.C104</svg:desc>
                </draw:g>
              </table:table-cell>
              <table:table-cell office:value-type="float" office:value="0">
                <text:p>0</text:p>
                <draw:g>
                  <svg:desc>Circular4.D2:Circular4.D104</svg:desc>
                </draw:g>
              </table:table-cell>
            </table:table-row>
            <table:table-row>
              <table:table-cell office:value-type="float" office:value="0.07">
                <text:p>0</text:p>
              </table:table-cell>
              <table:table-cell office:value-type="float" office:value="0.307">
                <text:p>0.307</text:p>
              </table:table-cell>
              <table:table-cell office:value-type="float" office:value="0.307">
                <text:p>0.307</text:p>
              </table:table-cell>
              <table:table-cell office:value-type="float" office:value="0.307">
                <text:p>0.307</text:p>
              </table:table-cell>
            </table:table-row>
            <table:table-row>
              <table:table-cell office:value-type="float" office:value="0.145">
                <text:p>0</text:p>
              </table:table-cell>
              <table:table-cell office:value-type="float" office:value="0.637">
                <text:p>0.637</text:p>
              </table:table-cell>
              <table:table-cell office:value-type="float" office:value="0.637">
                <text:p>0.637</text:p>
              </table:table-cell>
              <table:table-cell office:value-type="float" office:value="0.637">
                <text:p>0.637</text:p>
              </table:table-cell>
            </table:table-row>
            <table:table-row>
              <table:table-cell office:value-type="float" office:value="0.24">
                <text:p>0</text:p>
              </table:table-cell>
              <table:table-cell office:value-type="float" office:value="1.054">
                <text:p>1.054</text:p>
              </table:table-cell>
              <table:table-cell office:value-type="float" office:value="1.054">
                <text:p>1.054</text:p>
              </table:table-cell>
              <table:table-cell office:value-type="float" office:value="1.054">
                <text:p>1.054</text:p>
              </table:table-cell>
            </table:table-row>
            <table:table-row>
              <table:table-cell office:value-type="float" office:value="0.28">
                <text:p>0</text:p>
              </table:table-cell>
              <table:table-cell office:value-type="float" office:value="1.23">
                <text:p>1.23</text:p>
              </table:table-cell>
              <table:table-cell office:value-type="float" office:value="1.23">
                <text:p>1.2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374">
                <text:p>0</text:p>
              </table:table-cell>
              <table:table-cell office:value-type="float" office:value="1.643">
                <text:p>1.643</text:p>
              </table:table-cell>
              <table:table-cell office:value-type="float" office:value="1.643">
                <text:p>1.643</text:p>
              </table:table-cell>
              <table:table-cell office:value-type="float" office:value="1.643">
                <text:p>1.643</text:p>
              </table:table-cell>
            </table:table-row>
            <table:table-row>
              <table:table-cell office:value-type="float" office:value="0.419">
                <text:p>0</text:p>
              </table:table-cell>
              <table:table-cell office:value-type="float" office:value="1.841">
                <text:p>1.841</text:p>
              </table:table-cell>
              <table:table-cell office:value-type="float" office:value="1.841">
                <text:p>1.841</text:p>
              </table:table-cell>
              <table:table-cell office:value-type="float" office:value="1.841">
                <text:p>1.841</text:p>
              </table:table-cell>
            </table:table-row>
            <table:table-row>
              <table:table-cell office:value-type="float" office:value="0.491">
                <text:p>0</text:p>
              </table:table-cell>
              <table:table-cell office:value-type="float" office:value="2.157">
                <text:p>2.157</text:p>
              </table:table-cell>
              <table:table-cell office:value-type="float" office:value="2.157">
                <text:p>2.157</text:p>
              </table:table-cell>
              <table:table-cell office:value-type="float" office:value="2.157">
                <text:p>2.157</text:p>
              </table:table-cell>
            </table:table-row>
            <table:table-row>
              <table:table-cell office:value-type="float" office:value="0.56">
                <text:p>0</text:p>
              </table:table-cell>
              <table:table-cell office:value-type="float" office:value="2.46">
                <text:p>2.46</text:p>
              </table:table-cell>
              <table:table-cell office:value-type="float" office:value="2.46">
                <text:p>2.46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float" office:value="0.657">
                <text:p>0</text:p>
              </table:table-cell>
              <table:table-cell office:value-type="float" office:value="2.886">
                <text:p>2.886</text:p>
              </table:table-cell>
              <table:table-cell office:value-type="float" office:value="2.886">
                <text:p>2.886</text:p>
              </table:table-cell>
              <table:table-cell office:value-type="float" office:value="2.886">
                <text:p>2.886</text:p>
              </table:table-cell>
            </table:table-row>
            <table:table-row>
              <table:table-cell office:value-type="float" office:value="0.699">
                <text:p>0</text:p>
              </table:table-cell>
              <table:table-cell office:value-type="float" office:value="3.07">
                <text:p>3.07</text:p>
              </table:table-cell>
              <table:table-cell office:value-type="float" office:value="3.07">
                <text:p>3.07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3.514">
                <text:p>3.514</text:p>
              </table:table-cell>
              <table:table-cell office:value-type="float" office:value="3.514">
                <text:p>3.514</text:p>
              </table:table-cell>
              <table:table-cell office:value-type="float" office:value="3.514">
                <text:p>3.514</text:p>
              </table:table-cell>
            </table:table-row>
            <table:table-row>
              <table:table-cell office:value-type="float" office:value="0.865">
                <text:p>0</text:p>
              </table:table-cell>
              <table:table-cell office:value-type="float" office:value="3.8">
                <text:p>3.8</text:p>
              </table:table-cell>
              <table:table-cell office:value-type="float" office:value="3.8">
                <text:p>3.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0.913">
                <text:p>0</text:p>
              </table:table-cell>
              <table:table-cell office:value-type="float" office:value="4.01">
                <text:p>4.01</text:p>
              </table:table-cell>
              <table:table-cell office:value-type="float" office:value="4.01">
                <text:p>4.01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float" office:value="0.989">
                <text:p>0</text:p>
              </table:table-cell>
              <table:table-cell office:value-type="float" office:value="4.344">
                <text:p>4.344</text:p>
              </table:table-cell>
              <table:table-cell office:value-type="float" office:value="4.344">
                <text:p>4.344</text:p>
              </table:table-cell>
              <table:table-cell office:value-type="float" office:value="4.344">
                <text:p>4.344</text:p>
              </table:table-cell>
            </table:table-row>
            <table:table-row>
              <table:table-cell office:value-type="float" office:value="1.078">
                <text:p/>
              </table:table-cell>
              <table:table-cell office:value-type="float" office:value="4.735">
                <text:p>4.735</text:p>
              </table:table-cell>
              <table:table-cell office:value-type="float" office:value="4.735">
                <text:p>4.735</text:p>
              </table:table-cell>
              <table:table-cell office:value-type="float" office:value="4.735">
                <text:p>4.735</text:p>
              </table:table-cell>
            </table:table-row>
            <table:table-row>
              <table:table-cell office:value-type="float" office:value="1.126">
                <text:p/>
              </table:table-cell>
              <table:table-cell office:value-type="float" office:value="4.946">
                <text:p>4.946</text:p>
              </table:table-cell>
              <table:table-cell office:value-type="float" office:value="4.946">
                <text:p>4.946</text:p>
              </table:table-cell>
              <table:table-cell office:value-type="float" office:value="4.946">
                <text:p>4.946</text:p>
              </table:table-cell>
            </table:table-row>
            <table:table-row>
              <table:table-cell office:value-type="float" office:value="1.204">
                <text:p/>
              </table:table-cell>
              <table:table-cell office:value-type="float" office:value="5.289">
                <text:p>5.289</text:p>
              </table:table-cell>
              <table:table-cell office:value-type="float" office:value="5.289">
                <text:p>5.289</text:p>
              </table:table-cell>
              <table:table-cell office:value-type="float" office:value="5.289">
                <text:p>5.289</text:p>
              </table:table-cell>
            </table:table-row>
            <table:table-row>
              <table:table-cell office:value-type="float" office:value="1.268">
                <text:p/>
              </table:table-cell>
              <table:table-cell office:value-type="float" office:value="5.57">
                <text:p>5.57</text:p>
              </table:table-cell>
              <table:table-cell office:value-type="float" office:value="5.57">
                <text:p>5.57</text:p>
              </table:table-cell>
              <table:table-cell office:value-type="float" office:value="5.57">
                <text:p>5.57</text:p>
              </table:table-cell>
            </table:table-row>
            <table:table-row>
              <table:table-cell office:value-type="float" office:value="1.329">
                <text:p/>
              </table:table-cell>
              <table:table-cell office:value-type="float" office:value="5.838">
                <text:p>5.838</text:p>
              </table:table-cell>
              <table:table-cell office:value-type="float" office:value="5.838">
                <text:p>5.838</text:p>
              </table:table-cell>
              <table:table-cell office:value-type="float" office:value="5.838">
                <text:p>5.838</text:p>
              </table:table-cell>
            </table:table-row>
            <table:table-row>
              <table:table-cell office:value-type="float" office:value="1.399">
                <text:p/>
              </table:table-cell>
              <table:table-cell office:value-type="float" office:value="6.145">
                <text:p>6.145</text:p>
              </table:table-cell>
              <table:table-cell office:value-type="float" office:value="6.145">
                <text:p>6.145</text:p>
              </table:table-cell>
              <table:table-cell office:value-type="float" office:value="6.145">
                <text:p>6.145</text:p>
              </table:table-cell>
            </table:table-row>
            <table:table-row>
              <table:table-cell office:value-type="float" office:value="1.497">
                <text:p/>
              </table:table-cell>
              <table:table-cell office:value-type="float" office:value="6.576">
                <text:p>6.576</text:p>
              </table:table-cell>
              <table:table-cell office:value-type="float" office:value="6.576">
                <text:p>6.576</text:p>
              </table:table-cell>
              <table:table-cell office:value-type="float" office:value="6.576">
                <text:p>6.576</text:p>
              </table:table-cell>
            </table:table-row>
            <table:table-row>
              <table:table-cell office:value-type="float" office:value="1.539">
                <text:p/>
              </table:table-cell>
              <table:table-cell office:value-type="float" office:value="6.76">
                <text:p>6.76</text:p>
              </table:table-cell>
              <table:table-cell office:value-type="float" office:value="6.76">
                <text:p>6.76</text:p>
              </table:table-cell>
              <table:table-cell office:value-type="float" office:value="6.76">
                <text:p>6.76</text:p>
              </table:table-cell>
            </table:table-row>
            <table:table-row>
              <table:table-cell office:value-type="float" office:value="1.609">
                <text:p/>
              </table:table-cell>
              <table:table-cell office:value-type="float" office:value="7.068">
                <text:p>7.068</text:p>
              </table:table-cell>
              <table:table-cell office:value-type="float" office:value="7.068">
                <text:p>7.068</text:p>
              </table:table-cell>
              <table:table-cell office:value-type="float" office:value="7.068">
                <text:p>7.068</text:p>
              </table:table-cell>
            </table:table-row>
            <table:table-row>
              <table:table-cell office:value-type="float" office:value="1.679">
                <text:p/>
              </table:table-cell>
              <table:table-cell office:value-type="float" office:value="7.375">
                <text:p>7.375</text:p>
              </table:table-cell>
              <table:table-cell office:value-type="float" office:value="7.375">
                <text:p>7.375</text:p>
              </table:table-cell>
              <table:table-cell office:value-type="float" office:value="7.375">
                <text:p>7.375</text:p>
              </table:table-cell>
            </table:table-row>
            <table:table-row>
              <table:table-cell office:value-type="float" office:value="1.774">
                <text:p/>
              </table:table-cell>
              <table:table-cell office:value-type="float" office:value="7.792">
                <text:p>7.792</text:p>
              </table:table-cell>
              <table:table-cell office:value-type="float" office:value="7.792">
                <text:p>7.792</text:p>
              </table:table-cell>
              <table:table-cell office:value-type="float" office:value="7.792">
                <text:p>7.792</text:p>
              </table:table-cell>
            </table:table-row>
            <table:table-row>
              <table:table-cell office:value-type="float" office:value="1.819">
                <text:p/>
              </table:table-cell>
              <table:table-cell office:value-type="float" office:value="7.99">
                <text:p>7.99</text:p>
              </table:table-cell>
              <table:table-cell office:value-type="float" office:value="7.99">
                <text:p>7.99</text:p>
              </table:table-cell>
              <table:table-cell office:value-type="float" office:value="7.99">
                <text:p>7.99</text:p>
              </table:table-cell>
            </table:table-row>
            <table:table-row>
              <table:table-cell office:value-type="float" office:value="1.889">
                <text:p/>
              </table:table-cell>
              <table:table-cell office:value-type="float" office:value="8.298">
                <text:p>8.298</text:p>
              </table:table-cell>
              <table:table-cell office:value-type="float" office:value="8.298">
                <text:p>8.298</text:p>
              </table:table-cell>
              <table:table-cell office:value-type="float" office:value="8.298">
                <text:p>8.298</text:p>
              </table:table-cell>
            </table:table-row>
            <table:table-row>
              <table:table-cell office:value-type="float" office:value="1.977">
                <text:p/>
              </table:table-cell>
              <table:table-cell office:value-type="float" office:value="8.684">
                <text:p>8.684</text:p>
              </table:table-cell>
              <table:table-cell office:value-type="float" office:value="8.684">
                <text:p>8.684</text:p>
              </table:table-cell>
              <table:table-cell office:value-type="float" office:value="8.684">
                <text:p>8.684</text:p>
              </table:table-cell>
            </table:table-row>
            <table:table-row>
              <table:table-cell office:value-type="float" office:value="2.03">
                <text:p/>
              </table:table-cell>
              <table:table-cell office:value-type="float" office:value="8.917">
                <text:p>8.917</text:p>
              </table:table-cell>
              <table:table-cell office:value-type="float" office:value="8.917">
                <text:p>8.917</text:p>
              </table:table-cell>
              <table:table-cell office:value-type="float" office:value="8.917">
                <text:p>8.917</text:p>
              </table:table-cell>
            </table:table-row>
            <table:table-row>
              <table:table-cell office:value-type="float" office:value="2.104">
                <text:p/>
              </table:table-cell>
              <table:table-cell office:value-type="float" office:value="9.242">
                <text:p>9.242</text:p>
              </table:table-cell>
              <table:table-cell office:value-type="float" office:value="9.242">
                <text:p>9.242</text:p>
              </table:table-cell>
              <table:table-cell office:value-type="float" office:value="9.242">
                <text:p>9.242</text:p>
              </table:table-cell>
            </table:table-row>
            <table:table-row>
              <table:table-cell office:value-type="float" office:value="2.194">
                <text:p/>
              </table:table-cell>
              <table:table-cell office:value-type="float" office:value="9.637">
                <text:p>9.637</text:p>
              </table:table-cell>
              <table:table-cell office:value-type="float" office:value="9.637">
                <text:p>9.637</text:p>
              </table:table-cell>
              <table:table-cell office:value-type="float" office:value="9.637">
                <text:p>9.637</text:p>
              </table:table-cell>
            </table:table-row>
            <table:table-row>
              <table:table-cell office:value-type="float" office:value="2.271">
                <text:p/>
              </table:table-cell>
              <table:table-cell office:value-type="float" office:value="9.976">
                <text:p>9.976</text:p>
              </table:table-cell>
              <table:table-cell office:value-type="float" office:value="9.976">
                <text:p>9.976</text:p>
              </table:table-cell>
              <table:table-cell office:value-type="float" office:value="9.976">
                <text:p>9.976</text:p>
              </table:table-cell>
            </table:table-row>
            <table:table-row>
              <table:table-cell office:value-type="float" office:value="2.309">
                <text:p/>
              </table:table-cell>
              <table:table-cell office:value-type="float" office:value="10.143">
                <text:p>10.143</text:p>
              </table:table-cell>
              <table:table-cell office:value-type="float" office:value="10.143">
                <text:p>10.143</text:p>
              </table:table-cell>
              <table:table-cell office:value-type="float" office:value="10.143">
                <text:p>10.143</text:p>
              </table:table-cell>
            </table:table-row>
            <table:table-row>
              <table:table-cell office:value-type="float" office:value="2.385">
                <text:p/>
              </table:table-cell>
              <table:table-cell office:value-type="float" office:value="10.476">
                <text:p>10.476</text:p>
              </table:table-cell>
              <table:table-cell office:value-type="float" office:value="10.476">
                <text:p>10.476</text:p>
              </table:table-cell>
              <table:table-cell office:value-type="float" office:value="10.476">
                <text:p>10.476</text:p>
              </table:table-cell>
            </table:table-row>
            <table:table-row>
              <table:table-cell office:value-type="float" office:value="2.481">
                <text:p/>
              </table:table-cell>
              <table:table-cell office:value-type="float" office:value="10.898">
                <text:p>10.898</text:p>
              </table:table-cell>
              <table:table-cell office:value-type="float" office:value="10.898">
                <text:p>10.898</text:p>
              </table:table-cell>
              <table:table-cell office:value-type="float" office:value="10.898">
                <text:p>10.898</text:p>
              </table:table-cell>
            </table:table-row>
            <table:table-row>
              <table:table-cell office:value-type="float" office:value="2.519">
                <text:p/>
              </table:table-cell>
              <table:table-cell office:value-type="float" office:value="11.065">
                <text:p>11.065</text:p>
              </table:table-cell>
              <table:table-cell office:value-type="float" office:value="11.065">
                <text:p>11.065</text:p>
              </table:table-cell>
              <table:table-cell office:value-type="float" office:value="11.065">
                <text:p>11.065</text:p>
              </table:table-cell>
            </table:table-row>
            <table:table-row>
              <table:table-cell office:value-type="float" office:value="2.589">
                <text:p/>
              </table:table-cell>
              <table:table-cell office:value-type="float" office:value="11.372">
                <text:p>11.372</text:p>
              </table:table-cell>
              <table:table-cell office:value-type="float" office:value="11.372">
                <text:p>11.372</text:p>
              </table:table-cell>
              <table:table-cell office:value-type="float" office:value="11.372">
                <text:p>11.372</text:p>
              </table:table-cell>
            </table:table-row>
            <table:table-row>
              <table:table-cell office:value-type="float" office:value="2.71">
                <text:p/>
              </table:table-cell>
              <table:table-cell office:value-type="float" office:value="11.904">
                <text:p>11.904</text:p>
              </table:table-cell>
              <table:table-cell office:value-type="float" office:value="11.904">
                <text:p>11.904</text:p>
              </table:table-cell>
              <table:table-cell office:value-type="float" office:value="11.904">
                <text:p>11.904</text:p>
              </table:table-cell>
            </table:table-row>
            <table:table-row>
              <table:table-cell office:value-type="float" office:value="2.739">
                <text:p/>
              </table:table-cell>
              <table:table-cell office:value-type="float" office:value="12.031">
                <text:p>12.031</text:p>
              </table:table-cell>
              <table:table-cell office:value-type="float" office:value="12.031">
                <text:p>12.031</text:p>
              </table:table-cell>
              <table:table-cell office:value-type="float" office:value="12.031">
                <text:p>12.031</text:p>
              </table:table-cell>
            </table:table-row>
            <table:table-row>
              <table:table-cell office:value-type="float" office:value="2.801">
                <text:p/>
              </table:table-cell>
              <table:table-cell office:value-type="float" office:value="12.304">
                <text:p>12.304</text:p>
              </table:table-cell>
              <table:table-cell office:value-type="float" office:value="12.304">
                <text:p>12.304</text:p>
              </table:table-cell>
              <table:table-cell office:value-type="float" office:value="12.304">
                <text:p>12.304</text:p>
              </table:table-cell>
            </table:table-row>
            <table:table-row>
              <table:table-cell office:value-type="float" office:value="2.886">
                <text:p/>
              </table:table-cell>
              <table:table-cell office:value-type="float" office:value="12.677">
                <text:p>12.677</text:p>
              </table:table-cell>
              <table:table-cell office:value-type="float" office:value="12.677">
                <text:p>12.677</text:p>
              </table:table-cell>
              <table:table-cell office:value-type="float" office:value="12.677">
                <text:p>12.677</text:p>
              </table:table-cell>
            </table:table-row>
            <table:table-row>
              <table:table-cell office:value-type="float" office:value="2.939">
                <text:p/>
              </table:table-cell>
              <table:table-cell office:value-type="float" office:value="12.91">
                <text:p>12.91</text:p>
              </table:table-cell>
              <table:table-cell office:value-type="float" office:value="12.91">
                <text:p>12.91</text:p>
              </table:table-cell>
              <table:table-cell office:value-type="float" office:value="12.91">
                <text:p>12.91</text:p>
              </table:table-cell>
            </table:table-row>
            <table:table-row>
              <table:table-cell office:value-type="float" office:value="3.023">
                <text:p/>
              </table:table-cell>
              <table:table-cell office:value-type="float" office:value="13.279">
                <text:p>13.279</text:p>
              </table:table-cell>
              <table:table-cell office:value-type="float" office:value="13.279">
                <text:p>13.279</text:p>
              </table:table-cell>
              <table:table-cell office:value-type="float" office:value="13.279">
                <text:p>13.279</text:p>
              </table:table-cell>
            </table:table-row>
            <table:table-row>
              <table:table-cell office:value-type="float" office:value="3.092">
                <text:p/>
              </table:table-cell>
              <table:table-cell office:value-type="float" office:value="13.582">
                <text:p>13.582</text:p>
              </table:table-cell>
              <table:table-cell office:value-type="float" office:value="13.582">
                <text:p>13.582</text:p>
              </table:table-cell>
              <table:table-cell office:value-type="float" office:value="13.582">
                <text:p>13.582</text:p>
              </table:table-cell>
            </table:table-row>
            <table:table-row>
              <table:table-cell office:value-type="float" office:value="3.177">
                <text:p/>
              </table:table-cell>
              <table:table-cell office:value-type="float" office:value="13.955">
                <text:p>13.955</text:p>
              </table:table-cell>
              <table:table-cell office:value-type="float" office:value="13.955">
                <text:p>13.955</text:p>
              </table:table-cell>
              <table:table-cell office:value-type="float" office:value="13.955">
                <text:p>13.955</text:p>
              </table:table-cell>
            </table:table-row>
            <table:table-row>
              <table:table-cell office:value-type="float" office:value="3.219">
                <text:p/>
              </table:table-cell>
              <table:table-cell office:value-type="float" office:value="14.14">
                <text:p>14.14</text:p>
              </table:table-cell>
              <table:table-cell office:value-type="float" office:value="14.14">
                <text:p>14.14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float" office:value="3.313">
                <text:p/>
              </table:table-cell>
              <table:table-cell office:value-type="float" office:value="14.553">
                <text:p>14.553</text:p>
              </table:table-cell>
              <table:table-cell office:value-type="float" office:value="14.553">
                <text:p>14.553</text:p>
              </table:table-cell>
              <table:table-cell office:value-type="float" office:value="14.553">
                <text:p>14.553</text:p>
              </table:table-cell>
            </table:table-row>
            <table:table-row>
              <table:table-cell office:value-type="float" office:value="3.381">
                <text:p/>
              </table:table-cell>
              <table:table-cell office:value-type="float" office:value="14.851">
                <text:p>14.851</text:p>
              </table:table-cell>
              <table:table-cell office:value-type="float" office:value="14.851">
                <text:p>14.851</text:p>
              </table:table-cell>
              <table:table-cell office:value-type="float" office:value="14.851">
                <text:p>14.851</text:p>
              </table:table-cell>
            </table:table-row>
            <table:table-row>
              <table:table-cell office:value-type="float" office:value="3.431">
                <text:p/>
              </table:table-cell>
              <table:table-cell office:value-type="float" office:value="15.071">
                <text:p>15.071</text:p>
              </table:table-cell>
              <table:table-cell office:value-type="float" office:value="15.071">
                <text:p>15.071</text:p>
              </table:table-cell>
              <table:table-cell office:value-type="float" office:value="15.071">
                <text:p>15.071</text:p>
              </table:table-cell>
            </table:table-row>
            <table:table-row>
              <table:table-cell office:value-type="float" office:value="3.506">
                <text:p/>
              </table:table-cell>
              <table:table-cell office:value-type="float" office:value="15.4">
                <text:p>15.4</text:p>
              </table:table-cell>
              <table:table-cell office:value-type="float" office:value="15.4">
                <text:p>15.4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float" office:value="3.591">
                <text:p/>
              </table:table-cell>
              <table:table-cell office:value-type="float" office:value="15.774">
                <text:p>15.774</text:p>
              </table:table-cell>
              <table:table-cell office:value-type="float" office:value="15.774">
                <text:p>15.774</text:p>
              </table:table-cell>
              <table:table-cell office:value-type="float" office:value="15.774">
                <text:p>15.774</text:p>
              </table:table-cell>
            </table:table-row>
            <table:table-row>
              <table:table-cell office:value-type="float" office:value="3.639">
                <text:p/>
              </table:table-cell>
              <table:table-cell office:value-type="float" office:value="15.985">
                <text:p>15.985</text:p>
              </table:table-cell>
              <table:table-cell office:value-type="float" office:value="15.985">
                <text:p>15.985</text:p>
              </table:table-cell>
              <table:table-cell office:value-type="float" office:value="15.985">
                <text:p>15.985</text:p>
              </table:table-cell>
            </table:table-row>
            <table:table-row>
              <table:table-cell office:value-type="float" office:value="3.709">
                <text:p/>
              </table:table-cell>
              <table:table-cell office:value-type="float" office:value="16.292">
                <text:p>16.292</text:p>
              </table:table-cell>
              <table:table-cell office:value-type="float" office:value="16.292">
                <text:p>16.292</text:p>
              </table:table-cell>
              <table:table-cell office:value-type="float" office:value="16.292">
                <text:p>16.292</text:p>
              </table:table-cell>
            </table:table-row>
            <table:table-row>
              <table:table-cell office:value-type="float" office:value="3.781">
                <text:p/>
              </table:table-cell>
              <table:table-cell office:value-type="float" office:value="16.608">
                <text:p>16.608</text:p>
              </table:table-cell>
              <table:table-cell office:value-type="float" office:value="16.608">
                <text:p>16.608</text:p>
              </table:table-cell>
              <table:table-cell office:value-type="float" office:value="16.608">
                <text:p>16.608</text:p>
              </table:table-cell>
            </table:table-row>
            <table:table-row>
              <table:table-cell office:value-type="float" office:value="3.839">
                <text:p/>
              </table:table-cell>
              <table:table-cell office:value-type="float" office:value="16.863">
                <text:p>16.863</text:p>
              </table:table-cell>
              <table:table-cell office:value-type="float" office:value="16.863">
                <text:p>16.863</text:p>
              </table:table-cell>
              <table:table-cell office:value-type="float" office:value="16.863">
                <text:p>16.863</text:p>
              </table:table-cell>
            </table:table-row>
            <table:table-row>
              <table:table-cell office:value-type="float" office:value="3.929">
                <text:p/>
              </table:table-cell>
              <table:table-cell office:value-type="float" office:value="17.259">
                <text:p>17.259</text:p>
              </table:table-cell>
              <table:table-cell office:value-type="float" office:value="17.259">
                <text:p>17.259</text:p>
              </table:table-cell>
              <table:table-cell office:value-type="float" office:value="17.259">
                <text:p>17.259</text:p>
              </table:table-cell>
            </table:table-row>
            <table:table-row>
              <table:table-cell office:value-type="float" office:value="4.009">
                <text:p/>
              </table:table-cell>
              <table:table-cell office:value-type="float" office:value="17.61">
                <text:p>17.61</text:p>
              </table:table-cell>
              <table:table-cell office:value-type="float" office:value="17.61">
                <text:p>17.61</text:p>
              </table:table-cell>
              <table:table-cell office:value-type="float" office:value="17.61">
                <text:p>17.61</text:p>
              </table:table-cell>
            </table:table-row>
            <table:table-row>
              <table:table-cell office:value-type="float" office:value="4.096">
                <text:p/>
              </table:table-cell>
              <table:table-cell office:value-type="float" office:value="17.992">
                <text:p>17.992</text:p>
              </table:table-cell>
              <table:table-cell office:value-type="float" office:value="17.992">
                <text:p>17.992</text:p>
              </table:table-cell>
              <table:table-cell office:value-type="float" office:value="17.992">
                <text:p>17.992</text:p>
              </table:table-cell>
            </table:table-row>
            <table:table-row>
              <table:table-cell office:value-type="float" office:value="4.129">
                <text:p/>
              </table:table-cell>
              <table:table-cell office:value-type="float" office:value="18.137">
                <text:p>18.137</text:p>
              </table:table-cell>
              <table:table-cell office:value-type="float" office:value="18.137">
                <text:p>18.137</text:p>
              </table:table-cell>
              <table:table-cell office:value-type="float" office:value="18.137">
                <text:p>18.137</text:p>
              </table:table-cell>
            </table:table-row>
            <table:table-row>
              <table:table-cell office:value-type="float" office:value="4.211">
                <text:p/>
              </table:table-cell>
              <table:table-cell office:value-type="float" office:value="18.497">
                <text:p>18.497</text:p>
              </table:table-cell>
              <table:table-cell office:value-type="float" office:value="18.497">
                <text:p>18.497</text:p>
              </table:table-cell>
              <table:table-cell office:value-type="float" office:value="18.497">
                <text:p>18.497</text:p>
              </table:table-cell>
            </table:table-row>
            <table:table-row>
              <table:table-cell office:value-type="float" office:value="4.294">
                <text:p/>
              </table:table-cell>
              <table:table-cell office:value-type="float" office:value="18.862">
                <text:p>18.862</text:p>
              </table:table-cell>
              <table:table-cell office:value-type="float" office:value="18.862">
                <text:p>18.862</text:p>
              </table:table-cell>
              <table:table-cell office:value-type="float" office:value="18.862">
                <text:p>18.862</text:p>
              </table:table-cell>
            </table:table-row>
            <table:table-row>
              <table:table-cell office:value-type="float" office:value="4.34">
                <text:p/>
              </table:table-cell>
              <table:table-cell office:value-type="float" office:value="19.064">
                <text:p>19.064</text:p>
              </table:table-cell>
              <table:table-cell office:value-type="float" office:value="19.064">
                <text:p>19.064</text:p>
              </table:table-cell>
              <table:table-cell office:value-type="float" office:value="19.064">
                <text:p>19.064</text:p>
              </table:table-cell>
            </table:table-row>
            <table:table-row>
              <table:table-cell office:value-type="float" office:value="4.424">
                <text:p/>
              </table:table-cell>
              <table:table-cell office:value-type="float" office:value="19.433">
                <text:p>19.433</text:p>
              </table:table-cell>
              <table:table-cell office:value-type="float" office:value="19.433">
                <text:p>19.433</text:p>
              </table:table-cell>
              <table:table-cell office:value-type="float" office:value="19.433">
                <text:p>19.433</text:p>
              </table:table-cell>
            </table:table-row>
            <table:table-row>
              <table:table-cell office:value-type="float" office:value="4.539">
                <text:p/>
              </table:table-cell>
              <table:table-cell office:value-type="float" office:value="19.938">
                <text:p>19.938</text:p>
              </table:table-cell>
              <table:table-cell office:value-type="float" office:value="19.938">
                <text:p>19.938</text:p>
              </table:table-cell>
              <table:table-cell office:value-type="float" office:value="19.938">
                <text:p>19.938</text:p>
              </table:table-cell>
            </table:table-row>
            <table:table-row>
              <table:table-cell office:value-type="float" office:value="4.561">
                <text:p/>
              </table:table-cell>
              <table:table-cell office:value-type="float" office:value="20.035">
                <text:p>20.035</text:p>
              </table:table-cell>
              <table:table-cell office:value-type="float" office:value="20.035">
                <text:p>20.035</text:p>
              </table:table-cell>
              <table:table-cell office:value-type="float" office:value="20.035">
                <text:p>20.035</text:p>
              </table:table-cell>
            </table:table-row>
            <table:table-row>
              <table:table-cell office:value-type="float" office:value="4.628">
                <text:p/>
              </table:table-cell>
              <table:table-cell office:value-type="float" office:value="20.329">
                <text:p>20.329</text:p>
              </table:table-cell>
              <table:table-cell office:value-type="float" office:value="20.329">
                <text:p>20.329</text:p>
              </table:table-cell>
              <table:table-cell office:value-type="float" office:value="20.329">
                <text:p>20.329</text:p>
              </table:table-cell>
            </table:table-row>
            <table:table-row>
              <table:table-cell office:value-type="float" office:value="4.705">
                <text:p/>
              </table:table-cell>
              <table:table-cell office:value-type="float" office:value="20.667">
                <text:p>20.667</text:p>
              </table:table-cell>
              <table:table-cell office:value-type="float" office:value="20.667">
                <text:p>20.667</text:p>
              </table:table-cell>
              <table:table-cell office:value-type="float" office:value="20.667">
                <text:p>20.667</text:p>
              </table:table-cell>
            </table:table-row>
            <table:table-row>
              <table:table-cell office:value-type="float" office:value="4.819">
                <text:p/>
              </table:table-cell>
              <table:table-cell office:value-type="float" office:value="21.168">
                <text:p>21.168</text:p>
              </table:table-cell>
              <table:table-cell office:value-type="float" office:value="21.168">
                <text:p>21.168</text:p>
              </table:table-cell>
              <table:table-cell office:value-type="float" office:value="21.168">
                <text:p>21.168</text:p>
              </table:table-cell>
            </table:table-row>
            <table:table-row>
              <table:table-cell office:value-type="float" office:value="4.829">
                <text:p/>
              </table:table-cell>
              <table:table-cell office:value-type="float" office:value="21.212">
                <text:p>21.212</text:p>
              </table:table-cell>
              <table:table-cell office:value-type="float" office:value="21.212">
                <text:p>21.212</text:p>
              </table:table-cell>
              <table:table-cell office:value-type="float" office:value="21.212">
                <text:p>21.212</text:p>
              </table:table-cell>
            </table:table-row>
            <table:table-row>
              <table:table-cell office:value-type="float" office:value="4.909">
                <text:p/>
              </table:table-cell>
              <table:table-cell office:value-type="float" office:value="21.563">
                <text:p>21.563</text:p>
              </table:table-cell>
              <table:table-cell office:value-type="float" office:value="21.563">
                <text:p>21.563</text:p>
              </table:table-cell>
              <table:table-cell office:value-type="float" office:value="21.563">
                <text:p>21.563</text:p>
              </table:table-cell>
            </table:table-row>
            <table:table-row>
              <table:table-cell office:value-type="float" office:value="5.003">
                <text:p>10</text:p>
              </table:table-cell>
              <table:table-cell office:value-type="float" office:value="21.976">
                <text:p>21.976</text:p>
              </table:table-cell>
              <table:table-cell office:value-type="float" office:value="21.976">
                <text:p>21.976</text:p>
              </table:table-cell>
              <table:table-cell office:value-type="float" office:value="21.976">
                <text:p>21.976</text:p>
              </table:table-cell>
            </table:table-row>
            <table:table-row>
              <table:table-cell office:value-type="float" office:value="5.039">
                <text:p>10</text:p>
              </table:table-cell>
              <table:table-cell office:value-type="float" office:value="22.134">
                <text:p>22.134</text:p>
              </table:table-cell>
              <table:table-cell office:value-type="float" office:value="22.134">
                <text:p>22.134</text:p>
              </table:table-cell>
              <table:table-cell office:value-type="float" office:value="22.134">
                <text:p>22.134</text:p>
              </table:table-cell>
            </table:table-row>
            <table:table-row>
              <table:table-cell office:value-type="float" office:value="5.114">
                <text:p>10</text:p>
              </table:table-cell>
              <table:table-cell office:value-type="float" office:value="22.464">
                <text:p>22.464</text:p>
              </table:table-cell>
              <table:table-cell office:value-type="float" office:value="22.464">
                <text:p>22.464</text:p>
              </table:table-cell>
              <table:table-cell office:value-type="float" office:value="22.464">
                <text:p>22.464</text:p>
              </table:table-cell>
            </table:table-row>
            <table:table-row>
              <table:table-cell office:value-type="float" office:value="5.215">
                <text:p>10</text:p>
              </table:table-cell>
              <table:table-cell office:value-type="float" office:value="22.907">
                <text:p>22.907</text:p>
              </table:table-cell>
              <table:table-cell office:value-type="float" office:value="22.907">
                <text:p>22.907</text:p>
              </table:table-cell>
              <table:table-cell office:value-type="float" office:value="22.907">
                <text:p>22.907</text:p>
              </table:table-cell>
            </table:table-row>
            <table:table-row>
              <table:table-cell office:value-type="float" office:value="5.249">
                <text:p>10</text:p>
              </table:table-cell>
              <table:table-cell office:value-type="float" office:value="23.057">
                <text:p>23.057</text:p>
              </table:table-cell>
              <table:table-cell office:value-type="float" office:value="23.057">
                <text:p>23.057</text:p>
              </table:table-cell>
              <table:table-cell office:value-type="float" office:value="23.057">
                <text:p>23.057</text:p>
              </table:table-cell>
            </table:table-row>
            <table:table-row>
              <table:table-cell office:value-type="float" office:value="5.321">
                <text:p>10</text:p>
              </table:table-cell>
              <table:table-cell office:value-type="float" office:value="23.373">
                <text:p>23.373</text:p>
              </table:table-cell>
              <table:table-cell office:value-type="float" office:value="23.373">
                <text:p>23.373</text:p>
              </table:table-cell>
              <table:table-cell office:value-type="float" office:value="23.373">
                <text:p>23.373</text:p>
              </table:table-cell>
            </table:table-row>
            <table:table-row>
              <table:table-cell office:value-type="float" office:value="5.432">
                <text:p>10</text:p>
              </table:table-cell>
              <table:table-cell office:value-type="float" office:value="23.861">
                <text:p>23.861</text:p>
              </table:table-cell>
              <table:table-cell office:value-type="float" office:value="23.861">
                <text:p>23.861</text:p>
              </table:table-cell>
              <table:table-cell office:value-type="float" office:value="23.861">
                <text:p>23.861</text:p>
              </table:table-cell>
            </table:table-row>
            <table:table-row>
              <table:table-cell office:value-type="float" office:value="5.459">
                <text:p>10</text:p>
              </table:table-cell>
              <table:table-cell office:value-type="float" office:value="23.979">
                <text:p>23.979</text:p>
              </table:table-cell>
              <table:table-cell office:value-type="float" office:value="23.979">
                <text:p>23.979</text:p>
              </table:table-cell>
              <table:table-cell office:value-type="float" office:value="23.979">
                <text:p>23.979</text:p>
              </table:table-cell>
            </table:table-row>
            <table:table-row>
              <table:table-cell office:value-type="float" office:value="5.539">
                <text:p>10</text:p>
              </table:table-cell>
              <table:table-cell office:value-type="float" office:value="24.331">
                <text:p>24.331</text:p>
              </table:table-cell>
              <table:table-cell office:value-type="float" office:value="24.331">
                <text:p>24.331</text:p>
              </table:table-cell>
              <table:table-cell office:value-type="float" office:value="24.331">
                <text:p>24.331</text:p>
              </table:table-cell>
            </table:table-row>
            <table:table-row>
              <table:table-cell office:value-type="float" office:value="5.617">
                <text:p>10</text:p>
              </table:table-cell>
              <table:table-cell office:value-type="float" office:value="24.673">
                <text:p>24.673</text:p>
              </table:table-cell>
              <table:table-cell office:value-type="float" office:value="24.673">
                <text:p>24.673</text:p>
              </table:table-cell>
              <table:table-cell office:value-type="float" office:value="24.673">
                <text:p>24.673</text:p>
              </table:table-cell>
            </table:table-row>
            <table:table-row>
              <table:table-cell office:value-type="float" office:value="5.659">
                <text:p>10</text:p>
              </table:table-cell>
              <table:table-cell office:value-type="float" office:value="24.858">
                <text:p>24.858</text:p>
              </table:table-cell>
              <table:table-cell office:value-type="float" office:value="24.858">
                <text:p>24.858</text:p>
              </table:table-cell>
              <table:table-cell office:value-type="float" office:value="24.858">
                <text:p>24.858</text:p>
              </table:table-cell>
            </table:table-row>
            <table:table-row>
              <table:table-cell office:value-type="float" office:value="5.766">
                <text:p>10</text:p>
              </table:table-cell>
              <table:table-cell office:value-type="float" office:value="25.328">
                <text:p>25.328</text:p>
              </table:table-cell>
              <table:table-cell office:value-type="float" office:value="25.328">
                <text:p>25.328</text:p>
              </table:table-cell>
              <table:table-cell office:value-type="float" office:value="25.328">
                <text:p>25.328</text:p>
              </table:table-cell>
            </table:table-row>
            <table:table-row>
              <table:table-cell office:value-type="float" office:value="6.631">
                <text:p>10</text:p>
              </table:table-cell>
              <table:table-cell office:value-type="float" office:value="29.127">
                <text:p>29.127</text:p>
              </table:table-cell>
              <table:table-cell office:value-type="float" office:value="29.127">
                <text:p>29.127</text:p>
              </table:table-cell>
              <table:table-cell office:value-type="float" office:value="29.127">
                <text:p>29.127</text:p>
              </table:table-cell>
            </table:table-row>
            <table:table-row>
              <table:table-cell office:value-type="float" office:value="6.635">
                <text:p>10</text:p>
              </table:table-cell>
              <table:table-cell office:value-type="float" office:value="29.145">
                <text:p>29.145</text:p>
              </table:table-cell>
              <table:table-cell office:value-type="float" office:value="29.145">
                <text:p>29.145</text:p>
              </table:table-cell>
              <table:table-cell office:value-type="float" office:value="29.145">
                <text:p>29.145</text:p>
              </table:table-cell>
            </table:table-row>
            <table:table-row>
              <table:table-cell office:value-type="float" office:value="6.637">
                <text:p>10</text:p>
              </table:table-cell>
              <table:table-cell office:value-type="float" office:value="29.154">
                <text:p>29.154</text:p>
              </table:table-cell>
              <table:table-cell office:value-type="float" office:value="29.154">
                <text:p>29.154</text:p>
              </table:table-cell>
              <table:table-cell office:value-type="float" office:value="29.154">
                <text:p>29.154</text:p>
              </table:table-cell>
            </table:table-row>
            <table:table-row>
              <table:table-cell office:value-type="float" office:value="6.639">
                <text:p>10</text:p>
              </table:table-cell>
              <table:table-cell office:value-type="float" office:value="29.163">
                <text:p>29.163</text:p>
              </table:table-cell>
              <table:table-cell office:value-type="float" office:value="29.163">
                <text:p>29.163</text:p>
              </table:table-cell>
              <table:table-cell office:value-type="float" office:value="29.163">
                <text:p>29.163</text:p>
              </table:table-cell>
            </table:table-row>
            <table:table-row>
              <table:table-cell office:value-type="float" office:value="6.64">
                <text:p>10</text:p>
              </table:table-cell>
              <table:table-cell office:value-type="float" office:value="29.167">
                <text:p>29.167</text:p>
              </table:table-cell>
              <table:table-cell office:value-type="float" office:value="29.167">
                <text:p>29.167</text:p>
              </table:table-cell>
              <table:table-cell office:value-type="float" office:value="29.167">
                <text:p>29.167</text:p>
              </table:table-cell>
            </table:table-row>
            <table:table-row>
              <table:table-cell office:value-type="float" office:value="6.643">
                <text:p>10</text:p>
              </table:table-cell>
              <table:table-cell office:value-type="float" office:value="29.18">
                <text:p>29.18</text:p>
              </table:table-cell>
              <table:table-cell office:value-type="float" office:value="29.18">
                <text:p>29.18</text:p>
              </table:table-cell>
              <table:table-cell office:value-type="float" office:value="29.18">
                <text:p>29.18</text:p>
              </table:table-cell>
            </table:table-row>
            <table:table-row>
              <table:table-cell office:value-type="float" office:value="6.645">
                <text:p>10</text:p>
              </table:table-cell>
              <table:table-cell office:value-type="float" office:value="29.189">
                <text:p>29.189</text:p>
              </table:table-cell>
              <table:table-cell office:value-type="float" office:value="29.189">
                <text:p>29.189</text:p>
              </table:table-cell>
              <table:table-cell office:value-type="float" office:value="29.189">
                <text:p>29.189</text:p>
              </table:table-cell>
            </table:table-row>
            <table:table-row>
              <table:table-cell office:value-type="float" office:value="6.647">
                <text:p>10</text:p>
              </table:table-cell>
              <table:table-cell office:value-type="float" office:value="29.198">
                <text:p>29.198</text:p>
              </table:table-cell>
              <table:table-cell office:value-type="float" office:value="29.198">
                <text:p>29.198</text:p>
              </table:table-cell>
              <table:table-cell office:value-type="float" office:value="29.198">
                <text:p>29.198</text:p>
              </table:table-cell>
            </table:table-row>
            <table:table-row>
              <table:table-cell office:value-type="float" office:value="6.648">
                <text:p>10</text:p>
              </table:table-cell>
              <table:table-cell office:value-type="float" office:value="29.202">
                <text:p>29.202</text:p>
              </table:table-cell>
              <table:table-cell office:value-type="float" office:value="29.202">
                <text:p>29.202</text:p>
              </table:table-cell>
              <table:table-cell office:value-type="float" office:value="29.202">
                <text:p>29.202</text:p>
              </table:table-cell>
            </table:table-row>
            <table:table-row>
              <table:table-cell office:value-type="float" office:value="6.65">
                <text:p>10</text:p>
              </table:table-cell>
              <table:table-cell office:value-type="float" office:value="29.211">
                <text:p>29.211</text:p>
              </table:table-cell>
              <table:table-cell office:value-type="float" office:value="29.211">
                <text:p>29.211</text:p>
              </table:table-cell>
              <table:table-cell office:value-type="float" office:value="29.211">
                <text:p>29.211</text:p>
              </table:table-cell>
            </table:table-row>
            <table:table-row>
              <table:table-cell office:value-type="float" office:value="6.652">
                <text:p>10</text:p>
              </table:table-cell>
              <table:table-cell office:value-type="float" office:value="29.22">
                <text:p>29.22</text:p>
              </table:table-cell>
              <table:table-cell office:value-type="float" office:value="29.22">
                <text:p>29.22</text:p>
              </table:table-cell>
              <table:table-cell office:value-type="float" office:value="29.22">
                <text:p>29.22</text:p>
              </table:table-cell>
            </table:table-row>
            <table:table-row>
              <table:table-cell office:value-type="float" office:value="6.654">
                <text:p>10</text:p>
              </table:table-cell>
              <table:table-cell office:value-type="float" office:value="29.228">
                <text:p>29.228</text:p>
              </table:table-cell>
              <table:table-cell office:value-type="float" office:value="29.228">
                <text:p>29.228</text:p>
              </table:table-cell>
              <table:table-cell office:value-type="float" office:value="29.228">
                <text:p>29.228</text:p>
              </table:table-cell>
            </table:table-row>
            <table:table-row>
              <table:table-cell office:value-type="float" office:value="6.668">
                <text:p>10</text:p>
              </table:table-cell>
              <table:table-cell office:value-type="float" office:value="29.29">
                <text:p>29.29</text:p>
              </table:table-cell>
              <table:table-cell office:value-type="float" office:value="29.29">
                <text:p>29.29</text:p>
              </table:table-cell>
              <table:table-cell office:value-type="float" office:value="29.29">
                <text:p>29.29</text:p>
              </table:table-cell>
            </table:table-row>
            <table:table-row>
              <table:table-cell office:value-type="float" office:value="6.743">
                <text:p>10</text:p>
              </table:table-cell>
              <table:table-cell office:value-type="float" office:value="29.619">
                <text:p>29.619</text:p>
              </table:table-cell>
              <table:table-cell office:value-type="float" office:value="29.619">
                <text:p>29.619</text:p>
              </table:table-cell>
              <table:table-cell office:value-type="float" office:value="29.619">
                <text:p>29.619</text:p>
              </table:table-cell>
            </table:table-row>
            <table:table-row>
              <table:table-cell office:value-type="float" office:value="6.814">
                <text:p>10</text:p>
              </table:table-cell>
              <table:table-cell office:value-type="float" office:value="29.931">
                <text:p>29.931</text:p>
              </table:table-cell>
              <table:table-cell office:value-type="float" office:value="29.931">
                <text:p>29.931</text:p>
              </table:table-cell>
              <table:table-cell office:value-type="float" office:value="29.931">
                <text:p>29.931</text:p>
              </table:table-cell>
            </table:table-row>
            <table:table-row>
              <table:table-cell office:value-type="float" office:value="6.891">
                <text:p>10</text:p>
              </table:table-cell>
              <table:table-cell office:value-type="float" office:value="30.269">
                <text:p>30.269</text:p>
              </table:table-cell>
              <table:table-cell office:value-type="float" office:value="30.269">
                <text:p>30.269</text:p>
              </table:table-cell>
              <table:table-cell office:value-type="float" office:value="30.269">
                <text:p>30.269</text:p>
              </table:table-cell>
            </table:table-row>
            <table:table-row>
              <table:table-cell office:value-type="float" office:value="6.986">
                <text:p>10</text:p>
              </table:table-cell>
              <table:table-cell office:value-type="float" office:value="30.687">
                <text:p>30.687</text:p>
              </table:table-cell>
              <table:table-cell office:value-type="float" office:value="30.687">
                <text:p>30.687</text:p>
              </table:table-cell>
              <table:table-cell office:value-type="float" office:value="30.687">
                <text:p>30.687</text:p>
              </table:table-cell>
            </table:table-row>
            <table:table-row>
              <table:table-cell office:value-type="float" office:value="7.017">
                <text:p>10</text:p>
              </table:table-cell>
              <table:table-cell office:value-type="float" office:value="30.823">
                <text:p>30.823</text:p>
              </table:table-cell>
              <table:table-cell office:value-type="float" office:value="30.823">
                <text:p>30.823</text:p>
              </table:table-cell>
              <table:table-cell office:value-type="float" office:value="30.823">
                <text:p>30.823</text:p>
              </table:table-cell>
            </table:table-row>
            <table:table-row>
              <table:table-cell office:value-type="float" office:value="7.079">
                <text:p>10</text:p>
              </table:table-cell>
              <table:table-cell office:value-type="float" office:value="31.095">
                <text:p>31.095</text:p>
              </table:table-cell>
              <table:table-cell office:value-type="float" office:value="31.095">
                <text:p>31.095</text:p>
              </table:table-cell>
              <table:table-cell office:value-type="float" office:value="31.095">
                <text:p>31.095</text:p>
              </table:table-cell>
            </table:table-row>
            <table:table-row>
              <table:table-cell office:value-type="float" office:value="7.152">
                <text:p>10</text:p>
              </table:table-cell>
              <table:table-cell office:value-type="float" office:value="31.416">
                <text:p>31.416</text:p>
              </table:table-cell>
              <table:table-cell office:value-type="float" office:value="31.416">
                <text:p>31.416</text:p>
              </table:table-cell>
              <table:table-cell office:value-type="float" office:value="31.416">
                <text:p>31.4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173cm" svg:y="0.316cm" chart:style-name="ch2">
          <text:p>Comparação entre tipos de simulação</text:p>
        </chart:title>
        <chart:subtitle svg:x="7.096cm" svg:y="1.301cm" chart:style-name="ch3">
          <text:p>Circular 5</text:p>
        </chart:subtitle>
        <chart:legend chart:legend-position="end" svg:x="12.645cm" svg:y="3.703cm" style:legend-expansion="high" chart:style-name="ch4"/>
        <chart:plot-area chart:style-name="ch5" table:cell-range-address="Sheet1.A1:Sheet1.D124" chart:data-source-has-labels="both" svg:x="1.331cm" svg:y="2.19cm" svg:width="10.994cm" svg:height="5.649cm">
          <chartooo:coordinate-region svg:x="1.952cm" svg:y="2.389cm" svg:width="10.373cm" svg:height="4.32cm"/>
          <chart:axis chart:dimension="x" chart:name="primary-x" chart:style-name="ch6" chartooo:axis-type="auto">
            <chartooo:date-scale/>
            <chart:title svg:x="6.017cm" svg:y="8.019cm" chart:style-name="ch7">
              <text:p>Instante(s)</text:p>
            </chart:title>
            <chart:categories table:cell-range-address="Sheet1.A2:Sheet1.A124"/>
          </chart:axis>
          <chart:axis chart:dimension="y" chart:name="primary-y" chart:style-name="ch6">
            <chart:title svg:x="0.451cm" svg:y="5.997cm" chart:style-name="ch8">
              <text:p>Posição(rad)</text:p>
            </chart:title>
            <chart:grid chart:style-name="ch9" chart:class="major"/>
          </chart:axis>
          <chart:series chart:style-name="ch10" chart:values-cell-range-address="Sheet1.B2:Sheet1.B124" chart:label-cell-address="Sheet1.B1:Sheet1.B1" chart:class="chart:line">
            <chart:data-point chart:repeated="123"/>
          </chart:series>
          <chart:series chart:style-name="ch11" chart:values-cell-range-address="Sheet1.C2:Sheet1.C124" chart:label-cell-address="Sheet1.C1:Sheet1.C1" chart:class="chart:line">
            <chart:data-point chart:repeated="123"/>
          </chart:series>
          <chart:series chart:style-name="ch12" chart:values-cell-range-address="Sheet1.D2:Sheet1.D124" chart:label-cell-address="Sheet1.D1:Sheet1.D1" chart:class="chart:line">
            <chart:data-point chart:repeated="1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alitico</text:p>
                <draw:g>
                  <svg:desc>Sheet1.B1:Sheet1.B1</svg:desc>
                </draw:g>
              </table:table-cell>
              <table:table-cell office:value-type="string">
                <text:p>Euler</text:p>
                <draw:g>
                  <svg:desc>Sheet1.C1:Sheet1.C1</svg:desc>
                </draw:g>
              </table:table-cell>
              <table:table-cell office:value-type="string">
                <text:p>Euler-Cromer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:Sheet1.A124</svg:desc>
                </draw:g>
              </table:table-cell>
              <table:table-cell office:value-type="float" office:value="0">
                <text:p>0</text:p>
                <draw:g>
                  <svg:desc>Sheet1.B2:Sheet1.B124</svg:desc>
                </draw:g>
              </table:table-cell>
              <table:table-cell office:value-type="float" office:value="0">
                <text:p>0</text:p>
                <draw:g>
                  <svg:desc>Sheet1.C2:Sheet1.C124</svg:desc>
                </draw:g>
              </table:table-cell>
              <table:table-cell office:value-type="float" office:value="0">
                <text:p>0</text:p>
                <draw:g>
                  <svg:desc>Sheet1.D2:Sheet1.D124</svg:desc>
                </draw:g>
              </table:table-cell>
            </table:table-row>
            <table:table-row>
              <table:table-cell office:value-type="float" office:value="0.101">
                <text:p>0</text:p>
              </table:table-cell>
              <table:table-cell office:value-type="float" office:value="0.445">
                <text:p>0.445</text:p>
              </table:table-cell>
              <table:table-cell office:value-type="float" office:value="0.445">
                <text:p>0.445</text:p>
              </table:table-cell>
              <table:table-cell office:value-type="float" office:value="0.445">
                <text:p>0.445</text:p>
              </table:table-cell>
            </table:table-row>
            <table:table-row>
              <table:table-cell office:value-type="float" office:value="0.14">
                <text:p>0</text:p>
              </table:table-cell>
              <table:table-cell office:value-type="float" office:value="0.617">
                <text:p>0.617</text:p>
              </table:table-cell>
              <table:table-cell office:value-type="float" office:value="0.617">
                <text:p>0.617</text:p>
              </table:table-cell>
              <table:table-cell office:value-type="float" office:value="0.617">
                <text:p>0.617</text:p>
              </table:table-cell>
            </table:table-row>
            <table:table-row>
              <table:table-cell office:value-type="float" office:value="0.23">
                <text:p>0</text:p>
              </table:table-cell>
              <table:table-cell office:value-type="float" office:value="1.013">
                <text:p>1.013</text:p>
              </table:table-cell>
              <table:table-cell office:value-type="float" office:value="1.013">
                <text:p>1.013</text:p>
              </table:table-cell>
              <table:table-cell office:value-type="float" office:value="1.013">
                <text:p>1.013</text:p>
              </table:table-cell>
            </table:table-row>
            <table:table-row>
              <table:table-cell office:value-type="float" office:value="0.29">
                <text:p>0</text:p>
              </table:table-cell>
              <table:table-cell office:value-type="float" office:value="1.277">
                <text:p>1.277</text:p>
              </table:table-cell>
              <table:table-cell office:value-type="float" office:value="1.277">
                <text:p>1.277</text:p>
              </table:table-cell>
              <table:table-cell office:value-type="float" office:value="1.277">
                <text:p>1.277</text:p>
              </table:table-cell>
            </table:table-row>
            <table:table-row>
              <table:table-cell office:value-type="float" office:value="0.377">
                <text:p>0</text:p>
              </table:table-cell>
              <table:table-cell office:value-type="float" office:value="1.661">
                <text:p>1.661</text:p>
              </table:table-cell>
              <table:table-cell office:value-type="float" office:value="1.661">
                <text:p>1.661</text:p>
              </table:table-cell>
              <table:table-cell office:value-type="float" office:value="1.661">
                <text:p>1.661</text:p>
              </table:table-cell>
            </table:table-row>
            <table:table-row>
              <table:table-cell office:value-type="float" office:value="0.42">
                <text:p>0</text:p>
              </table:table-cell>
              <table:table-cell office:value-type="float" office:value="1.85">
                <text:p>1.85</text:p>
              </table:table-cell>
              <table:table-cell office:value-type="float" office:value="1.85">
                <text:p>1.85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float" office:value="0.501">
                <text:p>0</text:p>
              </table:table-cell>
              <table:table-cell office:value-type="float" office:value="2.207">
                <text:p>2.207</text:p>
              </table:table-cell>
              <table:table-cell office:value-type="float" office:value="2.207">
                <text:p>2.207</text:p>
              </table:table-cell>
              <table:table-cell office:value-type="float" office:value="2.207">
                <text:p>2.207</text:p>
              </table:table-cell>
            </table:table-row>
            <table:table-row>
              <table:table-cell office:value-type="float" office:value="0.582">
                <text:p>0</text:p>
              </table:table-cell>
              <table:table-cell office:value-type="float" office:value="2.563">
                <text:p>2.563</text:p>
              </table:table-cell>
              <table:table-cell office:value-type="float" office:value="2.563">
                <text:p>2.563</text:p>
              </table:table-cell>
              <table:table-cell office:value-type="float" office:value="2.563">
                <text:p>2.563</text:p>
              </table:table-cell>
            </table:table-row>
            <table:table-row>
              <table:table-cell office:value-type="float" office:value="0.639">
                <text:p>0</text:p>
              </table:table-cell>
              <table:table-cell office:value-type="float" office:value="2.815">
                <text:p>2.815</text:p>
              </table:table-cell>
              <table:table-cell office:value-type="float" office:value="2.815">
                <text:p>2.815</text:p>
              </table:table-cell>
              <table:table-cell office:value-type="float" office:value="2.815">
                <text:p>2.815</text:p>
              </table:table-cell>
            </table:table-row>
            <table:table-row>
              <table:table-cell office:value-type="float" office:value="0.709">
                <text:p>0</text:p>
              </table:table-cell>
              <table:table-cell office:value-type="float" office:value="3.123">
                <text:p>3.123</text:p>
              </table:table-cell>
              <table:table-cell office:value-type="float" office:value="3.123">
                <text:p>3.123</text:p>
              </table:table-cell>
              <table:table-cell office:value-type="float" office:value="3.123">
                <text:p>3.123</text:p>
              </table:table-cell>
            </table:table-row>
            <table:table-row>
              <table:table-cell office:value-type="float" office:value="0.781">
                <text:p>0</text:p>
              </table:table-cell>
              <table:table-cell office:value-type="float" office:value="3.44">
                <text:p>3.44</text:p>
              </table:table-cell>
              <table:table-cell office:value-type="float" office:value="3.44">
                <text:p>3.44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float" office:value="0.849">
                <text:p>0</text:p>
              </table:table-cell>
              <table:table-cell office:value-type="float" office:value="3.74">
                <text:p>3.74</text:p>
              </table:table-cell>
              <table:table-cell office:value-type="float" office:value="3.74">
                <text:p>3.74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float" office:value="0.92">
                <text:p>0</text:p>
              </table:table-cell>
              <table:table-cell office:value-type="float" office:value="4.052">
                <text:p>4.052</text:p>
              </table:table-cell>
              <table:table-cell office:value-type="float" office:value="4.052">
                <text:p>4.052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1.001">
                <text:p/>
              </table:table-cell>
              <table:table-cell office:value-type="float" office:value="4.409">
                <text:p>4.409</text:p>
              </table:table-cell>
              <table:table-cell office:value-type="float" office:value="4.409">
                <text:p>4.409</text:p>
              </table:table-cell>
              <table:table-cell office:value-type="float" office:value="4.409">
                <text:p>4.409</text:p>
              </table:table-cell>
            </table:table-row>
            <table:table-row>
              <table:table-cell office:value-type="float" office:value="1.06">
                <text:p/>
              </table:table-cell>
              <table:table-cell office:value-type="float" office:value="4.669">
                <text:p>4.669</text:p>
              </table:table-cell>
              <table:table-cell office:value-type="float" office:value="4.669">
                <text:p>4.669</text:p>
              </table:table-cell>
              <table:table-cell office:value-type="float" office:value="4.669">
                <text:p>4.669</text:p>
              </table:table-cell>
            </table:table-row>
            <table:table-row>
              <table:table-cell office:value-type="float" office:value="1.13">
                <text:p/>
              </table:table-cell>
              <table:table-cell office:value-type="float" office:value="4.977">
                <text:p>4.977</text:p>
              </table:table-cell>
              <table:table-cell office:value-type="float" office:value="4.977">
                <text:p>4.977</text:p>
              </table:table-cell>
              <table:table-cell office:value-type="float" office:value="4.977">
                <text:p>4.977</text:p>
              </table:table-cell>
            </table:table-row>
            <table:table-row>
              <table:table-cell office:value-type="float" office:value="1.199">
                <text:p/>
              </table:table-cell>
              <table:table-cell office:value-type="float" office:value="5.281">
                <text:p>5.281</text:p>
              </table:table-cell>
              <table:table-cell office:value-type="float" office:value="5.281">
                <text:p>5.281</text:p>
              </table:table-cell>
              <table:table-cell office:value-type="float" office:value="5.281">
                <text:p>5.281</text:p>
              </table:table-cell>
            </table:table-row>
            <table:table-row>
              <table:table-cell office:value-type="float" office:value="1.288">
                <text:p/>
              </table:table-cell>
              <table:table-cell office:value-type="float" office:value="5.673">
                <text:p>5.673</text:p>
              </table:table-cell>
              <table:table-cell office:value-type="float" office:value="5.673">
                <text:p>5.673</text:p>
              </table:table-cell>
              <table:table-cell office:value-type="float" office:value="5.673">
                <text:p>5.673</text:p>
              </table:table-cell>
            </table:table-row>
            <table:table-row>
              <table:table-cell office:value-type="float" office:value="1.34">
                <text:p/>
              </table:table-cell>
              <table:table-cell office:value-type="float" office:value="5.902">
                <text:p>5.902</text:p>
              </table:table-cell>
              <table:table-cell office:value-type="float" office:value="5.902">
                <text:p>5.902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1.41">
                <text:p/>
              </table:table-cell>
              <table:table-cell office:value-type="float" office:value="6.211">
                <text:p>6.211</text:p>
              </table:table-cell>
              <table:table-cell office:value-type="float" office:value="6.211">
                <text:p>6.211</text:p>
              </table:table-cell>
              <table:table-cell office:value-type="float" office:value="6.211">
                <text:p>6.211</text:p>
              </table:table-cell>
            </table:table-row>
            <table:table-row>
              <table:table-cell office:value-type="float" office:value="1.489">
                <text:p/>
              </table:table-cell>
              <table:table-cell office:value-type="float" office:value="6.558">
                <text:p>6.558</text:p>
              </table:table-cell>
              <table:table-cell office:value-type="float" office:value="6.558">
                <text:p>6.558</text:p>
              </table:table-cell>
              <table:table-cell office:value-type="float" office:value="6.558">
                <text:p>6.558</text:p>
              </table:table-cell>
            </table:table-row>
            <table:table-row>
              <table:table-cell office:value-type="float" office:value="1.55">
                <text:p/>
              </table:table-cell>
              <table:table-cell office:value-type="float" office:value="6.827">
                <text:p>6.827</text:p>
              </table:table-cell>
              <table:table-cell office:value-type="float" office:value="6.827">
                <text:p>6.827</text:p>
              </table:table-cell>
              <table:table-cell office:value-type="float" office:value="6.827">
                <text:p>6.827</text:p>
              </table:table-cell>
            </table:table-row>
            <table:table-row>
              <table:table-cell office:value-type="float" office:value="1.619">
                <text:p/>
              </table:table-cell>
              <table:table-cell office:value-type="float" office:value="7.131">
                <text:p>7.131</text:p>
              </table:table-cell>
              <table:table-cell office:value-type="float" office:value="7.131">
                <text:p>7.131</text:p>
              </table:table-cell>
              <table:table-cell office:value-type="float" office:value="7.131">
                <text:p>7.131</text:p>
              </table:table-cell>
            </table:table-row>
            <table:table-row>
              <table:table-cell office:value-type="float" office:value="1.72">
                <text:p/>
              </table:table-cell>
              <table:table-cell office:value-type="float" office:value="7.576">
                <text:p>7.576</text:p>
              </table:table-cell>
              <table:table-cell office:value-type="float" office:value="7.576">
                <text:p>7.576</text:p>
              </table:table-cell>
              <table:table-cell office:value-type="float" office:value="7.576">
                <text:p>7.576</text:p>
              </table:table-cell>
            </table:table-row>
            <table:table-row>
              <table:table-cell office:value-type="float" office:value="1.759">
                <text:p/>
              </table:table-cell>
              <table:table-cell office:value-type="float" office:value="7.748">
                <text:p>7.748</text:p>
              </table:table-cell>
              <table:table-cell office:value-type="float" office:value="7.748">
                <text:p>7.748</text:p>
              </table:table-cell>
              <table:table-cell office:value-type="float" office:value="7.748">
                <text:p>7.748</text:p>
              </table:table-cell>
            </table:table-row>
            <table:table-row>
              <table:table-cell office:value-type="float" office:value="1.829">
                <text:p/>
              </table:table-cell>
              <table:table-cell office:value-type="float" office:value="8.056">
                <text:p>8.056</text:p>
              </table:table-cell>
              <table:table-cell office:value-type="float" office:value="8.056">
                <text:p>8.056</text:p>
              </table:table-cell>
              <table:table-cell office:value-type="float" office:value="8.056">
                <text:p>8.056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8.369">
                <text:p>8.369</text:p>
              </table:table-cell>
              <table:table-cell office:value-type="float" office:value="8.369">
                <text:p>8.369</text:p>
              </table:table-cell>
              <table:table-cell office:value-type="float" office:value="8.369">
                <text:p>8.369</text:p>
              </table:table-cell>
            </table:table-row>
            <table:table-row>
              <table:table-cell office:value-type="float" office:value="1.969">
                <text:p/>
              </table:table-cell>
              <table:table-cell office:value-type="float" office:value="8.673">
                <text:p>8.673</text:p>
              </table:table-cell>
              <table:table-cell office:value-type="float" office:value="8.673">
                <text:p>8.673</text:p>
              </table:table-cell>
              <table:table-cell office:value-type="float" office:value="8.673">
                <text:p>8.673</text:p>
              </table:table-cell>
            </table:table-row>
            <table:table-row>
              <table:table-cell office:value-type="float" office:value="2.04">
                <text:p/>
              </table:table-cell>
              <table:table-cell office:value-type="float" office:value="8.985">
                <text:p>8.985</text:p>
              </table:table-cell>
              <table:table-cell office:value-type="float" office:value="8.985">
                <text:p>8.985</text:p>
              </table:table-cell>
              <table:table-cell office:value-type="float" office:value="8.985">
                <text:p>8.985</text:p>
              </table:table-cell>
            </table:table-row>
            <table:table-row>
              <table:table-cell office:value-type="float" office:value="2.11">
                <text:p/>
              </table:table-cell>
              <table:table-cell office:value-type="float" office:value="9.294">
                <text:p>9.294</text:p>
              </table:table-cell>
              <table:table-cell office:value-type="float" office:value="9.294">
                <text:p>9.294</text:p>
              </table:table-cell>
              <table:table-cell office:value-type="float" office:value="9.294">
                <text:p>9.294</text:p>
              </table:table-cell>
            </table:table-row>
            <table:table-row>
              <table:table-cell office:value-type="float" office:value="2.196">
                <text:p/>
              </table:table-cell>
              <table:table-cell office:value-type="float" office:value="9.673">
                <text:p>9.673</text:p>
              </table:table-cell>
              <table:table-cell office:value-type="float" office:value="9.673">
                <text:p>9.673</text:p>
              </table:table-cell>
              <table:table-cell office:value-type="float" office:value="9.673">
                <text:p>9.673</text:p>
              </table:table-cell>
            </table:table-row>
            <table:table-row>
              <table:table-cell office:value-type="float" office:value="2.25">
                <text:p/>
              </table:table-cell>
              <table:table-cell office:value-type="float" office:value="9.91">
                <text:p>9.91</text:p>
              </table:table-cell>
              <table:table-cell office:value-type="float" office:value="9.91">
                <text:p>9.9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float" office:value="2.323">
                <text:p/>
              </table:table-cell>
              <table:table-cell office:value-type="float" office:value="10.232">
                <text:p>10.232</text:p>
              </table:table-cell>
              <table:table-cell office:value-type="float" office:value="10.232">
                <text:p>10.232</text:p>
              </table:table-cell>
              <table:table-cell office:value-type="float" office:value="10.232">
                <text:p>10.232</text:p>
              </table:table-cell>
            </table:table-row>
            <table:table-row>
              <table:table-cell office:value-type="float" office:value="2.399">
                <text:p/>
              </table:table-cell>
              <table:table-cell office:value-type="float" office:value="10.567">
                <text:p>10.567</text:p>
              </table:table-cell>
              <table:table-cell office:value-type="float" office:value="10.567">
                <text:p>10.567</text:p>
              </table:table-cell>
              <table:table-cell office:value-type="float" office:value="10.567">
                <text:p>10.567</text:p>
              </table:table-cell>
            </table:table-row>
            <table:table-row>
              <table:table-cell office:value-type="float" office:value="2.46">
                <text:p/>
              </table:table-cell>
              <table:table-cell office:value-type="float" office:value="10.835">
                <text:p>10.835</text:p>
              </table:table-cell>
              <table:table-cell office:value-type="float" office:value="10.835">
                <text:p>10.835</text:p>
              </table:table-cell>
              <table:table-cell office:value-type="float" office:value="10.835">
                <text:p>10.835</text:p>
              </table:table-cell>
            </table:table-row>
            <table:table-row>
              <table:table-cell office:value-type="float" office:value="2.53">
                <text:p/>
              </table:table-cell>
              <table:table-cell office:value-type="float" office:value="11.144">
                <text:p>11.144</text:p>
              </table:table-cell>
              <table:table-cell office:value-type="float" office:value="11.144">
                <text:p>11.144</text:p>
              </table:table-cell>
              <table:table-cell office:value-type="float" office:value="11.144">
                <text:p>11.144</text:p>
              </table:table-cell>
            </table:table-row>
            <table:table-row>
              <table:table-cell office:value-type="float" office:value="2.597">
                <text:p/>
              </table:table-cell>
              <table:table-cell office:value-type="float" office:value="11.439">
                <text:p>11.439</text:p>
              </table:table-cell>
              <table:table-cell office:value-type="float" office:value="11.439">
                <text:p>11.439</text:p>
              </table:table-cell>
              <table:table-cell office:value-type="float" office:value="11.439">
                <text:p>11.439</text:p>
              </table:table-cell>
            </table:table-row>
            <table:table-row>
              <table:table-cell office:value-type="float" office:value="2.663">
                <text:p/>
              </table:table-cell>
              <table:table-cell office:value-type="float" office:value="11.729">
                <text:p>11.729</text:p>
              </table:table-cell>
              <table:table-cell office:value-type="float" office:value="11.729">
                <text:p>11.729</text:p>
              </table:table-cell>
              <table:table-cell office:value-type="float" office:value="11.729">
                <text:p>11.729</text:p>
              </table:table-cell>
            </table:table-row>
            <table:table-row>
              <table:table-cell office:value-type="float" office:value="2.74">
                <text:p/>
              </table:table-cell>
              <table:table-cell office:value-type="float" office:value="12.069">
                <text:p>12.069</text:p>
              </table:table-cell>
              <table:table-cell office:value-type="float" office:value="12.069">
                <text:p>12.069</text:p>
              </table:table-cell>
              <table:table-cell office:value-type="float" office:value="12.069">
                <text:p>12.069</text:p>
              </table:table-cell>
            </table:table-row>
            <table:table-row>
              <table:table-cell office:value-type="float" office:value="2.831">
                <text:p/>
              </table:table-cell>
              <table:table-cell office:value-type="float" office:value="12.469">
                <text:p>12.469</text:p>
              </table:table-cell>
              <table:table-cell office:value-type="float" office:value="12.469">
                <text:p>12.469</text:p>
              </table:table-cell>
              <table:table-cell office:value-type="float" office:value="12.469">
                <text:p>12.469</text:p>
              </table:table-cell>
            </table:table-row>
            <table:table-row>
              <table:table-cell office:value-type="float" office:value="2.926">
                <text:p/>
              </table:table-cell>
              <table:table-cell office:value-type="float" office:value="12.888">
                <text:p>12.888</text:p>
              </table:table-cell>
              <table:table-cell office:value-type="float" office:value="12.888">
                <text:p>12.888</text:p>
              </table:table-cell>
              <table:table-cell office:value-type="float" office:value="12.888">
                <text:p>12.888</text:p>
              </table:table-cell>
            </table:table-row>
            <table:table-row>
              <table:table-cell office:value-type="float" office:value="2.953">
                <text:p/>
              </table:table-cell>
              <table:table-cell office:value-type="float" office:value="13.007">
                <text:p>13.007</text:p>
              </table:table-cell>
              <table:table-cell office:value-type="float" office:value="13.007">
                <text:p>13.007</text:p>
              </table:table-cell>
              <table:table-cell office:value-type="float" office:value="13.007">
                <text:p>13.007</text:p>
              </table:table-cell>
            </table:table-row>
            <table:table-row>
              <table:table-cell office:value-type="float" office:value="3.02">
                <text:p/>
              </table:table-cell>
              <table:table-cell office:value-type="float" office:value="13.302">
                <text:p>13.302</text:p>
              </table:table-cell>
              <table:table-cell office:value-type="float" office:value="13.302">
                <text:p>13.302</text:p>
              </table:table-cell>
              <table:table-cell office:value-type="float" office:value="13.302">
                <text:p>13.302</text:p>
              </table:table-cell>
            </table:table-row>
            <table:table-row>
              <table:table-cell office:value-type="float" office:value="3.117">
                <text:p/>
              </table:table-cell>
              <table:table-cell office:value-type="float" office:value="13.729">
                <text:p>13.729</text:p>
              </table:table-cell>
              <table:table-cell office:value-type="float" office:value="13.729">
                <text:p>13.729</text:p>
              </table:table-cell>
              <table:table-cell office:value-type="float" office:value="13.729">
                <text:p>13.729</text:p>
              </table:table-cell>
            </table:table-row>
            <table:table-row>
              <table:table-cell office:value-type="float" office:value="3.16">
                <text:p/>
              </table:table-cell>
              <table:table-cell office:value-type="float" office:value="13.919">
                <text:p>13.919</text:p>
              </table:table-cell>
              <table:table-cell office:value-type="float" office:value="13.919">
                <text:p>13.919</text:p>
              </table:table-cell>
              <table:table-cell office:value-type="float" office:value="13.919">
                <text:p>13.919</text:p>
              </table:table-cell>
            </table:table-row>
            <table:table-row>
              <table:table-cell office:value-type="float" office:value="3.254">
                <text:p/>
              </table:table-cell>
              <table:table-cell office:value-type="float" office:value="14.333">
                <text:p>14.333</text:p>
              </table:table-cell>
              <table:table-cell office:value-type="float" office:value="14.333">
                <text:p>14.333</text:p>
              </table:table-cell>
              <table:table-cell office:value-type="float" office:value="14.333">
                <text:p>14.333</text:p>
              </table:table-cell>
            </table:table-row>
            <table:table-row>
              <table:table-cell office:value-type="float" office:value="3.326">
                <text:p/>
              </table:table-cell>
              <table:table-cell office:value-type="float" office:value="14.65">
                <text:p>14.65</text:p>
              </table:table-cell>
              <table:table-cell office:value-type="float" office:value="14.65">
                <text:p>14.65</text:p>
              </table:table-cell>
              <table:table-cell office:value-type="float" office:value="14.65">
                <text:p>14.65</text:p>
              </table:table-cell>
            </table:table-row>
            <table:table-row>
              <table:table-cell office:value-type="float" office:value="3.37">
                <text:p/>
              </table:table-cell>
              <table:table-cell office:value-type="float" office:value="14.844">
                <text:p>14.844</text:p>
              </table:table-cell>
              <table:table-cell office:value-type="float" office:value="14.844">
                <text:p>14.844</text:p>
              </table:table-cell>
              <table:table-cell office:value-type="float" office:value="14.844">
                <text:p>14.844</text:p>
              </table:table-cell>
            </table:table-row>
            <table:table-row>
              <table:table-cell office:value-type="float" office:value="3.44">
                <text:p/>
              </table:table-cell>
              <table:table-cell office:value-type="float" office:value="15.152">
                <text:p>15.152</text:p>
              </table:table-cell>
              <table:table-cell office:value-type="float" office:value="15.152">
                <text:p>15.152</text:p>
              </table:table-cell>
              <table:table-cell office:value-type="float" office:value="15.152">
                <text:p>15.152</text:p>
              </table:table-cell>
            </table:table-row>
            <table:table-row>
              <table:table-cell office:value-type="float" office:value="3.536">
                <text:p/>
              </table:table-cell>
              <table:table-cell office:value-type="float" office:value="15.575">
                <text:p>15.575</text:p>
              </table:table-cell>
              <table:table-cell office:value-type="float" office:value="15.575">
                <text:p>15.575</text:p>
              </table:table-cell>
              <table:table-cell office:value-type="float" office:value="15.575">
                <text:p>15.575</text:p>
              </table:table-cell>
            </table:table-row>
            <table:table-row>
              <table:table-cell office:value-type="float" office:value="3.579">
                <text:p/>
              </table:table-cell>
              <table:table-cell office:value-type="float" office:value="15.764">
                <text:p>15.764</text:p>
              </table:table-cell>
              <table:table-cell office:value-type="float" office:value="15.764">
                <text:p>15.764</text:p>
              </table:table-cell>
              <table:table-cell office:value-type="float" office:value="15.764">
                <text:p>15.764</text:p>
              </table:table-cell>
            </table:table-row>
            <table:table-row>
              <table:table-cell office:value-type="float" office:value="3.65">
                <text:p/>
              </table:table-cell>
              <table:table-cell office:value-type="float" office:value="16.077">
                <text:p>16.077</text:p>
              </table:table-cell>
              <table:table-cell office:value-type="float" office:value="16.077">
                <text:p>16.077</text:p>
              </table:table-cell>
              <table:table-cell office:value-type="float" office:value="16.077">
                <text:p>16.077</text:p>
              </table:table-cell>
            </table:table-row>
            <table:table-row>
              <table:table-cell office:value-type="float" office:value="3.719">
                <text:p/>
              </table:table-cell>
              <table:table-cell office:value-type="float" office:value="16.381">
                <text:p>16.381</text:p>
              </table:table-cell>
              <table:table-cell office:value-type="float" office:value="16.381">
                <text:p>16.381</text:p>
              </table:table-cell>
              <table:table-cell office:value-type="float" office:value="16.381">
                <text:p>16.381</text:p>
              </table:table-cell>
            </table:table-row>
            <table:table-row>
              <table:table-cell office:value-type="float" office:value="3.846">
                <text:p/>
              </table:table-cell>
              <table:table-cell office:value-type="float" office:value="16.94">
                <text:p>16.94</text:p>
              </table:table-cell>
              <table:table-cell office:value-type="float" office:value="16.94">
                <text:p>16.94</text:p>
              </table:table-cell>
              <table:table-cell office:value-type="float" office:value="16.94">
                <text:p>16.94</text:p>
              </table:table-cell>
            </table:table-row>
            <table:table-row>
              <table:table-cell office:value-type="float" office:value="3.866">
                <text:p/>
              </table:table-cell>
              <table:table-cell office:value-type="float" office:value="17.028">
                <text:p>17.028</text:p>
              </table:table-cell>
              <table:table-cell office:value-type="float" office:value="17.028">
                <text:p>17.028</text:p>
              </table:table-cell>
              <table:table-cell office:value-type="float" office:value="17.028">
                <text:p>17.028</text:p>
              </table:table-cell>
            </table:table-row>
            <table:table-row>
              <table:table-cell office:value-type="float" office:value="3.946">
                <text:p/>
              </table:table-cell>
              <table:table-cell office:value-type="float" office:value="17.381">
                <text:p>17.381</text:p>
              </table:table-cell>
              <table:table-cell office:value-type="float" office:value="17.381">
                <text:p>17.381</text:p>
              </table:table-cell>
              <table:table-cell office:value-type="float" office:value="17.381">
                <text:p>17.381</text:p>
              </table:table-cell>
            </table:table-row>
            <table:table-row>
              <table:table-cell office:value-type="float" office:value="4.018">
                <text:p/>
              </table:table-cell>
              <table:table-cell office:value-type="float" office:value="17.698">
                <text:p>17.698</text:p>
              </table:table-cell>
              <table:table-cell office:value-type="float" office:value="17.698">
                <text:p>17.698</text:p>
              </table:table-cell>
              <table:table-cell office:value-type="float" office:value="17.698">
                <text:p>17.698</text:p>
              </table:table-cell>
            </table:table-row>
            <table:table-row>
              <table:table-cell office:value-type="float" office:value="4.07">
                <text:p/>
              </table:table-cell>
              <table:table-cell office:value-type="float" office:value="17.927">
                <text:p>17.927</text:p>
              </table:table-cell>
              <table:table-cell office:value-type="float" office:value="17.927">
                <text:p>17.927</text:p>
              </table:table-cell>
              <table:table-cell office:value-type="float" office:value="17.927">
                <text:p>17.927</text:p>
              </table:table-cell>
            </table:table-row>
            <table:table-row>
              <table:table-cell office:value-type="float" office:value="4.183">
                <text:p/>
              </table:table-cell>
              <table:table-cell office:value-type="float" office:value="18.425">
                <text:p>18.425</text:p>
              </table:table-cell>
              <table:table-cell office:value-type="float" office:value="18.425">
                <text:p>18.425</text:p>
              </table:table-cell>
              <table:table-cell office:value-type="float" office:value="18.425">
                <text:p>18.425</text:p>
              </table:table-cell>
            </table:table-row>
            <table:table-row>
              <table:table-cell office:value-type="float" office:value="4.211">
                <text:p/>
              </table:table-cell>
              <table:table-cell office:value-type="float" office:value="18.548">
                <text:p>18.548</text:p>
              </table:table-cell>
              <table:table-cell office:value-type="float" office:value="18.548">
                <text:p>18.548</text:p>
              </table:table-cell>
              <table:table-cell office:value-type="float" office:value="18.548">
                <text:p>18.548</text:p>
              </table:table-cell>
            </table:table-row>
            <table:table-row>
              <table:table-cell office:value-type="float" office:value="4.279">
                <text:p/>
              </table:table-cell>
              <table:table-cell office:value-type="float" office:value="18.847">
                <text:p>18.847</text:p>
              </table:table-cell>
              <table:table-cell office:value-type="float" office:value="18.847">
                <text:p>18.847</text:p>
              </table:table-cell>
              <table:table-cell office:value-type="float" office:value="18.847">
                <text:p>18.847</text:p>
              </table:table-cell>
            </table:table-row>
            <table:table-row>
              <table:table-cell office:value-type="float" office:value="4.35">
                <text:p/>
              </table:table-cell>
              <table:table-cell office:value-type="float" office:value="19.16">
                <text:p>19.16</text:p>
              </table:table-cell>
              <table:table-cell office:value-type="float" office:value="19.16">
                <text:p>19.16</text:p>
              </table:table-cell>
              <table:table-cell office:value-type="float" office:value="19.16">
                <text:p>19.16</text:p>
              </table:table-cell>
            </table:table-row>
            <table:table-row>
              <table:table-cell office:value-type="float" office:value="4.435">
                <text:p/>
              </table:table-cell>
              <table:table-cell office:value-type="float" office:value="19.534">
                <text:p>19.534</text:p>
              </table:table-cell>
              <table:table-cell office:value-type="float" office:value="19.534">
                <text:p>19.534</text:p>
              </table:table-cell>
              <table:table-cell office:value-type="float" office:value="19.534">
                <text:p>19.534</text:p>
              </table:table-cell>
            </table:table-row>
            <table:table-row>
              <table:table-cell office:value-type="float" office:value="4.537">
                <text:p/>
              </table:table-cell>
              <table:table-cell office:value-type="float" office:value="19.984">
                <text:p>19.984</text:p>
              </table:table-cell>
              <table:table-cell office:value-type="float" office:value="19.984">
                <text:p>19.984</text:p>
              </table:table-cell>
              <table:table-cell office:value-type="float" office:value="19.984">
                <text:p>19.984</text:p>
              </table:table-cell>
            </table:table-row>
            <table:table-row>
              <table:table-cell office:value-type="float" office:value="4.561">
                <text:p/>
              </table:table-cell>
              <table:table-cell office:value-type="float" office:value="20.089">
                <text:p>20.089</text:p>
              </table:table-cell>
              <table:table-cell office:value-type="float" office:value="20.089">
                <text:p>20.089</text:p>
              </table:table-cell>
              <table:table-cell office:value-type="float" office:value="20.089">
                <text:p>20.089</text:p>
              </table:table-cell>
            </table:table-row>
            <table:table-row>
              <table:table-cell office:value-type="float" office:value="4.644">
                <text:p/>
              </table:table-cell>
              <table:table-cell office:value-type="float" office:value="20.455">
                <text:p>20.455</text:p>
              </table:table-cell>
              <table:table-cell office:value-type="float" office:value="20.455">
                <text:p>20.455</text:p>
              </table:table-cell>
              <table:table-cell office:value-type="float" office:value="20.455">
                <text:p>20.455</text:p>
              </table:table-cell>
            </table:table-row>
            <table:table-row>
              <table:table-cell office:value-type="float" office:value="4.762">
                <text:p/>
              </table:table-cell>
              <table:table-cell office:value-type="float" office:value="20.975">
                <text:p>20.975</text:p>
              </table:table-cell>
              <table:table-cell office:value-type="float" office:value="20.975">
                <text:p>20.975</text:p>
              </table:table-cell>
              <table:table-cell office:value-type="float" office:value="20.975">
                <text:p>20.975</text:p>
              </table:table-cell>
            </table:table-row>
            <table:table-row>
              <table:table-cell office:value-type="float" office:value="4.771">
                <text:p/>
              </table:table-cell>
              <table:table-cell office:value-type="float" office:value="21.014">
                <text:p>21.014</text:p>
              </table:table-cell>
              <table:table-cell office:value-type="float" office:value="21.014">
                <text:p>21.014</text:p>
              </table:table-cell>
              <table:table-cell office:value-type="float" office:value="21.014">
                <text:p>21.014</text:p>
              </table:table-cell>
            </table:table-row>
            <table:table-row>
              <table:table-cell office:value-type="float" office:value="4.84">
                <text:p/>
              </table:table-cell>
              <table:table-cell office:value-type="float" office:value="21.318">
                <text:p>21.318</text:p>
              </table:table-cell>
              <table:table-cell office:value-type="float" office:value="21.318">
                <text:p>21.318</text:p>
              </table:table-cell>
              <table:table-cell office:value-type="float" office:value="21.318">
                <text:p>21.318</text:p>
              </table:table-cell>
            </table:table-row>
            <table:table-row>
              <table:table-cell office:value-type="float" office:value="4.936">
                <text:p/>
              </table:table-cell>
              <table:table-cell office:value-type="float" office:value="21.741">
                <text:p>21.741</text:p>
              </table:table-cell>
              <table:table-cell office:value-type="float" office:value="21.741">
                <text:p>21.741</text:p>
              </table:table-cell>
              <table:table-cell office:value-type="float" office:value="21.741">
                <text:p>21.741</text:p>
              </table:table-cell>
            </table:table-row>
            <table:table-row>
              <table:table-cell office:value-type="float" office:value="4.98">
                <text:p/>
              </table:table-cell>
              <table:table-cell office:value-type="float" office:value="21.935">
                <text:p>21.935</text:p>
              </table:table-cell>
              <table:table-cell office:value-type="float" office:value="21.935">
                <text:p>21.935</text:p>
              </table:table-cell>
              <table:table-cell office:value-type="float" office:value="21.935">
                <text:p>21.935</text:p>
              </table:table-cell>
            </table:table-row>
            <table:table-row>
              <table:table-cell office:value-type="float" office:value="5.085">
                <text:p>10</text:p>
              </table:table-cell>
              <table:table-cell office:value-type="float" office:value="22.397">
                <text:p>22.397</text:p>
              </table:table-cell>
              <table:table-cell office:value-type="float" office:value="22.397">
                <text:p>22.397</text:p>
              </table:table-cell>
              <table:table-cell office:value-type="float" office:value="22.397">
                <text:p>22.397</text:p>
              </table:table-cell>
            </table:table-row>
            <table:table-row>
              <table:table-cell office:value-type="float" office:value="5.12">
                <text:p>10</text:p>
              </table:table-cell>
              <table:table-cell office:value-type="float" office:value="22.552">
                <text:p>22.552</text:p>
              </table:table-cell>
              <table:table-cell office:value-type="float" office:value="22.552">
                <text:p>22.552</text:p>
              </table:table-cell>
              <table:table-cell office:value-type="float" office:value="22.552">
                <text:p>22.552</text:p>
              </table:table-cell>
            </table:table-row>
            <table:table-row>
              <table:table-cell office:value-type="float" office:value="5.19">
                <text:p>10</text:p>
              </table:table-cell>
              <table:table-cell office:value-type="float" office:value="22.86">
                <text:p>22.86</text:p>
              </table:table-cell>
              <table:table-cell office:value-type="float" office:value="22.86">
                <text:p>22.86</text:p>
              </table:table-cell>
              <table:table-cell office:value-type="float" office:value="22.86">
                <text:p>22.86</text:p>
              </table:table-cell>
            </table:table-row>
            <table:table-row>
              <table:table-cell office:value-type="float" office:value="5.26">
                <text:p>10</text:p>
              </table:table-cell>
              <table:table-cell office:value-type="float" office:value="23.168">
                <text:p>23.168</text:p>
              </table:table-cell>
              <table:table-cell office:value-type="float" office:value="23.168">
                <text:p>23.168</text:p>
              </table:table-cell>
              <table:table-cell office:value-type="float" office:value="23.168">
                <text:p>23.168</text:p>
              </table:table-cell>
            </table:table-row>
            <table:table-row>
              <table:table-cell office:value-type="float" office:value="5.364">
                <text:p>10</text:p>
              </table:table-cell>
              <table:table-cell office:value-type="float" office:value="23.626">
                <text:p>23.626</text:p>
              </table:table-cell>
              <table:table-cell office:value-type="float" office:value="23.626">
                <text:p>23.626</text:p>
              </table:table-cell>
              <table:table-cell office:value-type="float" office:value="23.626">
                <text:p>23.626</text:p>
              </table:table-cell>
            </table:table-row>
            <table:table-row>
              <table:table-cell office:value-type="float" office:value="5.401">
                <text:p>10</text:p>
              </table:table-cell>
              <table:table-cell office:value-type="float" office:value="23.789">
                <text:p>23.789</text:p>
              </table:table-cell>
              <table:table-cell office:value-type="float" office:value="23.789">
                <text:p>23.789</text:p>
              </table:table-cell>
              <table:table-cell office:value-type="float" office:value="23.789">
                <text:p>23.789</text:p>
              </table:table-cell>
            </table:table-row>
            <table:table-row>
              <table:table-cell office:value-type="float" office:value="5.47">
                <text:p>10</text:p>
              </table:table-cell>
              <table:table-cell office:value-type="float" office:value="24.093">
                <text:p>24.093</text:p>
              </table:table-cell>
              <table:table-cell office:value-type="float" office:value="24.093">
                <text:p>24.093</text:p>
              </table:table-cell>
              <table:table-cell office:value-type="float" office:value="24.093">
                <text:p>24.093</text:p>
              </table:table-cell>
            </table:table-row>
            <table:table-row>
              <table:table-cell office:value-type="float" office:value="5.54">
                <text:p>10</text:p>
              </table:table-cell>
              <table:table-cell office:value-type="float" office:value="24.402">
                <text:p>24.402</text:p>
              </table:table-cell>
              <table:table-cell office:value-type="float" office:value="24.402">
                <text:p>24.402</text:p>
              </table:table-cell>
              <table:table-cell office:value-type="float" office:value="24.402">
                <text:p>24.402</text:p>
              </table:table-cell>
            </table:table-row>
            <table:table-row>
              <table:table-cell office:value-type="float" office:value="5.682">
                <text:p>10</text:p>
              </table:table-cell>
              <table:table-cell office:value-type="float" office:value="25.027">
                <text:p>25.027</text:p>
              </table:table-cell>
              <table:table-cell office:value-type="float" office:value="25.027">
                <text:p>25.027</text:p>
              </table:table-cell>
              <table:table-cell office:value-type="float" office:value="25.027">
                <text:p>25.027</text:p>
              </table:table-cell>
            </table:table-row>
            <table:table-row>
              <table:table-cell office:value-type="float" office:value="5.685">
                <text:p>10</text:p>
              </table:table-cell>
              <table:table-cell office:value-type="float" office:value="25.04">
                <text:p>25.04</text:p>
              </table:table-cell>
              <table:table-cell office:value-type="float" office:value="25.04">
                <text:p>25.04</text:p>
              </table:table-cell>
              <table:table-cell office:value-type="float" office:value="25.04">
                <text:p>25.04</text:p>
              </table:table-cell>
            </table:table-row>
            <table:table-row>
              <table:table-cell office:value-type="float" office:value="5.756">
                <text:p>10</text:p>
              </table:table-cell>
              <table:table-cell office:value-type="float" office:value="25.353">
                <text:p>25.353</text:p>
              </table:table-cell>
              <table:table-cell office:value-type="float" office:value="25.353">
                <text:p>25.353</text:p>
              </table:table-cell>
              <table:table-cell office:value-type="float" office:value="25.353">
                <text:p>25.353</text:p>
              </table:table-cell>
            </table:table-row>
            <table:table-row>
              <table:table-cell office:value-type="float" office:value="5.864">
                <text:p>10</text:p>
              </table:table-cell>
              <table:table-cell office:value-type="float" office:value="25.829">
                <text:p>25.829</text:p>
              </table:table-cell>
              <table:table-cell office:value-type="float" office:value="25.829">
                <text:p>25.829</text:p>
              </table:table-cell>
              <table:table-cell office:value-type="float" office:value="25.829">
                <text:p>25.829</text:p>
              </table:table-cell>
            </table:table-row>
            <table:table-row>
              <table:table-cell office:value-type="float" office:value="5.891">
                <text:p>10</text:p>
              </table:table-cell>
              <table:table-cell office:value-type="float" office:value="25.948">
                <text:p>25.948</text:p>
              </table:table-cell>
              <table:table-cell office:value-type="float" office:value="25.948">
                <text:p>25.948</text:p>
              </table:table-cell>
              <table:table-cell office:value-type="float" office:value="25.948">
                <text:p>25.948</text:p>
              </table:table-cell>
            </table:table-row>
            <table:table-row>
              <table:table-cell office:value-type="float" office:value="5.988">
                <text:p>10</text:p>
              </table:table-cell>
              <table:table-cell office:value-type="float" office:value="26.375">
                <text:p>26.375</text:p>
              </table:table-cell>
              <table:table-cell office:value-type="float" office:value="26.375">
                <text:p>26.375</text:p>
              </table:table-cell>
              <table:table-cell office:value-type="float" office:value="26.375">
                <text:p>26.375</text:p>
              </table:table-cell>
            </table:table-row>
            <table:table-row>
              <table:table-cell office:value-type="float" office:value="6.055">
                <text:p>10</text:p>
              </table:table-cell>
              <table:table-cell office:value-type="float" office:value="26.67">
                <text:p>26.67</text:p>
              </table:table-cell>
              <table:table-cell office:value-type="float" office:value="26.67">
                <text:p>26.67</text:p>
              </table:table-cell>
              <table:table-cell office:value-type="float" office:value="26.67">
                <text:p>26.67</text:p>
              </table:table-cell>
            </table:table-row>
            <table:table-row>
              <table:table-cell office:value-type="float" office:value="6.099">
                <text:p>10</text:p>
              </table:table-cell>
              <table:table-cell office:value-type="float" office:value="26.864">
                <text:p>26.864</text:p>
              </table:table-cell>
              <table:table-cell office:value-type="float" office:value="26.864">
                <text:p>26.864</text:p>
              </table:table-cell>
              <table:table-cell office:value-type="float" office:value="26.864">
                <text:p>26.864</text:p>
              </table:table-cell>
            </table:table-row>
            <table:table-row>
              <table:table-cell office:value-type="float" office:value="6.17">
                <text:p>10</text:p>
              </table:table-cell>
              <table:table-cell office:value-type="float" office:value="27.176">
                <text:p>27.176</text:p>
              </table:table-cell>
              <table:table-cell office:value-type="float" office:value="27.176">
                <text:p>27.176</text:p>
              </table:table-cell>
              <table:table-cell office:value-type="float" office:value="27.176">
                <text:p>27.176</text:p>
              </table:table-cell>
            </table:table-row>
            <table:table-row>
              <table:table-cell office:value-type="float" office:value="6.279">
                <text:p>10</text:p>
              </table:table-cell>
              <table:table-cell office:value-type="float" office:value="27.657">
                <text:p>27.657</text:p>
              </table:table-cell>
              <table:table-cell office:value-type="float" office:value="27.657">
                <text:p>27.657</text:p>
              </table:table-cell>
              <table:table-cell office:value-type="float" office:value="27.657">
                <text:p>27.657</text:p>
              </table:table-cell>
            </table:table-row>
            <table:table-row>
              <table:table-cell office:value-type="float" office:value="6.352">
                <text:p>10</text:p>
              </table:table-cell>
              <table:table-cell office:value-type="float" office:value="27.978">
                <text:p>27.978</text:p>
              </table:table-cell>
              <table:table-cell office:value-type="float" office:value="27.978">
                <text:p>27.978</text:p>
              </table:table-cell>
              <table:table-cell office:value-type="float" office:value="27.978">
                <text:p>27.978</text:p>
              </table:table-cell>
            </table:table-row>
            <table:table-row>
              <table:table-cell office:value-type="float" office:value="6.38">
                <text:p>10</text:p>
              </table:table-cell>
              <table:table-cell office:value-type="float" office:value="28.101">
                <text:p>28.101</text:p>
              </table:table-cell>
              <table:table-cell office:value-type="float" office:value="28.101">
                <text:p>28.101</text:p>
              </table:table-cell>
              <table:table-cell office:value-type="float" office:value="28.101">
                <text:p>28.101</text:p>
              </table:table-cell>
            </table:table-row>
            <table:table-row>
              <table:table-cell office:value-type="float" office:value="6.46">
                <text:p>10</text:p>
              </table:table-cell>
              <table:table-cell office:value-type="float" office:value="28.454">
                <text:p>28.454</text:p>
              </table:table-cell>
              <table:table-cell office:value-type="float" office:value="28.454">
                <text:p>28.454</text:p>
              </table:table-cell>
              <table:table-cell office:value-type="float" office:value="28.454">
                <text:p>28.454</text:p>
              </table:table-cell>
            </table:table-row>
            <table:table-row>
              <table:table-cell office:value-type="float" office:value="6.568">
                <text:p>10</text:p>
              </table:table-cell>
              <table:table-cell office:value-type="float" office:value="28.93">
                <text:p>28.93</text:p>
              </table:table-cell>
              <table:table-cell office:value-type="float" office:value="28.93">
                <text:p>28.93</text:p>
              </table:table-cell>
              <table:table-cell office:value-type="float" office:value="28.93">
                <text:p>28.93</text:p>
              </table:table-cell>
            </table:table-row>
            <table:table-row>
              <table:table-cell office:value-type="float" office:value="6.6">
                <text:p>10</text:p>
              </table:table-cell>
              <table:table-cell office:value-type="float" office:value="29.07">
                <text:p>29.07</text:p>
              </table:table-cell>
              <table:table-cell office:value-type="float" office:value="29.07">
                <text:p>29.07</text:p>
              </table:table-cell>
              <table:table-cell office:value-type="float" office:value="29.07">
                <text:p>29.07</text:p>
              </table:table-cell>
            </table:table-row>
            <table:table-row>
              <table:table-cell office:value-type="float" office:value="6.67">
                <text:p>10</text:p>
              </table:table-cell>
              <table:table-cell office:value-type="float" office:value="29.379">
                <text:p>29.379</text:p>
              </table:table-cell>
              <table:table-cell office:value-type="float" office:value="29.379">
                <text:p>29.379</text:p>
              </table:table-cell>
              <table:table-cell office:value-type="float" office:value="29.379">
                <text:p>29.379</text:p>
              </table:table-cell>
            </table:table-row>
            <table:table-row>
              <table:table-cell office:value-type="float" office:value="6.756">
                <text:p>10</text:p>
              </table:table-cell>
              <table:table-cell office:value-type="float" office:value="29.758">
                <text:p>29.758</text:p>
              </table:table-cell>
              <table:table-cell office:value-type="float" office:value="29.758">
                <text:p>29.758</text:p>
              </table:table-cell>
              <table:table-cell office:value-type="float" office:value="29.758">
                <text:p>29.758</text:p>
              </table:table-cell>
            </table:table-row>
            <table:table-row>
              <table:table-cell office:value-type="float" office:value="7.591">
                <text:p>10</text:p>
              </table:table-cell>
              <table:table-cell office:value-type="float" office:value="33.435">
                <text:p>33.435</text:p>
              </table:table-cell>
              <table:table-cell office:value-type="float" office:value="33.435">
                <text:p>33.435</text:p>
              </table:table-cell>
              <table:table-cell office:value-type="float" office:value="33.435">
                <text:p>33.435</text:p>
              </table:table-cell>
            </table:table-row>
            <table:table-row>
              <table:table-cell office:value-type="float" office:value="7.604">
                <text:p>10</text:p>
              </table:table-cell>
              <table:table-cell office:value-type="float" office:value="33.493">
                <text:p>33.493</text:p>
              </table:table-cell>
              <table:table-cell office:value-type="float" office:value="33.493">
                <text:p>33.493</text:p>
              </table:table-cell>
              <table:table-cell office:value-type="float" office:value="33.493">
                <text:p>33.493</text:p>
              </table:table-cell>
            </table:table-row>
            <table:table-row>
              <table:table-cell office:value-type="float" office:value="7.606">
                <text:p>10</text:p>
              </table:table-cell>
              <table:table-cell office:value-type="float" office:value="33.502">
                <text:p>33.502</text:p>
              </table:table-cell>
              <table:table-cell office:value-type="float" office:value="33.502">
                <text:p>33.502</text:p>
              </table:table-cell>
              <table:table-cell office:value-type="float" office:value="33.502">
                <text:p>33.502</text:p>
              </table:table-cell>
            </table:table-row>
            <table:table-row>
              <table:table-cell office:value-type="float" office:value="7.608">
                <text:p>10</text:p>
              </table:table-cell>
              <table:table-cell office:value-type="float" office:value="33.51">
                <text:p>33.51</text:p>
              </table:table-cell>
              <table:table-cell office:value-type="float" office:value="33.51">
                <text:p>33.51</text:p>
              </table:table-cell>
              <table:table-cell office:value-type="float" office:value="33.51">
                <text:p>33.51</text:p>
              </table:table-cell>
            </table:table-row>
            <table:table-row>
              <table:table-cell office:value-type="float" office:value="7.62">
                <text:p>10</text:p>
              </table:table-cell>
              <table:table-cell office:value-type="float" office:value="33.563">
                <text:p>33.563</text:p>
              </table:table-cell>
              <table:table-cell office:value-type="float" office:value="33.563">
                <text:p>33.563</text:p>
              </table:table-cell>
              <table:table-cell office:value-type="float" office:value="33.563">
                <text:p>33.563</text:p>
              </table:table-cell>
            </table:table-row>
            <table:table-row>
              <table:table-cell office:value-type="float" office:value="7.622">
                <text:p>10</text:p>
              </table:table-cell>
              <table:table-cell office:value-type="float" office:value="33.572">
                <text:p>33.572</text:p>
              </table:table-cell>
              <table:table-cell office:value-type="float" office:value="33.572">
                <text:p>33.572</text:p>
              </table:table-cell>
              <table:table-cell office:value-type="float" office:value="33.572">
                <text:p>33.572</text:p>
              </table:table-cell>
            </table:table-row>
            <table:table-row>
              <table:table-cell office:value-type="float" office:value="7.626">
                <text:p>10</text:p>
              </table:table-cell>
              <table:table-cell office:value-type="float" office:value="33.59">
                <text:p>33.59</text:p>
              </table:table-cell>
              <table:table-cell office:value-type="float" office:value="33.59">
                <text:p>33.59</text:p>
              </table:table-cell>
              <table:table-cell office:value-type="float" office:value="33.59">
                <text:p>33.59</text:p>
              </table:table-cell>
            </table:table-row>
            <table:table-row>
              <table:table-cell office:value-type="float" office:value="7.628">
                <text:p>10</text:p>
              </table:table-cell>
              <table:table-cell office:value-type="float" office:value="33.598">
                <text:p>33.598</text:p>
              </table:table-cell>
              <table:table-cell office:value-type="float" office:value="33.598">
                <text:p>33.598</text:p>
              </table:table-cell>
              <table:table-cell office:value-type="float" office:value="33.598">
                <text:p>33.598</text:p>
              </table:table-cell>
            </table:table-row>
            <table:table-row>
              <table:table-cell office:value-type="float" office:value="7.63">
                <text:p>10</text:p>
              </table:table-cell>
              <table:table-cell office:value-type="float" office:value="33.607">
                <text:p>33.607</text:p>
              </table:table-cell>
              <table:table-cell office:value-type="float" office:value="33.607">
                <text:p>33.607</text:p>
              </table:table-cell>
              <table:table-cell office:value-type="float" office:value="33.607">
                <text:p>33.607</text:p>
              </table:table-cell>
            </table:table-row>
            <table:table-row>
              <table:table-cell office:value-type="float" office:value="7.632">
                <text:p>10</text:p>
              </table:table-cell>
              <table:table-cell office:value-type="float" office:value="33.616">
                <text:p>33.616</text:p>
              </table:table-cell>
              <table:table-cell office:value-type="float" office:value="33.616">
                <text:p>33.616</text:p>
              </table:table-cell>
              <table:table-cell office:value-type="float" office:value="33.616">
                <text:p>33.616</text:p>
              </table:table-cell>
            </table:table-row>
            <table:table-row>
              <table:table-cell office:value-type="float" office:value="7.636">
                <text:p>10</text:p>
              </table:table-cell>
              <table:table-cell office:value-type="float" office:value="33.634">
                <text:p>33.634</text:p>
              </table:table-cell>
              <table:table-cell office:value-type="float" office:value="33.634">
                <text:p>33.634</text:p>
              </table:table-cell>
              <table:table-cell office:value-type="float" office:value="33.634">
                <text:p>33.634</text:p>
              </table:table-cell>
            </table:table-row>
            <table:table-row>
              <table:table-cell office:value-type="float" office:value="7.637">
                <text:p>10</text:p>
              </table:table-cell>
              <table:table-cell office:value-type="float" office:value="33.638">
                <text:p>33.638</text:p>
              </table:table-cell>
              <table:table-cell office:value-type="float" office:value="33.638">
                <text:p>33.638</text:p>
              </table:table-cell>
              <table:table-cell office:value-type="float" office:value="33.638">
                <text:p>33.638</text:p>
              </table:table-cell>
            </table:table-row>
            <table:table-row>
              <table:table-cell office:value-type="float" office:value="7.652">
                <text:p>10</text:p>
              </table:table-cell>
              <table:table-cell office:value-type="float" office:value="33.704">
                <text:p>33.704</text:p>
              </table:table-cell>
              <table:table-cell office:value-type="float" office:value="33.704">
                <text:p>33.704</text:p>
              </table:table-cell>
              <table:table-cell office:value-type="float" office:value="33.704">
                <text:p>33.704</text:p>
              </table:table-cell>
            </table:table-row>
            <table:table-row>
              <table:table-cell office:value-type="float" office:value="7.748">
                <text:p>10</text:p>
              </table:table-cell>
              <table:table-cell office:value-type="float" office:value="34.127">
                <text:p>34.127</text:p>
              </table:table-cell>
              <table:table-cell office:value-type="float" office:value="34.127">
                <text:p>34.127</text:p>
              </table:table-cell>
              <table:table-cell office:value-type="float" office:value="34.127">
                <text:p>34.127</text:p>
              </table:table-cell>
            </table:table-row>
            <table:table-row>
              <table:table-cell office:value-type="float" office:value="7.81">
                <text:p>10</text:p>
              </table:table-cell>
              <table:table-cell office:value-type="float" office:value="34.4">
                <text:p>34.4</text:p>
              </table:table-cell>
              <table:table-cell office:value-type="float" office:value="34.4">
                <text:p>34.4</text:p>
              </table:table-cell>
              <table:table-cell office:value-type="float" office:value="34.4">
                <text:p>34.4</text:p>
              </table:table-cell>
            </table:table-row>
            <table:table-row>
              <table:table-cell office:value-type="float" office:value="7.924">
                <text:p>10</text:p>
              </table:table-cell>
              <table:table-cell office:value-type="float" office:value="34.902">
                <text:p>34.902</text:p>
              </table:table-cell>
              <table:table-cell office:value-type="float" office:value="34.902">
                <text:p>34.902</text:p>
              </table:table-cell>
              <table:table-cell office:value-type="float" office:value="34.902">
                <text:p>34.902</text:p>
              </table:table-cell>
            </table:table-row>
            <table:table-row>
              <table:table-cell office:value-type="float" office:value="7.929">
                <text:p>10</text:p>
              </table:table-cell>
              <table:table-cell office:value-type="float" office:value="34.924">
                <text:p>34.924</text:p>
              </table:table-cell>
              <table:table-cell office:value-type="float" office:value="34.924">
                <text:p>34.924</text:p>
              </table:table-cell>
              <table:table-cell office:value-type="float" office:value="34.924">
                <text:p>34.92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5.237">
                <text:p>35.237</text:p>
              </table:table-cell>
              <table:table-cell office:value-type="float" office:value="35.237">
                <text:p>35.237</text:p>
              </table:table-cell>
              <table:table-cell office:value-type="float" office:value="35.237">
                <text:p>35.237</text:p>
              </table:table-cell>
            </table:table-row>
            <table:table-row>
              <table:table-cell office:value-type="float" office:value="8.069">
                <text:p>10</text:p>
              </table:table-cell>
              <table:table-cell office:value-type="float" office:value="35.541">
                <text:p>35.541</text:p>
              </table:table-cell>
              <table:table-cell office:value-type="float" office:value="35.541">
                <text:p>35.541</text:p>
              </table:table-cell>
              <table:table-cell office:value-type="float" office:value="35.541">
                <text:p>35.541</text:p>
              </table:table-cell>
            </table:table-row>
            <table:table-row>
              <table:table-cell office:value-type="float" office:value="8.161">
                <text:p>10</text:p>
              </table:table-cell>
              <table:table-cell office:value-type="float" office:value="35.946">
                <text:p>35.946</text:p>
              </table:table-cell>
              <table:table-cell office:value-type="float" office:value="35.946">
                <text:p>35.946</text:p>
              </table:table-cell>
              <table:table-cell office:value-type="float" office:value="35.946">
                <text:p>35.946</text:p>
              </table:table-cell>
            </table:table-row>
            <table:table-row>
              <table:table-cell office:value-type="float" office:value="8.234">
                <text:p>10</text:p>
              </table:table-cell>
              <table:table-cell office:value-type="float" office:value="36.268">
                <text:p>36.268</text:p>
              </table:table-cell>
              <table:table-cell office:value-type="float" office:value="36.268">
                <text:p>36.268</text:p>
              </table:table-cell>
              <table:table-cell office:value-type="float" office:value="36.268">
                <text:p>36.268</text:p>
              </table:table-cell>
            </table:table-row>
            <table:table-row>
              <table:table-cell office:value-type="float" office:value="8.32">
                <text:p>10</text:p>
              </table:table-cell>
              <table:table-cell office:value-type="float" office:value="36.646">
                <text:p>36.646</text:p>
              </table:table-cell>
              <table:table-cell office:value-type="float" office:value="36.646">
                <text:p>36.646</text:p>
              </table:table-cell>
              <table:table-cell office:value-type="float" office:value="36.646">
                <text:p>36.646</text:p>
              </table:table-cell>
            </table:table-row>
            <table:table-row>
              <table:table-cell office:value-type="float" office:value="8.358">
                <text:p>10</text:p>
              </table:table-cell>
              <table:table-cell office:value-type="float" office:value="36.814">
                <text:p>36.814</text:p>
              </table:table-cell>
              <table:table-cell office:value-type="float" office:value="36.814">
                <text:p>36.814</text:p>
              </table:table-cell>
              <table:table-cell office:value-type="float" office:value="36.814">
                <text:p>36.814</text:p>
              </table:table-cell>
            </table:table-row>
            <table:table-row>
              <table:table-cell office:value-type="float" office:value="8.448">
                <text:p>10</text:p>
              </table:table-cell>
              <table:table-cell office:value-type="float" office:value="37.21">
                <text:p>37.21</text:p>
              </table:table-cell>
              <table:table-cell office:value-type="float" office:value="37.21">
                <text:p>37.21</text:p>
              </table:table-cell>
              <table:table-cell office:value-type="float" office:value="37.21">
                <text:p>37.21</text:p>
              </table:table-cell>
            </table:table-row>
            <table:table-row>
              <table:table-cell office:value-type="float" office:value="8.527">
                <text:p>10</text:p>
              </table:table-cell>
              <table:table-cell office:value-type="float" office:value="37.558">
                <text:p>37.558</text:p>
              </table:table-cell>
              <table:table-cell office:value-type="float" office:value="37.558">
                <text:p>37.558</text:p>
              </table:table-cell>
              <table:table-cell office:value-type="float" office:value="37.558">
                <text:p>37.558</text:p>
              </table:table-cell>
            </table:table-row>
            <table:table-row>
              <table:table-cell office:value-type="float" office:value="8.559">
                <text:p>10</text:p>
              </table:table-cell>
              <table:table-cell office:value-type="float" office:value="37.699">
                <text:p>37.699</text:p>
              </table:table-cell>
              <table:table-cell office:value-type="float" office:value="37.699">
                <text:p>37.699</text:p>
              </table:table-cell>
              <table:table-cell office:value-type="float" office:value="37.699">
                <text:p>37.69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